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1134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75in"/>
    </style:style>
    <style:style style:name="co14" style:family="table-column">
      <style:table-column-properties fo:break-before="auto" style:column-width="1.0228in"/>
    </style:style>
    <style:style style:name="co15" style:family="table-column">
      <style:table-column-properties fo:break-before="auto" style:column-width="0.7835in"/>
    </style:style>
    <style:style style:name="co16" style:family="table-column">
      <style:table-column-properties fo:break-before="auto" style:column-width="1.1882in"/>
    </style:style>
    <style:style style:name="co17" style:family="table-column">
      <style:table-column-properties fo:break-before="auto" style:column-width="3.1146in"/>
    </style:style>
    <style:style style:name="co1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3.0472in"/>
    </style:style>
    <style:style style:name="co10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2.7425in"/>
    </style:style>
    <style:style style:name="co21" style:family="table-column">
      <style:table-column-properties fo:break-before="auto" style:column-width="2.3618in"/>
    </style:style>
    <style:style style:name="co22" style:family="table-column">
      <style:table-column-properties fo:break-before="auto" style:column-width="1.602in"/>
    </style:style>
    <style:style style:name="co23" style:family="table-column">
      <style:table-column-properties fo:break-before="auto" style:column-width="1.3409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753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>
      <style:table-cell-properties fo:background-color="#e6e6e6"/>
    </style:style>
    <style:style style:name="ce5" style:family="table-cell" style:parent-style-name="Default" style:data-style-name="N100">
      <style:table-cell-properties fo:background-color="#e6e6e6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9" table:number-columns-repeated="3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Minor</text:p>
          </table:table-cell>
          <table:table-cell office:value-type="string">
            <text:p>Medium</text:p>
          </table:table-cell>
          <table:table-cell office:value-type="string">
            <text:p>Major</text:p>
          </table:table-cell>
          <table:table-cell office:value-type="string">
            <text:p>Special</text:p>
          </table:table-cell>
          <table:table-cell office:value-type="string">
            <text:p>Item</text:p>
          </table:table-cell>
          <table:table-cell office:value-type="string">
            <text:p>Cost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-1</text:p>
          </table:table-cell>
          <table:table-cell table:style-name="ce3"/>
          <table:table-cell office:value-type="string">
            <text:p>Backpack (empty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-2</text:p>
          </table:table-cell>
          <table:table-cell table:style-name="ce3"/>
          <table:table-cell office:value-type="string">
            <text:p>Barrel (empty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-3</text:p>
          </table:table-cell>
          <table:table-cell table:style-name="ce3"/>
          <table:table-cell office:value-type="string">
            <text:p>Basket (empty)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-4</text:p>
          </table:table-cell>
          <table:table-cell table:style-name="ce3"/>
          <table:table-cell office:value-type="string">
            <text:p>Bedroll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-5</text:p>
          </table:table-cell>
          <table:table-cell table:style-name="ce3"/>
          <table:table-cell office:value-type="string">
            <text:p>B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-6</text:p>
          </table:table-cell>
          <table:table-cell table:style-name="ce3"/>
          <table:table-cell office:value-type="string">
            <text:p>Blanket, winter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-7</text:p>
          </table:table-cell>
          <table:table-cell table:style-name="ce3"/>
          <table:table-cell office:value-type="string">
            <text:p>Block and tackle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-8</text:p>
          </table:table-cell>
          <table:table-cell table:style-name="ce3"/>
          <table:table-cell office:value-type="string">
            <text:p>Bottle, glas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-9</text:p>
          </table:table-cell>
          <table:table-cell table:style-name="ce3"/>
          <table:table-cell office:value-type="string">
            <text:p>Bucket (empty)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0-10</text:p>
          </table:table-cell>
          <table:table-cell table:style-name="ce3"/>
          <table:table-cell office:value-type="string">
            <text:p>Caltrop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1-14</text:p>
          </table:table-cell>
          <table:table-cell table:style-name="ce3"/>
          <table:table-cell office:value-type="string">
            <text:p>Candle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5-15</text:p>
          </table:table-cell>
          <table:table-cell/>
          <table:table-cell office:value-type="string">
            <text:p>Canvas (sq. yd.)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6-16</text:p>
          </table:table-cell>
          <table:table-cell/>
          <table:table-cell office:value-type="string">
            <text:p>Case, map or scro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7-20</text:p>
          </table:table-cell>
          <table:table-cell/>
          <table:table-cell office:value-type="string">
            <text:p>Chalk, 1 piece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1-21</text:p>
          </table:table-cell>
          <table:table-cell/>
          <table:table-cell office:value-type="string">
            <text:p>Chest (empty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2-22</text:p>
          </table:table-cell>
          <table:table-cell/>
          <table:table-cell office:value-type="string">
            <text:p>Crowb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3-25</text:p>
          </table:table-cell>
          <table:table-cell/>
          <table:table-cell office:value-type="string">
            <text:p>Firewood (per day)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6-26</text:p>
          </table:table-cell>
          <table:table-cell/>
          <table:table-cell office:value-type="string">
            <text:p>Fishhook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7-27</text:p>
          </table:table-cell>
          <table:table-cell/>
          <table:table-cell office:value-type="string">
            <text:p>Fishing net, 25 sq. ft.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8-28</text:p>
          </table:table-cell>
          <table:table-cell/>
          <table:table-cell office:value-type="string">
            <text:p>Flask (empty)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29-29</text:p>
          </table:table-cell>
          <table:table-cell/>
          <table:table-cell office:value-type="string">
            <text:p>Flint and ste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0-30</text:p>
          </table:table-cell>
          <table:table-cell/>
          <table:table-cell office:value-type="string">
            <text:p>Grappling ho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1-31</text:p>
          </table:table-cell>
          <table:table-cell/>
          <table:table-cell office:value-type="string">
            <text:p>Hammer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2-32</text:p>
          </table:table-cell>
          <table:table-cell/>
          <table:table-cell office:value-type="string">
            <text:p>Ink (1 oz. vial)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3-33</text:p>
          </table:table-cell>
          <table:table-cell/>
          <table:table-cell office:value-type="string">
            <text:p>Inkpen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4-34</text:p>
          </table:table-cell>
          <table:table-cell/>
          <table:table-cell office:value-type="string">
            <text:p>Jug, clay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5-35</text:p>
          </table:table-cell>
          <table:table-cell/>
          <table:table-cell office:value-type="string">
            <text:p>Ladder, 10-foot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6-36</text:p>
          </table:table-cell>
          <table:table-cell/>
          <table:table-cell office:value-type="string">
            <text:p>Lamp, common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7-37</text:p>
          </table:table-cell>
          <table:table-cell/>
          <table:table-cell office:value-type="string">
            <text:p>Lantern, hooded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38-39</text:p>
          </table:table-cell>
          <table:table-cell/>
          <table:table-cell office:value-type="string">
            <text:p>Mug/Tankard, clay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0-40</text:p>
          </table:table-cell>
          <table:table-cell/>
          <table:table-cell office:value-type="string">
            <text:p>Oil (1-pint flask)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1-41</text:p>
          </table:table-cell>
          <table:table-cell/>
          <table:table-cell office:value-type="string">
            <text:p>Paper (sheet)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2-42</text:p>
          </table:table-cell>
          <table:table-cell/>
          <table:table-cell office:value-type="string">
            <text:p>Parchment (sheet)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3-43</text:p>
          </table:table-cell>
          <table:table-cell/>
          <table:table-cell office:value-type="string">
            <text:p>Pick, miner’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4-45</text:p>
          </table:table-cell>
          <table:table-cell/>
          <table:table-cell office:value-type="string">
            <text:p>Pitcher, clay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6-46</text:p>
          </table:table-cell>
          <table:table-cell/>
          <table:table-cell office:value-type="string">
            <text:p>Piton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7-47</text:p>
          </table:table-cell>
          <table:table-cell/>
          <table:table-cell office:value-type="string">
            <text:p>Pole, 10-foot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8-48</text:p>
          </table:table-cell>
          <table:table-cell/>
          <table:table-cell office:value-type="string">
            <text:p>Pot, iron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49-49</text:p>
          </table:table-cell>
          <table:table-cell/>
          <table:table-cell office:value-type="string">
            <text:p>Pouch, belt (empty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0-50</text:p>
          </table:table-cell>
          <table:table-cell/>
          <table:table-cell office:value-type="string">
            <text:p>Ram, portable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1-51</text:p>
          </table:table-cell>
          <table:table-cell/>
          <table:table-cell office:value-type="string">
            <text:p>Rations, trail (per day)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2-52</text:p>
          </table:table-cell>
          <table:table-cell/>
          <table:table-cell office:value-type="string">
            <text:p>Rope, hemp (50 ft.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3-53</text:p>
          </table:table-cell>
          <table:table-cell/>
          <table:table-cell office:value-type="string">
            <text:p>Rope, silk (50 ft.)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4-54</text:p>
          </table:table-cell>
          <table:table-cell/>
          <table:table-cell office:value-type="string">
            <text:p>Sack (empty)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5-55</text:p>
          </table:table-cell>
          <table:table-cell/>
          <table:table-cell office:value-type="string">
            <text:p>Sealing wax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6-56</text:p>
          </table:table-cell>
          <table:table-cell/>
          <table:table-cell office:value-type="string">
            <text:p>Sewing needle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7-57</text:p>
          </table:table-cell>
          <table:table-cell/>
          <table:table-cell office:value-type="string">
            <text:p>Shovel or spad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8-58</text:p>
          </table:table-cell>
          <table:table-cell/>
          <table:table-cell office:value-type="string">
            <text:p>Signal whistle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59-59</text:p>
          </table:table-cell>
          <table:table-cell/>
          <table:table-cell office:value-type="string">
            <text:p>Signet ring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0-60</text:p>
          </table:table-cell>
          <table:table-cell/>
          <table:table-cell office:value-type="string">
            <text:p>Sledg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1-61</text:p>
          </table:table-cell>
          <table:table-cell/>
          <table:table-cell office:value-type="string">
            <text:p>Soap (per lb.)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2-62</text:p>
          </table:table-cell>
          <table:table-cell/>
          <table:table-cell office:value-type="string">
            <text:p>Tent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3-65</text:p>
          </table:table-cell>
          <table:table-cell/>
          <table:table-cell office:value-type="string">
            <text:p>Torch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6-66</text:p>
          </table:table-cell>
          <table:table-cell/>
          <table:table-cell office:value-type="string">
            <text:p>Vial, ink or pot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7-67</text:p>
          </table:table-cell>
          <table:table-cell/>
          <table:table-cell office:value-type="string">
            <text:p>Watersk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8-68</text:p>
          </table:table-cell>
          <table:table-cell/>
          <table:table-cell office:value-type="string">
            <text:p>Whetstone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69-70</text:p>
          </table:table-cell>
          <table:table-cell/>
          <table:table-cell office:value-type="string">
            <text:p>Acid (flask)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1-71</text:p>
          </table:table-cell>
          <table:table-cell/>
          <table:table-cell office:value-type="string">
            <text:p>Sunro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2-72</text:p>
          </table:table-cell>
          <table:table-cell/>
          <table:table-cell office:value-type="string">
            <text:p>Tindertwi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3-73</text:p>
          </table:table-cell>
          <table:table-cell/>
          <table:table-cell office:value-type="string">
            <text:p>Artisan’s tool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4-74</text:p>
          </table:table-cell>
          <table:table-cell/>
          <table:table-cell office:value-type="string">
            <text:p>Holly and mistleto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5-75</text:p>
          </table:table-cell>
          <table:table-cell/>
          <table:table-cell office:value-type="string">
            <text:p>Holy symbol, woode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6-76</text:p>
          </table:table-cell>
          <table:table-cell/>
          <table:table-cell office:value-type="string">
            <text:p>Musical instrument, common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7-77</text:p>
          </table:table-cell>
          <table:table-cell/>
          <table:table-cell office:value-type="string">
            <text:p>Scale, merchant’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8-78</text:p>
          </table:table-cell>
          <table:table-cell/>
          <table:table-cell office:value-type="string">
            <text:p>Spell component pouch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79-79</text:p>
          </table:table-cell>
          <table:table-cell/>
          <table:table-cell office:value-type="string">
            <text:p>Artisan’s outf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0-80</text:p>
          </table:table-cell>
          <table:table-cell/>
          <table:table-cell office:value-type="string">
            <text:p>Cleric’s vestment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1-81</text:p>
          </table:table-cell>
          <table:table-cell/>
          <table:table-cell office:value-type="string">
            <text:p>Cold-weather outfit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2-82</text:p>
          </table:table-cell>
          <table:table-cell/>
          <table:table-cell office:value-type="string">
            <text:p>Entertainer’s outfi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3-82</text:p>
          </table:table-cell>
          <table:table-cell/>
          <table:table-cell office:value-type="string">
            <text:p>Explorer’s outfit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4-83</text:p>
          </table:table-cell>
          <table:table-cell/>
          <table:table-cell office:value-type="string">
            <text:p>Monk’s outfi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5-85</text:p>
          </table:table-cell>
          <table:table-cell/>
          <table:table-cell office:value-type="string">
            <text:p>Peasant’s outfit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6-86</text:p>
          </table:table-cell>
          <table:table-cell/>
          <table:table-cell office:value-type="string">
            <text:p>Scholar’s outfi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7-87</text:p>
          </table:table-cell>
          <table:table-cell/>
          <table:table-cell office:value-type="string">
            <text:p>Traveler’s outfi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8-88</text:p>
          </table:table-cell>
          <table:table-cell/>
          <table:table-cell office:value-type="string">
            <text:p>Ale, Gallon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89-90</text:p>
          </table:table-cell>
          <table:table-cell/>
          <table:table-cell office:value-type="string">
            <text:p>Ale, Mug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0-90</text:p>
          </table:table-cell>
          <table:table-cell/>
          <table:table-cell office:value-type="string">
            <text:p>Banquet (per person)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1-92</text:p>
          </table:table-cell>
          <table:table-cell/>
          <table:table-cell office:value-type="string">
            <text:p>Bread, loaf of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3-93</text:p>
          </table:table-cell>
          <table:table-cell/>
          <table:table-cell office:value-type="string">
            <text:p>Cheese, hunk of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4-94</text:p>
          </table:table-cell>
          <table:table-cell/>
          <table:table-cell office:value-type="string">
            <text:p>Meat, chunk of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5-95</text:p>
          </table:table-cell>
          <table:table-cell/>
          <table:table-cell office:value-type="string">
            <text:p>Wine, fine (bottle)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6-96</text:p>
          </table:table-cell>
          <table:table-cell/>
          <table:table-cell office:value-type="string">
            <text:p>Bit and bridl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7-97</text:p>
          </table:table-cell>
          <table:table-cell/>
          <table:table-cell office:value-type="string">
            <text:p>Saddle, pack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8-98</text:p>
          </table:table-cell>
          <table:table-cell/>
          <table:table-cell office:value-type="string">
            <text:p>Saddle, ridi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99-99</text:p>
          </table:table-cell>
          <table:table-cell/>
          <table:table-cell office:value-type="string">
            <text:p>Saddlebag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Goods 1-10 gp</text:p>
          </table:table-cell>
          <table:table-cell/>
          <table:table-cell table:number-columns-repeated="3" office:value-type="string">
            <text:p>100-100</text:p>
          </table:table-cell>
          <table:table-cell/>
          <table:table-cell office:value-type="string">
            <text:p>Oa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1-3</text:p>
          </table:table-cell>
          <table:table-cell table:style-name="ce3"/>
          <table:table-cell office:value-type="string">
            <text:p>Chain (10 ft.)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4-6</text:p>
          </table:table-cell>
          <table:table-cell table:style-name="ce3"/>
          <table:table-cell office:value-type="string">
            <text:p>Hourglass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7-13</text:p>
          </table:table-cell>
          <table:table-cell table:style-name="ce3"/>
          <table:table-cell office:value-type="string">
            <text:p>Lantern, bullsey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14-17</text:p>
          </table:table-cell>
          <table:table-cell/>
          <table:table-cell office:value-type="string">
            <text:p>Lock, simple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18-19</text:p>
          </table:table-cell>
          <table:table-cell/>
          <table:table-cell office:value-type="string">
            <text:p>Lock, average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20-25</text:p>
          </table:table-cell>
          <table:table-cell/>
          <table:table-cell office:value-type="string">
            <text:p>Manacles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26-27</text:p>
          </table:table-cell>
          <table:table-cell/>
          <table:table-cell office:value-type="string">
            <text:p>Manacles, masterwork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28-31</text:p>
          </table:table-cell>
          <table:table-cell/>
          <table:table-cell office:value-type="string">
            <text:p>Alchemist’s fire (flask)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32-33</text:p>
          </table:table-cell>
          <table:table-cell/>
          <table:table-cell office:value-type="string">
            <text:p>Antitoxin (vial)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34-37</text:p>
          </table:table-cell>
          <table:table-cell/>
          <table:table-cell office:value-type="string">
            <text:p>Holy water (flask)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38-41</text:p>
          </table:table-cell>
          <table:table-cell/>
          <table:table-cell office:value-type="string">
            <text:p>Smokestick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42-43</text:p>
          </table:table-cell>
          <table:table-cell/>
          <table:table-cell office:value-type="string">
            <text:p>Tanglefoot bag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44-46</text:p>
          </table:table-cell>
          <table:table-cell/>
          <table:table-cell office:value-type="string">
            <text:p>Thunderston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47-48</text:p>
          </table:table-cell>
          <table:table-cell/>
          <table:table-cell office:value-type="string">
            <text:p>Disguise kit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49-50</text:p>
          </table:table-cell>
          <table:table-cell/>
          <table:table-cell office:value-type="string">
            <text:p>Healer’s kit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51-53</text:p>
          </table:table-cell>
          <table:table-cell/>
          <table:table-cell office:value-type="string">
            <text:p>Holy symbol, silver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54-59</text:p>
          </table:table-cell>
          <table:table-cell/>
          <table:table-cell office:value-type="string">
            <text:p>Spellbook, wizard’s (blank)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60-62</text:p>
          </table:table-cell>
          <table:table-cell/>
          <table:table-cell office:value-type="string">
            <text:p>Thieves’ tools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63-64</text:p>
          </table:table-cell>
          <table:table-cell/>
          <table:table-cell office:value-type="string">
            <text:p>Tool, masterwork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65-67</text:p>
          </table:table-cell>
          <table:table-cell/>
          <table:table-cell office:value-type="string">
            <text:p>Courtier’s outfit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68-75</text:p>
          </table:table-cell>
          <table:table-cell/>
          <table:table-cell office:value-type="string">
            <text:p>Explorer’s outfit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76-79</text:p>
          </table:table-cell>
          <table:table-cell/>
          <table:table-cell office:value-type="string">
            <text:p>Saddle, military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80-85</text:p>
          </table:table-cell>
          <table:table-cell/>
          <table:table-cell office:value-type="string">
            <text:p>Saddle, exotic, pack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86-88</text:p>
          </table:table-cell>
          <table:table-cell/>
          <table:table-cell office:value-type="string">
            <text:p>Saddle, exotic, riding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89-94</text:p>
          </table:table-cell>
          <table:table-cell/>
          <table:table-cell office:value-type="string">
            <text:p>Cart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95-98</text:p>
          </table:table-cell>
          <table:table-cell/>
          <table:table-cell office:value-type="string">
            <text:p>Sled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Goods 11-50 gp</text:p>
          </table:table-cell>
          <table:table-cell/>
          <table:table-cell table:number-columns-repeated="3" office:value-type="string">
            <text:p>99-100</text:p>
          </table:table-cell>
          <table:table-cell/>
          <table:table-cell office:value-type="string">
            <text:p>Wagon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1-24</text:p>
          </table:table-cell>
          <table:table-cell table:style-name="ce3"/>
          <table:table-cell office:value-type="string">
            <text:p>Lock, superior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25-28</text:p>
          </table:table-cell>
          <table:table-cell/>
          <table:table-cell office:value-type="string">
            <text:p>Spyglass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29-32</text:p>
          </table:table-cell>
          <table:table-cell/>
          <table:table-cell office:value-type="string">
            <text:p>Water clock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33-64</text:p>
          </table:table-cell>
          <table:table-cell/>
          <table:table-cell office:value-type="string">
            <text:p>Everburning torch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65-82</text:p>
          </table:table-cell>
          <table:table-cell/>
          <table:table-cell office:value-type="string">
            <text:p>Alchemist’s lab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Goods 51-100 gp</text:p>
          </table:table-cell>
          <table:table-cell/>
          <table:table-cell table:number-columns-repeated="3" office:value-type="string">
            <text:p>83-100</text:p>
          </table:table-cell>
          <table:table-cell/>
          <table:table-cell office:value-type="string">
            <text:p>Royal outfit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1-11</text:p>
          </table:table-cell>
          <table:table-cell table:style-name="ce3"/>
          <table:table-cell office:value-type="string">
            <text:p>Lock, good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12-27</text:p>
          </table:table-cell>
          <table:table-cell table:style-name="ce3"/>
          <table:table-cell office:value-type="string">
            <text:p>Artisan’s tools, masterwork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28-38</text:p>
          </table:table-cell>
          <table:table-cell/>
          <table:table-cell office:value-type="string">
            <text:p>Climber’s kit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39-47</text:p>
          </table:table-cell>
          <table:table-cell/>
          <table:table-cell office:value-type="string">
            <text:p>Magnifying glas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48-56</text:p>
          </table:table-cell>
          <table:table-cell/>
          <table:table-cell office:value-type="string">
            <text:p>Musical instrument, masterwork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57-65</text:p>
          </table:table-cell>
          <table:table-cell/>
          <table:table-cell office:value-type="string">
            <text:p>Thieves’ tools, masterwork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66-77</text:p>
          </table:table-cell>
          <table:table-cell/>
          <table:table-cell office:value-type="string">
            <text:p>Noble’s outfit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78-92</text:p>
          </table:table-cell>
          <table:table-cell/>
          <table:table-cell office:value-type="string">
            <text:p>Saddle, exotic, military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Goods 101+ gp</text:p>
          </table:table-cell>
          <table:table-cell/>
          <table:table-cell table:number-columns-repeated="3" office:value-type="string">
            <text:p>93-100</text:p>
          </table:table-cell>
          <table:table-cell/>
          <table:table-cell office:value-type="string">
            <text:p>Carriage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Choose Armor or Shield</text:p>
          </table:table-cell>
          <table:table-cell/>
          <table:table-cell table:number-columns-repeated="3" office:value-type="string">
            <text:p>1-55</text:p>
          </table:table-cell>
          <table:table-cell table:style-name="ce3"/>
          <table:table-cell office:value-type="string">
            <text:p>Random Armor</text:p>
          </table:table-cell>
          <table:table-cell office:value-type="float" office:value="-0">
            <text:p>0</text:p>
          </table:table-cell>
          <table:table-cell/>
        </table:table-row>
        <table:table-row table:style-name="ro1">
          <table:table-cell office:value-type="string">
            <text:p>Choose Armor or Shield</text:p>
          </table:table-cell>
          <table:table-cell/>
          <table:table-cell table:number-columns-repeated="3" office:value-type="string">
            <text:p>56-100</text:p>
          </table:table-cell>
          <table:table-cell/>
          <table:table-cell office:value-type="string">
            <text:p>Random Shield</text:p>
          </table:table-cell>
          <table:table-cell office:value-type="float" office:value="-0">
            <text:p>0</text:p>
          </table:table-cell>
          <table:table-cell/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1-5</text:p>
          </table:table-cell>
          <table:table-cell table:style-name="ce3"/>
          <table:table-cell office:value-type="string">
            <text:p>Padded armor</text:p>
          </table:table-cell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6-13</text:p>
          </table:table-cell>
          <table:table-cell table:style-name="ce3"/>
          <table:table-cell office:value-type="string">
            <text:p>Leather armor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14-22</text:p>
          </table:table-cell>
          <table:table-cell office:value-type="string">
            <text:p>Metal Armor, light</text:p>
          </table:table-cell>
          <table:table-cell office:value-type="string">
            <text:p>Studded leather armor</text:p>
          </table:table-cell>
          <table:table-cell office:value-type="float" office:value="175">
            <text:p>1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23-30</text:p>
          </table:table-cell>
          <table:table-cell office:value-type="string">
            <text:p>Metal Armor, light</text:p>
          </table:table-cell>
          <table:table-cell office:value-type="string">
            <text:p>Chain shirt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31-38</text:p>
          </table:table-cell>
          <table:table-cell office:value-type="string">
            <text:p>Dragonhide Armor, medium</text:p>
          </table:table-cell>
          <table:table-cell office:value-type="string">
            <text:p>Hide armor</text:p>
          </table:table-cell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39-46</text:p>
          </table:table-cell>
          <table:table-cell office:value-type="string">
            <text:p>Metal Armor, medium</text:p>
          </table:table-cell>
          <table:table-cell office:value-type="string">
            <text:p>Scale mail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47-54</text:p>
          </table:table-cell>
          <table:table-cell office:value-type="string">
            <text:p>Metal Armor, medium</text:p>
          </table:table-cell>
          <table:table-cell office:value-type="string">
            <text:p>Chainmail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55-62</text:p>
          </table:table-cell>
          <table:table-cell office:value-type="string">
            <text:p>Dragonhide or Metal Armor, medium</text:p>
          </table:table-cell>
          <table:table-cell office:value-type="string">
            <text:p>Breastplate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63-70</text:p>
          </table:table-cell>
          <table:table-cell office:value-type="string">
            <text:p>Metal Armor, heavy</text:p>
          </table:table-cell>
          <table:table-cell office:value-type="string">
            <text:p>Splint mail</text:p>
          </table:table-cell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71-78</text:p>
          </table:table-cell>
          <table:table-cell office:value-type="string">
            <text:p>Dragonhide or Metal Armor, heavy</text:p>
          </table:table-cell>
          <table:table-cell office:value-type="string">
            <text:p>Banded mail</text:p>
          </table:table-cell>
          <table:table-cell office:value-type="float" office:value="400">
            <text:p>4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79-86</text:p>
          </table:table-cell>
          <table:table-cell office:value-type="string">
            <text:p>Dragonhide or Metal Armor, heavy</text:p>
          </table:table-cell>
          <table:table-cell office:value-type="string">
            <text:p>Half-plate</text:p>
          </table:table-cell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87-94</text:p>
          </table:table-cell>
          <table:table-cell office:value-type="string">
            <text:p>Dragonhide or Metal Armor, heavy</text:p>
          </table:table-cell>
          <table:table-cell office:value-type="string">
            <text:p>Full plate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95-97</text:p>
          </table:table-cell>
          <table:table-cell office:value-type="string">
            <text:p>with armor spikes</text:p>
          </table:table-cell>
          <table:table-cell office:value-type="string">
            <text:p>ROLL AGAIN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 Armor</text:p>
          </table:table-cell>
          <table:table-cell/>
          <table:table-cell table:number-columns-repeated="3" office:value-type="string">
            <text:p>98-100</text:p>
          </table:table-cell>
          <table:table-cell office:value-type="string">
            <text:p>with locked gauntlet</text:p>
          </table:table-cell>
          <table:table-cell office:value-type="string">
            <text:p>ROLL AGAI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1-16</text:p>
          </table:table-cell>
          <table:table-cell office:value-type="string">
            <text:p>Wood or Steel Shield, no spikes</text:p>
          </table:table-cell>
          <table:table-cell office:value-type="string">
            <text:p>Buckler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17-32</text:p>
          </table:table-cell>
          <table:table-cell office:value-type="string">
            <text:p>Wood Shield</text:p>
          </table:table-cell>
          <table:table-cell office:value-type="string">
            <text:p>Shield, light wooden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33-48</text:p>
          </table:table-cell>
          <table:table-cell office:value-type="string">
            <text:p>Steel Shield</text:p>
          </table:table-cell>
          <table:table-cell office:value-type="string">
            <text:p>Shield, light steel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49-64</text:p>
          </table:table-cell>
          <table:table-cell office:value-type="string">
            <text:p>Wood Shield</text:p>
          </table:table-cell>
          <table:table-cell office:value-type="string">
            <text:p>Shield, heavy wooden</text:p>
          </table:table-cell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65-80</text:p>
          </table:table-cell>
          <table:table-cell office:value-type="string">
            <text:p>Steel Shield</text:p>
          </table:table-cell>
          <table:table-cell office:value-type="string">
            <text:p>Shield, heavy steel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81-95</text:p>
          </table:table-cell>
          <table:table-cell office:value-type="string">
            <text:p>Wood Shield</text:p>
          </table:table-cell>
          <table:table-cell office:value-type="string">
            <text:p>Shield, tower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andom Shield</text:p>
          </table:table-cell>
          <table:table-cell/>
          <table:table-cell table:number-columns-repeated="3" office:value-type="string">
            <text:p>96-100</text:p>
          </table:table-cell>
          <table:table-cell office:value-type="string">
            <text:p>with shield spike</text:p>
          </table:table-cell>
          <table:table-cell office:value-type="string">
            <text:p>ROLL AGAI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tal Armor, light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 Armor, light</text:p>
          </table:table-cell>
          <table:table-cell/>
          <table:table-cell table:number-columns-repeated="3" office:value-type="string">
            <text:p>91-97</text:p>
          </table:table-cell>
          <table:table-cell/>
          <table:table-cell office:value-type="string">
            <text:p>Adamantine</text:p>
          </table:table-cell>
          <table:table-cell office:value-type="float" office:value="4850">
            <text:p>4850</text:p>
          </table:table-cell>
          <table:table-cell/>
        </table:table-row>
        <table:table-row table:style-name="ro1">
          <table:table-cell office:value-type="string">
            <text:p>Metal Armor, light</text:p>
          </table:table-cell>
          <table:table-cell/>
          <table:table-cell table:number-columns-repeated="3" office:value-type="string">
            <text:p>98-100</text:p>
          </table:table-cell>
          <table:table-cell/>
          <table:table-cell office:value-type="string">
            <text:p>Mithral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string">
            <text:p>Metal Armor, medium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 Armor, medium</text:p>
          </table:table-cell>
          <table:table-cell/>
          <table:table-cell table:number-columns-repeated="3" office:value-type="string">
            <text:p>91-97</text:p>
          </table:table-cell>
          <table:table-cell/>
          <table:table-cell office:value-type="string">
            <text:p>Adamantine</text:p>
          </table:table-cell>
          <table:table-cell office:value-type="float" office:value="9850">
            <text:p>9850</text:p>
          </table:table-cell>
          <table:table-cell/>
        </table:table-row>
        <table:table-row table:style-name="ro1">
          <table:table-cell office:value-type="string">
            <text:p>Metal Armor, medium</text:p>
          </table:table-cell>
          <table:table-cell/>
          <table:table-cell table:number-columns-repeated="3" office:value-type="string">
            <text:p>98-100</text:p>
          </table:table-cell>
          <table:table-cell/>
          <table:table-cell office:value-type="string">
            <text:p>Mithral</text:p>
          </table:table-cell>
          <table:table-cell office:value-type="float" office:value="3850">
            <text:p>3850</text:p>
          </table:table-cell>
          <table:table-cell/>
        </table:table-row>
        <table:table-row table:style-name="ro1">
          <table:table-cell office:value-type="string">
            <text:p>Metal Armor, heavy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tal Armor, heavy</text:p>
          </table:table-cell>
          <table:table-cell/>
          <table:table-cell table:number-columns-repeated="3" office:value-type="string">
            <text:p>91-97</text:p>
          </table:table-cell>
          <table:table-cell/>
          <table:table-cell office:value-type="string">
            <text:p>Adamantine</text:p>
          </table:table-cell>
          <table:table-cell office:value-type="float" office:value="14850">
            <text:p>14850</text:p>
          </table:table-cell>
          <table:table-cell/>
        </table:table-row>
        <table:table-row table:style-name="ro1">
          <table:table-cell office:value-type="string">
            <text:p>Metal Armor, heavy</text:p>
          </table:table-cell>
          <table:table-cell/>
          <table:table-cell table:number-columns-repeated="3" office:value-type="string">
            <text:p>98-100</text:p>
          </table:table-cell>
          <table:table-cell/>
          <table:table-cell office:value-type="string">
            <text:p>Mithral</text:p>
          </table:table-cell>
          <table:table-cell office:value-type="float" office:value="8850">
            <text:p>8850</text:p>
          </table:table-cell>
          <table:table-cell/>
        </table:table-row>
        <table:table-row table:style-name="ro1">
          <table:table-cell office:value-type="string">
            <text:p>Dragonhide Armor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ragonhide Armor</text:p>
          </table:table-cell>
          <table:table-cell/>
          <table:table-cell table:number-columns-repeated="3" office:value-type="string">
            <text:p>91-100</text:p>
          </table:table-cell>
          <table:table-cell/>
          <table:table-cell office:value-type="string">
            <text:p>Dragonhide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 office:value-type="string">
            <text:p>Dragonhide or Metal Armor, medium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ragonhide or Metal Armor, medium</text:p>
          </table:table-cell>
          <table:table-cell/>
          <table:table-cell table:number-columns-repeated="3" office:value-type="string">
            <text:p>91-94</text:p>
          </table:table-cell>
          <table:table-cell/>
          <table:table-cell office:value-type="string">
            <text:p>Adamantine</text:p>
          </table:table-cell>
          <table:table-cell office:value-type="float" office:value="9850">
            <text:p>9850</text:p>
          </table:table-cell>
          <table:table-cell/>
        </table:table-row>
        <table:table-row table:style-name="ro1">
          <table:table-cell office:value-type="string">
            <text:p>Dragonhide or Metal Armor, medium</text:p>
          </table:table-cell>
          <table:table-cell/>
          <table:table-cell table:number-columns-repeated="3" office:value-type="string">
            <text:p>95-98</text:p>
          </table:table-cell>
          <table:table-cell/>
          <table:table-cell office:value-type="string">
            <text:p>Dragonhide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 office:value-type="string">
            <text:p>Dragonhide or Metal Armor, medium</text:p>
          </table:table-cell>
          <table:table-cell/>
          <table:table-cell table:number-columns-repeated="3" office:value-type="string">
            <text:p>99-100</text:p>
          </table:table-cell>
          <table:table-cell/>
          <table:table-cell office:value-type="string">
            <text:p>Mithral</text:p>
          </table:table-cell>
          <table:table-cell office:value-type="float" office:value="3850">
            <text:p>3850</text:p>
          </table:table-cell>
          <table:table-cell/>
        </table:table-row>
        <table:table-row table:style-name="ro1">
          <table:table-cell office:value-type="string">
            <text:p>Dragonhide or Metal Armor, heavy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ragonhide or Metal Armor, heavy</text:p>
          </table:table-cell>
          <table:table-cell/>
          <table:table-cell table:number-columns-repeated="3" office:value-type="string">
            <text:p>91-94</text:p>
          </table:table-cell>
          <table:table-cell/>
          <table:table-cell office:value-type="string">
            <text:p>Adamantine</text:p>
          </table:table-cell>
          <table:table-cell office:value-type="float" office:value="14850">
            <text:p>14850</text:p>
          </table:table-cell>
          <table:table-cell/>
        </table:table-row>
        <table:table-row table:style-name="ro1">
          <table:table-cell office:value-type="string">
            <text:p>Dragonhide or Metal Armor, heavy</text:p>
          </table:table-cell>
          <table:table-cell/>
          <table:table-cell table:number-columns-repeated="3" office:value-type="string">
            <text:p>95-98</text:p>
          </table:table-cell>
          <table:table-cell/>
          <table:table-cell office:value-type="string">
            <text:p>Dragonhide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 office:value-type="string">
            <text:p>Dragonhide or Metal Armor, heavy</text:p>
          </table:table-cell>
          <table:table-cell/>
          <table:table-cell table:number-columns-repeated="3" office:value-type="string">
            <text:p>99-100</text:p>
          </table:table-cell>
          <table:table-cell/>
          <table:table-cell office:value-type="string">
            <text:p>Mithral</text:p>
          </table:table-cell>
          <table:table-cell office:value-type="float" office:value="8850">
            <text:p>8850</text:p>
          </table:table-cell>
          <table:table-cell/>
        </table:table-row>
        <table:table-row table:style-name="ro1">
          <table:table-cell office:value-type="string">
            <text:p>Wood Shield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od Shield</text:p>
          </table:table-cell>
          <table:table-cell/>
          <table:table-cell table:number-columns-repeated="3" office:value-type="string">
            <text:p>91-100</text:p>
          </table:table-cell>
          <table:table-cell/>
          <table:table-cell office:value-type="string">
            <text:p>Darkwood</text:p>
          </table:table-cell>
          <table:table-cell office:value-type="string">
            <text:p>+10gp/lb</text:p>
          </table:table-cell>
          <table:table-cell/>
        </table:table-row>
        <table:table-row table:style-name="ro1">
          <table:table-cell office:value-type="string">
            <text:p>Steel Shield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eel Shield</text:p>
          </table:table-cell>
          <table:table-cell/>
          <table:table-cell table:number-columns-repeated="3" office:value-type="string">
            <text:p>91-95</text:p>
          </table:table-cell>
          <table:table-cell/>
          <table:table-cell office:value-type="string">
            <text:p>Dragonhide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 office:value-type="string">
            <text:p>Steel Shield</text:p>
          </table:table-cell>
          <table:table-cell/>
          <table:table-cell table:number-columns-repeated="3" office:value-type="string">
            <text:p>96-100</text:p>
          </table:table-cell>
          <table:table-cell/>
          <table:table-cell office:value-type="string">
            <text:p>Mithral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string">
            <text:p>Wood or Steel Shield</text:p>
          </table:table-cell>
          <table:table-cell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ood or Steel Shield</text:p>
          </table:table-cell>
          <table:table-cell/>
          <table:table-cell table:number-columns-repeated="3" office:value-type="string">
            <text:p>91-95</text:p>
          </table:table-cell>
          <table:table-cell/>
          <table:table-cell office:value-type="string">
            <text:p>Darkwood</text:p>
          </table:table-cell>
          <table:table-cell office:value-type="string">
            <text:p>+10gp/lb</text:p>
          </table:table-cell>
          <table:table-cell/>
        </table:table-row>
        <table:table-row table:style-name="ro1">
          <table:table-cell office:value-type="string">
            <text:p>Wood or Steel Shield</text:p>
          </table:table-cell>
          <table:table-cell/>
          <table:table-cell table:number-columns-repeated="3" office:value-type="string">
            <text:p>96-100</text:p>
          </table:table-cell>
          <table:table-cell/>
          <table:table-cell office:value-type="string">
            <text:p>Mithral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/>
          <table:table-cell office:value-type="string">
            <text:p>1-80</text:p>
          </table:table-cell>
          <table:table-cell office:value-type="string">
            <text:p>1-10</text:p>
          </table:table-cell>
          <table:table-cell table:number-columns-repeated="2"/>
          <table:table-cell office:value-type="string">
            <text:p>+1 Armor/Shield</text:p>
          </table:table-cell>
          <table:table-cell office:value-type="string">
            <text:p>+1 armor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/>
          <table:table-cell office:value-type="string">
            <text:p>81-87</text:p>
          </table:table-cell>
          <table:table-cell office:value-type="string">
            <text:p>11-30</text:p>
          </table:table-cell>
          <table:table-cell table:number-columns-repeated="2"/>
          <table:table-cell office:value-type="string">
            <text:p>+2 Armor/Shield</text:p>
          </table:table-cell>
          <table:table-cell office:value-type="string">
            <text:p>+2 armor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 table:number-columns-repeated="2"/>
          <table:table-cell office:value-type="string">
            <text:p>31-50</text:p>
          </table:table-cell>
          <table:table-cell office:value-type="string">
            <text:p>1-16</text:p>
          </table:table-cell>
          <table:table-cell/>
          <table:table-cell office:value-type="string">
            <text:p>+3 Armor/Shield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 table:number-columns-repeated="2"/>
          <table:table-cell office:value-type="string">
            <text:p>51-57</text:p>
          </table:table-cell>
          <table:table-cell office:value-type="string">
            <text:p>17-38</text:p>
          </table:table-cell>
          <table:table-cell/>
          <table:table-cell office:value-type="string">
            <text:p>+4 Armor/Shield</text:p>
          </table:table-cell>
          <table:table-cell office:value-type="string">
            <text:p>+4 armor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/>
          <table:table-cell office:value-type="string">
            <text:p>88-89</text:p>
          </table:table-cell>
          <table:table-cell table:number-columns-repeated="2" office:value-type="string">
            <text:p>58-60</text:p>
          </table:table-cell>
          <table:table-cell/>
          <table:table-cell office:value-type="string">
            <text:p>Specific Armo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/>
          <table:table-cell office:value-type="string">
            <text:p>90-91</text:p>
          </table:table-cell>
          <table:table-cell table:number-columns-repeated="2" office:value-type="string">
            <text:p>61-63</text:p>
          </table:table-cell>
          <table:table-cell/>
          <table:table-cell office:value-type="string">
            <text:p>Specific Shiel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ical Armor/Shield</text:p>
          </table:table-cell>
          <table:table-cell/>
          <table:table-cell office:value-type="string">
            <text:p>92-100</text:p>
          </table:table-cell>
          <table:table-cell table:number-columns-repeated="2" office:value-type="string">
            <text:p>64-100</text:p>
          </table:table-cell>
          <table:table-cell office:value-type="string">
            <text:p>Magical Armor Special Ability</text:p>
          </table:table-cell>
          <table:table-cell office:value-type="string">
            <text:p>ROLL AGA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1-25</text:p>
          </table:table-cell>
          <table:table-cell office:value-type="string">
            <text:p>1-5</text:p>
          </table:table-cell>
          <table:table-cell office:value-type="string">
            <text:p>1-3</text:p>
          </table:table-cell>
          <table:table-cell/>
          <table:table-cell office:value-type="string">
            <text:p>Glamered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26-32</text:p>
          </table:table-cell>
          <table:table-cell office:value-type="string">
            <text:p>6-8</text:p>
          </table:table-cell>
          <table:table-cell office:value-type="string">
            <text:p>4-4</text:p>
          </table:table-cell>
          <table:table-cell/>
          <table:table-cell office:value-type="string">
            <text:p>Fortification, Light</text:p>
          </table:table-cell>
          <table:table-cell office:value-type="string">
            <text:p>+1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33-52</text:p>
          </table:table-cell>
          <table:table-cell office:value-type="string">
            <text:p>9-11</text:p>
          </table:table-cell>
          <table:table-cell table:number-columns-repeated="2"/>
          <table:table-cell office:value-type="string">
            <text:p>Slick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53-92</text:p>
          </table:table-cell>
          <table:table-cell office:value-type="string">
            <text:p>12-17</text:p>
          </table:table-cell>
          <table:table-cell table:number-columns-repeated="2"/>
          <table:table-cell office:value-type="string">
            <text:p>Shadow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93-96</text:p>
          </table:table-cell>
          <table:table-cell office:value-type="string">
            <text:p>18-19</text:p>
          </table:table-cell>
          <table:table-cell table:number-columns-repeated="2"/>
          <table:table-cell office:value-type="string">
            <text:p>Spell Resistance 13</text:p>
          </table:table-cell>
          <table:table-cell office:value-type="string">
            <text:p>+2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97-97</text:p>
          </table:table-cell>
          <table:table-cell office:value-type="string">
            <text:p>20-29</text:p>
          </table:table-cell>
          <table:table-cell office:value-type="string">
            <text:p>5-7</text:p>
          </table:table-cell>
          <table:table-cell/>
          <table:table-cell office:value-type="string">
            <text:p>Slick, Improved</text:p>
          </table:table-cell>
          <table:table-cell office:value-type="float" office:value="15000">
            <text:p>15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office:value-type="string">
            <text:p>98-99</text:p>
          </table:table-cell>
          <table:table-cell office:value-type="string">
            <text:p>30-49</text:p>
          </table:table-cell>
          <table:table-cell office:value-type="string">
            <text:p>8-13</text:p>
          </table:table-cell>
          <table:table-cell/>
          <table:table-cell office:value-type="string">
            <text:p>Shadow, Improved</text:p>
          </table:table-cell>
          <table:table-cell office:value-type="float" office:value="15000">
            <text:p>15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50-74</text:p>
          </table:table-cell>
          <table:table-cell office:value-type="string">
            <text:p>14-28</text:p>
          </table:table-cell>
          <table:table-cell/>
          <table:table-cell office:value-type="string">
            <text:p>Energy Resistance</text:p>
          </table:table-cell>
          <table:table-cell office:value-type="float" office:value="18000">
            <text:p>18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75-79</text:p>
          </table:table-cell>
          <table:table-cell office:value-type="string">
            <text:p>29-33</text:p>
          </table:table-cell>
          <table:table-cell/>
          <table:table-cell office:value-type="string">
            <text:p>Ghost Touch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80-84</text:p>
          </table:table-cell>
          <table:table-cell office:value-type="string">
            <text:p>34-35</text:p>
          </table:table-cell>
          <table:table-cell/>
          <table:table-cell office:value-type="string">
            <text:p>Invulnerability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85-89</text:p>
          </table:table-cell>
          <table:table-cell office:value-type="string">
            <text:p>36-40</text:p>
          </table:table-cell>
          <table:table-cell/>
          <table:table-cell office:value-type="string">
            <text:p>Fortification, Moderate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90-94</text:p>
          </table:table-cell>
          <table:table-cell office:value-type="string">
            <text:p>41-42</text:p>
          </table:table-cell>
          <table:table-cell/>
          <table:table-cell office:value-type="string">
            <text:p>Spell Resistance 15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2"/>
          <table:table-cell office:value-type="string">
            <text:p>95-99</text:p>
          </table:table-cell>
          <table:table-cell office:value-type="string">
            <text:p>43-43</text:p>
          </table:table-cell>
          <table:table-cell/>
          <table:table-cell office:value-type="string">
            <text:p>Wild</text:p>
          </table:table-cell>
          <table:table-cell office:value-type="string">
            <text:p>+3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44-48</text:p>
          </table:table-cell>
          <table:table-cell/>
          <table:table-cell office:value-type="string">
            <text:p>Slick, Greater</text:p>
          </table:table-cell>
          <table:table-cell office:value-type="float" office:value="33750">
            <text:p>3375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49-58</text:p>
          </table:table-cell>
          <table:table-cell/>
          <table:table-cell office:value-type="string">
            <text:p>Shadow, Greater</text:p>
          </table:table-cell>
          <table:table-cell office:value-type="float" office:value="33750">
            <text:p>3375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59-83</text:p>
          </table:table-cell>
          <table:table-cell/>
          <table:table-cell office:value-type="string">
            <text:p>Energy Resistance, Improved</text:p>
          </table:table-cell>
          <table:table-cell office:value-type="float" office:value="42000">
            <text:p>42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84-88</text:p>
          </table:table-cell>
          <table:table-cell/>
          <table:table-cell office:value-type="string">
            <text:p>Spell Resistance 17</text:p>
          </table:table-cell>
          <table:table-cell office:value-type="string">
            <text:p>+4 armor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89-89</text:p>
          </table:table-cell>
          <table:table-cell/>
          <table:table-cell office:value-type="string">
            <text:p>Etherealness</text:p>
          </table:table-cell>
          <table:table-cell office:value-type="float" office:value="49000">
            <text:p>49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90-90</text:p>
          </table:table-cell>
          <table:table-cell/>
          <table:table-cell office:value-type="string">
            <text:p>Undead Controlling</text:p>
          </table:table-cell>
          <table:table-cell office:value-type="float" office:value="49000">
            <text:p>49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91-92</text:p>
          </table:table-cell>
          <table:table-cell/>
          <table:table-cell office:value-type="string">
            <text:p>Fortification, Heavy</text:p>
          </table:table-cell>
          <table:table-cell office:value-type="string">
            <text:p>+5 bonus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93-94</text:p>
          </table:table-cell>
          <table:table-cell/>
          <table:table-cell office:value-type="string">
            <text:p>Spell Resistance 19</text:p>
          </table:table-cell>
          <table:table-cell office:value-type="string">
            <text:p>+5 bonus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 table:number-columns-repeated="3"/>
          <table:table-cell office:value-type="string">
            <text:p>95-99</text:p>
          </table:table-cell>
          <table:table-cell/>
          <table:table-cell office:value-type="string">
            <text:p>Energy Resistance, Greater</text:p>
          </table:table-cell>
          <table:table-cell office:value-type="float" office:value="66000">
            <text:p>66000</text:p>
          </table:table-cell>
          <table:table-cell/>
        </table:table-row>
        <table:table-row table:style-name="ro1">
          <table:table-cell office:value-type="string">
            <text:p>Magical Armor Special Ability</text:p>
          </table:table-cell>
          <table:table-cell/>
          <table:table-cell table:number-columns-repeated="3" office:value-type="string">
            <text:p>100-100</text:p>
          </table:table-cell>
          <table:table-cell/>
          <table:table-cell office:value-type="string">
            <text:p>ROLL TWIC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1-20</text:p>
          </table:table-cell>
          <table:table-cell office:value-type="string">
            <text:p>1-10</text:p>
          </table:table-cell>
          <table:table-cell office:value-type="string">
            <text:p>1-5</text:p>
          </table:table-cell>
          <table:table-cell/>
          <table:table-cell office:value-type="string">
            <text:p>Arrow Catching</text:p>
          </table:table-cell>
          <table:table-cell office:value-type="string">
            <text:p>+1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21-40</text:p>
          </table:table-cell>
          <table:table-cell office:value-type="string">
            <text:p>11-20</text:p>
          </table:table-cell>
          <table:table-cell office:value-type="string">
            <text:p>6-8</text:p>
          </table:table-cell>
          <table:table-cell/>
          <table:table-cell office:value-type="string">
            <text:p>Bashing</text:p>
          </table:table-cell>
          <table:table-cell office:value-type="string">
            <text:p>+1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41-50</text:p>
          </table:table-cell>
          <table:table-cell office:value-type="string">
            <text:p>21-25</text:p>
          </table:table-cell>
          <table:table-cell office:value-type="string">
            <text:p>9-10</text:p>
          </table:table-cell>
          <table:table-cell/>
          <table:table-cell office:value-type="string">
            <text:p>Blinding</text:p>
          </table:table-cell>
          <table:table-cell office:value-type="string">
            <text:p>+1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51-75</text:p>
          </table:table-cell>
          <table:table-cell office:value-type="string">
            <text:p>26-40</text:p>
          </table:table-cell>
          <table:table-cell office:value-type="string">
            <text:p>11-15</text:p>
          </table:table-cell>
          <table:table-cell/>
          <table:table-cell office:value-type="string">
            <text:p>Fortification, Light</text:p>
          </table:table-cell>
          <table:table-cell office:value-type="string">
            <text:p>+1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76-92</text:p>
          </table:table-cell>
          <table:table-cell office:value-type="string">
            <text:p>41-50</text:p>
          </table:table-cell>
          <table:table-cell office:value-type="string">
            <text:p>16-20</text:p>
          </table:table-cell>
          <table:table-cell/>
          <table:table-cell office:value-type="string">
            <text:p>Arror Deflection</text:p>
          </table:table-cell>
          <table:table-cell office:value-type="string">
            <text:p>+2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93-97</text:p>
          </table:table-cell>
          <table:table-cell office:value-type="string">
            <text:p>51-57</text:p>
          </table:table-cell>
          <table:table-cell office:value-type="string">
            <text:p>21-25</text:p>
          </table:table-cell>
          <table:table-cell/>
          <table:table-cell office:value-type="string">
            <text:p>Animated</text:p>
          </table:table-cell>
          <table:table-cell office:value-type="string">
            <text:p>+2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office:value-type="string">
            <text:p>98-99</text:p>
          </table:table-cell>
          <table:table-cell office:value-type="string">
            <text:p>58-59</text:p>
          </table:table-cell>
          <table:table-cell table:number-columns-repeated="2"/>
          <table:table-cell office:value-type="string">
            <text:p>Spell Resistance 13</text:p>
          </table:table-cell>
          <table:table-cell office:value-type="string">
            <text:p>+2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2"/>
          <table:table-cell office:value-type="string">
            <text:p>60-79</text:p>
          </table:table-cell>
          <table:table-cell office:value-type="string">
            <text:p>26-41</text:p>
          </table:table-cell>
          <table:table-cell/>
          <table:table-cell office:value-type="string">
            <text:p>Energy Resistance</text:p>
          </table:table-cell>
          <table:table-cell office:value-type="float" office:value="18000">
            <text:p>18000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2"/>
          <table:table-cell office:value-type="string">
            <text:p>80-85</text:p>
          </table:table-cell>
          <table:table-cell office:value-type="string">
            <text:p>42-46</text:p>
          </table:table-cell>
          <table:table-cell/>
          <table:table-cell office:value-type="string">
            <text:p>Ghost Touch</text:p>
          </table:table-cell>
          <table:table-cell office:value-type="string">
            <text:p>+3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2"/>
          <table:table-cell office:value-type="string">
            <text:p>86-95</text:p>
          </table:table-cell>
          <table:table-cell office:value-type="string">
            <text:p>47-56</text:p>
          </table:table-cell>
          <table:table-cell/>
          <table:table-cell office:value-type="string">
            <text:p>Fortification, Moderate</text:p>
          </table:table-cell>
          <table:table-cell office:value-type="string">
            <text:p>+3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2"/>
          <table:table-cell office:value-type="string">
            <text:p>96-98</text:p>
          </table:table-cell>
          <table:table-cell office:value-type="string">
            <text:p>57-58</text:p>
          </table:table-cell>
          <table:table-cell/>
          <table:table-cell office:value-type="string">
            <text:p>Spell Resistance 15</text:p>
          </table:table-cell>
          <table:table-cell office:value-type="string">
            <text:p>+3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2"/>
          <table:table-cell office:value-type="string">
            <text:p>99-99</text:p>
          </table:table-cell>
          <table:table-cell office:value-type="string">
            <text:p>59-59</text:p>
          </table:table-cell>
          <table:table-cell/>
          <table:table-cell office:value-type="string">
            <text:p>Wild</text:p>
          </table:table-cell>
          <table:table-cell office:value-type="string">
            <text:p>+3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60-84</text:p>
          </table:table-cell>
          <table:table-cell/>
          <table:table-cell office:value-type="string">
            <text:p>Energy Resistance</text:p>
          </table:table-cell>
          <table:table-cell office:value-type="float" office:value="42000">
            <text:p>42000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85-86</text:p>
          </table:table-cell>
          <table:table-cell/>
          <table:table-cell office:value-type="string">
            <text:p>Spell Resistance 17</text:p>
          </table:table-cell>
          <table:table-cell office:value-type="string">
            <text:p>+4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87-87</text:p>
          </table:table-cell>
          <table:table-cell/>
          <table:table-cell office:value-type="string">
            <text:p>Undead Controlling</text:p>
          </table:table-cell>
          <table:table-cell office:value-type="float" office:value="49000">
            <text:p>49000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88-91</text:p>
          </table:table-cell>
          <table:table-cell/>
          <table:table-cell office:value-type="string">
            <text:p>Fortification, Heavy</text:p>
          </table:table-cell>
          <table:table-cell office:value-type="string">
            <text:p>+5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92-93</text:p>
          </table:table-cell>
          <table:table-cell/>
          <table:table-cell office:value-type="string">
            <text:p>Reflecting</text:p>
          </table:table-cell>
          <table:table-cell office:value-type="string">
            <text:p>+5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94-94</text:p>
          </table:table-cell>
          <table:table-cell/>
          <table:table-cell office:value-type="string">
            <text:p>Spell Resistance 19</text:p>
          </table:table-cell>
          <table:table-cell office:value-type="string">
            <text:p>+5 shield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 table:number-columns-repeated="3"/>
          <table:table-cell office:value-type="string">
            <text:p>95-99</text:p>
          </table:table-cell>
          <table:table-cell/>
          <table:table-cell office:value-type="string">
            <text:p>Energy Resistance, Greater</text:p>
          </table:table-cell>
          <table:table-cell office:value-type="float" office:value="66000">
            <text:p>66000</text:p>
          </table:table-cell>
          <table:table-cell/>
        </table:table-row>
        <table:table-row table:style-name="ro1">
          <table:table-cell office:value-type="string">
            <text:p>Magical Shield Special Ability</text:p>
          </table:table-cell>
          <table:table-cell/>
          <table:table-cell table:number-columns-repeated="3" office:value-type="string">
            <text:p>100-100</text:p>
          </table:table-cell>
          <table:table-cell/>
          <table:table-cell office:value-type="string">
            <text:p>ROLL TWIC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andom Weapon</text:p>
          </table:table-cell>
          <table:table-cell/>
          <table:table-cell table:number-columns-repeated="3" office:value-type="string">
            <text:p>1-45</text:p>
          </table:table-cell>
          <table:table-cell/>
          <table:table-cell table:style-name="ce3" office:value-type="string">
            <text:p>Simple Weapon</text:p>
          </table:table-cell>
          <table:table-cell table:style-name="ce3"/>
          <table:table-cell/>
        </table:table-row>
        <table:table-row table:style-name="ro1">
          <table:table-cell office:value-type="string">
            <text:p>Random Weapon</text:p>
          </table:table-cell>
          <table:table-cell/>
          <table:table-cell table:number-columns-repeated="3" office:value-type="string">
            <text:p>46-80</text:p>
          </table:table-cell>
          <table:table-cell/>
          <table:table-cell table:style-name="ce3" office:value-type="string">
            <text:p>Martial Weapon</text:p>
          </table:table-cell>
          <table:table-cell table:style-name="ce3"/>
          <table:table-cell/>
        </table:table-row>
        <table:table-row table:style-name="ro1">
          <table:table-cell office:value-type="string">
            <text:p>Random Weapon</text:p>
          </table:table-cell>
          <table:table-cell/>
          <table:table-cell table:number-columns-repeated="3" office:value-type="string">
            <text:p>81-100</text:p>
          </table:table-cell>
          <table:table-cell/>
          <table:table-cell table:style-name="ce3" office:value-type="string">
            <text:p>Exotic Weapon</text:p>
          </table:table-cell>
          <table:table-cell table:style-name="ce3"/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1-5</text:p>
          </table:table-cell>
          <table:table-cell/>
          <table:table-cell table:style-name="ce3" office:value-type="string">
            <text:p>Blowgun</text:p>
          </table:table-cell>
          <table:table-cell table:style-name="ce3" office:value-type="string">
            <text:p>302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6-8</text:p>
          </table:table-cell>
          <table:table-cell office:value-type="string">
            <text:p>Metal Weapon</text:p>
          </table:table-cell>
          <table:table-cell table:style-name="ce3" office:value-type="string">
            <text:p>Darts, blowgun (10)</text:p>
          </table:table-cell>
          <table:table-cell table:style-name="ce3" office:value-type="string">
            <text:p>6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9-13</text:p>
          </table:table-cell>
          <table:table-cell office:value-type="string">
            <text:p>Wood Weapon</text:p>
          </table:table-cell>
          <table:table-cell table:style-name="ce3" office:value-type="string">
            <text:p>Club</text:p>
          </table:table-cell>
          <table:table-cell table:style-name="ce3" office:value-type="string">
            <text:p>30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14-16</text:p>
          </table:table-cell>
          <table:table-cell/>
          <table:table-cell table:style-name="ce3" office:value-type="string">
            <text:p>Crossbow, heavy</text:p>
          </table:table-cell>
          <table:table-cell table:style-name="ce3" office:value-type="string">
            <text:p>35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17-21</text:p>
          </table:table-cell>
          <table:table-cell/>
          <table:table-cell table:style-name="ce3" office:value-type="string">
            <text:p>Crossbow, light</text:p>
          </table:table-cell>
          <table:table-cell table:style-name="ce3" office:value-type="string">
            <text:p>335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22-24</text:p>
          </table:table-cell>
          <table:table-cell office:value-type="string">
            <text:p>Metal Weapon</text:p>
          </table:table-cell>
          <table:table-cell table:style-name="ce3" office:value-type="string">
            <text:p>Bolts, crossbow (10)</text:p>
          </table:table-cell>
          <table:table-cell table:style-name="ce3" office:value-type="string">
            <text:p>61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25-29</text:p>
          </table:table-cell>
          <table:table-cell office:value-type="string">
            <text:p>Metal Weapon</text:p>
          </table:table-cell>
          <table:table-cell table:style-name="ce3" office:value-type="string">
            <text:p>Dagger</text:p>
          </table:table-cell>
          <table:table-cell table:style-name="ce3" office:value-type="string">
            <text:p>302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30-34</text:p>
          </table:table-cell>
          <table:table-cell office:value-type="string">
            <text:p>Metal Weapon</text:p>
          </table:table-cell>
          <table:table-cell table:style-name="ce3" office:value-type="string">
            <text:p>Dagger, punching</text:p>
          </table:table-cell>
          <table:table-cell table:style-name="ce3" office:value-type="string">
            <text:p>302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35-39</text:p>
          </table:table-cell>
          <table:table-cell office:value-type="string">
            <text:p>Metal Weapon</text:p>
          </table:table-cell>
          <table:table-cell table:style-name="ce3" office:value-type="string">
            <text:p>Dart</text:p>
          </table:table-cell>
          <table:table-cell table:style-name="ce3" office:value-type="string">
            <text:p>30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40-44</text:p>
          </table:table-cell>
          <table:table-cell office:value-type="string">
            <text:p>Metal Weapon</text:p>
          </table:table-cell>
          <table:table-cell table:style-name="ce3" office:value-type="string">
            <text:p>Gauntlet</text:p>
          </table:table-cell>
          <table:table-cell table:style-name="ce3" office:value-type="string">
            <text:p>302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45-59</text:p>
          </table:table-cell>
          <table:table-cell office:value-type="string">
            <text:p>Metal Weapon</text:p>
          </table:table-cell>
          <table:table-cell table:style-name="ce3" office:value-type="string">
            <text:p>Gauntlet, spiked</text:p>
          </table:table-cell>
          <table:table-cell table:style-name="ce3" office:value-type="string">
            <text:p>305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50-54</text:p>
          </table:table-cell>
          <table:table-cell office:value-type="string">
            <text:p>Metal or Wood Weapon</text:p>
          </table:table-cell>
          <table:table-cell table:style-name="ce3" office:value-type="string">
            <text:p>Javelin</text:p>
          </table:table-cell>
          <table:table-cell table:style-name="ce3" office:value-type="string">
            <text:p>301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55-59</text:p>
          </table:table-cell>
          <table:table-cell office:value-type="string">
            <text:p>Metal or Wood Weapon</text:p>
          </table:table-cell>
          <table:table-cell table:style-name="ce3" office:value-type="string">
            <text:p>Longspear</text:p>
          </table:table-cell>
          <table:table-cell table:style-name="ce3" office:value-type="string">
            <text:p>305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60-62</text:p>
          </table:table-cell>
          <table:table-cell office:value-type="string">
            <text:p>Metal Weapon</text:p>
          </table:table-cell>
          <table:table-cell table:style-name="ce3" office:value-type="string">
            <text:p>Mace, heavy</text:p>
          </table:table-cell>
          <table:table-cell table:style-name="ce3" office:value-type="string">
            <text:p>312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63-67</text:p>
          </table:table-cell>
          <table:table-cell office:value-type="string">
            <text:p>Metal Weapon</text:p>
          </table:table-cell>
          <table:table-cell table:style-name="ce3" office:value-type="string">
            <text:p>Mace, light</text:p>
          </table:table-cell>
          <table:table-cell table:style-name="ce3" office:value-type="string">
            <text:p>305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68-72</text:p>
          </table:table-cell>
          <table:table-cell office:value-type="string">
            <text:p>Metal Weapon</text:p>
          </table:table-cell>
          <table:table-cell table:style-name="ce3" office:value-type="string">
            <text:p>Morningstar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73-77</text:p>
          </table:table-cell>
          <table:table-cell office:value-type="string">
            <text:p>Wood Weapon</text:p>
          </table:table-cell>
          <table:table-cell table:style-name="ce3" office:value-type="string">
            <text:p>Quarterstaff</text:p>
          </table:table-cell>
          <table:table-cell table:style-name="ce3" office:value-type="string">
            <text:p>60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78-82</text:p>
          </table:table-cell>
          <table:table-cell office:value-type="string">
            <text:p>Metal or Wood Weapon</text:p>
          </table:table-cell>
          <table:table-cell table:style-name="ce3" office:value-type="string">
            <text:p>Shortspear</text:p>
          </table:table-cell>
          <table:table-cell table:style-name="ce3" office:value-type="string">
            <text:p>301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83-87</text:p>
          </table:table-cell>
          <table:table-cell office:value-type="string">
            <text:p>Metal Weapon</text:p>
          </table:table-cell>
          <table:table-cell table:style-name="ce3" office:value-type="string">
            <text:p>Sickle</text:p>
          </table:table-cell>
          <table:table-cell table:style-name="ce3" office:value-type="string">
            <text:p>306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88-92</text:p>
          </table:table-cell>
          <table:table-cell/>
          <table:table-cell table:style-name="ce3" office:value-type="string">
            <text:p>Sling</text:p>
          </table:table-cell>
          <table:table-cell table:style-name="ce3" office:value-type="string">
            <text:p>30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93-95</text:p>
          </table:table-cell>
          <table:table-cell office:value-type="string">
            <text:p>Metal Weapon</text:p>
          </table:table-cell>
          <table:table-cell table:style-name="ce3" office:value-type="string">
            <text:p>Bullets, sling (10)</text:p>
          </table:table-cell>
          <table:table-cell table:style-name="ce3" office:value-type="string">
            <text:p>60</text:p>
          </table:table-cell>
          <table:table-cell/>
        </table:table-row>
        <table:table-row table:style-name="ro1">
          <table:table-cell office:value-type="string">
            <text:p>Simple Weapon</text:p>
          </table:table-cell>
          <table:table-cell/>
          <table:table-cell table:number-columns-repeated="3" office:value-type="string">
            <text:p>96-100</text:p>
          </table:table-cell>
          <table:table-cell office:value-type="string">
            <text:p>Metal or Wood Weapon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302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1-2</text:p>
          </table:table-cell>
          <table:table-cell office:value-type="string">
            <text:p>Metal Weapon</text:p>
          </table:table-cell>
          <table:table-cell table:style-name="ce3" office:value-type="string">
            <text:p>Axe, throwing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3-4</text:p>
          </table:table-cell>
          <table:table-cell office:value-type="string">
            <text:p>Metal Weapon</text:p>
          </table:table-cell>
          <table:table-cell table:style-name="ce3" office:value-type="string">
            <text:p>Battleaxe</text:p>
          </table:table-cell>
          <table:table-cell table:style-name="ce3" office:value-type="string">
            <text:p>3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5-6</text:p>
          </table:table-cell>
          <table:table-cell office:value-type="string">
            <text:p>Metal Weapon</text:p>
          </table:table-cell>
          <table:table-cell table:style-name="ce3" office:value-type="string">
            <text:p>Falchion</text:p>
          </table:table-cell>
          <table:table-cell table:style-name="ce3" office:value-type="string">
            <text:p>37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7-9</text:p>
          </table:table-cell>
          <table:table-cell office:value-type="string">
            <text:p>Metal Weapon</text:p>
          </table:table-cell>
          <table:table-cell table:style-name="ce3" office:value-type="string">
            <text:p>Flail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10-11</text:p>
          </table:table-cell>
          <table:table-cell office:value-type="string">
            <text:p>Metal Weapon</text:p>
          </table:table-cell>
          <table:table-cell table:style-name="ce3" office:value-type="string">
            <text:p>Flail, heavy</text:p>
          </table:table-cell>
          <table:table-cell table:style-name="ce3" office:value-type="string">
            <text:p>31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12-13</text:p>
          </table:table-cell>
          <table:table-cell office:value-type="string">
            <text:p>Metal Weapon</text:p>
          </table:table-cell>
          <table:table-cell table:style-name="ce3" office:value-type="string">
            <text:p>Glaive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14-16</text:p>
          </table:table-cell>
          <table:table-cell office:value-type="string">
            <text:p>Metal Weapon</text:p>
          </table:table-cell>
          <table:table-cell table:style-name="ce3" office:value-type="string">
            <text:p>Greataxe</text:p>
          </table:table-cell>
          <table:table-cell table:style-name="ce3" office:value-type="string">
            <text:p>32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17-19</text:p>
          </table:table-cell>
          <table:table-cell office:value-type="string">
            <text:p>Wood Weapon</text:p>
          </table:table-cell>
          <table:table-cell table:style-name="ce3" office:value-type="string">
            <text:p>Greatclub</text:p>
          </table:table-cell>
          <table:table-cell table:style-name="ce3" office:value-type="string">
            <text:p>30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20-22</text:p>
          </table:table-cell>
          <table:table-cell office:value-type="string">
            <text:p>Metal Weapon</text:p>
          </table:table-cell>
          <table:table-cell table:style-name="ce3" office:value-type="string">
            <text:p>Greatsword</text:p>
          </table:table-cell>
          <table:table-cell table:style-name="ce3" office:value-type="string">
            <text:p>35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23-24</text:p>
          </table:table-cell>
          <table:table-cell office:value-type="string">
            <text:p>Metal Weapon</text:p>
          </table:table-cell>
          <table:table-cell table:style-name="ce3" office:value-type="string">
            <text:p>Guisarme</text:p>
          </table:table-cell>
          <table:table-cell table:style-name="ce3" office:value-type="string">
            <text:p>309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25-26</text:p>
          </table:table-cell>
          <table:table-cell office:value-type="string">
            <text:p>Metal Weapon</text:p>
          </table:table-cell>
          <table:table-cell table:style-name="ce3" office:value-type="string">
            <text:p>Halberd</text:p>
          </table:table-cell>
          <table:table-cell table:style-name="ce3" office:value-type="string">
            <text:p>3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27-29</text:p>
          </table:table-cell>
          <table:table-cell office:value-type="string">
            <text:p>Metal Weapon</text:p>
          </table:table-cell>
          <table:table-cell table:style-name="ce3" office:value-type="string">
            <text:p>Hammer, light</text:p>
          </table:table-cell>
          <table:table-cell table:style-name="ce3" office:value-type="string">
            <text:p>301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30-32</text:p>
          </table:table-cell>
          <table:table-cell office:value-type="string">
            <text:p>Metal Weapon</text:p>
          </table:table-cell>
          <table:table-cell table:style-name="ce3" office:value-type="string">
            <text:p>Handaxe</text:p>
          </table:table-cell>
          <table:table-cell table:style-name="ce3" office:value-type="string">
            <text:p>306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33-34</text:p>
          </table:table-cell>
          <table:table-cell office:value-type="string">
            <text:p>Metal Weapon</text:p>
          </table:table-cell>
          <table:table-cell table:style-name="ce3" office:value-type="string">
            <text:p>Kukri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35-37</text:p>
          </table:table-cell>
          <table:table-cell office:value-type="string">
            <text:p>Metal Weapon</text:p>
          </table:table-cell>
          <table:table-cell table:style-name="ce3" office:value-type="string">
            <text:p>Lance</text:p>
          </table:table-cell>
          <table:table-cell table:style-name="ce3" office:value-type="string">
            <text:p>3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38-41</text:p>
          </table:table-cell>
          <table:table-cell office:value-type="string">
            <text:p>Wood Weapon</text:p>
          </table:table-cell>
          <table:table-cell table:style-name="ce3" office:value-type="string">
            <text:p>Longbow</text:p>
          </table:table-cell>
          <table:table-cell table:style-name="ce3" office:value-type="string">
            <text:p>37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42-45</text:p>
          </table:table-cell>
          <table:table-cell office:value-type="string">
            <text:p>Wood Weapon</text:p>
          </table:table-cell>
          <table:table-cell table:style-name="ce3" office:value-type="string">
            <text:p>Longbow, composite</text:p>
          </table:table-cell>
          <table:table-cell table:style-name="ce3" office:value-type="string">
            <text:p>40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46-48</text:p>
          </table:table-cell>
          <table:table-cell office:value-type="string">
            <text:p>Metal Weapon</text:p>
          </table:table-cell>
          <table:table-cell table:style-name="ce3" office:value-type="string">
            <text:p>Arrows (20)</text:p>
          </table:table-cell>
          <table:table-cell table:style-name="ce3" office:value-type="string">
            <text:p>121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49-51</text:p>
          </table:table-cell>
          <table:table-cell office:value-type="string">
            <text:p>Metal Weapon</text:p>
          </table:table-cell>
          <table:table-cell table:style-name="ce3" office:value-type="string">
            <text:p>Longsword</text:p>
          </table:table-cell>
          <table:table-cell table:style-name="ce3" office:value-type="string">
            <text:p>31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52-53</text:p>
          </table:table-cell>
          <table:table-cell office:value-type="string">
            <text:p>Metal Weapon</text:p>
          </table:table-cell>
          <table:table-cell table:style-name="ce3" office:value-type="string">
            <text:p>Pick, heavy</text:p>
          </table:table-cell>
          <table:table-cell table:style-name="ce3" office:value-type="string">
            <text:p>30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54-56</text:p>
          </table:table-cell>
          <table:table-cell office:value-type="string">
            <text:p>Metal Weapon</text:p>
          </table:table-cell>
          <table:table-cell table:style-name="ce3" office:value-type="string">
            <text:p>Pick, light</text:p>
          </table:table-cell>
          <table:table-cell table:style-name="ce3" office:value-type="string">
            <text:p>304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57-58</text:p>
          </table:table-cell>
          <table:table-cell office:value-type="string">
            <text:p>Metal Weapon</text:p>
          </table:table-cell>
          <table:table-cell table:style-name="ce3" office:value-type="string">
            <text:p>Ranseur</text:p>
          </table:table-cell>
          <table:table-cell table:style-name="ce3" office:value-type="string">
            <text:p>3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59-61</text:p>
          </table:table-cell>
          <table:table-cell office:value-type="string">
            <text:p>Metal Weapon</text:p>
          </table:table-cell>
          <table:table-cell table:style-name="ce3" office:value-type="string">
            <text:p>Rapier</text:p>
          </table:table-cell>
          <table:table-cell table:style-name="ce3" office:value-type="string">
            <text:p>32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62-63</text:p>
          </table:table-cell>
          <table:table-cell/>
          <table:table-cell table:style-name="ce3" office:value-type="string">
            <text:p>Sap</text:p>
          </table:table-cell>
          <table:table-cell table:style-name="ce3" office:value-type="string">
            <text:p>301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64-66</text:p>
          </table:table-cell>
          <table:table-cell office:value-type="string">
            <text:p>Metal Weapon</text:p>
          </table:table-cell>
          <table:table-cell table:style-name="ce3" office:value-type="string">
            <text:p>Scimitar</text:p>
          </table:table-cell>
          <table:table-cell table:style-name="ce3" office:value-type="string">
            <text:p>31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67-69</text:p>
          </table:table-cell>
          <table:table-cell office:value-type="string">
            <text:p>Metal Weapon</text:p>
          </table:table-cell>
          <table:table-cell table:style-name="ce3" office:value-type="string">
            <text:p>Scythe</text:p>
          </table:table-cell>
          <table:table-cell table:style-name="ce3" office:value-type="string">
            <text:p>318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70-78</text:p>
          </table:table-cell>
          <table:table-cell office:value-type="string">
            <text:p>Wood Weapon</text:p>
          </table:table-cell>
          <table:table-cell table:style-name="ce3" office:value-type="string">
            <text:p>Shortbow</text:p>
          </table:table-cell>
          <table:table-cell table:style-name="ce3" office:value-type="string">
            <text:p>33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79-82</text:p>
          </table:table-cell>
          <table:table-cell office:value-type="string">
            <text:p>Wood Weapon</text:p>
          </table:table-cell>
          <table:table-cell table:style-name="ce3" office:value-type="string">
            <text:p>Shortbow, composite</text:p>
          </table:table-cell>
          <table:table-cell table:style-name="ce3" office:value-type="string">
            <text:p>37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table:style-name="Default" office:value-type="string">
            <text:p>83-83</text:p>
          </table:table-cell>
          <table:table-cell office:value-type="string">
            <text:p>10% magical</text:p>
          </table:table-cell>
          <table:table-cell table:style-name="ce3" office:value-type="string">
            <text:p>Armor Spikes</text:p>
          </table:table-cell>
          <table:table-cell table:style-name="ce3" office:value-type="string">
            <text:p>5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84-86</text:p>
          </table:table-cell>
          <table:table-cell office:value-type="string">
            <text:p>10% magical</text:p>
          </table:table-cell>
          <table:table-cell table:style-name="ce3" office:value-type="string">
            <text:p>Shield Spikes</text:p>
          </table:table-cell>
          <table:table-cell table:style-name="ce3" office:value-type="string">
            <text:p>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90-91</text:p>
          </table:table-cell>
          <table:table-cell office:value-type="string">
            <text:p>Metals</text:p>
          </table:table-cell>
          <table:table-cell table:style-name="ce3" office:value-type="string">
            <text:p>Starknife</text:p>
          </table:table-cell>
          <table:table-cell table:style-name="ce3" office:value-type="string">
            <text:p>324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92-94</text:p>
          </table:table-cell>
          <table:table-cell office:value-type="string">
            <text:p>Metals</text:p>
          </table:table-cell>
          <table:table-cell table:style-name="ce3" office:value-type="string">
            <text:p>Sword, short</text:p>
          </table:table-cell>
          <table:table-cell table:style-name="ce3" office:value-type="string">
            <text:p>310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95-97</text:p>
          </table:table-cell>
          <table:table-cell office:value-type="string">
            <text:p>Metals, wood</text:p>
          </table:table-cell>
          <table:table-cell table:style-name="ce3" office:value-type="string">
            <text:p>Trident</text:p>
          </table:table-cell>
          <table:table-cell table:style-name="ce3" office:value-type="string">
            <text:p>315</text:p>
          </table:table-cell>
          <table:table-cell/>
        </table:table-row>
        <table:table-row table:style-name="ro1">
          <table:table-cell office:value-type="string">
            <text:p>Martial Weapons</text:p>
          </table:table-cell>
          <table:table-cell/>
          <table:table-cell table:number-columns-repeated="3" office:value-type="string">
            <text:p>98-100</text:p>
          </table:table-cell>
          <table:table-cell office:value-type="string">
            <text:p>Metals</text:p>
          </table:table-cell>
          <table:table-cell table:style-name="ce3" office:value-type="string">
            <text:p>Warhammer</text:p>
          </table:table-cell>
          <table:table-cell table:style-name="ce3" office:value-type="string">
            <text:p>312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1-5</text:p>
          </table:table-cell>
          <table:table-cell office:value-type="string">
            <text:p>Metals</text:p>
          </table:table-cell>
          <table:table-cell table:style-name="ce3" office:value-type="string">
            <text:p>Axe, orc double</text:p>
          </table:table-cell>
          <table:table-cell table:style-name="ce3" office:value-type="string">
            <text:p>66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6-10</text:p>
          </table:table-cell>
          <table:table-cell/>
          <table:table-cell table:style-name="ce3" office:value-type="string">
            <text:p>Bolas</text:p>
          </table:table-cell>
          <table:table-cell table:style-name="ce3" office:value-type="string">
            <text:p>305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11-15</text:p>
          </table:table-cell>
          <table:table-cell office:value-type="string">
            <text:p>Metals</text:p>
          </table:table-cell>
          <table:table-cell table:style-name="ce3" office:value-type="string">
            <text:p>Chain, spiked</text:p>
          </table:table-cell>
          <table:table-cell table:style-name="ce3" office:value-type="string">
            <text:p>325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16-20</text:p>
          </table:table-cell>
          <table:table-cell/>
          <table:table-cell table:style-name="ce3" office:value-type="string">
            <text:p>Crossbow, hand</text:p>
          </table:table-cell>
          <table:table-cell table:style-name="ce3" office:value-type="string">
            <text:p>40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21-23</text:p>
          </table:table-cell>
          <table:table-cell office:value-type="string">
            <text:p>Metals</text:p>
          </table:table-cell>
          <table:table-cell table:style-name="ce3" office:value-type="string">
            <text:p>Bolts, hand crossbow (10)</text:p>
          </table:table-cell>
          <table:table-cell table:style-name="ce3" office:value-type="string">
            <text:p>61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24-26</text:p>
          </table:table-cell>
          <table:table-cell/>
          <table:table-cell table:style-name="ce3" office:value-type="string">
            <text:p>Crossbow, repeating heavy</text:p>
          </table:table-cell>
          <table:table-cell table:style-name="ce3" office:value-type="string">
            <text:p>70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27-29</text:p>
          </table:table-cell>
          <table:table-cell/>
          <table:table-cell table:style-name="ce3" office:value-type="string">
            <text:p>Crossbow, repeating light</text:p>
          </table:table-cell>
          <table:table-cell table:style-name="ce3" office:value-type="string">
            <text:p>55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30-32</text:p>
          </table:table-cell>
          <table:table-cell office:value-type="string">
            <text:p>Metals</text:p>
          </table:table-cell>
          <table:table-cell table:style-name="ce3" office:value-type="string">
            <text:p>Bolts, repeating crossbow (5)</text:p>
          </table:table-cell>
          <table:table-cell table:style-name="ce3" office:value-type="string">
            <text:p>31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33-37</text:p>
          </table:table-cell>
          <table:table-cell office:value-type="string">
            <text:p>Metals</text:p>
          </table:table-cell>
          <table:table-cell table:style-name="ce3" office:value-type="string">
            <text:p>Curve blade, elven</text:p>
          </table:table-cell>
          <table:table-cell table:style-name="ce3" office:value-type="string">
            <text:p>38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38-42</text:p>
          </table:table-cell>
          <table:table-cell office:value-type="string">
            <text:p>Metals</text:p>
          </table:table-cell>
          <table:table-cell table:style-name="ce3" office:value-type="string">
            <text:p>Flail, dire</text:p>
          </table:table-cell>
          <table:table-cell table:style-name="ce3" office:value-type="string">
            <text:p>69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43-47</text:p>
          </table:table-cell>
          <table:table-cell office:value-type="string">
            <text:p>Metals</text:p>
          </table:table-cell>
          <table:table-cell table:style-name="ce3" office:value-type="string">
            <text:p>Hammer, gnome hooked</text:p>
          </table:table-cell>
          <table:table-cell table:style-name="ce3" office:value-type="string">
            <text:p>62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48-52</text:p>
          </table:table-cell>
          <table:table-cell office:value-type="string">
            <text:p>Metals</text:p>
          </table:table-cell>
          <table:table-cell table:style-name="ce3" office:value-type="string">
            <text:p>Kama</text:p>
          </table:table-cell>
          <table:table-cell table:style-name="ce3" office:value-type="string">
            <text:p>302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53-55</text:p>
          </table:table-cell>
          <table:table-cell/>
          <table:table-cell table:style-name="ce3" office:value-type="string">
            <text:p>Net</text:p>
          </table:table-cell>
          <table:table-cell table:style-name="ce3" office:value-type="string">
            <text:p>32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56-60</text:p>
          </table:table-cell>
          <table:table-cell office:value-type="string">
            <text:p>Wood</text:p>
          </table:table-cell>
          <table:table-cell table:style-name="ce3" office:value-type="string">
            <text:p>Nunchaku</text:p>
          </table:table-cell>
          <table:table-cell table:style-name="ce3" office:value-type="string">
            <text:p>302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61-65</text:p>
          </table:table-cell>
          <table:table-cell office:value-type="string">
            <text:p>Metals</text:p>
          </table:table-cell>
          <table:table-cell table:style-name="ce3" office:value-type="string">
            <text:p>Sai</text:p>
          </table:table-cell>
          <table:table-cell table:style-name="ce3" office:value-type="string">
            <text:p>301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66-70</text:p>
          </table:table-cell>
          <table:table-cell office:value-type="string">
            <text:p>Metals</text:p>
          </table:table-cell>
          <table:table-cell table:style-name="ce3" office:value-type="string">
            <text:p>Shuriken (5)</text:p>
          </table:table-cell>
          <table:table-cell table:style-name="ce3" office:value-type="string">
            <text:p>31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71-74</text:p>
          </table:table-cell>
          <table:table-cell office:value-type="string">
            <text:p>Metals</text:p>
          </table:table-cell>
          <table:table-cell table:style-name="ce3" office:value-type="string">
            <text:p>Siangham</text:p>
          </table:table-cell>
          <table:table-cell table:style-name="ce3" office:value-type="string">
            <text:p>303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75-79</text:p>
          </table:table-cell>
          <table:table-cell office:value-type="string">
            <text:p>Wood</text:p>
          </table:table-cell>
          <table:table-cell table:style-name="ce3" office:value-type="string">
            <text:p>Sling staff, halfling</text:p>
          </table:table-cell>
          <table:table-cell table:style-name="ce3" office:value-type="string">
            <text:p>32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80-82</text:p>
          </table:table-cell>
          <table:table-cell office:value-type="string">
            <text:p>Metals</text:p>
          </table:table-cell>
          <table:table-cell table:style-name="ce3" office:value-type="string">
            <text:p>Bullets, sling (10)</text:p>
          </table:table-cell>
          <table:table-cell table:style-name="ce3" office:value-type="string">
            <text:p>6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83-86</text:p>
          </table:table-cell>
          <table:table-cell office:value-type="string">
            <text:p>Metals</text:p>
          </table:table-cell>
          <table:table-cell table:style-name="ce3" office:value-type="string">
            <text:p>Sword, bastard</text:p>
          </table:table-cell>
          <table:table-cell table:style-name="ce3" office:value-type="string">
            <text:p>335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87-90</text:p>
          </table:table-cell>
          <table:table-cell office:value-type="string">
            <text:p>Metals</text:p>
          </table:table-cell>
          <table:table-cell table:style-name="ce3" office:value-type="string">
            <text:p>Sword, two-bladed</text:p>
          </table:table-cell>
          <table:table-cell table:style-name="ce3" office:value-type="string">
            <text:p>70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91-93</text:p>
          </table:table-cell>
          <table:table-cell office:value-type="string">
            <text:p>Metals</text:p>
          </table:table-cell>
          <table:table-cell table:style-name="ce3" office:value-type="string">
            <text:p>Urgrosh, dwarven</text:p>
          </table:table-cell>
          <table:table-cell table:style-name="ce3" office:value-type="string">
            <text:p>65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94-96</text:p>
          </table:table-cell>
          <table:table-cell office:value-type="string">
            <text:p>Metals</text:p>
          </table:table-cell>
          <table:table-cell table:style-name="ce3" office:value-type="string">
            <text:p>Waraxe, dwarven</text:p>
          </table:table-cell>
          <table:table-cell table:style-name="ce3" office:value-type="string">
            <text:p>330 gp</text:p>
          </table:table-cell>
          <table:table-cell/>
        </table:table-row>
        <table:table-row table:style-name="ro1">
          <table:table-cell office:value-type="string">
            <text:p>Exotic Weapons</text:p>
          </table:table-cell>
          <table:table-cell/>
          <table:table-cell table:number-columns-repeated="3" office:value-type="string">
            <text:p>97-100</text:p>
          </table:table-cell>
          <table:table-cell/>
          <table:table-cell table:style-name="ce3" office:value-type="string">
            <text:p>Whip</text:p>
          </table:table-cell>
          <table:table-cell table:style-name="ce3" office:value-type="string">
            <text:p>301 gp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/>
          <table:table-cell office:value-type="string">
            <text:p>1-70</text:p>
          </table:table-cell>
          <table:table-cell office:value-type="string">
            <text:p>1-10</text:p>
          </table:table-cell>
          <table:table-cell table:number-columns-repeated="2"/>
          <table:table-cell office:value-type="string">
            <text:p>+1 Weapon</text:p>
          </table:table-cell>
          <table:table-cell office:value-type="string">
            <text:p>+1 weapon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/>
          <table:table-cell office:value-type="string">
            <text:p>71-85</text:p>
          </table:table-cell>
          <table:table-cell office:value-type="string">
            <text:p>11-29</text:p>
          </table:table-cell>
          <table:table-cell table:number-columns-repeated="2"/>
          <table:table-cell office:value-type="string">
            <text:p>+2 Weapon</text:p>
          </table:table-cell>
          <table:table-cell office:value-type="string">
            <text:p>+2 weapon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 table:number-columns-repeated="2"/>
          <table:table-cell office:value-type="string">
            <text:p>30-58</text:p>
          </table:table-cell>
          <table:table-cell office:value-type="string">
            <text:p>1-20</text:p>
          </table:table-cell>
          <table:table-cell/>
          <table:table-cell office:value-type="string">
            <text:p>+3 Weapon</text:p>
          </table:table-cell>
          <table:table-cell office:value-type="string">
            <text:p>+3 weapon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 table:number-columns-repeated="2"/>
          <table:table-cell office:value-type="string">
            <text:p>59-62</text:p>
          </table:table-cell>
          <table:table-cell office:value-type="string">
            <text:p>21-38</text:p>
          </table:table-cell>
          <table:table-cell/>
          <table:table-cell office:value-type="string">
            <text:p>+4 Weapon</text:p>
          </table:table-cell>
          <table:table-cell office:value-type="string">
            <text:p>+4 weapon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 table:number-columns-repeated="3"/>
          <table:table-cell office:value-type="string">
            <text:p>39-49</text:p>
          </table:table-cell>
          <table:table-cell/>
          <table:table-cell office:value-type="string">
            <text:p>+5 Weapon</text:p>
          </table:table-cell>
          <table:table-cell office:value-type="string">
            <text:p>+5 weapon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/>
          <table:table-cell office:value-type="string">
            <text:p>86-90</text:p>
          </table:table-cell>
          <table:table-cell office:value-type="string">
            <text:p>63-68</text:p>
          </table:table-cell>
          <table:table-cell office:value-type="string">
            <text:p>50-63</text:p>
          </table:table-cell>
          <table:table-cell/>
          <table:table-cell office:value-type="string">
            <text:p>Specific Weap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ic Weapons</text:p>
          </table:table-cell>
          <table:table-cell/>
          <table:table-cell office:value-type="string">
            <text:p>91-100</text:p>
          </table:table-cell>
          <table:table-cell office:value-type="string">
            <text:p>69-100</text:p>
          </table:table-cell>
          <table:table-cell office:value-type="string">
            <text:p>64-100</text:p>
          </table:table-cell>
          <table:table-cell office:value-type="string">
            <text:p>Magic Weapon Special Ability</text:p>
          </table:table-cell>
          <table:table-cell office:value-type="string">
            <text:p>ROLL AGA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etal Ammunition</text:p>
          </table:table-cell>
          <table:table-cell table:style-name="ce2"/>
          <table:table-cell table:number-columns-repeated="3" office:value-type="string">
            <text:p>1-9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>
            <text:p>91-92</text:p>
          </table:table-cell>
          <table:table-cell/>
          <table:table-cell office:value-type="string">
            <text:p>Adamantine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>
            <text:p>93-95</text:p>
          </table:table-cell>
          <table:table-cell/>
          <table:table-cell office:value-type="string">
            <text:p>Cold Iron</text:p>
          </table:table-cell>
          <table:table-cell office:value-type="string">
            <text:p>double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>
            <text:p>96</text:p>
          </table:table-cell>
          <table:table-cell/>
          <table:table-cell office:value-type="string">
            <text:p>Darkwoo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>
            <text:p>97-100</text:p>
          </table:table-cell>
          <table:table-cell/>
          <table:table-cell office:value-type="string">
            <text:p>Mithr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ilver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Light Weapons</text:p>
          </table:table-cell>
          <table:table-cell table:number-columns-repeated="8"/>
        </table:table-row>
        <table:table-row table:style-name="ro1">
          <table:table-cell office:value-type="string">
            <text:p>One Handed Weapons</text:p>
          </table:table-cell>
          <table:table-cell table:number-columns-repeated="8"/>
        </table:table-row>
        <table:table-row table:style-name="ro1">
          <table:table-cell office:value-type="string">
            <text:p>Two Handed Weap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ne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Defend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Flam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Frost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Shock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Ghost touch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Keen2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Ki Focus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Merciful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Mighty cleav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Spell stor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Throw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string">
            <text:p>Thundering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string">
            <text:p>Vicious +1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Anarchic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Axiomatic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string">
            <text:p>Disruption3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string">
            <text:p>Flaming burst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string">
            <text:p>Icy burst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string">
            <text:p>Holy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string">
            <text:p>Shocking burst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string">
            <text:p>Unholy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string">
            <text:p>Wounding +2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string">
            <text:p>Speed +3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string">
            <text:p>Brilliant energy +4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4"/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string">
            <text:p>Dancing +4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table:number-columns-repeated="4"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string">
            <text:p>Vorpal2 +5 bonus</text:p>
          </table:table-cell>
          <table:table-cell/>
        </table:table-row>
        <table:table-row table:style-name="ro1">
          <table:table-cell office:value-type="string">
            <text:p>Magic Melee Weapon Special Abilities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Roll again twice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ane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tance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Flaming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Frost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Merciful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Returning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Shock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Seeking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Thundering2 +1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string">
            <text:p>Anarchic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string">
            <text:p>Axiomatic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Flaming burst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string">
            <text:p>Holy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string">
            <text:p>Icy burst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string">
            <text:p>Shocking burst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string">
            <text:p>Unholy2 +2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Speed +3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table:number-columns-repeated="4"/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string">
            <text:p>Brilliant energy +4 bonus</text:p>
          </table:table-cell>
          <table:table-cell/>
        </table:table-row>
        <table:table-row table:style-name="ro1">
          <table:table-cell office:value-type="string">
            <text:p>Magic Ranged Weapon Special Abilities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Roll again twice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andom Potoins and Oil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0-1st</text:p>
          </table:table-cell>
          <table:table-cell/>
        </table:table-row>
        <table:table-row table:style-name="ro1">
          <table:table-cell office:value-type="string">
            <text:p>Random Potoins and Oils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1st-1st</text:p>
          </table:table-cell>
          <table:table-cell/>
        </table:table-row>
        <table:table-row table:style-name="ro1">
          <table:table-cell office:value-type="string">
            <text:p>Random Potoins and Oils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2nd-3rd</text:p>
          </table:table-cell>
          <table:table-cell/>
        </table:table-row>
        <table:table-row table:style-name="ro1">
          <table:table-cell office:value-type="string">
            <text:p>Random Potoins and Oils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string">
            <text:p>3rd-5th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rcane mark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guidanc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ligh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string">
            <text:p>purify food and drink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string">
            <text:p>resistanc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string">
            <text:p>stabiliz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0-Level Potions and Oils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string">
            <text:p>virtu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imate rope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less weapon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ure light wounds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endure elements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enlarge person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string">
            <text:p>erase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>goodberry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grease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string">
            <text:p>hide from animals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hide from undead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hold portal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jump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string">
            <text:p>mage armor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string">
            <text:p>magic fang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string">
            <text:p>magic stone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string">
            <text:p>magic weapon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string">
            <text:p>pass without trace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string">
            <text:p>protection from chaos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string">
            <text:p>protection from evil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string">
            <text:p>protection from good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protection from law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string">
            <text:p>reduce person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string">
            <text:p>remove fear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string">
            <text:p>sanctuary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string">
            <text:p>shield of faith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Potions and Oils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string">
            <text:p>shillelagh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d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lign weapon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rcane lock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barkskin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bear's enduranc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blur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bull's strength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cat's grac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string">
            <text:p>cure moderate wounds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37">
            <text:p>37</text:p>
          </table:table-cell>
          <table:table-cell office:value-type="string">
            <text:p>darkness</text:p>
          </table:table-cell>
          <table:table-cell office:value-type="string">
            <text:p>300 gp</text:p>
          </table:table-cell>
          <table:table-cell table:number-columns-repeated="5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darkvision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delay poison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eagle's spendor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string">
            <text:p>fox's cunning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string">
            <text:p>gentle repos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string">
            <text:p>invisibility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string">
            <text:p>levitat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ake whol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obscure object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string">
            <text:p>owl's wisdom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protection from arrows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reduce animal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string">
            <text:p>remove paralysis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resist energy, acid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resist energy, cold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resist energy, electricity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resist energy, fir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resist energy, sonic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string">
            <text:p>rope trick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string">
            <text:p>shatter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string">
            <text:p>spider climb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string">
            <text:p>status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string">
            <text:p>undetectable alignment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string">
            <text:p>warp wood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wood shape</text:p>
          </table:table-cell>
          <table:table-cell office:value-type="string">
            <text:p>300 gp</text:p>
          </table:table-cell>
          <table:table-cell table:number-columns-repeated="4"/>
        </table:table-row>
        <table:table-row table:style-name="ro1">
          <table:table-cell office:value-type="string">
            <text:p>2nd-Level Potions and Oi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continual flame</text:p>
          </table:table-cell>
          <table:table-cell office:value-type="string">
            <text:p>35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ure serious wounds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daylight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dispel magic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displacement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fire trap</text:p>
          </table:table-cell>
          <table:table-cell office:value-type="string">
            <text:p>775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flame arrow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string">
            <text:p>fly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string">
            <text:p>gaseous form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good hop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string">
            <text:p>hast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string">
            <text:p>heroism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string">
            <text:p>keen edg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string">
            <text:p>magic fang, greater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string">
            <text:p>magic vestment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string">
            <text:p>neutralize poison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protection from energy, acid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protection from energy, cold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protection from energy, electricity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protection from energy, fir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protection from energy, sonic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string">
            <text:p>rag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string">
            <text:p>remove blindness/deafness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string">
            <text:p>remove curs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string">
            <text:p>remove diseas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shrink item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stone shap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string">
            <text:p>tongues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string">
            <text:p>water breathing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string">
            <text:p>water walk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3rd-Level Potions and Oi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nondetection</text:p>
          </table:table-cell>
          <table:table-cell office:value-type="string">
            <text:p>80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andom Scrolls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Arcane scroll1</text:p>
          </table:table-cell>
          <table:table-cell table:number-columns-repeated="5"/>
        </table:table-row>
        <table:table-row table:style-name="ro1">
          <table:table-cell office:value-type="string">
            <text:p>Random Scrolls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string">
            <text:p>Divine scroll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umber of Spells on Scroll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One spell1</text:p>
          </table:table-cell>
          <table:table-cell table:number-columns-repeated="5"/>
        </table:table-row>
        <table:table-row table:style-name="ro1">
          <table:table-cell office:value-type="string">
            <text:p>Number of Spells on Scroll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string">
            <text:p>Two spells1</text:p>
          </table:table-cell>
          <table:table-cell table:number-columns-repeated="5"/>
        </table:table-row>
        <table:table-row table:style-name="ro1">
          <table:table-cell office:value-type="string">
            <text:p>Number of Spells on Scroll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string">
            <text:p>Three spells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croll Lev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0 1st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1st 1st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2nd 3rd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3rd 5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th 7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5th 9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string">
            <text:p>6th 11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4"/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string">
            <text:p>7th 13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string">
            <text:p>8th 15th</text:p>
          </table:table-cell>
          <table:table-cell/>
        </table:table-row>
        <table:table-row table:style-name="ro1">
          <table:table-cell office:value-type="string">
            <text:p>Scroll Level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string">
            <text:p>9th 17th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id splash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arcane mark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bleed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dancing lights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daze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string">
            <text:p>detect magic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detect poison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disrupt undead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flare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string">
            <text:p>ghost sound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light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mage hand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string">
            <text:p>mending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message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string">
            <text:p>open/close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prestidigitation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string">
            <text:p>ray of frost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string">
            <text:p>read magic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string">
            <text:p>resistance 12.5 gp</text:p>
          </table:table-cell>
          <table:table-cell table:number-columns-repeated="5"/>
        </table:table-row>
        <table:table-row table:style-name="ro1">
          <table:table-cell office:value-type="string">
            <text:p>0-Level Arcane Spells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string">
            <text:p>touch of fatigue 12.5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larm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imate rop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urning hand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ause fea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harm person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chill touch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olor spray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comprehend language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detect secret door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detect undea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disguise self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endure element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enlarge person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eras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string">
            <text:p>expeditious retrea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floating disk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greas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hold portal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hypnotism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string">
            <text:p>identify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string">
            <text:p>jump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mage armo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magic aura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magic missil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magic weapon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moun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string">
            <text:p>obscuring mis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string">
            <text:p>protection from chao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protection from evil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string">
            <text:p>protection from goo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protection from law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string">
            <text:p>ray of enfeeblemen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string">
            <text:p>reduce person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string">
            <text:p>shiel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string">
            <text:p>shocking grasp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string">
            <text:p>silent imag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sleep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string">
            <text:p>summon monster I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string">
            <text:p>true strik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unseen servan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Arcane Spel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ventriloquism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id arrow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lter self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ear's enduranc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blindness-deafnes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blu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bull's strength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t's grac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ommand undea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darknes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darkvisi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ze monst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etect thought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eagle's splendo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false lif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flaming spher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fog clou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fox's cunning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ghoul touch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string">
            <text:p>glitterdust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gust of win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hideous laught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string">
            <text:p>hypnotic patter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invisibilit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string">
            <text:p>knock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string">
            <text:p>levitat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locate object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make whol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string">
            <text:p>minor imag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string">
            <text:p>mirror imag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misdirecti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2">
            <text:p>62</text:p>
          </table:table-cell>
          <table:table-cell office:value-type="string">
            <text:p>obscure object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3">
            <text:p>63</text:p>
          </table:table-cell>
          <table:table-cell office:value-type="string">
            <text:p>owl's wisdom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string">
            <text:p>protection from arrow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pyrotechnic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resist energ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string">
            <text:p>rope trick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73">
            <text:p>73</text:p>
          </table:table-cell>
          <table:table-cell office:value-type="string">
            <text:p>scar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string">
            <text:p>scorching ra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string">
            <text:p>see invisibilit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shatt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82">
            <text:p>82</text:p>
          </table:table-cell>
          <table:table-cell office:value-type="string">
            <text:p>spectral hand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string">
            <text:p>spider climb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summon monster II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string">
            <text:p>summon swarm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string">
            <text:p>touch of idioc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string">
            <text:p>web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string">
            <text:p>whispering win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7">
            <text:p>97</text:p>
          </table:table-cell>
          <table:table-cell office:value-type="string">
            <text:p>magic mouth</text:p>
          </table:table-cell>
          <table:table-cell office:value-type="string">
            <text:p>16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8">
            <text:p>98</text:p>
          </table:table-cell>
          <table:table-cell office:value-type="string">
            <text:p>arcane lock</text:p>
          </table:table-cell>
          <table:table-cell office:value-type="string">
            <text:p>175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99">
            <text:p>99</text:p>
          </table:table-cell>
          <table:table-cell office:value-type="string">
            <text:p>continual flame</text:p>
          </table:table-cell>
          <table:table-cell office:value-type="string">
            <text:p>200 gp</text:p>
          </table:table-cell>
          <table:table-cell table:number-columns-repeated="5"/>
        </table:table-row>
        <table:table-row table:style-name="ro1">
          <table:table-cell office:value-type="string">
            <text:p>2nd-Level Arcane Spells</text:p>
          </table:table-cell>
          <table:table-cell office:value-type="float" office:value="100">
            <text:p>100</text:p>
          </table:table-cell>
          <table:table-cell office:value-type="string">
            <text:p>phantom trap</text:p>
          </table:table-cell>
          <table:table-cell office:value-type="string">
            <text:p>200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cane sigh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">
            <text:p>3</text:p>
          </table:table-cell>
          <table:table-cell office:value-type="string">
            <text:p>beast shap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link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">
            <text:p>7</text:p>
          </table:table-cell>
          <table:table-cell office:value-type="string">
            <text:p>clairaudience/clairvoyanc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dayligh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 slumber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dispel magic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6">
            <text:p>16</text:p>
          </table:table-cell>
          <table:table-cell office:value-type="string">
            <text:p>displacement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7">
            <text:p>17</text:p>
          </table:table-cell>
          <table:table-cell office:value-type="string">
            <text:p>explosive runes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fireball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flame arrow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fly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string">
            <text:p>gaseous form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0">
            <text:p>30</text:p>
          </table:table-cell>
          <table:table-cell office:value-type="string">
            <text:p>gentle repos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halt undea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string">
            <text:p>hast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6">
            <text:p>36</text:p>
          </table:table-cell>
          <table:table-cell office:value-type="string">
            <text:p>heroism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string">
            <text:p>hold pers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invisibility spher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3">
            <text:p>43</text:p>
          </table:table-cell>
          <table:table-cell office:value-type="string">
            <text:p>keen edg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lightning bol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magic circle against chao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magic circle against evil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magic circle against goo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magic circle against law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55">
            <text:p>55</text:p>
          </table:table-cell>
          <table:table-cell office:value-type="string">
            <text:p>magic weapon, greater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major imag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string">
            <text:p>phantom stee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string">
            <text:p>protection from energy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64">
            <text:p>64</text:p>
          </table:table-cell>
          <table:table-cell office:value-type="string">
            <text:p>rag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string">
            <text:p>ray of exhausti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secret pag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0">
            <text:p>70</text:p>
          </table:table-cell>
          <table:table-cell office:value-type="string">
            <text:p>shrink item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string">
            <text:p>sleet storm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string">
            <text:p>slow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6">
            <text:p>76</text:p>
          </table:table-cell>
          <table:table-cell office:value-type="string">
            <text:p>stinking cloud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string">
            <text:p>suggesti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string">
            <text:p>summon monster III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string">
            <text:p>tiny hu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string">
            <text:p>tongue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string">
            <text:p>vampiric touch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string">
            <text:p>water breathing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string">
            <text:p>wind wall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string">
            <text:p>illusory script</text:p>
          </table:table-cell>
          <table:table-cell office:value-type="string">
            <text:p>42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string">
            <text:p>nondetection</text:p>
          </table:table-cell>
          <table:table-cell office:value-type="string">
            <text:p>425 gp</text:p>
          </table:table-cell>
          <table:table-cell table:number-columns-repeated="4"/>
        </table:table-row>
        <table:table-row table:style-name="ro1">
          <table:table-cell office:value-type="string">
            <text:p>3rd-Level Arca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sepia snake sigil</text:p>
          </table:table-cell>
          <table:table-cell office:value-type="string">
            <text:p>87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cane ey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east shape I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estow curs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black tentacle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charm monst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confusi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ontagi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crushing despai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21">
            <text:p>21</text:p>
          </table:table-cell>
          <table:table-cell office:value-type="string">
            <text:p>detect scrying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dimension doo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dimensional ancho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elemental body I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enervati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enlarge person, mas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fea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fire shield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geas, less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globe of invulnerability, less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47">
            <text:p>47</text:p>
          </table:table-cell>
          <table:table-cell office:value-type="string">
            <text:p>hallucinatory terrain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ice storm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1">
            <text:p>51</text:p>
          </table:table-cell>
          <table:table-cell office:value-type="string">
            <text:p>illusory wall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string">
            <text:p>invisibility, great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6">
            <text:p>56</text:p>
          </table:table-cell>
          <table:table-cell office:value-type="string">
            <text:p>locate creature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7">
            <text:p>57</text:p>
          </table:table-cell>
          <table:table-cell office:value-type="string">
            <text:p>minor creation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phantasmal kill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rainbow patter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reduce person, mas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4">
            <text:p>64</text:p>
          </table:table-cell>
          <table:table-cell office:value-type="string">
            <text:p>remove curse</text:p>
          </table:table-cell>
          <table:table-cell office:value-type="string">
            <text:p>700 gp</text:p>
          </table:table-cell>
          <table:table-cell table:number-columns-repeated="5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resilient spher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string">
            <text:p>scrying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secure shelt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string">
            <text:p>shadow conjurati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shout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string">
            <text:p>solid fog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string">
            <text:p>stone shap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summon monster IV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string">
            <text:p>wall of fir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string">
            <text:p>wall of ic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string">
            <text:p>fire trap</text:p>
          </table:table-cell>
          <table:table-cell office:value-type="string">
            <text:p>725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string">
            <text:p>mnemonic enhancer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string">
            <text:p>stoneskin</text:p>
          </table:table-cell>
          <table:table-cell office:value-type="string">
            <text:p>950 gp</text:p>
          </table:table-cell>
          <table:table-cell table:number-columns-repeated="4"/>
        </table:table-row>
        <table:table-row table:style-name="ro1">
          <table:table-cell office:value-type="string">
            <text:p>4th-Level Arca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animate dead</text:p>
          </table:table-cell>
          <table:table-cell office:value-type="string">
            <text:p>1,05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1">
            <text:p>1</text:p>
          </table:table-cell>
          <table:table-cell office:value-type="string">
            <text:p>animal growth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leful polymorph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east shape III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">
            <text:p>8</text:p>
          </table:table-cell>
          <table:table-cell office:value-type="string">
            <text:p>blight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break enchantmen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cloudkill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cone of cold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contact other plan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dismissal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dominate person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dream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8">
            <text:p>28</text:p>
          </table:table-cell>
          <table:table-cell office:value-type="string">
            <text:p>elemental body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29">
            <text:p>29</text:p>
          </table:table-cell>
          <table:table-cell office:value-type="string">
            <text:p>fabricate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feeblemind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hold monster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35">
            <text:p>35</text:p>
          </table:table-cell>
          <table:table-cell office:value-type="string">
            <text:p>interposing hand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mage's faithful hound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mage's private sanctum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magic jar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3">
            <text:p>43</text:p>
          </table:table-cell>
          <table:table-cell office:value-type="string">
            <text:p>major creation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string">
            <text:p>mind fog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6">
            <text:p>46</text:p>
          </table:table-cell>
          <table:table-cell office:value-type="string">
            <text:p>mirage arcana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nightmar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overland fligh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passwall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permanency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55">
            <text:p>55</text:p>
          </table:table-cell>
          <table:table-cell office:value-type="string">
            <text:p>persistent image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planar binding, lesser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59">
            <text:p>59</text:p>
          </table:table-cell>
          <table:table-cell office:value-type="string">
            <text:p>plant shape I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string">
            <text:p>polymorph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string">
            <text:p>prying eye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5">
            <text:p>65</text:p>
          </table:table-cell>
          <table:table-cell office:value-type="string">
            <text:p>secret chest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6">
            <text:p>66</text:p>
          </table:table-cell>
          <table:table-cell office:value-type="string">
            <text:p>seeming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string">
            <text:p>sending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string">
            <text:p>shadow evocation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string">
            <text:p>summon monster V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string">
            <text:p>telekinesi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79">
            <text:p>79</text:p>
          </table:table-cell>
          <table:table-cell office:value-type="string">
            <text:p>telepathic bond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string">
            <text:p>telepor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4">
            <text:p>84</text:p>
          </table:table-cell>
          <table:table-cell office:value-type="string">
            <text:p>transmute mud to rock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5">
            <text:p>85</text:p>
          </table:table-cell>
          <table:table-cell office:value-type="string">
            <text:p>transmute rock to mud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wall of forc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string">
            <text:p>wall of ston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string">
            <text:p>waves of fatigu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string">
            <text:p>false vision</text:p>
          </table:table-cell>
          <table:table-cell office:value-type="string">
            <text:p>1,37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string">
            <text:p>symbol of pain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office:value-type="string">
            <text:p>5th-Level Arca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symbol of sleep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id fog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nalyze dweomer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ntimagic field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bear's endurance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0">
            <text:p>10</text:p>
          </table:table-cell>
          <table:table-cell office:value-type="string">
            <text:p>beast shape IV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bull's strength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t's grace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chain lightning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contingency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20">
            <text:p>20</text:p>
          </table:table-cell>
          <table:table-cell office:value-type="string">
            <text:p>control water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disintegrate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dispel magic, greater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eagle's splendor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1">
            <text:p>31</text:p>
          </table:table-cell>
          <table:table-cell office:value-type="string">
            <text:p>elemental body III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eyebite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string">
            <text:p>flesh to stone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forceful hand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form of the dragon I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fox's cunning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43">
            <text:p>43</text:p>
          </table:table-cell>
          <table:table-cell office:value-type="string">
            <text:p>freezing sphere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string">
            <text:p>geas/quest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>
            <text:p>globe of invulnerability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guards and ward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heroism, greater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mage's lucubration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string">
            <text:p>mislead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8">
            <text:p>58</text:p>
          </table:table-cell>
          <table:table-cell office:value-type="string">
            <text:p>move earth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59">
            <text:p>59</text:p>
          </table:table-cell>
          <table:table-cell office:value-type="string">
            <text:p>owl's wisdom, mass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permanent image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planar binding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65">
            <text:p>65</text:p>
          </table:table-cell>
          <table:table-cell office:value-type="string">
            <text:p>plant shape II</text:p>
          </table:table-cell>
          <table:table-cell office:value-type="string">
            <text:p>1,6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epulsion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shadow walk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stone to flesh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string">
            <text:p>suggestion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string">
            <text:p>summon monster VI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string">
            <text:p>transformation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string">
            <text:p>veil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string">
            <text:p>programmed image</text:p>
          </table:table-cell>
          <table:table-cell office:value-type="string">
            <text:p>1,675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wall of iron</text:p>
          </table:table-cell>
          <table:table-cell office:value-type="string">
            <text:p>1,70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create undead</text:p>
          </table:table-cell>
          <table:table-cell office:value-type="string">
            <text:p>1,7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string">
            <text:p>legend lore</text:p>
          </table:table-cell>
          <table:table-cell office:value-type="string">
            <text:p>1,90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string">
            <text:p>true seeing</text:p>
          </table:table-cell>
          <table:table-cell office:value-type="string">
            <text:p>1,90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string">
            <text:p>circle of death</text:p>
          </table:table-cell>
          <table:table-cell office:value-type="string">
            <text:p>2,1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96">
            <text:p>96</text:p>
          </table:table-cell>
          <table:table-cell office:value-type="string">
            <text:p>undeath to death</text:p>
          </table:table-cell>
          <table:table-cell office:value-type="string">
            <text:p>2,150 gp</text:p>
          </table:table-cell>
          <table:table-cell table:number-columns-repeated="5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symbol of fear</text:p>
          </table:table-cell>
          <table:table-cell office:value-type="string">
            <text:p>2,650 gp</text:p>
          </table:table-cell>
          <table:table-cell table:number-columns-repeated="4"/>
        </table:table-row>
        <table:table-row table:style-name="ro1">
          <table:table-cell office:value-type="string">
            <text:p>6th-Level Arcane Spel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symbol of persuasion</text:p>
          </table:table-cell>
          <table:table-cell office:value-type="string">
            <text:p>6,65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rcane sight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anishment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ontrol undea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ontrol weath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delayed blast fireball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elemental body IV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ethereal jaunt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finger of death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form of the dragon I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giant form 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grasping han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hold person, mas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insanity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string">
            <text:p>invisibility, mas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mage's magnificent mansion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mage's swor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phase doo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plane shift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string">
            <text:p>plant shape II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polymorph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string">
            <text:p>power word blin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string">
            <text:p>prismatic spray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string">
            <text:p>reverse gravity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scrying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seques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string">
            <text:p>shadow conjuration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string">
            <text:p>spell turning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statue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string">
            <text:p>summon monster VI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string">
            <text:p>teleport object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string">
            <text:p>teleport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string">
            <text:p>waves of exhaustion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project image</text:p>
          </table:table-cell>
          <table:table-cell office:value-type="string">
            <text:p>2,280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vision</text:p>
          </table:table-cell>
          <table:table-cell office:value-type="string">
            <text:p>2,52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forcecage</text:p>
          </table:table-cell>
          <table:table-cell office:value-type="string">
            <text:p>2,7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string">
            <text:p>instant summons</text:p>
          </table:table-cell>
          <table:table-cell office:value-type="string">
            <text:p>3,2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string">
            <text:p>limited wish</text:p>
          </table:table-cell>
          <table:table-cell office:value-type="string">
            <text:p>3,7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string">
            <text:p>symbol of stunning</text:p>
          </table:table-cell>
          <table:table-cell office:value-type="string">
            <text:p>7,7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symbol of weakness</text:p>
          </table:table-cell>
          <table:table-cell office:value-type="string">
            <text:p>7,775 gp</text:p>
          </table:table-cell>
          <table:table-cell table:number-columns-repeated="4"/>
        </table:table-row>
        <table:table-row table:style-name="ro1">
          <table:table-cell office:value-type="string">
            <text:p>7th-Level Arcane Spel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simulacrum</text:p>
          </table:table-cell>
          <table:table-cell office:value-type="string">
            <text:p>8,77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tipathy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harm monster, mas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lenched fist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lon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demand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dimensional lock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discern location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form of the dragon III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giant form II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horrid wilting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incendiary cloud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iron body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irresistable danc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string">
            <text:p>maz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mind blank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moment of prescienc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planar binding, greater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>
            <text:p>polar ray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string">
            <text:p>polymorph any object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string">
            <text:p>power word stun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prismatic wall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prying eyes, greater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scintillating pattern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string">
            <text:p>shadow evocation, greater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shout, greater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string">
            <text:p>summon monster VIII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string">
            <text:p>sunburst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string">
            <text:p>telekinetic spher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create greater undead</text:p>
          </table:table-cell>
          <table:table-cell office:value-type="string">
            <text:p>3,15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string">
            <text:p>protection from spells</text:p>
          </table:table-cell>
          <table:table-cell office:value-type="string">
            <text:p>3,5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string">
            <text:p>sympathy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string">
            <text:p>symbol of death</text:p>
          </table:table-cell>
          <table:table-cell office:value-type="string">
            <text:p>8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string">
            <text:p>symbol of insanity</text:p>
          </table:table-cell>
          <table:table-cell office:value-type="string">
            <text:p>8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string">
            <text:p>temporal stasis</text:p>
          </table:table-cell>
          <table:table-cell office:value-type="string">
            <text:p>8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string">
            <text:p>binding (chaining)</text:p>
          </table:table-cell>
          <table:table-cell office:value-type="string">
            <text:p>13,000 gp</text:p>
          </table:table-cell>
          <table:table-cell table:number-columns-repeated="4"/>
        </table:table-row>
        <table:table-row table:style-name="ro1">
          <table:table-cell office:value-type="string">
            <text:p>8th-Level Arca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trap the soul</text:p>
          </table:table-cell>
          <table:table-cell office:value-type="string">
            <text:p>23,00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rushing hand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dominate monster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energy drain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etherealness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foresight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>freedom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gat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hold monster, mass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string">
            <text:p>imprisonment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string">
            <text:p>mage's disjunction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string">
            <text:p>meteor swarm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string">
            <text:p>power word kill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prismatic spher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shades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string">
            <text:p>shapechang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soul bind1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string">
            <text:p>summon monster IX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string">
            <text:p>time stop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string">
            <text:p>wail of the banshe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string">
            <text:p>weird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refuge</text:p>
          </table:table-cell>
          <table:table-cell office:value-type="string">
            <text:p>4,3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astral projection</text:p>
          </table:table-cell>
          <table:table-cell office:value-type="string">
            <text:p>4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string">
            <text:p>teleportation circle2</text:p>
          </table:table-cell>
          <table:table-cell office:value-type="string">
            <text:p>4,825 gp</text:p>
          </table:table-cell>
          <table:table-cell table:number-columns-repeated="4"/>
        </table:table-row>
        <table:table-row table:style-name="ro1">
          <table:table-cell office:value-type="string">
            <text:p>9th-Level Arcane Spells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wish3</text:p>
          </table:table-cell>
          <table:table-cell office:value-type="string">
            <text:p>28,8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leed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create water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detect magic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detect poison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string">
            <text:p>flare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guidance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string">
            <text:p>know direction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string">
            <text:p>light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string">
            <text:p>mending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string">
            <text:p>purify food and drink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string">
            <text:p>read magic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string">
            <text:p>resistance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string">
            <text:p>stabilize 12.5 gp</text:p>
          </table:table-cell>
          <table:table-cell table:number-columns-repeated="5"/>
        </table:table-row>
        <table:table-row table:style-name="ro1">
          <table:table-cell office:value-type="string">
            <text:p>0-Level Divine Spells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virtue 12.5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n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les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6">
            <text:p>6</text:p>
          </table:table-cell>
          <table:table-cell office:value-type="string">
            <text:p>calm animals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ause fea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harm animal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comman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comprehend language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cure light wound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deathwatch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26">
            <text:p>26</text:p>
          </table:table-cell>
          <table:table-cell office:value-type="string">
            <text:p>detect animals or plants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detect chao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detect evil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detect goo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detect law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detect snares and pit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detect undea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divine favo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doom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string">
            <text:p>endure element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>
            <text:p>entangl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entropic shiel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faerie fir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3">
            <text:p>53</text:p>
          </table:table-cell>
          <table:table-cell office:value-type="string">
            <text:p>goodberry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4">
            <text:p>54</text:p>
          </table:table-cell>
          <table:table-cell office:value-type="string">
            <text:p>hide from animals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string">
            <text:p>hide from undea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string">
            <text:p>inflict light wound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string">
            <text:p>jump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longstride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magic fang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magic ston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string">
            <text:p>obscuring mist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string">
            <text:p>pass without trac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string">
            <text:p>produce flame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string">
            <text:p>protection from chao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string">
            <text:p>protection from evil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protection from good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string">
            <text:p>protection from law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remove fear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sanctuary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shield of faith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91">
            <text:p>91</text:p>
          </table:table-cell>
          <table:table-cell office:value-type="string">
            <text:p>shillelagh</text:p>
          </table:table-cell>
          <table:table-cell office:value-type="string">
            <text:p>25 gp</text:p>
          </table:table-cell>
          <table:table-cell table:number-columns-repeated="5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string">
            <text:p>speak with animals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string">
            <text:p>summon monster I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string">
            <text:p>summon nature's ally I</text:p>
          </table:table-cell>
          <table:table-cell office:value-type="string">
            <text:p>25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bless water</text:p>
          </table:table-cell>
          <table:table-cell office:value-type="string">
            <text:p>50 gp</text:p>
          </table:table-cell>
          <table:table-cell table:number-columns-repeated="4"/>
        </table:table-row>
        <table:table-row table:style-name="ro1">
          <table:table-cell office:value-type="string">
            <text:p>1st-Level Divine Spells</text:p>
          </table:table-cell>
          <table:table-cell office:value-type="float" office:value="100">
            <text:p>100</text:p>
          </table:table-cell>
          <table:table-cell office:value-type="string">
            <text:p>curse water</text:p>
          </table:table-cell>
          <table:table-cell office:value-type="string">
            <text:p>50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lign weap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nimal messeng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">
            <text:p>9</text:p>
          </table:table-cell>
          <table:table-cell office:value-type="string">
            <text:p>animal tranc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barkski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4">
            <text:p>14</text:p>
          </table:table-cell>
          <table:table-cell office:value-type="string">
            <text:p>bear's enduranc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5">
            <text:p>15</text:p>
          </table:table-cell>
          <table:table-cell office:value-type="string">
            <text:p>bull's strength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calm emotion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8">
            <text:p>18</text:p>
          </table:table-cell>
          <table:table-cell office:value-type="string">
            <text:p>cat's grac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chill metal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string">
            <text:p>cure moderate wound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darknes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death knell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delay pois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string">
            <text:p>eagle's splendo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enthrall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find trap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flame blad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flaming spher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fog clou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47">
            <text:p>47</text:p>
          </table:table-cell>
          <table:table-cell office:value-type="string">
            <text:p>gentle repos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gust of wind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0">
            <text:p>50</text:p>
          </table:table-cell>
          <table:table-cell office:value-type="string">
            <text:p>heat metal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hold animal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hold pers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string">
            <text:p>inflict moderate wound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8">
            <text:p>58</text:p>
          </table:table-cell>
          <table:table-cell office:value-type="string">
            <text:p>make whol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string">
            <text:p>owl's wisdom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1">
            <text:p>61</text:p>
          </table:table-cell>
          <table:table-cell office:value-type="string">
            <text:p>reduce animal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string">
            <text:p>remove paralysis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string">
            <text:p>resist energy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string">
            <text:p>restoration, less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69">
            <text:p>69</text:p>
          </table:table-cell>
          <table:table-cell office:value-type="string">
            <text:p>shatter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shield other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string">
            <text:p>silence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5">
            <text:p>75</text:p>
          </table:table-cell>
          <table:table-cell office:value-type="string">
            <text:p>soften earth and ston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6">
            <text:p>76</text:p>
          </table:table-cell>
          <table:table-cell office:value-type="string">
            <text:p>sound burst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7">
            <text:p>77</text:p>
          </table:table-cell>
          <table:table-cell office:value-type="string">
            <text:p>spider climb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string">
            <text:p>spiritual weapon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0">
            <text:p>80</text:p>
          </table:table-cell>
          <table:table-cell office:value-type="string">
            <text:p>status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string">
            <text:p>summon monster II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string">
            <text:p>summon nature's ally II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string">
            <text:p>summon swarm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7">
            <text:p>87</text:p>
          </table:table-cell>
          <table:table-cell office:value-type="string">
            <text:p>tree shap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8">
            <text:p>88</text:p>
          </table:table-cell>
          <table:table-cell office:value-type="string">
            <text:p>undetectable alignment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89">
            <text:p>89</text:p>
          </table:table-cell>
          <table:table-cell office:value-type="string">
            <text:p>warp wood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0">
            <text:p>90</text:p>
          </table:table-cell>
          <table:table-cell office:value-type="string">
            <text:p>wood shape</text:p>
          </table:table-cell>
          <table:table-cell office:value-type="string">
            <text:p>150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string">
            <text:p>zone of truth</text:p>
          </table:table-cell>
          <table:table-cell office:value-type="string">
            <text:p>150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4">
            <text:p>94</text:p>
          </table:table-cell>
          <table:table-cell office:value-type="string">
            <text:p>augury</text:p>
          </table:table-cell>
          <table:table-cell office:value-type="string">
            <text:p>175 gp</text:p>
          </table:table-cell>
          <table:table-cell table:number-columns-repeated="5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string">
            <text:p>consecrate</text:p>
          </table:table-cell>
          <table:table-cell office:value-type="string">
            <text:p>175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desecrate</text:p>
          </table:table-cell>
          <table:table-cell office:value-type="string">
            <text:p>175 gp</text:p>
          </table:table-cell>
          <table:table-cell table:number-columns-repeated="4"/>
        </table:table-row>
        <table:table-row table:style-name="ro1">
          <table:table-cell office:value-type="string">
            <text:p>2nd-Level Divine Spel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fire trap</text:p>
          </table:table-cell>
          <table:table-cell office:value-type="string">
            <text:p>17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stow curs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lindness/deafnes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ll lightning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ontagi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reate food and water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cure serious wound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dayligh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deeper darknes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19">
            <text:p>19</text:p>
          </table:table-cell>
          <table:table-cell office:value-type="string">
            <text:p>diminish plants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dispel magic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24">
            <text:p>24</text:p>
          </table:table-cell>
          <table:table-cell office:value-type="string">
            <text:p>dominate animal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25">
            <text:p>25</text:p>
          </table:table-cell>
          <table:table-cell office:value-type="string">
            <text:p>helping hand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inflict serious wound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invisibility purg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locate objec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string">
            <text:p>magic circle against chao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magic circle against evil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magic circle against law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magic fang, greater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string">
            <text:p>magic vestmen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45">
            <text:p>45</text:p>
          </table:table-cell>
          <table:table-cell office:value-type="string">
            <text:p>meld into stone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string">
            <text:p>obscure objec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plant growth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string">
            <text:p>pois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prayer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string">
            <text:p>protection from energy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59">
            <text:p>59</text:p>
          </table:table-cell>
          <table:table-cell office:value-type="string">
            <text:p>quench</text:p>
          </table:table-cell>
          <table:table-cell office:value-type="string">
            <text:p>375 gp</text:p>
          </table:table-cell>
          <table:table-cell table:number-columns-repeated="5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string">
            <text:p>remove blindness/deafnes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emove curs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string">
            <text:p>remove diseas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searing ligh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string">
            <text:p>sleet storm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snar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string">
            <text:p>speak with dea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string">
            <text:p>speak with plant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spike growth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string">
            <text:p>stone shap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summon monster III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summon nature's ally III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string">
            <text:p>water breathing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string">
            <text:p>water walk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string">
            <text:p>wind wall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string">
            <text:p>continual flame</text:p>
          </table:table-cell>
          <table:table-cell office:value-type="string">
            <text:p>42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string">
            <text:p>glyph of warding</text:p>
          </table:table-cell>
          <table:table-cell office:value-type="string">
            <text:p>575 gp</text:p>
          </table:table-cell>
          <table:table-cell table:number-columns-repeated="4"/>
        </table:table-row>
        <table:table-row table:style-name="ro1">
          <table:table-cell office:value-type="string">
            <text:p>3rd-Level Divi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animate dead1</text:p>
          </table:table-cell>
          <table:table-cell office:value-type="string">
            <text:p>6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ir walk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ntiplant shell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light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haos hamm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ommand plant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ontrol wat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cure critical wound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death ward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dimensional ancho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discern lie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dismissal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divine pow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string">
            <text:p>flame strik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freedom of movement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giant vermi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holy smit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string">
            <text:p>ice storm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imbue with spell ability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string">
            <text:p>inflict critical wound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string">
            <text:p>magic weapon, greater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string">
            <text:p>neutralize pois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string">
            <text:p>order's wrath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poiso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eincarnate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epel vermin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rusting grasp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scrying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string">
            <text:p>sending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string">
            <text:p>spell immunity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string">
            <text:p>spike stone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summon monster IV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string">
            <text:p>summon nature's ally IV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tongues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string">
            <text:p>unholy blight</text:p>
          </table:table-cell>
          <table:table-cell office:value-type="string">
            <text:p>700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string">
            <text:p>divination</text:p>
          </table:table-cell>
          <table:table-cell office:value-type="string">
            <text:p>725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string">
            <text:p>planar ally, lesser1</text:p>
          </table:table-cell>
          <table:table-cell office:value-type="string">
            <text:p>1,225 gp</text:p>
          </table:table-cell>
          <table:table-cell table:number-columns-repeated="4"/>
        </table:table-row>
        <table:table-row table:style-name="ro1">
          <table:table-cell office:value-type="string">
            <text:p>4th-Level Divine Spells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string">
            <text:p>restoration</text:p>
          </table:table-cell>
          <table:table-cell office:value-type="string">
            <text:p>1,70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imal growth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tonemen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leful polymorph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break enchantmen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breath of lif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call lightning storm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command, greater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commune with natur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ontrol wind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cure light wounds, mas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death ward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29">
            <text:p>29</text:p>
          </table:table-cell>
          <table:table-cell office:value-type="string">
            <text:p>dispel chaos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0">
            <text:p>30</text:p>
          </table:table-cell>
          <table:table-cell office:value-type="string">
            <text:p>dispel evil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1">
            <text:p>31</text:p>
          </table:table-cell>
          <table:table-cell office:value-type="string">
            <text:p>dispel good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2">
            <text:p>32</text:p>
          </table:table-cell>
          <table:table-cell office:value-type="string">
            <text:p>dispel law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string">
            <text:p>disrupting weapon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inflict light wounds, mas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insect plagu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mark of justic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string">
            <text:p>plane shif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string">
            <text:p>righteous might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scrying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string">
            <text:p>slay living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string">
            <text:p>spell resistanc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string">
            <text:p>summon monster V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summon nature's ally V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2">
            <text:p>62</text:p>
          </table:table-cell>
          <table:table-cell office:value-type="string">
            <text:p>transmute mud to rock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3">
            <text:p>63</text:p>
          </table:table-cell>
          <table:table-cell office:value-type="string">
            <text:p>transmute rock to mud</text:p>
          </table:table-cell>
          <table:table-cell office:value-type="string">
            <text:p>1,125 gp</text:p>
          </table:table-cell>
          <table:table-cell table:number-columns-repeated="5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string">
            <text:p>tree strid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wall of fir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wall of thorns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wall of stone</text:p>
          </table:table-cell>
          <table:table-cell office:value-type="string">
            <text:p>1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string">
            <text:p>stoneskin</text:p>
          </table:table-cell>
          <table:table-cell office:value-type="string">
            <text:p>1,37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string">
            <text:p>true seeing</text:p>
          </table:table-cell>
          <table:table-cell office:value-type="string">
            <text:p>1,37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commune</text:p>
          </table:table-cell>
          <table:table-cell office:value-type="string">
            <text:p>1,6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string">
            <text:p>hallow1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string">
            <text:p>symbol of pain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symbol of sleep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string">
            <text:p>unhallow1</text:p>
          </table:table-cell>
          <table:table-cell office:value-type="string">
            <text:p>2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string">
            <text:p>awaken</text:p>
          </table:table-cell>
          <table:table-cell office:value-type="string">
            <text:p>3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string">
            <text:p>hallow</text:p>
          </table:table-cell>
          <table:table-cell office:value-type="string">
            <text:p>6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string">
            <text:p>raise dead</text:p>
          </table:table-cell>
          <table:table-cell office:value-type="string">
            <text:p>6,125 gp</text:p>
          </table:table-cell>
          <table:table-cell table:number-columns-repeated="4"/>
        </table:table-row>
        <table:table-row table:style-name="ro1">
          <table:table-cell office:value-type="string">
            <text:p>5th-Level Divine Spells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string">
            <text:p>unhallow</text:p>
          </table:table-cell>
          <table:table-cell office:value-type="string">
            <text:p>6,1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imate object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ntilife shell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nishment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bear's endurance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blade barrier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bull's strength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t's grace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cure moderate wounds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dispel magic, greater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eagle's splendor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find the path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fire seed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geas/quest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string">
            <text:p>heal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heroes' feast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>
            <text:p>inflict moderate wounds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ironwood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liveoak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string">
            <text:p>move earth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string">
            <text:p>owl's wisdom, mas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string">
            <text:p>repel wood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spellstaff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string">
            <text:p>stone tell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string">
            <text:p>summon monster VI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string">
            <text:p>summon nature's ally VI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string">
            <text:p>transport via plants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string">
            <text:p>wind walk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string">
            <text:p>word of recall</text:p>
          </table:table-cell>
          <table:table-cell office:value-type="string">
            <text:p>1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create undead</text:p>
          </table:table-cell>
          <table:table-cell office:value-type="string">
            <text:p>1,7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string">
            <text:p>glyph of warding, greater</text:p>
          </table:table-cell>
          <table:table-cell office:value-type="string">
            <text:p>2,0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string">
            <text:p>undeath to death</text:p>
          </table:table-cell>
          <table:table-cell office:value-type="string">
            <text:p>2,1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symbol of fear</text:p>
          </table:table-cell>
          <table:table-cell office:value-type="string">
            <text:p>2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string">
            <text:p>planar ally1</text:p>
          </table:table-cell>
          <table:table-cell office:value-type="string">
            <text:p>2,90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string">
            <text:p>forbiddance2</text:p>
          </table:table-cell>
          <table:table-cell office:value-type="string">
            <text:p>4,650 gp</text:p>
          </table:table-cell>
          <table:table-cell table:number-columns-repeated="4"/>
        </table:table-row>
        <table:table-row table:style-name="ro1">
          <table:table-cell office:value-type="string">
            <text:p>6th-Level Divine Spells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string">
            <text:p>symbol of persuasion</text:p>
          </table:table-cell>
          <table:table-cell office:value-type="string">
            <text:p>6,65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imate plant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blasphemy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hangestaff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control weath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creeping doom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cure serious wounds, mas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dictum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string">
            <text:p>ethereal jaunt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string">
            <text:p>fire storm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string">
            <text:p>holy wor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string">
            <text:p>inflict serious wounds, mas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regenerate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repulsion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scrying, greater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string">
            <text:p>summon monster VI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summon nature's ally VII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string">
            <text:p>sunbeam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transmute metal to wood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string">
            <text:p>word of chaos</text:p>
          </table:table-cell>
          <table:table-cell office:value-type="string">
            <text:p>2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string">
            <text:p>destruction</text:p>
          </table:table-cell>
          <table:table-cell office:value-type="string">
            <text:p>2,7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string">
            <text:p>refuge</text:p>
          </table:table-cell>
          <table:table-cell office:value-type="string">
            <text:p>3,7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string">
            <text:p>restoration, greater</text:p>
          </table:table-cell>
          <table:table-cell office:value-type="string">
            <text:p>7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symbol of stunning</text:p>
          </table:table-cell>
          <table:table-cell office:value-type="string">
            <text:p>7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string">
            <text:p>symbol of weakness</text:p>
          </table:table-cell>
          <table:table-cell office:value-type="string">
            <text:p>7,275 gp</text:p>
          </table:table-cell>
          <table:table-cell table:number-columns-repeated="4"/>
        </table:table-row>
        <table:table-row table:style-name="ro1">
          <table:table-cell office:value-type="string">
            <text:p>7th-Level Divine Spells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string">
            <text:p>resurrection</text:p>
          </table:table-cell>
          <table:table-cell office:value-type="string">
            <text:p>12,27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imal shape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antimagic field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cloak of chao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control plant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cure critical wounds, mas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string">
            <text:p>dimensional lock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discern location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string">
            <text:p>earthquak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string">
            <text:p>finger of death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string">
            <text:p>holy aura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string">
            <text:p>inflict critical wounds, mass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>
            <text:p>repel metal or stone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reverse gravity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string">
            <text:p>shield of law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string">
            <text:p>spell immunity, greater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string">
            <text:p>summon monster VIII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string">
            <text:p>summon nature's ally VIII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string">
            <text:p>sunburst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string">
            <text:p>unholy aura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string">
            <text:p>whirlwind</text:p>
          </table:table-cell>
          <table:table-cell office:value-type="string">
            <text:p>3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create greater undead</text:p>
          </table:table-cell>
          <table:table-cell office:value-type="string">
            <text:p>3,15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planar ally, greater1</text:p>
          </table:table-cell>
          <table:table-cell office:value-type="string">
            <text:p>5,5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string">
            <text:p>symbol of death</text:p>
          </table:table-cell>
          <table:table-cell office:value-type="string">
            <text:p>8,000 gp</text:p>
          </table:table-cell>
          <table:table-cell table:number-columns-repeated="4"/>
        </table:table-row>
        <table:table-row table:style-name="ro1">
          <table:table-cell office:value-type="string">
            <text:p>8th-Level Divine Spells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string">
            <text:p>symbol of insanity</text:p>
          </table:table-cell>
          <table:table-cell office:value-type="string">
            <text:p>8,000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ntipathy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elemental swarm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energy drain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etherealness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foresight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gat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string">
            <text:p>heal, mass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implosion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string">
            <text:p>miracl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string">
            <text:p>shambler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string">
            <text:p>shapechang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string">
            <text:p>soul bind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string">
            <text:p>storm of vengeance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summon monster IX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string">
            <text:p>summon nature's ally IX</text:p>
          </table:table-cell>
          <table:table-cell office:value-type="string">
            <text:p>3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string">
            <text:p>astral projection</text:p>
          </table:table-cell>
          <table:table-cell office:value-type="string">
            <text:p>4,8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string">
            <text:p>sympathy</text:p>
          </table:table-cell>
          <table:table-cell office:value-type="string">
            <text:p>5,325 gp</text:p>
          </table:table-cell>
          <table:table-cell table:number-columns-repeated="4"/>
        </table:table-row>
        <table:table-row table:style-name="ro1">
          <table:table-cell office:value-type="string">
            <text:p>9th-Level Divine Spells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string">
            <text:p>true resurrection</text:p>
          </table:table-cell>
          <table:table-cell office:value-type="string">
            <text:p>28,82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andom Wand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0 1st</text:p>
          </table:table-cell>
          <table:table-cell/>
        </table:table-row>
        <table:table-row table:style-name="ro1">
          <table:table-cell office:value-type="string">
            <text:p>Random Wands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1st 1st</text:p>
          </table:table-cell>
          <table:table-cell/>
        </table:table-row>
        <table:table-row table:style-name="ro1">
          <table:table-cell office:value-type="string">
            <text:p>Random Wands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2nd 3rd</text:p>
          </table:table-cell>
          <table:table-cell/>
        </table:table-row>
        <table:table-row table:style-name="ro1">
          <table:table-cell office:value-type="string">
            <text:p>Random Wands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3rd 5th</text:p>
          </table:table-cell>
          <table:table-cell/>
        </table:table-row>
        <table:table-row table:style-name="ro1">
          <table:table-cell office:value-type="string">
            <text:p>Random Wands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string">
            <text:p>4th 7th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0-Level Wan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id splash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rcane mark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blee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create water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dancing lights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daz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detect magic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string">
            <text:p>detect pois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>disrupt undea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string">
            <text:p>flar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string">
            <text:p>ghost soun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string">
            <text:p>guidanc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string">
            <text:p>know directi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ligh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lullaby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string">
            <text:p>mage hand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mending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messag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string">
            <text:p>open/clos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string">
            <text:p>prestidigitation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string">
            <text:p>purify food and drink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string">
            <text:p>ray of frost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string">
            <text:p>read magic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string">
            <text:p>resistanc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string">
            <text:p>stabiliz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string">
            <text:p>touch of fatigu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office:value-type="string">
            <text:p>0-Level Wands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string">
            <text:p>virtue</text:p>
          </table:table-cell>
          <table:table-cell office:value-type="string">
            <text:p>375 g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nimate rop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">
            <text:p>4</text:p>
          </table:table-cell>
          <table:table-cell office:value-type="string">
            <text:p>ban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">
            <text:p>5</text:p>
          </table:table-cell>
          <table:table-cell office:value-type="string">
            <text:p>bles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">
            <text:p>6</text:p>
          </table:table-cell>
          <table:table-cell office:value-type="string">
            <text:p>bless weapon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">
            <text:p>7</text:p>
          </table:table-cell>
          <table:table-cell office:value-type="string">
            <text:p>burning hand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">
            <text:p>8</text:p>
          </table:table-cell>
          <table:table-cell office:value-type="string">
            <text:p>calm animal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">
            <text:p>9</text:p>
          </table:table-cell>
          <table:table-cell office:value-type="string">
            <text:p>cause fea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0">
            <text:p>10</text:p>
          </table:table-cell>
          <table:table-cell office:value-type="string">
            <text:p>charm animal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1">
            <text:p>11</text:p>
          </table:table-cell>
          <table:table-cell office:value-type="string">
            <text:p>charm person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2">
            <text:p>12</text:p>
          </table:table-cell>
          <table:table-cell office:value-type="string">
            <text:p>chill touch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3">
            <text:p>13</text:p>
          </table:table-cell>
          <table:table-cell office:value-type="string">
            <text:p>color spray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4">
            <text:p>14</text:p>
          </table:table-cell>
          <table:table-cell office:value-type="string">
            <text:p>comman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5">
            <text:p>15</text:p>
          </table:table-cell>
          <table:table-cell office:value-type="string">
            <text:p>comprehend language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6">
            <text:p>16</text:p>
          </table:table-cell>
          <table:table-cell office:value-type="string">
            <text:p>confusion, lesse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cure light wounds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2">
            <text:p>22</text:p>
          </table:table-cell>
          <table:table-cell office:value-type="string">
            <text:p>deathwatch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3">
            <text:p>23</text:p>
          </table:table-cell>
          <table:table-cell office:value-type="string">
            <text:p>detect animals or plant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4">
            <text:p>24</text:p>
          </table:table-cell>
          <table:table-cell office:value-type="string">
            <text:p>detect chao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5">
            <text:p>25</text:p>
          </table:table-cell>
          <table:table-cell office:value-type="string">
            <text:p>detect evil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6">
            <text:p>26</text:p>
          </table:table-cell>
          <table:table-cell office:value-type="string">
            <text:p>detect goo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7">
            <text:p>27</text:p>
          </table:table-cell>
          <table:table-cell office:value-type="string">
            <text:p>detect law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8">
            <text:p>28</text:p>
          </table:table-cell>
          <table:table-cell office:value-type="string">
            <text:p>detect secret door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29">
            <text:p>29</text:p>
          </table:table-cell>
          <table:table-cell office:value-type="string">
            <text:p>detect snares and pit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0">
            <text:p>30</text:p>
          </table:table-cell>
          <table:table-cell office:value-type="string">
            <text:p>detect undea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1">
            <text:p>31</text:p>
          </table:table-cell>
          <table:table-cell office:value-type="string">
            <text:p>disguise self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2">
            <text:p>32</text:p>
          </table:table-cell>
          <table:table-cell office:value-type="string">
            <text:p>divine favo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3">
            <text:p>33</text:p>
          </table:table-cell>
          <table:table-cell office:value-type="string">
            <text:p>doom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string">
            <text:p>endure elements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string">
            <text:p>enlarge person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0">
            <text:p>40</text:p>
          </table:table-cell>
          <table:table-cell office:value-type="string">
            <text:p>entangl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1">
            <text:p>41</text:p>
          </table:table-cell>
          <table:table-cell office:value-type="string">
            <text:p>entropic shiel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2">
            <text:p>42</text:p>
          </table:table-cell>
          <table:table-cell office:value-type="string">
            <text:p>eras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3">
            <text:p>43</text:p>
          </table:table-cell>
          <table:table-cell office:value-type="string">
            <text:p>expeditious retrea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4">
            <text:p>44</text:p>
          </table:table-cell>
          <table:table-cell office:value-type="string">
            <text:p>faerie fir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5">
            <text:p>45</text:p>
          </table:table-cell>
          <table:table-cell office:value-type="string">
            <text:p>feather fall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6">
            <text:p>46</text:p>
          </table:table-cell>
          <table:table-cell office:value-type="string">
            <text:p>floating disk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7">
            <text:p>47</text:p>
          </table:table-cell>
          <table:table-cell office:value-type="string">
            <text:p>goodberry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8">
            <text:p>48</text:p>
          </table:table-cell>
          <table:table-cell office:value-type="string">
            <text:p>greas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49">
            <text:p>49</text:p>
          </table:table-cell>
          <table:table-cell office:value-type="string">
            <text:p>hide from animal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0">
            <text:p>50</text:p>
          </table:table-cell>
          <table:table-cell office:value-type="string">
            <text:p>hide from undea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1">
            <text:p>51</text:p>
          </table:table-cell>
          <table:table-cell office:value-type="string">
            <text:p>hideous laughte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2">
            <text:p>52</text:p>
          </table:table-cell>
          <table:table-cell office:value-type="string">
            <text:p>hold portal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3">
            <text:p>53</text:p>
          </table:table-cell>
          <table:table-cell office:value-type="string">
            <text:p>hypnotism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4">
            <text:p>54</text:p>
          </table:table-cell>
          <table:table-cell office:value-type="string">
            <text:p>identify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5">
            <text:p>55</text:p>
          </table:table-cell>
          <table:table-cell office:value-type="string">
            <text:p>inflict light wound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6">
            <text:p>56</text:p>
          </table:table-cell>
          <table:table-cell office:value-type="string">
            <text:p>jump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7">
            <text:p>57</text:p>
          </table:table-cell>
          <table:table-cell office:value-type="string">
            <text:p>longstride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8">
            <text:p>58</text:p>
          </table:table-cell>
          <table:table-cell office:value-type="string">
            <text:p>mage armo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59">
            <text:p>59</text:p>
          </table:table-cell>
          <table:table-cell office:value-type="string">
            <text:p>magic aura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0">
            <text:p>60</text:p>
          </table:table-cell>
          <table:table-cell office:value-type="string">
            <text:p>magic fang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string">
            <text:p>magic missil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string">
            <text:p>magic ston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7">
            <text:p>67</text:p>
          </table:table-cell>
          <table:table-cell office:value-type="string">
            <text:p>magic weapon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8">
            <text:p>68</text:p>
          </table:table-cell>
          <table:table-cell office:value-type="string">
            <text:p>moun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69">
            <text:p>69</text:p>
          </table:table-cell>
          <table:table-cell office:value-type="string">
            <text:p>obscure objec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0">
            <text:p>70</text:p>
          </table:table-cell>
          <table:table-cell office:value-type="string">
            <text:p>obscuring mis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1">
            <text:p>71</text:p>
          </table:table-cell>
          <table:table-cell office:value-type="string">
            <text:p>pass without trac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string">
            <text:p>produce flame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5">
            <text:p>75</text:p>
          </table:table-cell>
          <table:table-cell office:value-type="string">
            <text:p>protection from chao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6">
            <text:p>76</text:p>
          </table:table-cell>
          <table:table-cell office:value-type="string">
            <text:p>protection from evil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7">
            <text:p>77</text:p>
          </table:table-cell>
          <table:table-cell office:value-type="string">
            <text:p>protection from goo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8">
            <text:p>78</text:p>
          </table:table-cell>
          <table:table-cell office:value-type="string">
            <text:p>protection from law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79">
            <text:p>79</text:p>
          </table:table-cell>
          <table:table-cell office:value-type="string">
            <text:p>ray of enfeeblemen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0">
            <text:p>80</text:p>
          </table:table-cell>
          <table:table-cell office:value-type="string">
            <text:p>reduce person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1">
            <text:p>81</text:p>
          </table:table-cell>
          <table:table-cell office:value-type="string">
            <text:p>remove fear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2">
            <text:p>82</text:p>
          </table:table-cell>
          <table:table-cell office:value-type="string">
            <text:p>sanctuary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3">
            <text:p>83</text:p>
          </table:table-cell>
          <table:table-cell office:value-type="string">
            <text:p>shield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4">
            <text:p>84</text:p>
          </table:table-cell>
          <table:table-cell office:value-type="string">
            <text:p>shield of faith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5">
            <text:p>85</text:p>
          </table:table-cell>
          <table:table-cell office:value-type="string">
            <text:p>shillelagh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shocking grasp</text:p>
          </table:table-cell>
          <table:table-cell office:value-type="string">
            <text:p>750 gp</text:p>
          </table:table-cell>
          <table:table-cell table:number-columns-repeated="4"/>
        </table:table-row>
        <table:table-row table:style-name="ro1">
          <table:table-cell office:value-type="string">
            <text:p>1st-Level Wands</text:p>
          </table:table-cell>
          <table:table-cell office:value-type="float" office:value="89">
            <text:p>89</text:p>
          </table:table-cell>
          <table:table-cell office:value-type="string">
            <text:p>silent imag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0">
            <text:p>90</text:p>
          </table:table-cell>
          <table:table-cell office:value-type="string">
            <text:p>sleep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1">
            <text:p>91</text:p>
          </table:table-cell>
          <table:table-cell office:value-type="string">
            <text:p>speak with animals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2">
            <text:p>92</text:p>
          </table:table-cell>
          <table:table-cell office:value-type="string">
            <text:p>summon monster I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3">
            <text:p>93</text:p>
          </table:table-cell>
          <table:table-cell office:value-type="string">
            <text:p>summon nature's ally I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4">
            <text:p>94</text:p>
          </table:table-cell>
          <table:table-cell office:value-type="string">
            <text:p>true strike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5">
            <text:p>95</text:p>
          </table:table-cell>
          <table:table-cell office:value-type="string">
            <text:p>undetectable alignmen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6">
            <text:p>96</text:p>
          </table:table-cell>
          <table:table-cell office:value-type="string">
            <text:p>unseen servant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7">
            <text:p>97</text:p>
          </table:table-cell>
          <table:table-cell office:value-type="string">
            <text:p>ventriloquism</text:p>
          </table:table-cell>
          <table:table-cell office:value-type="string">
            <text:p>7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8">
            <text:p>98</text:p>
          </table:table-cell>
          <table:table-cell office:value-type="string">
            <text:p>magic mouth</text:p>
          </table:table-cell>
          <table:table-cell office:value-type="string">
            <text:p>1,25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99">
            <text:p>99</text:p>
          </table:table-cell>
          <table:table-cell office:value-type="string">
            <text:p>bless water</text:p>
          </table:table-cell>
          <table:table-cell office:value-type="string">
            <text:p>2,000 gp</text:p>
          </table:table-cell>
          <table:table-cell table:number-columns-repeated="5"/>
        </table:table-row>
        <table:table-row table:style-name="ro1">
          <table:table-cell office:value-type="string">
            <text:p>1st-Level Wands</text:p>
          </table:table-cell>
          <table:table-cell office:value-type="float" office:value="100">
            <text:p>100</text:p>
          </table:table-cell>
          <table:table-cell office:value-type="string">
            <text:p>curse water</text:p>
          </table:table-cell>
          <table:table-cell office:value-type="string">
            <text:p>2,000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">
            <text:p>1</text:p>
          </table:table-cell>
          <table:table-cell office:value-type="string">
            <text:p>acid arrow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">
            <text:p>2</text:p>
          </table:table-cell>
          <table:table-cell office:value-type="string">
            <text:p>ai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">
            <text:p>3</text:p>
          </table:table-cell>
          <table:table-cell office:value-type="string">
            <text:p>align weap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">
            <text:p>4</text:p>
          </table:table-cell>
          <table:table-cell office:value-type="string">
            <text:p>alter self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">
            <text:p>5</text:p>
          </table:table-cell>
          <table:table-cell office:value-type="string">
            <text:p>animal messenger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">
            <text:p>6</text:p>
          </table:table-cell>
          <table:table-cell office:value-type="string">
            <text:p>animal tranc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">
            <text:p>7</text:p>
          </table:table-cell>
          <table:table-cell office:value-type="string">
            <text:p>barkski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bear's endurance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0">
            <text:p>10</text:p>
          </table:table-cell>
          <table:table-cell office:value-type="string">
            <text:p>blindness/deafnes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1">
            <text:p>11</text:p>
          </table:table-cell>
          <table:table-cell office:value-type="string">
            <text:p>blur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bull's strength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4">
            <text:p>14</text:p>
          </table:table-cell>
          <table:table-cell office:value-type="string">
            <text:p>calm emotion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t's grace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7">
            <text:p>17</text:p>
          </table:table-cell>
          <table:table-cell office:value-type="string">
            <text:p>chill metal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8">
            <text:p>18</text:p>
          </table:table-cell>
          <table:table-cell office:value-type="string">
            <text:p>command undea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>cure moderate wounds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5">
            <text:p>25</text:p>
          </table:table-cell>
          <table:table-cell office:value-type="string">
            <text:p>darknes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6">
            <text:p>26</text:p>
          </table:table-cell>
          <table:table-cell office:value-type="string">
            <text:p>darkvisi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7">
            <text:p>27</text:p>
          </table:table-cell>
          <table:table-cell office:value-type="string">
            <text:p>daze monster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8">
            <text:p>28</text:p>
          </table:table-cell>
          <table:table-cell office:value-type="string">
            <text:p>death knell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29">
            <text:p>29</text:p>
          </table:table-cell>
          <table:table-cell office:value-type="string">
            <text:p>delay pois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0">
            <text:p>30</text:p>
          </table:table-cell>
          <table:table-cell office:value-type="string">
            <text:p>detect thought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eagle's splendor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3">
            <text:p>33</text:p>
          </table:table-cell>
          <table:table-cell office:value-type="string">
            <text:p>enthrall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4">
            <text:p>34</text:p>
          </table:table-cell>
          <table:table-cell office:value-type="string">
            <text:p>false lif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find traps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7">
            <text:p>37</text:p>
          </table:table-cell>
          <table:table-cell office:value-type="string">
            <text:p>flame blad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8">
            <text:p>38</text:p>
          </table:table-cell>
          <table:table-cell office:value-type="string">
            <text:p>flaming spher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39">
            <text:p>39</text:p>
          </table:table-cell>
          <table:table-cell office:value-type="string">
            <text:p>fog clou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0">
            <text:p>40</text:p>
          </table:table-cell>
          <table:table-cell office:value-type="string">
            <text:p>fox's cunning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1">
            <text:p>41</text:p>
          </table:table-cell>
          <table:table-cell office:value-type="string">
            <text:p>gentle repos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2">
            <text:p>42</text:p>
          </table:table-cell>
          <table:table-cell office:value-type="string">
            <text:p>ghoul touch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3">
            <text:p>43</text:p>
          </table:table-cell>
          <table:table-cell office:value-type="string">
            <text:p>glitterdust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4">
            <text:p>44</text:p>
          </table:table-cell>
          <table:table-cell office:value-type="string">
            <text:p>gust of win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heat metal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7">
            <text:p>47</text:p>
          </table:table-cell>
          <table:table-cell office:value-type="string">
            <text:p>hold animal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8">
            <text:p>48</text:p>
          </table:table-cell>
          <table:table-cell office:value-type="string">
            <text:p>hold pers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49">
            <text:p>49</text:p>
          </table:table-cell>
          <table:table-cell office:value-type="string">
            <text:p>hypnotic patter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0">
            <text:p>50</text:p>
          </table:table-cell>
          <table:table-cell office:value-type="string">
            <text:p>inflict moderate wound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string">
            <text:p>invisibility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string">
            <text:p>levitate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6">
            <text:p>56</text:p>
          </table:table-cell>
          <table:table-cell office:value-type="string">
            <text:p>locate object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7">
            <text:p>57</text:p>
          </table:table-cell>
          <table:table-cell office:value-type="string">
            <text:p>make whol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8">
            <text:p>58</text:p>
          </table:table-cell>
          <table:table-cell office:value-type="string">
            <text:p>minor imag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59">
            <text:p>59</text:p>
          </table:table-cell>
          <table:table-cell office:value-type="string">
            <text:p>mirror imag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0">
            <text:p>60</text:p>
          </table:table-cell>
          <table:table-cell office:value-type="string">
            <text:p>misdirecti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string">
            <text:p>owl's wisdom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3">
            <text:p>63</text:p>
          </table:table-cell>
          <table:table-cell office:value-type="string">
            <text:p>protection from arrow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4">
            <text:p>64</text:p>
          </table:table-cell>
          <table:table-cell office:value-type="string">
            <text:p>pyrotechnic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5">
            <text:p>65</text:p>
          </table:table-cell>
          <table:table-cell office:value-type="string">
            <text:p>reduce animal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6">
            <text:p>66</text:p>
          </table:table-cell>
          <table:table-cell office:value-type="string">
            <text:p>remove paralysi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7">
            <text:p>67</text:p>
          </table:table-cell>
          <table:table-cell office:value-type="string">
            <text:p>resist energy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8">
            <text:p>68</text:p>
          </table:table-cell>
          <table:table-cell office:value-type="string">
            <text:p>restoration, lesser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69">
            <text:p>69</text:p>
          </table:table-cell>
          <table:table-cell office:value-type="string">
            <text:p>rope trick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0">
            <text:p>70</text:p>
          </table:table-cell>
          <table:table-cell office:value-type="string">
            <text:p>scar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1">
            <text:p>71</text:p>
          </table:table-cell>
          <table:table-cell office:value-type="string">
            <text:p>scorching ray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2">
            <text:p>72</text:p>
          </table:table-cell>
          <table:table-cell office:value-type="string">
            <text:p>see invisibility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shatter</text:p>
          </table:table-cell>
          <table:table-cell office:value-type="string">
            <text:p>4,500 gp</text:p>
          </table:table-cell>
          <table:table-cell table:number-columns-repeated="4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5">
            <text:p>75</text:p>
          </table:table-cell>
          <table:table-cell office:value-type="string">
            <text:p>shield other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6">
            <text:p>76</text:p>
          </table:table-cell>
          <table:table-cell office:value-type="string">
            <text:p>silenc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7">
            <text:p>77</text:p>
          </table:table-cell>
          <table:table-cell office:value-type="string">
            <text:p>soften earth and ston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8">
            <text:p>78</text:p>
          </table:table-cell>
          <table:table-cell office:value-type="string">
            <text:p>sound burst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79">
            <text:p>79</text:p>
          </table:table-cell>
          <table:table-cell office:value-type="string">
            <text:p>spectral han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0">
            <text:p>80</text:p>
          </table:table-cell>
          <table:table-cell office:value-type="string">
            <text:p>spider climb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1">
            <text:p>81</text:p>
          </table:table-cell>
          <table:table-cell office:value-type="string">
            <text:p>spiritual weapon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2">
            <text:p>82</text:p>
          </table:table-cell>
          <table:table-cell office:value-type="string">
            <text:p>statu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3">
            <text:p>83</text:p>
          </table:table-cell>
          <table:table-cell office:value-type="string">
            <text:p>summon monster II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4">
            <text:p>84</text:p>
          </table:table-cell>
          <table:table-cell office:value-type="string">
            <text:p>summon nature's ally II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5">
            <text:p>85</text:p>
          </table:table-cell>
          <table:table-cell office:value-type="string">
            <text:p>summon swarm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6">
            <text:p>86</text:p>
          </table:table-cell>
          <table:table-cell office:value-type="string">
            <text:p>tongues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7">
            <text:p>87</text:p>
          </table:table-cell>
          <table:table-cell office:value-type="string">
            <text:p>touch of idiocy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8">
            <text:p>88</text:p>
          </table:table-cell>
          <table:table-cell office:value-type="string">
            <text:p>tree shap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89">
            <text:p>89</text:p>
          </table:table-cell>
          <table:table-cell office:value-type="string">
            <text:p>warp woo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0">
            <text:p>90</text:p>
          </table:table-cell>
          <table:table-cell office:value-type="string">
            <text:p>web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1">
            <text:p>91</text:p>
          </table:table-cell>
          <table:table-cell office:value-type="string">
            <text:p>whispering wind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2">
            <text:p>92</text:p>
          </table:table-cell>
          <table:table-cell office:value-type="string">
            <text:p>wood shape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3">
            <text:p>93</text:p>
          </table:table-cell>
          <table:table-cell office:value-type="string">
            <text:p>zone of truth</text:p>
          </table:table-cell>
          <table:table-cell office:value-type="string">
            <text:p>4,5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4">
            <text:p>94</text:p>
          </table:table-cell>
          <table:table-cell office:value-type="string">
            <text:p>arcane lock</text:p>
          </table:table-cell>
          <table:table-cell office:value-type="string">
            <text:p>5,75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5">
            <text:p>95</text:p>
          </table:table-cell>
          <table:table-cell office:value-type="string">
            <text:p>augury</text:p>
          </table:table-cell>
          <table:table-cell office:value-type="string">
            <text:p>5,75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6">
            <text:p>96</text:p>
          </table:table-cell>
          <table:table-cell office:value-type="string">
            <text:p>consecrate</text:p>
          </table:table-cell>
          <table:table-cell office:value-type="string">
            <text:p>5,75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7">
            <text:p>97</text:p>
          </table:table-cell>
          <table:table-cell office:value-type="string">
            <text:p>desecrate</text:p>
          </table:table-cell>
          <table:table-cell office:value-type="string">
            <text:p>5,75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8">
            <text:p>98</text:p>
          </table:table-cell>
          <table:table-cell office:value-type="string">
            <text:p>fire trap</text:p>
          </table:table-cell>
          <table:table-cell office:value-type="string">
            <text:p>5,75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99">
            <text:p>99</text:p>
          </table:table-cell>
          <table:table-cell office:value-type="string">
            <text:p>continual flame</text:p>
          </table:table-cell>
          <table:table-cell office:value-type="string">
            <text:p>7,000 gp</text:p>
          </table:table-cell>
          <table:table-cell table:number-columns-repeated="5"/>
        </table:table-row>
        <table:table-row table:style-name="ro1">
          <table:table-cell office:value-type="string">
            <text:p>2nd-Level Wands</text:p>
          </table:table-cell>
          <table:table-cell office:value-type="float" office:value="100">
            <text:p>100</text:p>
          </table:table-cell>
          <table:table-cell office:value-type="string">
            <text:p>phantom trap</text:p>
          </table:table-cell>
          <table:table-cell office:value-type="string">
            <text:p>7,000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">
            <text:p>1</text:p>
          </table:table-cell>
          <table:table-cell office:value-type="string">
            <text:p>arcane sight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">
            <text:p>2</text:p>
          </table:table-cell>
          <table:table-cell office:value-type="string">
            <text:p>beast shape I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">
            <text:p>3</text:p>
          </table:table-cell>
          <table:table-cell office:value-type="string">
            <text:p>bestow curs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">
            <text:p>4</text:p>
          </table:table-cell>
          <table:table-cell office:value-type="string">
            <text:p>blink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ll lightning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">
            <text:p>7</text:p>
          </table:table-cell>
          <table:table-cell office:value-type="string">
            <text:p>clairaudience/clairvoyanc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">
            <text:p>8</text:p>
          </table:table-cell>
          <table:table-cell office:value-type="string">
            <text:p>contagion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">
            <text:p>9</text:p>
          </table:table-cell>
          <table:table-cell office:value-type="string">
            <text:p>create food and water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cure serious wounds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8">
            <text:p>18</text:p>
          </table:table-cell>
          <table:table-cell office:value-type="string">
            <text:p>deep slumber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9">
            <text:p>19</text:p>
          </table:table-cell>
          <table:table-cell office:value-type="string">
            <text:p>deeper darkness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0">
            <text:p>20</text:p>
          </table:table-cell>
          <table:table-cell office:value-type="string">
            <text:p>diminish plants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1">
            <text:p>21</text:p>
          </table:table-cell>
          <table:table-cell office:value-type="string">
            <text:p>dispel magic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2">
            <text:p>22</text:p>
          </table:table-cell>
          <table:table-cell office:value-type="string">
            <text:p>displacement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3">
            <text:p>23</text:p>
          </table:table-cell>
          <table:table-cell office:value-type="string">
            <text:p>dominate animal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4">
            <text:p>24</text:p>
          </table:table-cell>
          <table:table-cell office:value-type="string">
            <text:p>explosive runes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fireball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flame arrow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fly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1">
            <text:p>31</text:p>
          </table:table-cell>
          <table:table-cell office:value-type="string">
            <text:p>gaseous form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2">
            <text:p>32</text:p>
          </table:table-cell>
          <table:table-cell office:value-type="string">
            <text:p>halt undead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3">
            <text:p>33</text:p>
          </table:table-cell>
          <table:table-cell office:value-type="string">
            <text:p>hast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4">
            <text:p>34</text:p>
          </table:table-cell>
          <table:table-cell office:value-type="string">
            <text:p>helping hand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5">
            <text:p>35</text:p>
          </table:table-cell>
          <table:table-cell office:value-type="string">
            <text:p>heroism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6">
            <text:p>36</text:p>
          </table:table-cell>
          <table:table-cell office:value-type="string">
            <text:p>inflict serious wounds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7">
            <text:p>37</text:p>
          </table:table-cell>
          <table:table-cell office:value-type="string">
            <text:p>invisibility purg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8">
            <text:p>38</text:p>
          </table:table-cell>
          <table:table-cell office:value-type="string">
            <text:p>invisibility spher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39">
            <text:p>39</text:p>
          </table:table-cell>
          <table:table-cell office:value-type="string">
            <text:p>keen edg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lightning bolt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string">
            <text:p>magic circle against chaos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string">
            <text:p>magic circle against evil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string">
            <text:p>magic circle against good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magic circle against law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0">
            <text:p>50</text:p>
          </table:table-cell>
          <table:table-cell office:value-type="string">
            <text:p>magic fang, greater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1">
            <text:p>51</text:p>
          </table:table-cell>
          <table:table-cell office:value-type="string">
            <text:p>magic vestment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2">
            <text:p>52</text:p>
          </table:table-cell>
          <table:table-cell office:value-type="string">
            <text:p>magic weapon, greater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3">
            <text:p>53</text:p>
          </table:table-cell>
          <table:table-cell office:value-type="string">
            <text:p>major imag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4">
            <text:p>54</text:p>
          </table:table-cell>
          <table:table-cell office:value-type="string">
            <text:p>meld into ston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5">
            <text:p>55</text:p>
          </table:table-cell>
          <table:table-cell office:value-type="string">
            <text:p>neutralize poison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6">
            <text:p>56</text:p>
          </table:table-cell>
          <table:table-cell office:value-type="string">
            <text:p>phantom steed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7">
            <text:p>57</text:p>
          </table:table-cell>
          <table:table-cell office:value-type="string">
            <text:p>plant growth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8">
            <text:p>58</text:p>
          </table:table-cell>
          <table:table-cell office:value-type="string">
            <text:p>poison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59">
            <text:p>59</text:p>
          </table:table-cell>
          <table:table-cell office:value-type="string">
            <text:p>prayer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0">
            <text:p>60</text:p>
          </table:table-cell>
          <table:table-cell office:value-type="string">
            <text:p>protection from energy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1">
            <text:p>61</text:p>
          </table:table-cell>
          <table:table-cell office:value-type="string">
            <text:p>quench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2">
            <text:p>62</text:p>
          </table:table-cell>
          <table:table-cell office:value-type="string">
            <text:p>rag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3">
            <text:p>63</text:p>
          </table:table-cell>
          <table:table-cell office:value-type="string">
            <text:p>ray of exhaustion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string">
            <text:p>remove blindness/deafness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string">
            <text:p>remove curse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string">
            <text:p>remove disease</text:p>
          </table:table-cell>
          <table:table-cell office:value-type="string">
            <text:p>11,250 gp</text:p>
          </table:table-cell>
          <table:table-cell table:number-columns-repeated="4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3">
            <text:p>73</text:p>
          </table:table-cell>
          <table:table-cell office:value-type="string">
            <text:p>searing light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4">
            <text:p>74</text:p>
          </table:table-cell>
          <table:table-cell office:value-type="string">
            <text:p>secret pag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5">
            <text:p>75</text:p>
          </table:table-cell>
          <table:table-cell office:value-type="string">
            <text:p>shrink item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6">
            <text:p>76</text:p>
          </table:table-cell>
          <table:table-cell office:value-type="string">
            <text:p>sleet storm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7">
            <text:p>77</text:p>
          </table:table-cell>
          <table:table-cell office:value-type="string">
            <text:p>slow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8">
            <text:p>78</text:p>
          </table:table-cell>
          <table:table-cell office:value-type="string">
            <text:p>snar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79">
            <text:p>79</text:p>
          </table:table-cell>
          <table:table-cell office:value-type="string">
            <text:p>speak with dead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0">
            <text:p>80</text:p>
          </table:table-cell>
          <table:table-cell office:value-type="string">
            <text:p>speak with plants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1">
            <text:p>81</text:p>
          </table:table-cell>
          <table:table-cell office:value-type="string">
            <text:p>spike growth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2">
            <text:p>82</text:p>
          </table:table-cell>
          <table:table-cell office:value-type="string">
            <text:p>stinking cloud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3">
            <text:p>83</text:p>
          </table:table-cell>
          <table:table-cell office:value-type="string">
            <text:p>stone shape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4">
            <text:p>84</text:p>
          </table:table-cell>
          <table:table-cell office:value-type="string">
            <text:p>suggestion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5">
            <text:p>85</text:p>
          </table:table-cell>
          <table:table-cell office:value-type="string">
            <text:p>summon monster III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6">
            <text:p>86</text:p>
          </table:table-cell>
          <table:table-cell office:value-type="string">
            <text:p>summon nature's ally III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7">
            <text:p>87</text:p>
          </table:table-cell>
          <table:table-cell office:value-type="string">
            <text:p>tiny hut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8">
            <text:p>88</text:p>
          </table:table-cell>
          <table:table-cell office:value-type="string">
            <text:p>vampiric touch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89">
            <text:p>89</text:p>
          </table:table-cell>
          <table:table-cell office:value-type="string">
            <text:p>water breathing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0">
            <text:p>90</text:p>
          </table:table-cell>
          <table:table-cell office:value-type="string">
            <text:p>water walk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1">
            <text:p>91</text:p>
          </table:table-cell>
          <table:table-cell office:value-type="string">
            <text:p>wind wall</text:p>
          </table:table-cell>
          <table:table-cell office:value-type="string">
            <text:p>1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2">
            <text:p>92</text:p>
          </table:table-cell>
          <table:table-cell office:value-type="string">
            <text:p>illusory script</text:p>
          </table:table-cell>
          <table:table-cell office:value-type="string">
            <text:p>13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3">
            <text:p>93</text:p>
          </table:table-cell>
          <table:table-cell office:value-type="string">
            <text:p>nondetection</text:p>
          </table:table-cell>
          <table:table-cell office:value-type="string">
            <text:p>13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4">
            <text:p>94</text:p>
          </table:table-cell>
          <table:table-cell office:value-type="string">
            <text:p>glibness</text:p>
          </table:table-cell>
          <table:table-cell office:value-type="string">
            <text:p>15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5">
            <text:p>95</text:p>
          </table:table-cell>
          <table:table-cell office:value-type="string">
            <text:p>good hope</text:p>
          </table:table-cell>
          <table:table-cell office:value-type="string">
            <text:p>15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6">
            <text:p>96</text:p>
          </table:table-cell>
          <table:table-cell office:value-type="string">
            <text:p>heal mount</text:p>
          </table:table-cell>
          <table:table-cell office:value-type="string">
            <text:p>15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7">
            <text:p>97</text:p>
          </table:table-cell>
          <table:table-cell office:value-type="string">
            <text:p>sculpt sound</text:p>
          </table:table-cell>
          <table:table-cell office:value-type="string">
            <text:p>15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8">
            <text:p>98</text:p>
          </table:table-cell>
          <table:table-cell office:value-type="string">
            <text:p>glyph of warding</text:p>
          </table:table-cell>
          <table:table-cell office:value-type="string">
            <text:p>21,2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99">
            <text:p>99</text:p>
          </table:table-cell>
          <table:table-cell office:value-type="string">
            <text:p>animate dead1</text:p>
          </table:table-cell>
          <table:table-cell office:value-type="string">
            <text:p>23,750 gp</text:p>
          </table:table-cell>
          <table:table-cell table:number-columns-repeated="5"/>
        </table:table-row>
        <table:table-row table:style-name="ro1">
          <table:table-cell office:value-type="string">
            <text:p>3rd-Level Wands</text:p>
          </table:table-cell>
          <table:table-cell office:value-type="float" office:value="100">
            <text:p>100</text:p>
          </table:table-cell>
          <table:table-cell office:value-type="string">
            <text:p>sepia snake sigil</text:p>
          </table:table-cell>
          <table:table-cell office:value-type="string">
            <text:p>36,250 gp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">
            <text:p>1</text:p>
          </table:table-cell>
          <table:table-cell office:value-type="string">
            <text:p>air walk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">
            <text:p>2</text:p>
          </table:table-cell>
          <table:table-cell office:value-type="string">
            <text:p>antiplant shell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">
            <text:p>3</text:p>
          </table:table-cell>
          <table:table-cell office:value-type="string">
            <text:p>arcane ey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">
            <text:p>4</text:p>
          </table:table-cell>
          <table:table-cell office:value-type="string">
            <text:p>beast shape II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">
            <text:p>5</text:p>
          </table:table-cell>
          <table:table-cell office:value-type="string">
            <text:p>black tentacle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light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">
            <text:p>8</text:p>
          </table:table-cell>
          <table:table-cell office:value-type="string">
            <text:p>chaos hamm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">
            <text:p>9</text:p>
          </table:table-cell>
          <table:table-cell office:value-type="string">
            <text:p>charm monst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0">
            <text:p>10</text:p>
          </table:table-cell>
          <table:table-cell office:value-type="string">
            <text:p>command plant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1">
            <text:p>11</text:p>
          </table:table-cell>
          <table:table-cell office:value-type="string">
            <text:p>confusio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2">
            <text:p>12</text:p>
          </table:table-cell>
          <table:table-cell office:value-type="string">
            <text:p>control wat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3">
            <text:p>13</text:p>
          </table:table-cell>
          <table:table-cell office:value-type="string">
            <text:p>crushing despai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cure critical wounds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9">
            <text:p>19</text:p>
          </table:table-cell>
          <table:table-cell office:value-type="string">
            <text:p>death ward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detect scrying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dimension door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dimensional anchor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6">
            <text:p>26</text:p>
          </table:table-cell>
          <table:table-cell office:value-type="string">
            <text:p>discern lie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7">
            <text:p>27</text:p>
          </table:table-cell>
          <table:table-cell office:value-type="string">
            <text:p>dismissal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8">
            <text:p>28</text:p>
          </table:table-cell>
          <table:table-cell office:value-type="string">
            <text:p>divine pow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29">
            <text:p>29</text:p>
          </table:table-cell>
          <table:table-cell office:value-type="string">
            <text:p>elemental body I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0">
            <text:p>30</text:p>
          </table:table-cell>
          <table:table-cell office:value-type="string">
            <text:p>enervatio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enlarge person, mass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3">
            <text:p>33</text:p>
          </table:table-cell>
          <table:table-cell office:value-type="string">
            <text:p>fea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string">
            <text:p>fire shield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flame strike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8">
            <text:p>38</text:p>
          </table:table-cell>
          <table:table-cell office:value-type="string">
            <text:p>freedom of movement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39">
            <text:p>39</text:p>
          </table:table-cell>
          <table:table-cell office:value-type="string">
            <text:p>geas, less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0">
            <text:p>40</text:p>
          </table:table-cell>
          <table:table-cell office:value-type="string">
            <text:p>giant vermi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1">
            <text:p>41</text:p>
          </table:table-cell>
          <table:table-cell office:value-type="string">
            <text:p>globe of invulnerability, less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2">
            <text:p>42</text:p>
          </table:table-cell>
          <table:table-cell office:value-type="string">
            <text:p>hallucinatory terrai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3">
            <text:p>43</text:p>
          </table:table-cell>
          <table:table-cell office:value-type="string">
            <text:p>holy smit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4">
            <text:p>44</text:p>
          </table:table-cell>
          <table:table-cell office:value-type="string">
            <text:p>ice storm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illusory wall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7">
            <text:p>47</text:p>
          </table:table-cell>
          <table:table-cell office:value-type="string">
            <text:p>imbue with spell ability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8">
            <text:p>48</text:p>
          </table:table-cell>
          <table:table-cell office:value-type="string">
            <text:p>inflict critical wound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invisibility, greater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1">
            <text:p>51</text:p>
          </table:table-cell>
          <table:table-cell office:value-type="string">
            <text:p>locate creatur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2">
            <text:p>52</text:p>
          </table:table-cell>
          <table:table-cell office:value-type="string">
            <text:p>minor creatio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3">
            <text:p>53</text:p>
          </table:table-cell>
          <table:table-cell office:value-type="string">
            <text:p>mnemonic enhanc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4">
            <text:p>54</text:p>
          </table:table-cell>
          <table:table-cell office:value-type="string">
            <text:p>order's wrath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5">
            <text:p>55</text:p>
          </table:table-cell>
          <table:table-cell office:value-type="string">
            <text:p>phantasmal kill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6">
            <text:p>56</text:p>
          </table:table-cell>
          <table:table-cell office:value-type="string">
            <text:p>rainbow patter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7">
            <text:p>57</text:p>
          </table:table-cell>
          <table:table-cell office:value-type="string">
            <text:p>reduce person, mas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8">
            <text:p>58</text:p>
          </table:table-cell>
          <table:table-cell office:value-type="string">
            <text:p>reincarnat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59">
            <text:p>59</text:p>
          </table:table-cell>
          <table:table-cell office:value-type="string">
            <text:p>repel vermi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0">
            <text:p>60</text:p>
          </table:table-cell>
          <table:table-cell office:value-type="string">
            <text:p>resilient spher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1">
            <text:p>61</text:p>
          </table:table-cell>
          <table:table-cell office:value-type="string">
            <text:p>rusting grasp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2">
            <text:p>62</text:p>
          </table:table-cell>
          <table:table-cell office:value-type="string">
            <text:p>scrying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3">
            <text:p>63</text:p>
          </table:table-cell>
          <table:table-cell office:value-type="string">
            <text:p>secure shelter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4">
            <text:p>64</text:p>
          </table:table-cell>
          <table:table-cell office:value-type="string">
            <text:p>sending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5">
            <text:p>65</text:p>
          </table:table-cell>
          <table:table-cell office:value-type="string">
            <text:p>shadow conjuration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6">
            <text:p>66</text:p>
          </table:table-cell>
          <table:table-cell office:value-type="string">
            <text:p>shout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7">
            <text:p>67</text:p>
          </table:table-cell>
          <table:table-cell office:value-type="string">
            <text:p>solid fog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string">
            <text:p>spell immunity</text:p>
          </table:table-cell>
          <table:table-cell office:value-type="string">
            <text:p>21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0">
            <text:p>70</text:p>
          </table:table-cell>
          <table:table-cell office:value-type="string">
            <text:p>spike stones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1">
            <text:p>71</text:p>
          </table:table-cell>
          <table:table-cell office:value-type="string">
            <text:p>summon monster IV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2">
            <text:p>72</text:p>
          </table:table-cell>
          <table:table-cell office:value-type="string">
            <text:p>summon nature's ally IV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3">
            <text:p>73</text:p>
          </table:table-cell>
          <table:table-cell office:value-type="string">
            <text:p>unholy blight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4">
            <text:p>74</text:p>
          </table:table-cell>
          <table:table-cell office:value-type="string">
            <text:p>wall of fir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5">
            <text:p>75</text:p>
          </table:table-cell>
          <table:table-cell office:value-type="string">
            <text:p>wall of ice</text:p>
          </table:table-cell>
          <table:table-cell office:value-type="string">
            <text:p>21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6">
            <text:p>76</text:p>
          </table:table-cell>
          <table:table-cell office:value-type="string">
            <text:p>divination</text:p>
          </table:table-cell>
          <table:table-cell office:value-type="string">
            <text:p>22,25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string">
            <text:p>restoration</text:p>
          </table:table-cell>
          <table:table-cell office:value-type="string">
            <text:p>26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0">
            <text:p>80</text:p>
          </table:table-cell>
          <table:table-cell office:value-type="string">
            <text:p>animal growth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string">
            <text:p>break enchantment</text:p>
          </table:table-cell>
          <table:table-cell office:value-type="string">
            <text:p>30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3">
            <text:p>83</text:p>
          </table:table-cell>
          <table:table-cell office:value-type="string">
            <text:p>commune with nature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string">
            <text:p>dispel chaos</text:p>
          </table:table-cell>
          <table:table-cell office:value-type="string">
            <text:p>30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string">
            <text:p>dispel evil</text:p>
          </table:table-cell>
          <table:table-cell office:value-type="string">
            <text:p>30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8">
            <text:p>88</text:p>
          </table:table-cell>
          <table:table-cell office:value-type="string">
            <text:p>dominate person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string">
            <text:p>hold monster</text:p>
          </table:table-cell>
          <table:table-cell office:value-type="string">
            <text:p>30,0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1">
            <text:p>91</text:p>
          </table:table-cell>
          <table:table-cell office:value-type="string">
            <text:p>holy sword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2">
            <text:p>92</text:p>
          </table:table-cell>
          <table:table-cell office:value-type="string">
            <text:p>mark of justice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3">
            <text:p>93</text:p>
          </table:table-cell>
          <table:table-cell office:value-type="string">
            <text:p>modify memory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4">
            <text:p>94</text:p>
          </table:table-cell>
          <table:table-cell office:value-type="string">
            <text:p>tree stride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5">
            <text:p>95</text:p>
          </table:table-cell>
          <table:table-cell office:value-type="string">
            <text:p>zone of silence</text:p>
          </table:table-cell>
          <table:table-cell office:value-type="string">
            <text:p>30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6">
            <text:p>96</text:p>
          </table:table-cell>
          <table:table-cell office:value-type="string">
            <text:p>legend lore</text:p>
          </table:table-cell>
          <table:table-cell office:value-type="string">
            <text:p>33,5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stoneskin</text:p>
          </table:table-cell>
          <table:table-cell office:value-type="string">
            <text:p>33,500 gp</text:p>
          </table:table-cell>
          <table:table-cell table:number-columns-repeated="4"/>
        </table:table-row>
        <table:table-row table:style-name="ro1">
          <table:table-cell office:value-type="string">
            <text:p>4th-Level Wands</text:p>
          </table:table-cell>
          <table:table-cell office:value-type="float" office:value="99">
            <text:p>99</text:p>
          </table:table-cell>
          <table:table-cell office:value-type="string">
            <text:p>planar ally, lesser1</text:p>
          </table:table-cell>
          <table:table-cell office:value-type="string">
            <text:p>46,000 gp</text:p>
          </table:table-cell>
          <table:table-cell table:number-columns-repeated="5"/>
        </table:table-row>
        <table:table-row table:style-name="ro1">
          <table:table-cell office:value-type="string">
            <text:p>4th-Level Wands</text:p>
          </table:table-cell>
          <table:table-cell office:value-type="float" office:value="100">
            <text:p>100</text:p>
          </table:table-cell>
          <table:table-cell office:value-type="string">
            <text:p>restoration1</text:p>
          </table:table-cell>
          <table:table-cell office:value-type="string">
            <text:p>71,000 gp</text:p>
          </table:table-cell>
          <table:table-cell table:number-columns-repeated="5"/>
        </table:table-row>
        <table:table-row table:style-name="ro1" table:number-rows-repeated="10469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t Calc" table:style-name="ta1" table:print="false">
        <office:forms form:automatic-focus="false" form:apply-design-mode="false"/>
        <table:table-column table:style-name="co24" table:number-columns-repeated="2" table:default-cell-style-name="ce4"/>
        <table:table-column table:style-name="co24" table:default-cell-style-name="ce5"/>
        <table:table-column table:style-name="co25" table:default-cell-style-name="Default"/>
        <table:table-column table:style-name="co24" table:number-columns-repeated="6" table:default-cell-style-name="Default"/>
        <table:table-row table:style-name="ro1">
          <table:table-cell office:value-type="string">
            <text:p>Auto 1</text:p>
          </table:table-cell>
          <table:table-cell office:value-type="string">
            <text:p>Auto 2</text:p>
          </table:table-cell>
          <table:table-cell office:value-type="string">
            <text:p>Auto 3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Cost</text:p>
          </table:table-cell>
          <table:table-cell table:style-name="ce4" table:number-columns-repeated="2"/>
          <table:table-cell table:style-name="ce4" office:value-type="string">
            <text:p>Manual</text:p>
          </table:table-cell>
          <table:table-cell table:style-name="ce4" office:value-type="string">
            <text:p>Range Calc</text:p>
          </table:table-cell>
          <table:table-cell table:style-name="ce4" office:value-type="string">
            <text:p>Refernence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table:formula="of:=SUM([.E3:.E103])" office:value-type="float" office:value="4955">
            <text:p>4955</text:p>
          </table:table-cell>
          <table:table-cell table:style-name="ce4" table:formula="of:=SUM([.F3:.F103])" office:value-type="float" office:value="629.104230030722">
            <text:p>629.1</text:p>
          </table:table-cell>
          <table:table-cell table:style-name="ce4" table:formula="of:=SUM([.G3:.G103])" office:value-type="float" office:value="100">
            <text:p>100</text:p>
          </table:table-cell>
          <table:table-cell table:style-name="ce4" table:number-columns-repeated="3"/>
        </table:table-row>
        <table:table-row table:style-name="ro1">
          <table:table-cell table:formula="of:=[.$I3]&amp;&quot;-&quot;&amp;[.$I3]+[.$H3]-1" office:value-type="string" office:string-value="1-5">
            <text:p>1-5</text:p>
          </table:table-cell>
          <table:table-cell table:formula="of:=[.$I3]&amp;&quot;-&quot;&amp;[.$I3]+[.$H3]-1" office:value-type="string" office:string-value="1-5">
            <text:p>1-5</text:p>
          </table:table-cell>
          <table:table-cell table:style-name="ce4" table:formula="of:=[.$I3]&amp;&quot;-&quot;&amp;[.$I3]+[.$H3]-1" office:value-type="string" office:string-value="1-5">
            <text:p>1-5</text:p>
          </table:table-cell>
          <table:table-cell office:value-type="string">
            <text:p>Padded armor</text:p>
          </table:table-cell>
          <table:table-cell office:value-type="float" office:value="155">
            <text:p>155</text:p>
          </table:table-cell>
          <table:table-cell table:style-name="ce4" table:formula="of:=IF([.$E3];[.$E$2]/[.E3];0)" office:value-type="float" office:value="31.9677419354839">
            <text:p>31.97</text:p>
          </table:table-cell>
          <table:table-cell table:style-name="ce4" table:formula="of:=(100/[.$F$2])*[.F3]" office:value-type="float" office:value="5.08146987565522">
            <text:p>5.08</text:p>
          </table:table-cell>
          <table:table-cell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1-5</text:p>
          </table:table-cell>
        </table:table-row>
        <table:table-row table:style-name="ro1">
          <table:table-cell table:formula="of:=[.$I4]&amp;&quot;-&quot;&amp;[.$I4]+[.$H4]-1" office:value-type="string" office:string-value="6-13">
            <text:p>6-13</text:p>
          </table:table-cell>
          <table:table-cell table:formula="of:=[.$I4]&amp;&quot;-&quot;&amp;[.$I4]+[.$H4]-1" office:value-type="string" office:string-value="6-13">
            <text:p>6-13</text:p>
          </table:table-cell>
          <table:table-cell table:style-name="ce4" table:formula="of:=[.$I4]&amp;&quot;-&quot;&amp;[.$I4]+[.$H4]-1" office:value-type="string" office:string-value="6-13">
            <text:p>6-13</text:p>
          </table:table-cell>
          <table:table-cell office:value-type="string">
            <text:p>Leather armor</text:p>
          </table:table-cell>
          <table:table-cell office:value-type="float" office:value="160">
            <text:p>160</text:p>
          </table:table-cell>
          <table:table-cell table:style-name="ce4" table:formula="of:=IF([.$E4];[.$E$2]/[.E4];0)" office:value-type="float" office:value="30.96875">
            <text:p>30.97</text:p>
          </table:table-cell>
          <table:table-cell table:style-name="ce4" table:formula="of:=(100/[.$F$2])*[.F4]" office:value-type="float" office:value="4.922673942041">
            <text:p>4.92</text:p>
          </table:table-cell>
          <table:table-cell office:value-type="float" office:value="8">
            <text:p>8</text:p>
          </table:table-cell>
          <table:table-cell table:style-name="ce4" table:formula="of:=[.I3]+[.H3]" office:value-type="float" office:value="6">
            <text:p>6</text:p>
          </table:table-cell>
          <table:table-cell table:style-name="ce3" office:value-type="string">
            <text:p>6-13</text:p>
          </table:table-cell>
        </table:table-row>
        <table:table-row table:style-name="ro1">
          <table:table-cell table:formula="of:=[.$I5]&amp;&quot;-&quot;&amp;[.$I5]+[.$H5]-1" office:value-type="string" office:string-value="14-22">
            <text:p>14-22</text:p>
          </table:table-cell>
          <table:table-cell table:formula="of:=[.$I5]&amp;&quot;-&quot;&amp;[.$I5]+[.$H5]-1" office:value-type="string" office:string-value="14-22">
            <text:p>14-22</text:p>
          </table:table-cell>
          <table:table-cell table:style-name="ce4" table:formula="of:=[.$I5]&amp;&quot;-&quot;&amp;[.$I5]+[.$H5]-1" office:value-type="string" office:string-value="14-22">
            <text:p>14-22</text:p>
          </table:table-cell>
          <table:table-cell office:value-type="string">
            <text:p>Studded leather armor</text:p>
          </table:table-cell>
          <table:table-cell office:value-type="float" office:value="175">
            <text:p>175</text:p>
          </table:table-cell>
          <table:table-cell table:style-name="ce4" table:formula="of:=IF([.$E5];[.$E$2]/[.E5];0)" office:value-type="float" office:value="28.3142857142857">
            <text:p>28.31</text:p>
          </table:table-cell>
          <table:table-cell table:style-name="ce4" table:formula="of:=(100/[.$F$2])*[.F5]" office:value-type="float" office:value="4.50073046129463">
            <text:p>4.5</text:p>
          </table:table-cell>
          <table:table-cell office:value-type="float" office:value="9">
            <text:p>9</text:p>
          </table:table-cell>
          <table:table-cell table:style-name="ce4" table:formula="of:=[.I4]+[.H4]" office:value-type="float" office:value="14">
            <text:p>14</text:p>
          </table:table-cell>
          <table:table-cell table:style-name="ce3" office:value-type="string">
            <text:p>14-22</text:p>
          </table:table-cell>
        </table:table-row>
        <table:table-row table:style-name="ro1">
          <table:table-cell table:formula="of:=[.$I6]&amp;&quot;-&quot;&amp;[.$I6]+[.$H6]-1" office:value-type="string" office:string-value="23-30">
            <text:p>23-30</text:p>
          </table:table-cell>
          <table:table-cell table:formula="of:=[.$I6]&amp;&quot;-&quot;&amp;[.$I6]+[.$H6]-1" office:value-type="string" office:string-value="23-30">
            <text:p>23-30</text:p>
          </table:table-cell>
          <table:table-cell table:style-name="ce4" table:formula="of:=[.$I6]&amp;&quot;-&quot;&amp;[.$I6]+[.$H6]-1" office:value-type="string" office:string-value="23-30">
            <text:p>23-30</text:p>
          </table:table-cell>
          <table:table-cell office:value-type="string">
            <text:p>Chain shirt</text:p>
          </table:table-cell>
          <table:table-cell office:value-type="float" office:value="250">
            <text:p>250</text:p>
          </table:table-cell>
          <table:table-cell table:style-name="ce4" table:formula="of:=IF([.$E6];[.$E$2]/[.E6];0)" office:value-type="float" office:value="19.82">
            <text:p>19.82</text:p>
          </table:table-cell>
          <table:table-cell table:style-name="ce4" table:formula="of:=(100/[.$F$2])*[.F6]" office:value-type="float" office:value="3.15051132290624">
            <text:p>3.15</text:p>
          </table:table-cell>
          <table:table-cell office:value-type="float" office:value="8">
            <text:p>8</text:p>
          </table:table-cell>
          <table:table-cell table:style-name="ce4" table:formula="of:=[.I5]+[.H5]" office:value-type="float" office:value="23">
            <text:p>23</text:p>
          </table:table-cell>
          <table:table-cell table:style-name="ce3" office:value-type="string">
            <text:p>23-30</text:p>
          </table:table-cell>
        </table:table-row>
        <table:table-row table:style-name="ro1">
          <table:table-cell table:formula="of:=[.$I7]&amp;&quot;-&quot;&amp;[.$I7]+[.$H7]-1" office:value-type="string" office:string-value="31-38">
            <text:p>31-38</text:p>
          </table:table-cell>
          <table:table-cell table:formula="of:=[.$I7]&amp;&quot;-&quot;&amp;[.$I7]+[.$H7]-1" office:value-type="string" office:string-value="31-38">
            <text:p>31-38</text:p>
          </table:table-cell>
          <table:table-cell table:style-name="ce4" table:formula="of:=[.$I7]&amp;&quot;-&quot;&amp;[.$I7]+[.$H7]-1" office:value-type="string" office:string-value="31-38">
            <text:p>31-38</text:p>
          </table:table-cell>
          <table:table-cell office:value-type="string">
            <text:p>Hide armor</text:p>
          </table:table-cell>
          <table:table-cell office:value-type="float" office:value="165">
            <text:p>165</text:p>
          </table:table-cell>
          <table:table-cell table:style-name="ce4" table:formula="of:=IF([.$E7];[.$E$2]/[.E7];0)" office:value-type="float" office:value="30.030303030303">
            <text:p>30.03</text:p>
          </table:table-cell>
          <table:table-cell table:style-name="ce4" table:formula="of:=(100/[.$F$2])*[.F7]" office:value-type="float" office:value="4.77350200440339">
            <text:p>4.77</text:p>
          </table:table-cell>
          <table:table-cell office:value-type="float" office:value="8">
            <text:p>8</text:p>
          </table:table-cell>
          <table:table-cell table:style-name="ce4" table:formula="of:=[.I6]+[.H6]" office:value-type="float" office:value="31">
            <text:p>31</text:p>
          </table:table-cell>
          <table:table-cell table:style-name="ce3" office:value-type="string">
            <text:p>31-38</text:p>
          </table:table-cell>
        </table:table-row>
        <table:table-row table:style-name="ro1">
          <table:table-cell table:formula="of:=[.$I8]&amp;&quot;-&quot;&amp;[.$I8]+[.$H8]-1" office:value-type="string" office:string-value="39-46">
            <text:p>39-46</text:p>
          </table:table-cell>
          <table:table-cell table:formula="of:=[.$I8]&amp;&quot;-&quot;&amp;[.$I8]+[.$H8]-1" office:value-type="string" office:string-value="39-46">
            <text:p>39-46</text:p>
          </table:table-cell>
          <table:table-cell table:style-name="ce4" table:formula="of:=[.$I8]&amp;&quot;-&quot;&amp;[.$I8]+[.$H8]-1" office:value-type="string" office:string-value="39-46">
            <text:p>39-46</text:p>
          </table:table-cell>
          <table:table-cell office:value-type="string">
            <text:p>Scale mail</text:p>
          </table:table-cell>
          <table:table-cell office:value-type="float" office:value="200">
            <text:p>200</text:p>
          </table:table-cell>
          <table:table-cell table:style-name="ce4" table:formula="of:=IF([.$E8];[.$E$2]/[.E8];0)" office:value-type="float" office:value="24.775">
            <text:p>24.78</text:p>
          </table:table-cell>
          <table:table-cell table:style-name="ce4" table:formula="of:=(100/[.$F$2])*[.F8]" office:value-type="float" office:value="3.9381391536328">
            <text:p>3.94</text:p>
          </table:table-cell>
          <table:table-cell office:value-type="float" office:value="8">
            <text:p>8</text:p>
          </table:table-cell>
          <table:table-cell table:style-name="ce4" table:formula="of:=[.I7]+[.H7]" office:value-type="float" office:value="39">
            <text:p>39</text:p>
          </table:table-cell>
          <table:table-cell table:style-name="ce3" office:value-type="string">
            <text:p>39-46</text:p>
          </table:table-cell>
        </table:table-row>
        <table:table-row table:style-name="ro1">
          <table:table-cell table:formula="of:=[.$I9]&amp;&quot;-&quot;&amp;[.$I9]+[.$H9]-1" office:value-type="string" office:string-value="47-54">
            <text:p>47-54</text:p>
          </table:table-cell>
          <table:table-cell table:formula="of:=[.$I9]&amp;&quot;-&quot;&amp;[.$I9]+[.$H9]-1" office:value-type="string" office:string-value="47-54">
            <text:p>47-54</text:p>
          </table:table-cell>
          <table:table-cell table:style-name="ce4" table:formula="of:=[.$I9]&amp;&quot;-&quot;&amp;[.$I9]+[.$H9]-1" office:value-type="string" office:string-value="47-54">
            <text:p>47-54</text:p>
          </table:table-cell>
          <table:table-cell office:value-type="string">
            <text:p>Chainmail</text:p>
          </table:table-cell>
          <table:table-cell office:value-type="float" office:value="300">
            <text:p>300</text:p>
          </table:table-cell>
          <table:table-cell table:style-name="ce4" table:formula="of:=IF([.$E9];[.$E$2]/[.E9];0)" office:value-type="float" office:value="16.5166666666667">
            <text:p>16.52</text:p>
          </table:table-cell>
          <table:table-cell table:style-name="ce4" table:formula="of:=(100/[.$F$2])*[.F9]" office:value-type="float" office:value="2.62542610242186">
            <text:p>2.63</text:p>
          </table:table-cell>
          <table:table-cell office:value-type="float" office:value="8">
            <text:p>8</text:p>
          </table:table-cell>
          <table:table-cell table:style-name="ce4" table:formula="of:=[.I8]+[.H8]" office:value-type="float" office:value="47">
            <text:p>47</text:p>
          </table:table-cell>
          <table:table-cell table:style-name="ce3" office:value-type="string">
            <text:p>47-54</text:p>
          </table:table-cell>
        </table:table-row>
        <table:table-row table:style-name="ro1">
          <table:table-cell table:formula="of:=[.$I10]&amp;&quot;-&quot;&amp;[.$I10]+[.$H10]-1" office:value-type="string" office:string-value="55-62">
            <text:p>55-62</text:p>
          </table:table-cell>
          <table:table-cell table:formula="of:=[.$I10]&amp;&quot;-&quot;&amp;[.$I10]+[.$H10]-1" office:value-type="string" office:string-value="55-62">
            <text:p>55-62</text:p>
          </table:table-cell>
          <table:table-cell table:style-name="ce4" table:formula="of:=[.$I10]&amp;&quot;-&quot;&amp;[.$I10]+[.$H10]-1" office:value-type="string" office:string-value="55-62">
            <text:p>55-62</text:p>
          </table:table-cell>
          <table:table-cell office:value-type="string">
            <text:p>Breastplate</text:p>
          </table:table-cell>
          <table:table-cell office:value-type="float" office:value="350">
            <text:p>350</text:p>
          </table:table-cell>
          <table:table-cell table:style-name="ce4" table:formula="of:=IF([.$E10];[.$E$2]/[.E10];0)" office:value-type="float" office:value="14.1571428571429">
            <text:p>14.16</text:p>
          </table:table-cell>
          <table:table-cell table:style-name="ce4" table:formula="of:=(100/[.$F$2])*[.F10]" office:value-type="float" office:value="2.25036523064731">
            <text:p>2.25</text:p>
          </table:table-cell>
          <table:table-cell office:value-type="float" office:value="8">
            <text:p>8</text:p>
          </table:table-cell>
          <table:table-cell table:style-name="ce4" table:formula="of:=[.I9]+[.H9]" office:value-type="float" office:value="55">
            <text:p>55</text:p>
          </table:table-cell>
          <table:table-cell table:style-name="ce3" office:value-type="string">
            <text:p>55-62</text:p>
          </table:table-cell>
        </table:table-row>
        <table:table-row table:style-name="ro1">
          <table:table-cell table:formula="of:=[.$I11]&amp;&quot;-&quot;&amp;[.$I11]+[.$H11]-1" office:value-type="string" office:string-value="63-70">
            <text:p>63-70</text:p>
          </table:table-cell>
          <table:table-cell table:formula="of:=[.$I11]&amp;&quot;-&quot;&amp;[.$I11]+[.$H11]-1" office:value-type="string" office:string-value="63-70">
            <text:p>63-70</text:p>
          </table:table-cell>
          <table:table-cell table:style-name="ce4" table:formula="of:=[.$I11]&amp;&quot;-&quot;&amp;[.$I11]+[.$H11]-1" office:value-type="string" office:string-value="63-70">
            <text:p>63-70</text:p>
          </table:table-cell>
          <table:table-cell office:value-type="string">
            <text:p>Splint mail</text:p>
          </table:table-cell>
          <table:table-cell office:value-type="float" office:value="350">
            <text:p>350</text:p>
          </table:table-cell>
          <table:table-cell table:style-name="ce4" table:formula="of:=IF([.$E11];[.$E$2]/[.E11];0)" office:value-type="float" office:value="14.1571428571429">
            <text:p>14.16</text:p>
          </table:table-cell>
          <table:table-cell table:style-name="ce4" table:formula="of:=(100/[.$F$2])*[.F11]" office:value-type="float" office:value="2.25036523064731">
            <text:p>2.25</text:p>
          </table:table-cell>
          <table:table-cell office:value-type="float" office:value="8">
            <text:p>8</text:p>
          </table:table-cell>
          <table:table-cell table:style-name="ce4" table:formula="of:=[.I10]+[.H10]" office:value-type="float" office:value="63">
            <text:p>63</text:p>
          </table:table-cell>
          <table:table-cell table:style-name="ce3" office:value-type="string">
            <text:p>63-70</text:p>
          </table:table-cell>
        </table:table-row>
        <table:table-row table:style-name="ro1">
          <table:table-cell table:formula="of:=[.$I12]&amp;&quot;-&quot;&amp;[.$I12]+[.$H12]-1" office:value-type="string" office:string-value="71-78">
            <text:p>71-78</text:p>
          </table:table-cell>
          <table:table-cell table:formula="of:=[.$I12]&amp;&quot;-&quot;&amp;[.$I12]+[.$H12]-1" office:value-type="string" office:string-value="71-78">
            <text:p>71-78</text:p>
          </table:table-cell>
          <table:table-cell table:style-name="ce4" table:formula="of:=[.$I12]&amp;&quot;-&quot;&amp;[.$I12]+[.$H12]-1" office:value-type="string" office:string-value="71-78">
            <text:p>71-78</text:p>
          </table:table-cell>
          <table:table-cell office:value-type="string">
            <text:p>Banded mail</text:p>
          </table:table-cell>
          <table:table-cell office:value-type="float" office:value="400">
            <text:p>400</text:p>
          </table:table-cell>
          <table:table-cell table:style-name="ce4" table:formula="of:=IF([.$E12];[.$E$2]/[.E12];0)" office:value-type="float" office:value="12.3875">
            <text:p>12.39</text:p>
          </table:table-cell>
          <table:table-cell table:style-name="ce4" table:formula="of:=(100/[.$F$2])*[.F12]" office:value-type="float" office:value="1.9690695768164">
            <text:p>1.97</text:p>
          </table:table-cell>
          <table:table-cell office:value-type="float" office:value="8">
            <text:p>8</text:p>
          </table:table-cell>
          <table:table-cell table:style-name="ce4" table:formula="of:=[.I11]+[.H11]" office:value-type="float" office:value="71">
            <text:p>71</text:p>
          </table:table-cell>
          <table:table-cell table:style-name="ce3" office:value-type="string">
            <text:p>71-78</text:p>
          </table:table-cell>
        </table:table-row>
        <table:table-row table:style-name="ro1">
          <table:table-cell table:formula="of:=[.$I13]&amp;&quot;-&quot;&amp;[.$I13]+[.$H13]-1" office:value-type="string" office:string-value="79-86">
            <text:p>79-86</text:p>
          </table:table-cell>
          <table:table-cell table:formula="of:=[.$I13]&amp;&quot;-&quot;&amp;[.$I13]+[.$H13]-1" office:value-type="string" office:string-value="79-86">
            <text:p>79-86</text:p>
          </table:table-cell>
          <table:table-cell table:style-name="ce4" table:formula="of:=[.$I13]&amp;&quot;-&quot;&amp;[.$I13]+[.$H13]-1" office:value-type="string" office:string-value="79-86">
            <text:p>79-86</text:p>
          </table:table-cell>
          <table:table-cell office:value-type="string">
            <text:p>Half-plate</text:p>
          </table:table-cell>
          <table:table-cell office:value-type="float" office:value="750">
            <text:p>750</text:p>
          </table:table-cell>
          <table:table-cell table:style-name="ce4" table:formula="of:=IF([.$E13];[.$E$2]/[.E13];0)" office:value-type="float" office:value="6.60666666666667">
            <text:p>6.61</text:p>
          </table:table-cell>
          <table:table-cell table:style-name="ce4" table:formula="of:=(100/[.$F$2])*[.F13]" office:value-type="float" office:value="1.05017044096875">
            <text:p>1.05</text:p>
          </table:table-cell>
          <table:table-cell office:value-type="float" office:value="8">
            <text:p>8</text:p>
          </table:table-cell>
          <table:table-cell table:style-name="ce4" table:formula="of:=[.I12]+[.H12]" office:value-type="float" office:value="79">
            <text:p>79</text:p>
          </table:table-cell>
          <table:table-cell table:style-name="ce3" office:value-type="string">
            <text:p>79-86</text:p>
          </table:table-cell>
        </table:table-row>
        <table:table-row table:style-name="ro1">
          <table:table-cell table:formula="of:=[.$I14]&amp;&quot;-&quot;&amp;[.$I14]+[.$H14]-1" office:value-type="string" office:string-value="87-94">
            <text:p>87-94</text:p>
          </table:table-cell>
          <table:table-cell table:formula="of:=[.$I14]&amp;&quot;-&quot;&amp;[.$I14]+[.$H14]-1" office:value-type="string" office:string-value="87-94">
            <text:p>87-94</text:p>
          </table:table-cell>
          <table:table-cell table:style-name="ce4" table:formula="of:=[.$I14]&amp;&quot;-&quot;&amp;[.$I14]+[.$H14]-1" office:value-type="string" office:string-value="87-94">
            <text:p>87-94</text:p>
          </table:table-cell>
          <table:table-cell office:value-type="string">
            <text:p>Full plate</text:p>
          </table:table-cell>
          <table:table-cell office:value-type="float" office:value="1650">
            <text:p>1650</text:p>
          </table:table-cell>
          <table:table-cell table:style-name="ce4" table:formula="of:=IF([.$E14];[.$E$2]/[.E14];0)" office:value-type="float" office:value="3.0030303030303">
            <text:p>3</text:p>
          </table:table-cell>
          <table:table-cell table:style-name="ce4" table:formula="of:=(100/[.$F$2])*[.F14]" office:value-type="float" office:value="0.477350200440339">
            <text:p>0.48</text:p>
          </table:table-cell>
          <table:table-cell office:value-type="float" office:value="8">
            <text:p>8</text:p>
          </table:table-cell>
          <table:table-cell table:style-name="ce4" table:formula="of:=[.I13]+[.H13]" office:value-type="float" office:value="87">
            <text:p>87</text:p>
          </table:table-cell>
          <table:table-cell table:style-name="ce3" office:value-type="string">
            <text:p>87-94</text:p>
          </table:table-cell>
        </table:table-row>
        <table:table-row table:style-name="ro1">
          <table:table-cell table:formula="of:=[.$I15]&amp;&quot;-&quot;&amp;[.$I15]+[.$H15]-1" office:value-type="string" office:string-value="95-97">
            <text:p>95-97</text:p>
          </table:table-cell>
          <table:table-cell table:formula="of:=[.$I15]&amp;&quot;-&quot;&amp;[.$I15]+[.$H15]-1" office:value-type="string" office:string-value="95-97">
            <text:p>95-97</text:p>
          </table:table-cell>
          <table:table-cell table:style-name="ce4" table:formula="of:=[.$I15]&amp;&quot;-&quot;&amp;[.$I15]+[.$H15]-1" office:value-type="string" office:string-value="95-97">
            <text:p>95-97</text:p>
          </table:table-cell>
          <table:table-cell office:value-type="string">
            <text:p>ROLL AGAIN</text:p>
          </table:table-cell>
          <table:table-cell office:value-type="float" office:value="25">
            <text:p>25</text:p>
          </table:table-cell>
          <table:table-cell table:style-name="ce4" table:formula="of:=IF([.$E15];[.$E$2]/[.E15];0)" office:value-type="float" office:value="198.2">
            <text:p>198.2</text:p>
          </table:table-cell>
          <table:table-cell table:style-name="ce4" table:formula="of:=(100/[.$F$2])*[.F15]" office:value-type="float" office:value="31.5051132290624">
            <text:p>31.51</text:p>
          </table:table-cell>
          <table:table-cell office:value-type="float" office:value="3">
            <text:p>3</text:p>
          </table:table-cell>
          <table:table-cell table:style-name="ce4" table:formula="of:=[.I14]+[.H14]" office:value-type="float" office:value="95">
            <text:p>95</text:p>
          </table:table-cell>
          <table:table-cell table:style-name="ce3" office:value-type="string">
            <text:p>95-97</text:p>
          </table:table-cell>
        </table:table-row>
        <table:table-row table:style-name="ro1">
          <table:table-cell table:formula="of:=[.$I16]&amp;&quot;-&quot;&amp;[.$I16]+[.$H16]-1" office:value-type="string" office:string-value="98-100">
            <text:p>98-100</text:p>
          </table:table-cell>
          <table:table-cell table:formula="of:=[.$I16]&amp;&quot;-&quot;&amp;[.$I16]+[.$H16]-1" office:value-type="string" office:string-value="98-100">
            <text:p>98-100</text:p>
          </table:table-cell>
          <table:table-cell table:style-name="ce4" table:formula="of:=[.$I16]&amp;&quot;-&quot;&amp;[.$I16]+[.$H16]-1" office:value-type="string" office:string-value="98-100">
            <text:p>98-100</text:p>
          </table:table-cell>
          <table:table-cell office:value-type="string">
            <text:p>ROLL AGAIN</text:p>
          </table:table-cell>
          <table:table-cell office:value-type="float" office:value="25">
            <text:p>25</text:p>
          </table:table-cell>
          <table:table-cell table:style-name="ce4" table:formula="of:=IF([.$E16];[.$E$2]/[.E16];0)" office:value-type="float" office:value="198.2">
            <text:p>198.2</text:p>
          </table:table-cell>
          <table:table-cell table:style-name="ce4" table:formula="of:=(100/[.$F$2])*[.F16]" office:value-type="float" office:value="31.5051132290624">
            <text:p>31.51</text:p>
          </table:table-cell>
          <table:table-cell office:value-type="float" office:value="3">
            <text:p>3</text:p>
          </table:table-cell>
          <table:table-cell table:style-name="ce4" table:formula="of:=[.I15]+[.H15]" office:value-type="float" office:value="98">
            <text:p>98</text:p>
          </table:table-cell>
          <table:table-cell table:style-name="ce3" office:value-type="string">
            <text:p>98-100</text:p>
          </table:table-cell>
        </table:table-row>
        <table:table-row table:style-name="ro1">
          <table:table-cell table:formula="of:=[.$I17]&amp;&quot;-&quot;&amp;[.$I17]+[.$H17]-1" office:value-type="string" office:string-value="101-100">
            <text:p>101-100</text:p>
          </table:table-cell>
          <table:table-cell table:formula="of:=[.$I17]&amp;&quot;-&quot;&amp;[.$I17]+[.$H17]-1" office:value-type="string" office:string-value="101-100">
            <text:p>101-100</text:p>
          </table:table-cell>
          <table:table-cell table:style-name="ce4" table:formula="of:=[.$I17]&amp;&quot;-&quot;&amp;[.$I17]+[.$H17]-1" office:value-type="string" office:string-value="101-100">
            <text:p>101-100</text:p>
          </table:table-cell>
          <table:table-cell/>
          <table:table-cell/>
          <table:table-cell table:style-name="ce4" table:formula="of:=IF([.$E17];[.$E$2]/[.E17];0)" office:value-type="float" office:value="0">
            <text:p>0</text:p>
          </table:table-cell>
          <table:table-cell table:style-name="ce4" table:formula="of:=(100/[.$F$2])*[.F17]" office:value-type="float" office:value="0">
            <text:p>0</text:p>
          </table:table-cell>
          <table:table-cell/>
          <table:table-cell table:style-name="ce4" table:formula="of:=[.I16]+[.H16]" office:value-type="float" office:value="101">
            <text:p>101</text:p>
          </table:table-cell>
          <table:table-cell/>
        </table:table-row>
        <table:table-row table:style-name="ro1">
          <table:table-cell table:formula="of:=[.$I18]&amp;&quot;-&quot;&amp;[.$I18]+[.$H18]-1" office:value-type="string" office:string-value="101-100">
            <text:p>101-100</text:p>
          </table:table-cell>
          <table:table-cell table:formula="of:=[.$I18]&amp;&quot;-&quot;&amp;[.$I18]+[.$H18]-1" office:value-type="string" office:string-value="101-100">
            <text:p>101-100</text:p>
          </table:table-cell>
          <table:table-cell table:style-name="ce4" table:formula="of:=[.$I18]&amp;&quot;-&quot;&amp;[.$I18]+[.$H18]-1" office:value-type="string" office:string-value="101-100">
            <text:p>101-100</text:p>
          </table:table-cell>
          <table:table-cell/>
          <table:table-cell/>
          <table:table-cell table:style-name="ce4" table:formula="of:=IF([.$E18];[.$E$2]/[.E18];0)" office:value-type="float" office:value="0">
            <text:p>0</text:p>
          </table:table-cell>
          <table:table-cell table:style-name="ce4" table:formula="of:=(100/[.$F$2])*[.F18]" office:value-type="float" office:value="0">
            <text:p>0</text:p>
          </table:table-cell>
          <table:table-cell/>
          <table:table-cell table:style-name="ce4" table:formula="of:=[.I17]+[.H17]" office:value-type="float" office:value="101">
            <text:p>101</text:p>
          </table:table-cell>
          <table:table-cell/>
        </table:table-row>
        <table:table-row table:style-name="ro1">
          <table:table-cell table:formula="of:=[.$I19]&amp;&quot;-&quot;&amp;[.$I19]+[.$H19]-1" office:value-type="string" office:string-value="101-100">
            <text:p>101-100</text:p>
          </table:table-cell>
          <table:table-cell table:formula="of:=[.$I19]&amp;&quot;-&quot;&amp;[.$I19]+[.$H19]-1" office:value-type="string" office:string-value="101-100">
            <text:p>101-100</text:p>
          </table:table-cell>
          <table:table-cell table:style-name="ce4" table:formula="of:=[.$I19]&amp;&quot;-&quot;&amp;[.$I19]+[.$H19]-1" office:value-type="string" office:string-value="101-100">
            <text:p>101-100</text:p>
          </table:table-cell>
          <table:table-cell/>
          <table:table-cell/>
          <table:table-cell table:style-name="ce4" table:formula="of:=IF([.$E19];[.$E$2]/[.E19];0)" office:value-type="float" office:value="0">
            <text:p>0</text:p>
          </table:table-cell>
          <table:table-cell table:style-name="ce4" table:formula="of:=(100/[.$F$2])*[.F19]" office:value-type="float" office:value="0">
            <text:p>0</text:p>
          </table:table-cell>
          <table:table-cell/>
          <table:table-cell table:style-name="ce4" table:formula="of:=[.I18]+[.H18]" office:value-type="float" office:value="101">
            <text:p>101</text:p>
          </table:table-cell>
          <table:table-cell/>
        </table:table-row>
        <table:table-row table:style-name="ro1">
          <table:table-cell table:formula="of:=[.$I20]&amp;&quot;-&quot;&amp;[.$I20]+[.$H20]-1" office:value-type="string" office:string-value="101-100">
            <text:p>101-100</text:p>
          </table:table-cell>
          <table:table-cell table:formula="of:=[.$I20]&amp;&quot;-&quot;&amp;[.$I20]+[.$H20]-1" office:value-type="string" office:string-value="101-100">
            <text:p>101-100</text:p>
          </table:table-cell>
          <table:table-cell table:style-name="ce4" table:formula="of:=[.$I20]&amp;&quot;-&quot;&amp;[.$I20]+[.$H20]-1" office:value-type="string" office:string-value="101-100">
            <text:p>101-100</text:p>
          </table:table-cell>
          <table:table-cell/>
          <table:table-cell/>
          <table:table-cell table:style-name="ce4" table:formula="of:=IF([.$E20];[.$E$2]/[.E20];0)" office:value-type="float" office:value="0">
            <text:p>0</text:p>
          </table:table-cell>
          <table:table-cell table:style-name="ce4" table:formula="of:=(100/[.$F$2])*[.F20]" office:value-type="float" office:value="0">
            <text:p>0</text:p>
          </table:table-cell>
          <table:table-cell/>
          <table:table-cell table:style-name="ce4" table:formula="of:=[.I19]+[.H19]" office:value-type="float" office:value="101">
            <text:p>101</text:p>
          </table:table-cell>
          <table:table-cell/>
        </table:table-row>
        <table:table-row table:style-name="ro1">
          <table:table-cell table:formula="of:=[.$I21]&amp;&quot;-&quot;&amp;[.$I21]+[.$H21]-1" office:value-type="string" office:string-value="101-100">
            <text:p>101-100</text:p>
          </table:table-cell>
          <table:table-cell table:formula="of:=[.$I21]&amp;&quot;-&quot;&amp;[.$I21]+[.$H21]-1" office:value-type="string" office:string-value="101-100">
            <text:p>101-100</text:p>
          </table:table-cell>
          <table:table-cell table:style-name="ce4" table:formula="of:=[.$I21]&amp;&quot;-&quot;&amp;[.$I21]+[.$H21]-1" office:value-type="string" office:string-value="101-100">
            <text:p>101-100</text:p>
          </table:table-cell>
          <table:table-cell/>
          <table:table-cell/>
          <table:table-cell table:style-name="ce4" table:formula="of:=IF([.$E21];[.$E$2]/[.E21];0)" office:value-type="float" office:value="0">
            <text:p>0</text:p>
          </table:table-cell>
          <table:table-cell table:style-name="ce4" table:formula="of:=(100/[.$F$2])*[.F21]" office:value-type="float" office:value="0">
            <text:p>0</text:p>
          </table:table-cell>
          <table:table-cell/>
          <table:table-cell table:style-name="ce4" table:formula="of:=[.I20]+[.H20]" office:value-type="float" office:value="101">
            <text:p>101</text:p>
          </table:table-cell>
          <table:table-cell/>
        </table:table-row>
        <table:table-row table:style-name="ro1">
          <table:table-cell table:formula="of:=[.$I22]&amp;&quot;-&quot;&amp;[.$I22]+[.$H22]-1" office:value-type="string" office:string-value="101-100">
            <text:p>101-100</text:p>
          </table:table-cell>
          <table:table-cell table:formula="of:=[.$I22]&amp;&quot;-&quot;&amp;[.$I22]+[.$H22]-1" office:value-type="string" office:string-value="101-100">
            <text:p>101-100</text:p>
          </table:table-cell>
          <table:table-cell table:style-name="ce4" table:formula="of:=[.$I22]&amp;&quot;-&quot;&amp;[.$I22]+[.$H22]-1" office:value-type="string" office:string-value="101-100">
            <text:p>101-100</text:p>
          </table:table-cell>
          <table:table-cell/>
          <table:table-cell/>
          <table:table-cell table:style-name="ce4" table:formula="of:=IF([.$E22];[.$E$2]/[.E22];0)" office:value-type="float" office:value="0">
            <text:p>0</text:p>
          </table:table-cell>
          <table:table-cell table:style-name="ce4" table:formula="of:=(100/[.$F$2])*[.F22]" office:value-type="float" office:value="0">
            <text:p>0</text:p>
          </table:table-cell>
          <table:table-cell/>
          <table:table-cell table:style-name="ce4" table:formula="of:=[.I21]+[.H21]" office:value-type="float" office:value="101">
            <text:p>101</text:p>
          </table:table-cell>
          <table:table-cell/>
        </table:table-row>
        <table:table-row table:style-name="ro1">
          <table:table-cell table:formula="of:=[.$I23]&amp;&quot;-&quot;&amp;[.$I23]+[.$H23]-1" office:value-type="string" office:string-value="101-100">
            <text:p>101-100</text:p>
          </table:table-cell>
          <table:table-cell table:formula="of:=[.$I23]&amp;&quot;-&quot;&amp;[.$I23]+[.$H23]-1" office:value-type="string" office:string-value="101-100">
            <text:p>101-100</text:p>
          </table:table-cell>
          <table:table-cell table:style-name="ce4" table:formula="of:=[.$I23]&amp;&quot;-&quot;&amp;[.$I23]+[.$H23]-1" office:value-type="string" office:string-value="101-100">
            <text:p>101-100</text:p>
          </table:table-cell>
          <table:table-cell/>
          <table:table-cell/>
          <table:table-cell table:style-name="ce4" table:formula="of:=IF([.$E23];[.$E$2]/[.E23];0)" office:value-type="float" office:value="0">
            <text:p>0</text:p>
          </table:table-cell>
          <table:table-cell table:style-name="ce4" table:formula="of:=(100/[.$F$2])*[.F23]" office:value-type="float" office:value="0">
            <text:p>0</text:p>
          </table:table-cell>
          <table:table-cell/>
          <table:table-cell table:style-name="ce4" table:formula="of:=[.I22]+[.H22]" office:value-type="float" office:value="101">
            <text:p>101</text:p>
          </table:table-cell>
          <table:table-cell/>
        </table:table-row>
        <table:table-row table:style-name="ro1">
          <table:table-cell table:formula="of:=[.$I24]&amp;&quot;-&quot;&amp;[.$I24]+[.$H24]-1" office:value-type="string" office:string-value="101-100">
            <text:p>101-100</text:p>
          </table:table-cell>
          <table:table-cell table:formula="of:=[.$I24]&amp;&quot;-&quot;&amp;[.$I24]+[.$H24]-1" office:value-type="string" office:string-value="101-100">
            <text:p>101-100</text:p>
          </table:table-cell>
          <table:table-cell table:style-name="ce4" table:formula="of:=[.$I24]&amp;&quot;-&quot;&amp;[.$I24]+[.$H24]-1" office:value-type="string" office:string-value="101-100">
            <text:p>101-100</text:p>
          </table:table-cell>
          <table:table-cell/>
          <table:table-cell/>
          <table:table-cell table:style-name="ce4" table:formula="of:=IF([.$E24];[.$E$2]/[.E24];0)" office:value-type="float" office:value="0">
            <text:p>0</text:p>
          </table:table-cell>
          <table:table-cell table:style-name="ce4" table:formula="of:=(100/[.$F$2])*[.F24]" office:value-type="float" office:value="0">
            <text:p>0</text:p>
          </table:table-cell>
          <table:table-cell/>
          <table:table-cell table:style-name="ce4" table:formula="of:=[.I23]+[.H23]" office:value-type="float" office:value="101">
            <text:p>101</text:p>
          </table:table-cell>
          <table:table-cell/>
        </table:table-row>
        <table:table-row table:style-name="ro1">
          <table:table-cell table:formula="of:=[.$I25]&amp;&quot;-&quot;&amp;[.$I25]+[.$H25]-1" office:value-type="string" office:string-value="101-100">
            <text:p>101-100</text:p>
          </table:table-cell>
          <table:table-cell table:formula="of:=[.$I25]&amp;&quot;-&quot;&amp;[.$I25]+[.$H25]-1" office:value-type="string" office:string-value="101-100">
            <text:p>101-100</text:p>
          </table:table-cell>
          <table:table-cell table:style-name="ce4" table:formula="of:=[.$I25]&amp;&quot;-&quot;&amp;[.$I25]+[.$H25]-1" office:value-type="string" office:string-value="101-100">
            <text:p>101-100</text:p>
          </table:table-cell>
          <table:table-cell/>
          <table:table-cell/>
          <table:table-cell table:style-name="ce4" table:formula="of:=IF([.$E25];[.$E$2]/[.E25];0)" office:value-type="float" office:value="0">
            <text:p>0</text:p>
          </table:table-cell>
          <table:table-cell table:style-name="ce4" table:formula="of:=(100/[.$F$2])*[.F25]" office:value-type="float" office:value="0">
            <text:p>0</text:p>
          </table:table-cell>
          <table:table-cell/>
          <table:table-cell table:style-name="ce4" table:formula="of:=[.I24]+[.H24]" office:value-type="float" office:value="101">
            <text:p>101</text:p>
          </table:table-cell>
          <table:table-cell/>
        </table:table-row>
        <table:table-row table:style-name="ro1">
          <table:table-cell table:formula="of:=[.$I26]&amp;&quot;-&quot;&amp;[.$I26]+[.$H26]-1" office:value-type="string" office:string-value="101-100">
            <text:p>101-100</text:p>
          </table:table-cell>
          <table:table-cell table:formula="of:=[.$I26]&amp;&quot;-&quot;&amp;[.$I26]+[.$H26]-1" office:value-type="string" office:string-value="101-100">
            <text:p>101-100</text:p>
          </table:table-cell>
          <table:table-cell table:style-name="ce4" table:formula="of:=[.$I26]&amp;&quot;-&quot;&amp;[.$I26]+[.$H26]-1" office:value-type="string" office:string-value="101-100">
            <text:p>101-100</text:p>
          </table:table-cell>
          <table:table-cell/>
          <table:table-cell/>
          <table:table-cell table:style-name="ce4" table:formula="of:=IF([.$E26];[.$E$2]/[.E26];0)" office:value-type="float" office:value="0">
            <text:p>0</text:p>
          </table:table-cell>
          <table:table-cell table:style-name="ce4" table:formula="of:=(100/[.$F$2])*[.F26]" office:value-type="float" office:value="0">
            <text:p>0</text:p>
          </table:table-cell>
          <table:table-cell/>
          <table:table-cell table:style-name="ce4" table:formula="of:=[.I25]+[.H25]" office:value-type="float" office:value="101">
            <text:p>101</text:p>
          </table:table-cell>
          <table:table-cell/>
        </table:table-row>
        <table:table-row table:style-name="ro1">
          <table:table-cell table:formula="of:=[.$I27]&amp;&quot;-&quot;&amp;[.$I27]+[.$H27]-1" office:value-type="string" office:string-value="101-100">
            <text:p>101-100</text:p>
          </table:table-cell>
          <table:table-cell table:formula="of:=[.$I27]&amp;&quot;-&quot;&amp;[.$I27]+[.$H27]-1" office:value-type="string" office:string-value="101-100">
            <text:p>101-100</text:p>
          </table:table-cell>
          <table:table-cell table:style-name="ce4" table:formula="of:=[.$I27]&amp;&quot;-&quot;&amp;[.$I27]+[.$H27]-1" office:value-type="string" office:string-value="101-100">
            <text:p>101-100</text:p>
          </table:table-cell>
          <table:table-cell/>
          <table:table-cell/>
          <table:table-cell table:style-name="ce4" table:formula="of:=IF([.$E27];[.$E$2]/[.E27];0)" office:value-type="float" office:value="0">
            <text:p>0</text:p>
          </table:table-cell>
          <table:table-cell table:style-name="ce4" table:formula="of:=(100/[.$F$2])*[.F27]" office:value-type="float" office:value="0">
            <text:p>0</text:p>
          </table:table-cell>
          <table:table-cell/>
          <table:table-cell table:style-name="ce4" table:formula="of:=[.I26]+[.H26]" office:value-type="float" office:value="101">
            <text:p>101</text:p>
          </table:table-cell>
          <table:table-cell/>
        </table:table-row>
        <table:table-row table:style-name="ro1">
          <table:table-cell table:formula="of:=[.$I28]&amp;&quot;-&quot;&amp;[.$I28]+[.$H28]-1" office:value-type="string" office:string-value="101-100">
            <text:p>101-100</text:p>
          </table:table-cell>
          <table:table-cell table:formula="of:=[.$I28]&amp;&quot;-&quot;&amp;[.$I28]+[.$H28]-1" office:value-type="string" office:string-value="101-100">
            <text:p>101-100</text:p>
          </table:table-cell>
          <table:table-cell table:style-name="ce4" table:formula="of:=[.$I28]&amp;&quot;-&quot;&amp;[.$I28]+[.$H28]-1" office:value-type="string" office:string-value="101-100">
            <text:p>101-100</text:p>
          </table:table-cell>
          <table:table-cell/>
          <table:table-cell/>
          <table:table-cell table:style-name="ce4" table:formula="of:=IF([.$E28];[.$E$2]/[.E28];0)" office:value-type="float" office:value="0">
            <text:p>0</text:p>
          </table:table-cell>
          <table:table-cell table:style-name="ce4" table:formula="of:=(100/[.$F$2])*[.F28]" office:value-type="float" office:value="0">
            <text:p>0</text:p>
          </table:table-cell>
          <table:table-cell/>
          <table:table-cell table:style-name="ce4" table:formula="of:=[.I27]+[.H27]" office:value-type="float" office:value="101">
            <text:p>101</text:p>
          </table:table-cell>
          <table:table-cell/>
        </table:table-row>
        <table:table-row table:style-name="ro1">
          <table:table-cell table:formula="of:=[.$I29]&amp;&quot;-&quot;&amp;[.$I29]+[.$H29]-1" office:value-type="string" office:string-value="101-100">
            <text:p>101-100</text:p>
          </table:table-cell>
          <table:table-cell table:formula="of:=[.$I29]&amp;&quot;-&quot;&amp;[.$I29]+[.$H29]-1" office:value-type="string" office:string-value="101-100">
            <text:p>101-100</text:p>
          </table:table-cell>
          <table:table-cell table:style-name="ce4" table:formula="of:=[.$I29]&amp;&quot;-&quot;&amp;[.$I29]+[.$H29]-1" office:value-type="string" office:string-value="101-100">
            <text:p>101-100</text:p>
          </table:table-cell>
          <table:table-cell/>
          <table:table-cell/>
          <table:table-cell table:style-name="ce4" table:formula="of:=IF([.$E29];[.$E$2]/[.E29];0)" office:value-type="float" office:value="0">
            <text:p>0</text:p>
          </table:table-cell>
          <table:table-cell table:style-name="ce4" table:formula="of:=(100/[.$F$2])*[.F29]" office:value-type="float" office:value="0">
            <text:p>0</text:p>
          </table:table-cell>
          <table:table-cell/>
          <table:table-cell table:style-name="ce4" table:formula="of:=[.I28]+[.H28]" office:value-type="float" office:value="101">
            <text:p>101</text:p>
          </table:table-cell>
          <table:table-cell/>
        </table:table-row>
        <table:table-row table:style-name="ro1">
          <table:table-cell table:formula="of:=[.$I30]&amp;&quot;-&quot;&amp;[.$I30]+[.$H30]-1" office:value-type="string" office:string-value="101-100">
            <text:p>101-100</text:p>
          </table:table-cell>
          <table:table-cell table:formula="of:=[.$I30]&amp;&quot;-&quot;&amp;[.$I30]+[.$H30]-1" office:value-type="string" office:string-value="101-100">
            <text:p>101-100</text:p>
          </table:table-cell>
          <table:table-cell table:style-name="ce4" table:formula="of:=[.$I30]&amp;&quot;-&quot;&amp;[.$I30]+[.$H30]-1" office:value-type="string" office:string-value="101-100">
            <text:p>101-100</text:p>
          </table:table-cell>
          <table:table-cell/>
          <table:table-cell/>
          <table:table-cell table:style-name="ce4" table:formula="of:=IF([.$E30];[.$E$2]/[.E30];0)" office:value-type="float" office:value="0">
            <text:p>0</text:p>
          </table:table-cell>
          <table:table-cell table:style-name="ce4" table:formula="of:=(100/[.$F$2])*[.F30]" office:value-type="float" office:value="0">
            <text:p>0</text:p>
          </table:table-cell>
          <table:table-cell/>
          <table:table-cell table:style-name="ce4" table:formula="of:=[.I29]+[.H29]" office:value-type="float" office:value="101">
            <text:p>101</text:p>
          </table:table-cell>
          <table:table-cell/>
        </table:table-row>
        <table:table-row table:style-name="ro1">
          <table:table-cell table:formula="of:=[.$I31]&amp;&quot;-&quot;&amp;[.$I31]+[.$H31]-1" office:value-type="string" office:string-value="101-100">
            <text:p>101-100</text:p>
          </table:table-cell>
          <table:table-cell table:formula="of:=[.$I31]&amp;&quot;-&quot;&amp;[.$I31]+[.$H31]-1" office:value-type="string" office:string-value="101-100">
            <text:p>101-100</text:p>
          </table:table-cell>
          <table:table-cell table:style-name="ce4" table:formula="of:=[.$I31]&amp;&quot;-&quot;&amp;[.$I31]+[.$H31]-1" office:value-type="string" office:string-value="101-100">
            <text:p>101-100</text:p>
          </table:table-cell>
          <table:table-cell/>
          <table:table-cell/>
          <table:table-cell table:style-name="ce4" table:formula="of:=IF([.$E31];[.$E$2]/[.E31];0)" office:value-type="float" office:value="0">
            <text:p>0</text:p>
          </table:table-cell>
          <table:table-cell table:style-name="ce4" table:formula="of:=(100/[.$F$2])*[.F31]" office:value-type="float" office:value="0">
            <text:p>0</text:p>
          </table:table-cell>
          <table:table-cell/>
          <table:table-cell table:style-name="ce4" table:formula="of:=[.I30]+[.H30]" office:value-type="float" office:value="101">
            <text:p>101</text:p>
          </table:table-cell>
          <table:table-cell/>
        </table:table-row>
        <table:table-row table:style-name="ro1">
          <table:table-cell table:formula="of:=[.$I32]&amp;&quot;-&quot;&amp;[.$I32]+[.$H32]-1" office:value-type="string" office:string-value="101-100">
            <text:p>101-100</text:p>
          </table:table-cell>
          <table:table-cell table:formula="of:=[.$I32]&amp;&quot;-&quot;&amp;[.$I32]+[.$H32]-1" office:value-type="string" office:string-value="101-100">
            <text:p>101-100</text:p>
          </table:table-cell>
          <table:table-cell table:style-name="ce4" table:formula="of:=[.$I32]&amp;&quot;-&quot;&amp;[.$I32]+[.$H32]-1" office:value-type="string" office:string-value="101-100">
            <text:p>101-100</text:p>
          </table:table-cell>
          <table:table-cell/>
          <table:table-cell/>
          <table:table-cell table:style-name="ce4" table:formula="of:=IF([.$E32];[.$E$2]/[.E32];0)" office:value-type="float" office:value="0">
            <text:p>0</text:p>
          </table:table-cell>
          <table:table-cell table:style-name="ce4" table:formula="of:=(100/[.$F$2])*[.F32]" office:value-type="float" office:value="0">
            <text:p>0</text:p>
          </table:table-cell>
          <table:table-cell/>
          <table:table-cell table:style-name="ce4" table:formula="of:=[.I31]+[.H31]" office:value-type="float" office:value="101">
            <text:p>101</text:p>
          </table:table-cell>
          <table:table-cell/>
        </table:table-row>
        <table:table-row table:style-name="ro1">
          <table:table-cell table:formula="of:=[.$I33]&amp;&quot;-&quot;&amp;[.$I33]+[.$H33]-1" office:value-type="string" office:string-value="101-100">
            <text:p>101-100</text:p>
          </table:table-cell>
          <table:table-cell table:formula="of:=[.$I33]&amp;&quot;-&quot;&amp;[.$I33]+[.$H33]-1" office:value-type="string" office:string-value="101-100">
            <text:p>101-100</text:p>
          </table:table-cell>
          <table:table-cell table:style-name="ce4" table:formula="of:=[.$I33]&amp;&quot;-&quot;&amp;[.$I33]+[.$H33]-1" office:value-type="string" office:string-value="101-100">
            <text:p>101-100</text:p>
          </table:table-cell>
          <table:table-cell/>
          <table:table-cell/>
          <table:table-cell table:style-name="ce4" table:formula="of:=IF([.$E33];[.$E$2]/[.E33];0)" office:value-type="float" office:value="0">
            <text:p>0</text:p>
          </table:table-cell>
          <table:table-cell table:style-name="ce4" table:formula="of:=(100/[.$F$2])*[.F33]" office:value-type="float" office:value="0">
            <text:p>0</text:p>
          </table:table-cell>
          <table:table-cell/>
          <table:table-cell table:style-name="ce4" table:formula="of:=[.I32]+[.H32]" office:value-type="float" office:value="101">
            <text:p>101</text:p>
          </table:table-cell>
          <table:table-cell/>
        </table:table-row>
        <table:table-row table:style-name="ro1">
          <table:table-cell table:formula="of:=[.$I34]&amp;&quot;-&quot;&amp;[.$I34]+[.$H34]-1" office:value-type="string" office:string-value="101-100">
            <text:p>101-100</text:p>
          </table:table-cell>
          <table:table-cell table:formula="of:=[.$I34]&amp;&quot;-&quot;&amp;[.$I34]+[.$H34]-1" office:value-type="string" office:string-value="101-100">
            <text:p>101-100</text:p>
          </table:table-cell>
          <table:table-cell table:style-name="ce4" table:formula="of:=[.$I34]&amp;&quot;-&quot;&amp;[.$I34]+[.$H34]-1" office:value-type="string" office:string-value="101-100">
            <text:p>101-100</text:p>
          </table:table-cell>
          <table:table-cell/>
          <table:table-cell/>
          <table:table-cell table:style-name="ce4" table:formula="of:=IF([.$E34];[.$E$2]/[.E34];0)" office:value-type="float" office:value="0">
            <text:p>0</text:p>
          </table:table-cell>
          <table:table-cell table:style-name="ce4" table:formula="of:=(100/[.$F$2])*[.F34]" office:value-type="float" office:value="0">
            <text:p>0</text:p>
          </table:table-cell>
          <table:table-cell/>
          <table:table-cell table:style-name="ce4" table:formula="of:=[.I33]+[.H33]" office:value-type="float" office:value="101">
            <text:p>101</text:p>
          </table:table-cell>
          <table:table-cell/>
        </table:table-row>
        <table:table-row table:style-name="ro1">
          <table:table-cell table:formula="of:=[.$I35]&amp;&quot;-&quot;&amp;[.$I35]+[.$H35]-1" office:value-type="string" office:string-value="101-100">
            <text:p>101-100</text:p>
          </table:table-cell>
          <table:table-cell table:formula="of:=[.$I35]&amp;&quot;-&quot;&amp;[.$I35]+[.$H35]-1" office:value-type="string" office:string-value="101-100">
            <text:p>101-100</text:p>
          </table:table-cell>
          <table:table-cell table:style-name="ce4" table:formula="of:=[.$I35]&amp;&quot;-&quot;&amp;[.$I35]+[.$H35]-1" office:value-type="string" office:string-value="101-100">
            <text:p>101-100</text:p>
          </table:table-cell>
          <table:table-cell/>
          <table:table-cell/>
          <table:table-cell table:style-name="ce4" table:formula="of:=IF([.$E35];[.$E$2]/[.E35];0)" office:value-type="float" office:value="0">
            <text:p>0</text:p>
          </table:table-cell>
          <table:table-cell table:style-name="ce4" table:formula="of:=(100/[.$F$2])*[.F35]" office:value-type="float" office:value="0">
            <text:p>0</text:p>
          </table:table-cell>
          <table:table-cell/>
          <table:table-cell table:style-name="ce4" table:formula="of:=[.I34]+[.H34]" office:value-type="float" office:value="101">
            <text:p>101</text:p>
          </table:table-cell>
          <table:table-cell/>
        </table:table-row>
        <table:table-row table:style-name="ro1">
          <table:table-cell table:formula="of:=[.$I36]&amp;&quot;-&quot;&amp;[.$I36]+[.$H36]-1" office:value-type="string" office:string-value="101-100">
            <text:p>101-100</text:p>
          </table:table-cell>
          <table:table-cell table:formula="of:=[.$I36]&amp;&quot;-&quot;&amp;[.$I36]+[.$H36]-1" office:value-type="string" office:string-value="101-100">
            <text:p>101-100</text:p>
          </table:table-cell>
          <table:table-cell table:style-name="ce4" table:formula="of:=[.$I36]&amp;&quot;-&quot;&amp;[.$I36]+[.$H36]-1" office:value-type="string" office:string-value="101-100">
            <text:p>101-100</text:p>
          </table:table-cell>
          <table:table-cell/>
          <table:table-cell/>
          <table:table-cell table:style-name="ce4" table:formula="of:=IF([.$E36];[.$E$2]/[.E36];0)" office:value-type="float" office:value="0">
            <text:p>0</text:p>
          </table:table-cell>
          <table:table-cell table:style-name="ce4" table:formula="of:=(100/[.$F$2])*[.F36]" office:value-type="float" office:value="0">
            <text:p>0</text:p>
          </table:table-cell>
          <table:table-cell/>
          <table:table-cell table:style-name="ce4" table:formula="of:=[.I35]+[.H35]" office:value-type="float" office:value="101">
            <text:p>101</text:p>
          </table:table-cell>
          <table:table-cell/>
        </table:table-row>
        <table:table-row table:style-name="ro1">
          <table:table-cell table:formula="of:=[.$I37]&amp;&quot;-&quot;&amp;[.$I37]+[.$H37]-1" office:value-type="string" office:string-value="101-100">
            <text:p>101-100</text:p>
          </table:table-cell>
          <table:table-cell table:formula="of:=[.$I37]&amp;&quot;-&quot;&amp;[.$I37]+[.$H37]-1" office:value-type="string" office:string-value="101-100">
            <text:p>101-100</text:p>
          </table:table-cell>
          <table:table-cell table:style-name="ce4" table:formula="of:=[.$I37]&amp;&quot;-&quot;&amp;[.$I37]+[.$H37]-1" office:value-type="string" office:string-value="101-100">
            <text:p>101-100</text:p>
          </table:table-cell>
          <table:table-cell/>
          <table:table-cell/>
          <table:table-cell table:style-name="ce4" table:formula="of:=IF([.$E37];[.$E$2]/[.E37];0)" office:value-type="float" office:value="0">
            <text:p>0</text:p>
          </table:table-cell>
          <table:table-cell table:style-name="ce4" table:formula="of:=(100/[.$F$2])*[.F37]" office:value-type="float" office:value="0">
            <text:p>0</text:p>
          </table:table-cell>
          <table:table-cell/>
          <table:table-cell table:style-name="ce4" table:formula="of:=[.I36]+[.H36]" office:value-type="float" office:value="101">
            <text:p>101</text:p>
          </table:table-cell>
          <table:table-cell/>
        </table:table-row>
        <table:table-row table:style-name="ro1">
          <table:table-cell table:formula="of:=[.$I38]&amp;&quot;-&quot;&amp;[.$I38]+[.$H38]-1" office:value-type="string" office:string-value="101-100">
            <text:p>101-100</text:p>
          </table:table-cell>
          <table:table-cell table:formula="of:=[.$I38]&amp;&quot;-&quot;&amp;[.$I38]+[.$H38]-1" office:value-type="string" office:string-value="101-100">
            <text:p>101-100</text:p>
          </table:table-cell>
          <table:table-cell table:style-name="ce4" table:formula="of:=[.$I38]&amp;&quot;-&quot;&amp;[.$I38]+[.$H38]-1" office:value-type="string" office:string-value="101-100">
            <text:p>101-100</text:p>
          </table:table-cell>
          <table:table-cell/>
          <table:table-cell/>
          <table:table-cell table:style-name="ce4" table:formula="of:=IF([.$E38];[.$E$2]/[.E38];0)" office:value-type="float" office:value="0">
            <text:p>0</text:p>
          </table:table-cell>
          <table:table-cell table:style-name="ce4" table:formula="of:=(100/[.$F$2])*[.F38]" office:value-type="float" office:value="0">
            <text:p>0</text:p>
          </table:table-cell>
          <table:table-cell/>
          <table:table-cell table:style-name="ce4" table:formula="of:=[.I37]+[.H37]" office:value-type="float" office:value="101">
            <text:p>101</text:p>
          </table:table-cell>
          <table:table-cell/>
        </table:table-row>
        <table:table-row table:style-name="ro1">
          <table:table-cell table:formula="of:=[.$I39]&amp;&quot;-&quot;&amp;[.$I39]+[.$H39]-1" office:value-type="string" office:string-value="101-100">
            <text:p>101-100</text:p>
          </table:table-cell>
          <table:table-cell table:formula="of:=[.$I39]&amp;&quot;-&quot;&amp;[.$I39]+[.$H39]-1" office:value-type="string" office:string-value="101-100">
            <text:p>101-100</text:p>
          </table:table-cell>
          <table:table-cell table:style-name="ce4" table:formula="of:=[.$I39]&amp;&quot;-&quot;&amp;[.$I39]+[.$H39]-1" office:value-type="string" office:string-value="101-100">
            <text:p>101-100</text:p>
          </table:table-cell>
          <table:table-cell/>
          <table:table-cell/>
          <table:table-cell table:style-name="ce4" table:formula="of:=IF([.$E39];[.$E$2]/[.E39];0)" office:value-type="float" office:value="0">
            <text:p>0</text:p>
          </table:table-cell>
          <table:table-cell table:style-name="ce4" table:formula="of:=(100/[.$F$2])*[.F39]" office:value-type="float" office:value="0">
            <text:p>0</text:p>
          </table:table-cell>
          <table:table-cell/>
          <table:table-cell table:style-name="ce4" table:formula="of:=[.I38]+[.H38]" office:value-type="float" office:value="101">
            <text:p>101</text:p>
          </table:table-cell>
          <table:table-cell/>
        </table:table-row>
        <table:table-row table:style-name="ro1">
          <table:table-cell table:formula="of:=[.$I40]&amp;&quot;-&quot;&amp;[.$I40]+[.$H40]-1" office:value-type="string" office:string-value="101-100">
            <text:p>101-100</text:p>
          </table:table-cell>
          <table:table-cell table:formula="of:=[.$I40]&amp;&quot;-&quot;&amp;[.$I40]+[.$H40]-1" office:value-type="string" office:string-value="101-100">
            <text:p>101-100</text:p>
          </table:table-cell>
          <table:table-cell table:style-name="ce4" table:formula="of:=[.$I40]&amp;&quot;-&quot;&amp;[.$I40]+[.$H40]-1" office:value-type="string" office:string-value="101-100">
            <text:p>101-100</text:p>
          </table:table-cell>
          <table:table-cell/>
          <table:table-cell/>
          <table:table-cell table:style-name="ce4" table:formula="of:=IF([.$E40];[.$E$2]/[.E40];0)" office:value-type="float" office:value="0">
            <text:p>0</text:p>
          </table:table-cell>
          <table:table-cell table:style-name="ce4" table:formula="of:=(100/[.$F$2])*[.F40]" office:value-type="float" office:value="0">
            <text:p>0</text:p>
          </table:table-cell>
          <table:table-cell/>
          <table:table-cell table:style-name="ce4" table:formula="of:=[.I39]+[.H39]" office:value-type="float" office:value="101">
            <text:p>101</text:p>
          </table:table-cell>
          <table:table-cell/>
        </table:table-row>
        <table:table-row table:style-name="ro1">
          <table:table-cell table:formula="of:=[.$I41]&amp;&quot;-&quot;&amp;[.$I41]+[.$H41]-1" office:value-type="string" office:string-value="101-100">
            <text:p>101-100</text:p>
          </table:table-cell>
          <table:table-cell table:formula="of:=[.$I41]&amp;&quot;-&quot;&amp;[.$I41]+[.$H41]-1" office:value-type="string" office:string-value="101-100">
            <text:p>101-100</text:p>
          </table:table-cell>
          <table:table-cell table:style-name="ce4" table:formula="of:=[.$I41]&amp;&quot;-&quot;&amp;[.$I41]+[.$H41]-1" office:value-type="string" office:string-value="101-100">
            <text:p>101-100</text:p>
          </table:table-cell>
          <table:table-cell/>
          <table:table-cell/>
          <table:table-cell table:style-name="ce4" table:formula="of:=IF([.$E41];[.$E$2]/[.E41];0)" office:value-type="float" office:value="0">
            <text:p>0</text:p>
          </table:table-cell>
          <table:table-cell table:style-name="ce4" table:formula="of:=(100/[.$F$2])*[.F41]" office:value-type="float" office:value="0">
            <text:p>0</text:p>
          </table:table-cell>
          <table:table-cell/>
          <table:table-cell table:style-name="ce4" table:formula="of:=[.I40]+[.H40]" office:value-type="float" office:value="101">
            <text:p>101</text:p>
          </table:table-cell>
          <table:table-cell/>
        </table:table-row>
        <table:table-row table:style-name="ro1">
          <table:table-cell table:formula="of:=[.$I42]&amp;&quot;-&quot;&amp;[.$I42]+[.$H42]-1" office:value-type="string" office:string-value="101-100">
            <text:p>101-100</text:p>
          </table:table-cell>
          <table:table-cell table:formula="of:=[.$I42]&amp;&quot;-&quot;&amp;[.$I42]+[.$H42]-1" office:value-type="string" office:string-value="101-100">
            <text:p>101-100</text:p>
          </table:table-cell>
          <table:table-cell table:style-name="ce4" table:formula="of:=[.$I42]&amp;&quot;-&quot;&amp;[.$I42]+[.$H42]-1" office:value-type="string" office:string-value="101-100">
            <text:p>101-100</text:p>
          </table:table-cell>
          <table:table-cell/>
          <table:table-cell/>
          <table:table-cell table:style-name="ce4" table:formula="of:=IF([.$E42];[.$E$2]/[.E42];0)" office:value-type="float" office:value="0">
            <text:p>0</text:p>
          </table:table-cell>
          <table:table-cell table:style-name="ce4" table:formula="of:=(100/[.$F$2])*[.F42]" office:value-type="float" office:value="0">
            <text:p>0</text:p>
          </table:table-cell>
          <table:table-cell/>
          <table:table-cell table:style-name="ce4" table:formula="of:=[.I41]+[.H41]" office:value-type="float" office:value="101">
            <text:p>101</text:p>
          </table:table-cell>
          <table:table-cell/>
        </table:table-row>
        <table:table-row table:style-name="ro1">
          <table:table-cell table:formula="of:=[.$I43]&amp;&quot;-&quot;&amp;[.$I43]+[.$H43]-1" office:value-type="string" office:string-value="101-100">
            <text:p>101-100</text:p>
          </table:table-cell>
          <table:table-cell table:formula="of:=[.$I43]&amp;&quot;-&quot;&amp;[.$I43]+[.$H43]-1" office:value-type="string" office:string-value="101-100">
            <text:p>101-100</text:p>
          </table:table-cell>
          <table:table-cell table:style-name="ce4" table:formula="of:=[.$I43]&amp;&quot;-&quot;&amp;[.$I43]+[.$H43]-1" office:value-type="string" office:string-value="101-100">
            <text:p>101-100</text:p>
          </table:table-cell>
          <table:table-cell/>
          <table:table-cell/>
          <table:table-cell table:style-name="ce4" table:formula="of:=IF([.$E43];[.$E$2]/[.E43];0)" office:value-type="float" office:value="0">
            <text:p>0</text:p>
          </table:table-cell>
          <table:table-cell table:style-name="ce4" table:formula="of:=(100/[.$F$2])*[.F43]" office:value-type="float" office:value="0">
            <text:p>0</text:p>
          </table:table-cell>
          <table:table-cell/>
          <table:table-cell table:style-name="ce4" table:formula="of:=[.I42]+[.H42]" office:value-type="float" office:value="101">
            <text:p>101</text:p>
          </table:table-cell>
          <table:table-cell/>
        </table:table-row>
        <table:table-row table:style-name="ro1">
          <table:table-cell table:formula="of:=[.$I44]&amp;&quot;-&quot;&amp;[.$I44]+[.$H44]-1" office:value-type="string" office:string-value="101-100">
            <text:p>101-100</text:p>
          </table:table-cell>
          <table:table-cell table:formula="of:=[.$I44]&amp;&quot;-&quot;&amp;[.$I44]+[.$H44]-1" office:value-type="string" office:string-value="101-100">
            <text:p>101-100</text:p>
          </table:table-cell>
          <table:table-cell table:style-name="ce4" table:formula="of:=[.$I44]&amp;&quot;-&quot;&amp;[.$I44]+[.$H44]-1" office:value-type="string" office:string-value="101-100">
            <text:p>101-100</text:p>
          </table:table-cell>
          <table:table-cell/>
          <table:table-cell/>
          <table:table-cell table:style-name="ce4" table:formula="of:=IF([.$E44];[.$E$2]/[.E44];0)" office:value-type="float" office:value="0">
            <text:p>0</text:p>
          </table:table-cell>
          <table:table-cell table:style-name="ce4" table:formula="of:=(100/[.$F$2])*[.F44]" office:value-type="float" office:value="0">
            <text:p>0</text:p>
          </table:table-cell>
          <table:table-cell/>
          <table:table-cell table:style-name="ce4" table:formula="of:=[.I43]+[.H43]" office:value-type="float" office:value="101">
            <text:p>101</text:p>
          </table:table-cell>
          <table:table-cell/>
        </table:table-row>
        <table:table-row table:style-name="ro1">
          <table:table-cell table:formula="of:=[.$I45]&amp;&quot;-&quot;&amp;[.$I45]+[.$H45]-1" office:value-type="string" office:string-value="101-100">
            <text:p>101-100</text:p>
          </table:table-cell>
          <table:table-cell table:formula="of:=[.$I45]&amp;&quot;-&quot;&amp;[.$I45]+[.$H45]-1" office:value-type="string" office:string-value="101-100">
            <text:p>101-100</text:p>
          </table:table-cell>
          <table:table-cell table:style-name="ce4" table:formula="of:=[.$I45]&amp;&quot;-&quot;&amp;[.$I45]+[.$H45]-1" office:value-type="string" office:string-value="101-100">
            <text:p>101-100</text:p>
          </table:table-cell>
          <table:table-cell/>
          <table:table-cell/>
          <table:table-cell table:style-name="ce4" table:formula="of:=IF([.$E45];[.$E$2]/[.E45];0)" office:value-type="float" office:value="0">
            <text:p>0</text:p>
          </table:table-cell>
          <table:table-cell table:style-name="ce4" table:formula="of:=(100/[.$F$2])*[.F45]" office:value-type="float" office:value="0">
            <text:p>0</text:p>
          </table:table-cell>
          <table:table-cell/>
          <table:table-cell table:style-name="ce4" table:formula="of:=[.I44]+[.H44]" office:value-type="float" office:value="101">
            <text:p>101</text:p>
          </table:table-cell>
          <table:table-cell/>
        </table:table-row>
        <table:table-row table:style-name="ro1">
          <table:table-cell table:formula="of:=[.$I46]&amp;&quot;-&quot;&amp;[.$I46]+[.$H46]-1" office:value-type="string" office:string-value="101-100">
            <text:p>101-100</text:p>
          </table:table-cell>
          <table:table-cell table:formula="of:=[.$I46]&amp;&quot;-&quot;&amp;[.$I46]+[.$H46]-1" office:value-type="string" office:string-value="101-100">
            <text:p>101-100</text:p>
          </table:table-cell>
          <table:table-cell table:style-name="ce4" table:formula="of:=[.$I46]&amp;&quot;-&quot;&amp;[.$I46]+[.$H46]-1" office:value-type="string" office:string-value="101-100">
            <text:p>101-100</text:p>
          </table:table-cell>
          <table:table-cell/>
          <table:table-cell/>
          <table:table-cell table:style-name="ce4" table:formula="of:=IF([.$E46];[.$E$2]/[.E46];0)" office:value-type="float" office:value="0">
            <text:p>0</text:p>
          </table:table-cell>
          <table:table-cell table:style-name="ce4" table:formula="of:=(100/[.$F$2])*[.F46]" office:value-type="float" office:value="0">
            <text:p>0</text:p>
          </table:table-cell>
          <table:table-cell/>
          <table:table-cell table:style-name="ce4" table:formula="of:=[.I45]+[.H45]" office:value-type="float" office:value="101">
            <text:p>101</text:p>
          </table:table-cell>
          <table:table-cell/>
        </table:table-row>
        <table:table-row table:style-name="ro1">
          <table:table-cell table:formula="of:=[.$I47]&amp;&quot;-&quot;&amp;[.$I47]+[.$H47]-1" office:value-type="string" office:string-value="101-100">
            <text:p>101-100</text:p>
          </table:table-cell>
          <table:table-cell table:formula="of:=[.$I47]&amp;&quot;-&quot;&amp;[.$I47]+[.$H47]-1" office:value-type="string" office:string-value="101-100">
            <text:p>101-100</text:p>
          </table:table-cell>
          <table:table-cell table:style-name="ce4" table:formula="of:=[.$I47]&amp;&quot;-&quot;&amp;[.$I47]+[.$H47]-1" office:value-type="string" office:string-value="101-100">
            <text:p>101-100</text:p>
          </table:table-cell>
          <table:table-cell/>
          <table:table-cell/>
          <table:table-cell table:style-name="ce4" table:formula="of:=IF([.$E47];[.$E$2]/[.E47];0)" office:value-type="float" office:value="0">
            <text:p>0</text:p>
          </table:table-cell>
          <table:table-cell table:style-name="ce4" table:formula="of:=(100/[.$F$2])*[.F47]" office:value-type="float" office:value="0">
            <text:p>0</text:p>
          </table:table-cell>
          <table:table-cell/>
          <table:table-cell table:style-name="ce4" table:formula="of:=[.I46]+[.H46]" office:value-type="float" office:value="101">
            <text:p>101</text:p>
          </table:table-cell>
          <table:table-cell/>
        </table:table-row>
        <table:table-row table:style-name="ro1">
          <table:table-cell table:formula="of:=[.$I48]&amp;&quot;-&quot;&amp;[.$I48]+[.$H48]-1" office:value-type="string" office:string-value="101-100">
            <text:p>101-100</text:p>
          </table:table-cell>
          <table:table-cell table:formula="of:=[.$I48]&amp;&quot;-&quot;&amp;[.$I48]+[.$H48]-1" office:value-type="string" office:string-value="101-100">
            <text:p>101-100</text:p>
          </table:table-cell>
          <table:table-cell table:style-name="ce4" table:formula="of:=[.$I48]&amp;&quot;-&quot;&amp;[.$I48]+[.$H48]-1" office:value-type="string" office:string-value="101-100">
            <text:p>101-100</text:p>
          </table:table-cell>
          <table:table-cell/>
          <table:table-cell/>
          <table:table-cell table:style-name="ce4" table:formula="of:=IF([.$E48];[.$E$2]/[.E48];0)" office:value-type="float" office:value="0">
            <text:p>0</text:p>
          </table:table-cell>
          <table:table-cell table:style-name="ce4" table:formula="of:=(100/[.$F$2])*[.F48]" office:value-type="float" office:value="0">
            <text:p>0</text:p>
          </table:table-cell>
          <table:table-cell/>
          <table:table-cell table:style-name="ce4" table:formula="of:=[.I47]+[.H47]" office:value-type="float" office:value="101">
            <text:p>101</text:p>
          </table:table-cell>
          <table:table-cell/>
        </table:table-row>
        <table:table-row table:style-name="ro1">
          <table:table-cell table:formula="of:=[.$I49]&amp;&quot;-&quot;&amp;[.$I49]+[.$H49]-1" office:value-type="string" office:string-value="101-100">
            <text:p>101-100</text:p>
          </table:table-cell>
          <table:table-cell table:formula="of:=[.$I49]&amp;&quot;-&quot;&amp;[.$I49]+[.$H49]-1" office:value-type="string" office:string-value="101-100">
            <text:p>101-100</text:p>
          </table:table-cell>
          <table:table-cell table:style-name="ce4" table:formula="of:=[.$I49]&amp;&quot;-&quot;&amp;[.$I49]+[.$H49]-1" office:value-type="string" office:string-value="101-100">
            <text:p>101-100</text:p>
          </table:table-cell>
          <table:table-cell/>
          <table:table-cell/>
          <table:table-cell table:style-name="ce4" table:formula="of:=IF([.$E49];[.$E$2]/[.E49];0)" office:value-type="float" office:value="0">
            <text:p>0</text:p>
          </table:table-cell>
          <table:table-cell table:style-name="ce4" table:formula="of:=(100/[.$F$2])*[.F49]" office:value-type="float" office:value="0">
            <text:p>0</text:p>
          </table:table-cell>
          <table:table-cell/>
          <table:table-cell table:style-name="ce4" table:formula="of:=[.I48]+[.H48]" office:value-type="float" office:value="101">
            <text:p>101</text:p>
          </table:table-cell>
          <table:table-cell/>
        </table:table-row>
        <table:table-row table:style-name="ro1">
          <table:table-cell table:formula="of:=[.$I50]&amp;&quot;-&quot;&amp;[.$I50]+[.$H50]-1" office:value-type="string" office:string-value="101-100">
            <text:p>101-100</text:p>
          </table:table-cell>
          <table:table-cell table:formula="of:=[.$I50]&amp;&quot;-&quot;&amp;[.$I50]+[.$H50]-1" office:value-type="string" office:string-value="101-100">
            <text:p>101-100</text:p>
          </table:table-cell>
          <table:table-cell table:style-name="ce4" table:formula="of:=[.$I50]&amp;&quot;-&quot;&amp;[.$I50]+[.$H50]-1" office:value-type="string" office:string-value="101-100">
            <text:p>101-100</text:p>
          </table:table-cell>
          <table:table-cell/>
          <table:table-cell/>
          <table:table-cell table:style-name="ce4" table:formula="of:=IF([.$E50];[.$E$2]/[.E50];0)" office:value-type="float" office:value="0">
            <text:p>0</text:p>
          </table:table-cell>
          <table:table-cell table:style-name="ce4" table:formula="of:=(100/[.$F$2])*[.F50]" office:value-type="float" office:value="0">
            <text:p>0</text:p>
          </table:table-cell>
          <table:table-cell/>
          <table:table-cell table:style-name="ce4" table:formula="of:=[.I49]+[.H49]" office:value-type="float" office:value="101">
            <text:p>101</text:p>
          </table:table-cell>
          <table:table-cell/>
        </table:table-row>
        <table:table-row table:style-name="ro1">
          <table:table-cell table:formula="of:=[.$I51]&amp;&quot;-&quot;&amp;[.$I51]+[.$H51]-1" office:value-type="string" office:string-value="101-100">
            <text:p>101-100</text:p>
          </table:table-cell>
          <table:table-cell table:formula="of:=[.$I51]&amp;&quot;-&quot;&amp;[.$I51]+[.$H51]-1" office:value-type="string" office:string-value="101-100">
            <text:p>101-100</text:p>
          </table:table-cell>
          <table:table-cell table:style-name="ce4" table:formula="of:=[.$I51]&amp;&quot;-&quot;&amp;[.$I51]+[.$H51]-1" office:value-type="string" office:string-value="101-100">
            <text:p>101-100</text:p>
          </table:table-cell>
          <table:table-cell/>
          <table:table-cell/>
          <table:table-cell table:style-name="ce4" table:formula="of:=IF([.$E51];[.$E$2]/[.E51];0)" office:value-type="float" office:value="0">
            <text:p>0</text:p>
          </table:table-cell>
          <table:table-cell table:style-name="ce4" table:formula="of:=(100/[.$F$2])*[.F51]" office:value-type="float" office:value="0">
            <text:p>0</text:p>
          </table:table-cell>
          <table:table-cell/>
          <table:table-cell table:style-name="ce4" table:formula="of:=[.I50]+[.H50]" office:value-type="float" office:value="101">
            <text:p>101</text:p>
          </table:table-cell>
          <table:table-cell/>
        </table:table-row>
        <table:table-row table:style-name="ro1">
          <table:table-cell table:formula="of:=[.$I52]&amp;&quot;-&quot;&amp;[.$I52]+[.$H52]-1" office:value-type="string" office:string-value="101-100">
            <text:p>101-100</text:p>
          </table:table-cell>
          <table:table-cell table:formula="of:=[.$I52]&amp;&quot;-&quot;&amp;[.$I52]+[.$H52]-1" office:value-type="string" office:string-value="101-100">
            <text:p>101-100</text:p>
          </table:table-cell>
          <table:table-cell table:style-name="ce4" table:formula="of:=[.$I52]&amp;&quot;-&quot;&amp;[.$I52]+[.$H52]-1" office:value-type="string" office:string-value="101-100">
            <text:p>101-100</text:p>
          </table:table-cell>
          <table:table-cell/>
          <table:table-cell/>
          <table:table-cell table:style-name="ce4" table:formula="of:=IF([.$E52];[.$E$2]/[.E52];0)" office:value-type="float" office:value="0">
            <text:p>0</text:p>
          </table:table-cell>
          <table:table-cell table:style-name="ce4" table:formula="of:=(100/[.$F$2])*[.F52]" office:value-type="float" office:value="0">
            <text:p>0</text:p>
          </table:table-cell>
          <table:table-cell/>
          <table:table-cell table:style-name="ce4" table:formula="of:=[.I51]+[.H51]" office:value-type="float" office:value="101">
            <text:p>101</text:p>
          </table:table-cell>
          <table:table-cell/>
        </table:table-row>
        <table:table-row table:style-name="ro1">
          <table:table-cell table:formula="of:=[.$I53]&amp;&quot;-&quot;&amp;[.$I53]+[.$H53]-1" office:value-type="string" office:string-value="101-100">
            <text:p>101-100</text:p>
          </table:table-cell>
          <table:table-cell table:formula="of:=[.$I53]&amp;&quot;-&quot;&amp;[.$I53]+[.$H53]-1" office:value-type="string" office:string-value="101-100">
            <text:p>101-100</text:p>
          </table:table-cell>
          <table:table-cell table:style-name="ce4" table:formula="of:=[.$I53]&amp;&quot;-&quot;&amp;[.$I53]+[.$H53]-1" office:value-type="string" office:string-value="101-100">
            <text:p>101-100</text:p>
          </table:table-cell>
          <table:table-cell/>
          <table:table-cell/>
          <table:table-cell table:style-name="ce4" table:formula="of:=IF([.$E53];[.$E$2]/[.E53];0)" office:value-type="float" office:value="0">
            <text:p>0</text:p>
          </table:table-cell>
          <table:table-cell table:style-name="ce4" table:formula="of:=(100/[.$F$2])*[.F53]" office:value-type="float" office:value="0">
            <text:p>0</text:p>
          </table:table-cell>
          <table:table-cell/>
          <table:table-cell table:style-name="ce4" table:formula="of:=[.I52]+[.H52]" office:value-type="float" office:value="101">
            <text:p>101</text:p>
          </table:table-cell>
          <table:table-cell/>
        </table:table-row>
        <table:table-row table:style-name="ro1">
          <table:table-cell table:formula="of:=[.$I54]&amp;&quot;-&quot;&amp;[.$I54]+[.$H54]-1" office:value-type="string" office:string-value="101-100">
            <text:p>101-100</text:p>
          </table:table-cell>
          <table:table-cell table:formula="of:=[.$I54]&amp;&quot;-&quot;&amp;[.$I54]+[.$H54]-1" office:value-type="string" office:string-value="101-100">
            <text:p>101-100</text:p>
          </table:table-cell>
          <table:table-cell table:style-name="ce4" table:formula="of:=[.$I54]&amp;&quot;-&quot;&amp;[.$I54]+[.$H54]-1" office:value-type="string" office:string-value="101-100">
            <text:p>101-100</text:p>
          </table:table-cell>
          <table:table-cell/>
          <table:table-cell/>
          <table:table-cell table:style-name="ce4" table:formula="of:=IF([.$E54];[.$E$2]/[.E54];0)" office:value-type="float" office:value="0">
            <text:p>0</text:p>
          </table:table-cell>
          <table:table-cell table:style-name="ce4" table:formula="of:=(100/[.$F$2])*[.F54]" office:value-type="float" office:value="0">
            <text:p>0</text:p>
          </table:table-cell>
          <table:table-cell/>
          <table:table-cell table:style-name="ce4" table:formula="of:=[.I53]+[.H53]" office:value-type="float" office:value="101">
            <text:p>101</text:p>
          </table:table-cell>
          <table:table-cell/>
        </table:table-row>
        <table:table-row table:style-name="ro1">
          <table:table-cell table:formula="of:=[.$I55]&amp;&quot;-&quot;&amp;[.$I55]+[.$H55]-1" office:value-type="string" office:string-value="101-100">
            <text:p>101-100</text:p>
          </table:table-cell>
          <table:table-cell table:formula="of:=[.$I55]&amp;&quot;-&quot;&amp;[.$I55]+[.$H55]-1" office:value-type="string" office:string-value="101-100">
            <text:p>101-100</text:p>
          </table:table-cell>
          <table:table-cell table:style-name="ce4" table:formula="of:=[.$I55]&amp;&quot;-&quot;&amp;[.$I55]+[.$H55]-1" office:value-type="string" office:string-value="101-100">
            <text:p>101-100</text:p>
          </table:table-cell>
          <table:table-cell/>
          <table:table-cell/>
          <table:table-cell table:style-name="ce4" table:formula="of:=IF([.$E55];[.$E$2]/[.E55];0)" office:value-type="float" office:value="0">
            <text:p>0</text:p>
          </table:table-cell>
          <table:table-cell table:style-name="ce4" table:formula="of:=(100/[.$F$2])*[.F55]" office:value-type="float" office:value="0">
            <text:p>0</text:p>
          </table:table-cell>
          <table:table-cell/>
          <table:table-cell table:style-name="ce4" table:formula="of:=[.I54]+[.H54]" office:value-type="float" office:value="101">
            <text:p>101</text:p>
          </table:table-cell>
          <table:table-cell/>
        </table:table-row>
        <table:table-row table:style-name="ro1">
          <table:table-cell table:formula="of:=[.$I56]&amp;&quot;-&quot;&amp;[.$I56]+[.$H56]-1" office:value-type="string" office:string-value="101-100">
            <text:p>101-100</text:p>
          </table:table-cell>
          <table:table-cell table:formula="of:=[.$I56]&amp;&quot;-&quot;&amp;[.$I56]+[.$H56]-1" office:value-type="string" office:string-value="101-100">
            <text:p>101-100</text:p>
          </table:table-cell>
          <table:table-cell table:style-name="ce4" table:formula="of:=[.$I56]&amp;&quot;-&quot;&amp;[.$I56]+[.$H56]-1" office:value-type="string" office:string-value="101-100">
            <text:p>101-100</text:p>
          </table:table-cell>
          <table:table-cell/>
          <table:table-cell/>
          <table:table-cell table:style-name="ce4" table:formula="of:=IF([.$E56];[.$E$2]/[.E56];0)" office:value-type="float" office:value="0">
            <text:p>0</text:p>
          </table:table-cell>
          <table:table-cell table:style-name="ce4" table:formula="of:=(100/[.$F$2])*[.F56]" office:value-type="float" office:value="0">
            <text:p>0</text:p>
          </table:table-cell>
          <table:table-cell/>
          <table:table-cell table:style-name="ce4" table:formula="of:=[.I55]+[.H55]" office:value-type="float" office:value="101">
            <text:p>101</text:p>
          </table:table-cell>
          <table:table-cell/>
        </table:table-row>
        <table:table-row table:style-name="ro1">
          <table:table-cell table:formula="of:=[.$I57]&amp;&quot;-&quot;&amp;[.$I57]+[.$H57]-1" office:value-type="string" office:string-value="101-100">
            <text:p>101-100</text:p>
          </table:table-cell>
          <table:table-cell table:formula="of:=[.$I57]&amp;&quot;-&quot;&amp;[.$I57]+[.$H57]-1" office:value-type="string" office:string-value="101-100">
            <text:p>101-100</text:p>
          </table:table-cell>
          <table:table-cell table:style-name="ce4" table:formula="of:=[.$I57]&amp;&quot;-&quot;&amp;[.$I57]+[.$H57]-1" office:value-type="string" office:string-value="101-100">
            <text:p>101-100</text:p>
          </table:table-cell>
          <table:table-cell/>
          <table:table-cell/>
          <table:table-cell table:style-name="ce4" table:formula="of:=IF([.$E57];[.$E$2]/[.E57];0)" office:value-type="float" office:value="0">
            <text:p>0</text:p>
          </table:table-cell>
          <table:table-cell table:style-name="ce4" table:formula="of:=(100/[.$F$2])*[.F57]" office:value-type="float" office:value="0">
            <text:p>0</text:p>
          </table:table-cell>
          <table:table-cell/>
          <table:table-cell table:style-name="ce4" table:formula="of:=[.I56]+[.H56]" office:value-type="float" office:value="101">
            <text:p>101</text:p>
          </table:table-cell>
          <table:table-cell/>
        </table:table-row>
        <table:table-row table:style-name="ro1">
          <table:table-cell table:formula="of:=[.$I58]&amp;&quot;-&quot;&amp;[.$I58]+[.$H58]-1" office:value-type="string" office:string-value="101-100">
            <text:p>101-100</text:p>
          </table:table-cell>
          <table:table-cell table:formula="of:=[.$I58]&amp;&quot;-&quot;&amp;[.$I58]+[.$H58]-1" office:value-type="string" office:string-value="101-100">
            <text:p>101-100</text:p>
          </table:table-cell>
          <table:table-cell table:style-name="ce4" table:formula="of:=[.$I58]&amp;&quot;-&quot;&amp;[.$I58]+[.$H58]-1" office:value-type="string" office:string-value="101-100">
            <text:p>101-100</text:p>
          </table:table-cell>
          <table:table-cell/>
          <table:table-cell/>
          <table:table-cell table:style-name="ce4" table:formula="of:=IF([.$E58];[.$E$2]/[.E58];0)" office:value-type="float" office:value="0">
            <text:p>0</text:p>
          </table:table-cell>
          <table:table-cell table:style-name="ce4" table:formula="of:=(100/[.$F$2])*[.F58]" office:value-type="float" office:value="0">
            <text:p>0</text:p>
          </table:table-cell>
          <table:table-cell/>
          <table:table-cell table:style-name="ce4" table:formula="of:=[.I57]+[.H57]" office:value-type="float" office:value="101">
            <text:p>101</text:p>
          </table:table-cell>
          <table:table-cell/>
        </table:table-row>
        <table:table-row table:style-name="ro1">
          <table:table-cell table:formula="of:=[.$I59]&amp;&quot;-&quot;&amp;[.$I59]+[.$H59]-1" office:value-type="string" office:string-value="101-100">
            <text:p>101-100</text:p>
          </table:table-cell>
          <table:table-cell table:formula="of:=[.$I59]&amp;&quot;-&quot;&amp;[.$I59]+[.$H59]-1" office:value-type="string" office:string-value="101-100">
            <text:p>101-100</text:p>
          </table:table-cell>
          <table:table-cell table:style-name="ce4" table:formula="of:=[.$I59]&amp;&quot;-&quot;&amp;[.$I59]+[.$H59]-1" office:value-type="string" office:string-value="101-100">
            <text:p>101-100</text:p>
          </table:table-cell>
          <table:table-cell/>
          <table:table-cell/>
          <table:table-cell table:style-name="ce4" table:formula="of:=IF([.$E59];[.$E$2]/[.E59];0)" office:value-type="float" office:value="0">
            <text:p>0</text:p>
          </table:table-cell>
          <table:table-cell table:style-name="ce4" table:formula="of:=(100/[.$F$2])*[.F59]" office:value-type="float" office:value="0">
            <text:p>0</text:p>
          </table:table-cell>
          <table:table-cell/>
          <table:table-cell table:style-name="ce4" table:formula="of:=[.I58]+[.H58]" office:value-type="float" office:value="101">
            <text:p>101</text:p>
          </table:table-cell>
          <table:table-cell/>
        </table:table-row>
        <table:table-row table:style-name="ro1">
          <table:table-cell table:formula="of:=[.$I60]&amp;&quot;-&quot;&amp;[.$I60]+[.$H60]-1" office:value-type="string" office:string-value="101-100">
            <text:p>101-100</text:p>
          </table:table-cell>
          <table:table-cell table:formula="of:=[.$I60]&amp;&quot;-&quot;&amp;[.$I60]+[.$H60]-1" office:value-type="string" office:string-value="101-100">
            <text:p>101-100</text:p>
          </table:table-cell>
          <table:table-cell table:style-name="ce4" table:formula="of:=[.$I60]&amp;&quot;-&quot;&amp;[.$I60]+[.$H60]-1" office:value-type="string" office:string-value="101-100">
            <text:p>101-100</text:p>
          </table:table-cell>
          <table:table-cell/>
          <table:table-cell/>
          <table:table-cell table:style-name="ce4" table:formula="of:=IF([.$E60];[.$E$2]/[.E60];0)" office:value-type="float" office:value="0">
            <text:p>0</text:p>
          </table:table-cell>
          <table:table-cell table:style-name="ce4" table:formula="of:=(100/[.$F$2])*[.F60]" office:value-type="float" office:value="0">
            <text:p>0</text:p>
          </table:table-cell>
          <table:table-cell/>
          <table:table-cell table:style-name="ce4" table:formula="of:=[.I59]+[.H59]" office:value-type="float" office:value="101">
            <text:p>101</text:p>
          </table:table-cell>
          <table:table-cell/>
        </table:table-row>
        <table:table-row table:style-name="ro1">
          <table:table-cell table:formula="of:=[.$I61]&amp;&quot;-&quot;&amp;[.$I61]+[.$H61]-1" office:value-type="string" office:string-value="101-100">
            <text:p>101-100</text:p>
          </table:table-cell>
          <table:table-cell table:formula="of:=[.$I61]&amp;&quot;-&quot;&amp;[.$I61]+[.$H61]-1" office:value-type="string" office:string-value="101-100">
            <text:p>101-100</text:p>
          </table:table-cell>
          <table:table-cell table:style-name="ce4" table:formula="of:=[.$I61]&amp;&quot;-&quot;&amp;[.$I61]+[.$H61]-1" office:value-type="string" office:string-value="101-100">
            <text:p>101-100</text:p>
          </table:table-cell>
          <table:table-cell/>
          <table:table-cell/>
          <table:table-cell table:style-name="ce4" table:formula="of:=IF([.$E61];[.$E$2]/[.E61];0)" office:value-type="float" office:value="0">
            <text:p>0</text:p>
          </table:table-cell>
          <table:table-cell table:style-name="ce4" table:formula="of:=(100/[.$F$2])*[.F61]" office:value-type="float" office:value="0">
            <text:p>0</text:p>
          </table:table-cell>
          <table:table-cell/>
          <table:table-cell table:style-name="ce4" table:formula="of:=[.I60]+[.H60]" office:value-type="float" office:value="101">
            <text:p>101</text:p>
          </table:table-cell>
          <table:table-cell/>
        </table:table-row>
        <table:table-row table:style-name="ro1">
          <table:table-cell table:formula="of:=[.$I62]&amp;&quot;-&quot;&amp;[.$I62]+[.$H62]-1" office:value-type="string" office:string-value="101-100">
            <text:p>101-100</text:p>
          </table:table-cell>
          <table:table-cell table:formula="of:=[.$I62]&amp;&quot;-&quot;&amp;[.$I62]+[.$H62]-1" office:value-type="string" office:string-value="101-100">
            <text:p>101-100</text:p>
          </table:table-cell>
          <table:table-cell table:style-name="ce4" table:formula="of:=[.$I62]&amp;&quot;-&quot;&amp;[.$I62]+[.$H62]-1" office:value-type="string" office:string-value="101-100">
            <text:p>101-100</text:p>
          </table:table-cell>
          <table:table-cell/>
          <table:table-cell/>
          <table:table-cell table:style-name="ce4" table:formula="of:=IF([.$E62];[.$E$2]/[.E62];0)" office:value-type="float" office:value="0">
            <text:p>0</text:p>
          </table:table-cell>
          <table:table-cell table:style-name="ce4" table:formula="of:=(100/[.$F$2])*[.F62]" office:value-type="float" office:value="0">
            <text:p>0</text:p>
          </table:table-cell>
          <table:table-cell/>
          <table:table-cell table:style-name="ce4" table:formula="of:=[.I61]+[.H61]" office:value-type="float" office:value="101">
            <text:p>101</text:p>
          </table:table-cell>
          <table:table-cell/>
        </table:table-row>
        <table:table-row table:style-name="ro1">
          <table:table-cell table:formula="of:=[.$I63]&amp;&quot;-&quot;&amp;[.$I63]+[.$H63]-1" office:value-type="string" office:string-value="101-100">
            <text:p>101-100</text:p>
          </table:table-cell>
          <table:table-cell table:formula="of:=[.$I63]&amp;&quot;-&quot;&amp;[.$I63]+[.$H63]-1" office:value-type="string" office:string-value="101-100">
            <text:p>101-100</text:p>
          </table:table-cell>
          <table:table-cell table:style-name="ce4" table:formula="of:=[.$I63]&amp;&quot;-&quot;&amp;[.$I63]+[.$H63]-1" office:value-type="string" office:string-value="101-100">
            <text:p>101-100</text:p>
          </table:table-cell>
          <table:table-cell/>
          <table:table-cell/>
          <table:table-cell table:style-name="ce4" table:formula="of:=IF([.$E63];[.$E$2]/[.E63];0)" office:value-type="float" office:value="0">
            <text:p>0</text:p>
          </table:table-cell>
          <table:table-cell table:style-name="ce4" table:formula="of:=(100/[.$F$2])*[.F63]" office:value-type="float" office:value="0">
            <text:p>0</text:p>
          </table:table-cell>
          <table:table-cell/>
          <table:table-cell table:style-name="ce4" table:formula="of:=[.I62]+[.H62]" office:value-type="float" office:value="101">
            <text:p>101</text:p>
          </table:table-cell>
          <table:table-cell/>
        </table:table-row>
        <table:table-row table:style-name="ro1">
          <table:table-cell table:formula="of:=[.$I64]&amp;&quot;-&quot;&amp;[.$I64]+[.$H64]-1" office:value-type="string" office:string-value="101-100">
            <text:p>101-100</text:p>
          </table:table-cell>
          <table:table-cell table:formula="of:=[.$I64]&amp;&quot;-&quot;&amp;[.$I64]+[.$H64]-1" office:value-type="string" office:string-value="101-100">
            <text:p>101-100</text:p>
          </table:table-cell>
          <table:table-cell table:style-name="ce4" table:formula="of:=[.$I64]&amp;&quot;-&quot;&amp;[.$I64]+[.$H64]-1" office:value-type="string" office:string-value="101-100">
            <text:p>101-100</text:p>
          </table:table-cell>
          <table:table-cell/>
          <table:table-cell/>
          <table:table-cell table:style-name="ce4" table:formula="of:=IF([.$E64];[.$E$2]/[.E64];0)" office:value-type="float" office:value="0">
            <text:p>0</text:p>
          </table:table-cell>
          <table:table-cell table:style-name="ce4" table:formula="of:=(100/[.$F$2])*[.F64]" office:value-type="float" office:value="0">
            <text:p>0</text:p>
          </table:table-cell>
          <table:table-cell/>
          <table:table-cell table:style-name="ce4" table:formula="of:=[.I63]+[.H63]" office:value-type="float" office:value="101">
            <text:p>101</text:p>
          </table:table-cell>
          <table:table-cell/>
        </table:table-row>
        <table:table-row table:style-name="ro1">
          <table:table-cell table:formula="of:=[.$I65]&amp;&quot;-&quot;&amp;[.$I65]+[.$H65]-1" office:value-type="string" office:string-value="101-100">
            <text:p>101-100</text:p>
          </table:table-cell>
          <table:table-cell table:formula="of:=[.$I65]&amp;&quot;-&quot;&amp;[.$I65]+[.$H65]-1" office:value-type="string" office:string-value="101-100">
            <text:p>101-100</text:p>
          </table:table-cell>
          <table:table-cell table:style-name="ce4" table:formula="of:=[.$I65]&amp;&quot;-&quot;&amp;[.$I65]+[.$H65]-1" office:value-type="string" office:string-value="101-100">
            <text:p>101-100</text:p>
          </table:table-cell>
          <table:table-cell/>
          <table:table-cell/>
          <table:table-cell table:style-name="ce4" table:formula="of:=IF([.$E65];[.$E$2]/[.E65];0)" office:value-type="float" office:value="0">
            <text:p>0</text:p>
          </table:table-cell>
          <table:table-cell table:style-name="ce4" table:formula="of:=(100/[.$F$2])*[.F65]" office:value-type="float" office:value="0">
            <text:p>0</text:p>
          </table:table-cell>
          <table:table-cell/>
          <table:table-cell table:style-name="ce4" table:formula="of:=[.I64]+[.H64]" office:value-type="float" office:value="101">
            <text:p>101</text:p>
          </table:table-cell>
          <table:table-cell/>
        </table:table-row>
        <table:table-row table:style-name="ro1">
          <table:table-cell table:formula="of:=[.$I66]&amp;&quot;-&quot;&amp;[.$I66]+[.$H66]-1" office:value-type="string" office:string-value="101-100">
            <text:p>101-100</text:p>
          </table:table-cell>
          <table:table-cell table:formula="of:=[.$I66]&amp;&quot;-&quot;&amp;[.$I66]+[.$H66]-1" office:value-type="string" office:string-value="101-100">
            <text:p>101-100</text:p>
          </table:table-cell>
          <table:table-cell table:style-name="ce4" table:formula="of:=[.$I66]&amp;&quot;-&quot;&amp;[.$I66]+[.$H66]-1" office:value-type="string" office:string-value="101-100">
            <text:p>101-100</text:p>
          </table:table-cell>
          <table:table-cell/>
          <table:table-cell/>
          <table:table-cell table:style-name="ce4" table:formula="of:=IF([.$E66];[.$E$2]/[.E66];0)" office:value-type="float" office:value="0">
            <text:p>0</text:p>
          </table:table-cell>
          <table:table-cell table:style-name="ce4" table:formula="of:=(100/[.$F$2])*[.F66]" office:value-type="float" office:value="0">
            <text:p>0</text:p>
          </table:table-cell>
          <table:table-cell/>
          <table:table-cell table:style-name="ce4" table:formula="of:=[.I65]+[.H65]" office:value-type="float" office:value="101">
            <text:p>101</text:p>
          </table:table-cell>
          <table:table-cell/>
        </table:table-row>
        <table:table-row table:style-name="ro1">
          <table:table-cell table:formula="of:=[.$I67]&amp;&quot;-&quot;&amp;[.$I67]+[.$H67]-1" office:value-type="string" office:string-value="101-100">
            <text:p>101-100</text:p>
          </table:table-cell>
          <table:table-cell table:formula="of:=[.$I67]&amp;&quot;-&quot;&amp;[.$I67]+[.$H67]-1" office:value-type="string" office:string-value="101-100">
            <text:p>101-100</text:p>
          </table:table-cell>
          <table:table-cell table:style-name="ce4" table:formula="of:=[.$I67]&amp;&quot;-&quot;&amp;[.$I67]+[.$H67]-1" office:value-type="string" office:string-value="101-100">
            <text:p>101-100</text:p>
          </table:table-cell>
          <table:table-cell/>
          <table:table-cell/>
          <table:table-cell table:style-name="ce4" table:formula="of:=IF([.$E67];[.$E$2]/[.E67];0)" office:value-type="float" office:value="0">
            <text:p>0</text:p>
          </table:table-cell>
          <table:table-cell table:style-name="ce4" table:formula="of:=(100/[.$F$2])*[.F67]" office:value-type="float" office:value="0">
            <text:p>0</text:p>
          </table:table-cell>
          <table:table-cell/>
          <table:table-cell table:style-name="ce4" table:formula="of:=[.I66]+[.H66]" office:value-type="float" office:value="101">
            <text:p>101</text:p>
          </table:table-cell>
          <table:table-cell/>
        </table:table-row>
        <table:table-row table:style-name="ro1">
          <table:table-cell table:formula="of:=[.$I68]&amp;&quot;-&quot;&amp;[.$I68]+[.$H68]-1" office:value-type="string" office:string-value="101-100">
            <text:p>101-100</text:p>
          </table:table-cell>
          <table:table-cell table:formula="of:=[.$I68]&amp;&quot;-&quot;&amp;[.$I68]+[.$H68]-1" office:value-type="string" office:string-value="101-100">
            <text:p>101-100</text:p>
          </table:table-cell>
          <table:table-cell table:style-name="ce4" table:formula="of:=[.$I68]&amp;&quot;-&quot;&amp;[.$I68]+[.$H68]-1" office:value-type="string" office:string-value="101-100">
            <text:p>101-100</text:p>
          </table:table-cell>
          <table:table-cell/>
          <table:table-cell/>
          <table:table-cell table:style-name="ce4" table:formula="of:=IF([.$E68];[.$E$2]/[.E68];0)" office:value-type="float" office:value="0">
            <text:p>0</text:p>
          </table:table-cell>
          <table:table-cell table:style-name="ce4" table:formula="of:=(100/[.$F$2])*[.F68]" office:value-type="float" office:value="0">
            <text:p>0</text:p>
          </table:table-cell>
          <table:table-cell/>
          <table:table-cell table:style-name="ce4" table:formula="of:=[.I67]+[.H67]" office:value-type="float" office:value="101">
            <text:p>101</text:p>
          </table:table-cell>
          <table:table-cell/>
        </table:table-row>
        <table:table-row table:style-name="ro1">
          <table:table-cell table:formula="of:=[.$I69]&amp;&quot;-&quot;&amp;[.$I69]+[.$H69]-1" office:value-type="string" office:string-value="101-100">
            <text:p>101-100</text:p>
          </table:table-cell>
          <table:table-cell table:formula="of:=[.$I69]&amp;&quot;-&quot;&amp;[.$I69]+[.$H69]-1" office:value-type="string" office:string-value="101-100">
            <text:p>101-100</text:p>
          </table:table-cell>
          <table:table-cell table:style-name="ce4" table:formula="of:=[.$I69]&amp;&quot;-&quot;&amp;[.$I69]+[.$H69]-1" office:value-type="string" office:string-value="101-100">
            <text:p>101-100</text:p>
          </table:table-cell>
          <table:table-cell/>
          <table:table-cell/>
          <table:table-cell table:style-name="ce4" table:formula="of:=IF([.$E69];[.$E$2]/[.E69];0)" office:value-type="float" office:value="0">
            <text:p>0</text:p>
          </table:table-cell>
          <table:table-cell table:style-name="ce4" table:formula="of:=(100/[.$F$2])*[.F69]" office:value-type="float" office:value="0">
            <text:p>0</text:p>
          </table:table-cell>
          <table:table-cell/>
          <table:table-cell table:style-name="ce4" table:formula="of:=[.I68]+[.H68]" office:value-type="float" office:value="101">
            <text:p>101</text:p>
          </table:table-cell>
          <table:table-cell/>
        </table:table-row>
        <table:table-row table:style-name="ro1">
          <table:table-cell table:formula="of:=[.$I70]&amp;&quot;-&quot;&amp;[.$I70]+[.$H70]-1" office:value-type="string" office:string-value="101-100">
            <text:p>101-100</text:p>
          </table:table-cell>
          <table:table-cell table:formula="of:=[.$I70]&amp;&quot;-&quot;&amp;[.$I70]+[.$H70]-1" office:value-type="string" office:string-value="101-100">
            <text:p>101-100</text:p>
          </table:table-cell>
          <table:table-cell table:style-name="ce4" table:formula="of:=[.$I70]&amp;&quot;-&quot;&amp;[.$I70]+[.$H70]-1" office:value-type="string" office:string-value="101-100">
            <text:p>101-100</text:p>
          </table:table-cell>
          <table:table-cell/>
          <table:table-cell/>
          <table:table-cell table:style-name="ce4" table:formula="of:=IF([.$E70];[.$E$2]/[.E70];0)" office:value-type="float" office:value="0">
            <text:p>0</text:p>
          </table:table-cell>
          <table:table-cell table:style-name="ce4" table:formula="of:=(100/[.$F$2])*[.F70]" office:value-type="float" office:value="0">
            <text:p>0</text:p>
          </table:table-cell>
          <table:table-cell/>
          <table:table-cell table:style-name="ce4" table:formula="of:=[.I69]+[.H69]" office:value-type="float" office:value="101">
            <text:p>101</text:p>
          </table:table-cell>
          <table:table-cell/>
        </table:table-row>
        <table:table-row table:style-name="ro1">
          <table:table-cell table:formula="of:=[.$I71]&amp;&quot;-&quot;&amp;[.$I71]+[.$H71]-1" office:value-type="string" office:string-value="101-100">
            <text:p>101-100</text:p>
          </table:table-cell>
          <table:table-cell table:formula="of:=[.$I71]&amp;&quot;-&quot;&amp;[.$I71]+[.$H71]-1" office:value-type="string" office:string-value="101-100">
            <text:p>101-100</text:p>
          </table:table-cell>
          <table:table-cell table:style-name="ce4" table:formula="of:=[.$I71]&amp;&quot;-&quot;&amp;[.$I71]+[.$H71]-1" office:value-type="string" office:string-value="101-100">
            <text:p>101-100</text:p>
          </table:table-cell>
          <table:table-cell/>
          <table:table-cell/>
          <table:table-cell table:style-name="ce4" table:formula="of:=IF([.$E71];[.$E$2]/[.E71];0)" office:value-type="float" office:value="0">
            <text:p>0</text:p>
          </table:table-cell>
          <table:table-cell table:style-name="ce4" table:formula="of:=(100/[.$F$2])*[.F71]" office:value-type="float" office:value="0">
            <text:p>0</text:p>
          </table:table-cell>
          <table:table-cell/>
          <table:table-cell table:style-name="ce4" table:formula="of:=[.I70]+[.H70]" office:value-type="float" office:value="101">
            <text:p>101</text:p>
          </table:table-cell>
          <table:table-cell/>
        </table:table-row>
        <table:table-row table:style-name="ro1">
          <table:table-cell table:formula="of:=[.$I72]&amp;&quot;-&quot;&amp;[.$I72]+[.$H72]-1" office:value-type="string" office:string-value="101-100">
            <text:p>101-100</text:p>
          </table:table-cell>
          <table:table-cell table:formula="of:=[.$I72]&amp;&quot;-&quot;&amp;[.$I72]+[.$H72]-1" office:value-type="string" office:string-value="101-100">
            <text:p>101-100</text:p>
          </table:table-cell>
          <table:table-cell table:style-name="ce4" table:formula="of:=[.$I72]&amp;&quot;-&quot;&amp;[.$I72]+[.$H72]-1" office:value-type="string" office:string-value="101-100">
            <text:p>101-100</text:p>
          </table:table-cell>
          <table:table-cell/>
          <table:table-cell/>
          <table:table-cell table:style-name="ce4" table:formula="of:=IF([.$E72];[.$E$2]/[.E72];0)" office:value-type="float" office:value="0">
            <text:p>0</text:p>
          </table:table-cell>
          <table:table-cell table:style-name="ce4" table:formula="of:=(100/[.$F$2])*[.F72]" office:value-type="float" office:value="0">
            <text:p>0</text:p>
          </table:table-cell>
          <table:table-cell/>
          <table:table-cell table:style-name="ce4" table:formula="of:=[.I71]+[.H71]" office:value-type="float" office:value="101">
            <text:p>101</text:p>
          </table:table-cell>
          <table:table-cell/>
        </table:table-row>
        <table:table-row table:style-name="ro1">
          <table:table-cell table:formula="of:=[.$I73]&amp;&quot;-&quot;&amp;[.$I73]+[.$H73]-1" office:value-type="string" office:string-value="101-100">
            <text:p>101-100</text:p>
          </table:table-cell>
          <table:table-cell table:formula="of:=[.$I73]&amp;&quot;-&quot;&amp;[.$I73]+[.$H73]-1" office:value-type="string" office:string-value="101-100">
            <text:p>101-100</text:p>
          </table:table-cell>
          <table:table-cell table:style-name="ce4" table:formula="of:=[.$I73]&amp;&quot;-&quot;&amp;[.$I73]+[.$H73]-1" office:value-type="string" office:string-value="101-100">
            <text:p>101-100</text:p>
          </table:table-cell>
          <table:table-cell/>
          <table:table-cell/>
          <table:table-cell table:style-name="ce4" table:formula="of:=IF([.$E73];[.$E$2]/[.E73];0)" office:value-type="float" office:value="0">
            <text:p>0</text:p>
          </table:table-cell>
          <table:table-cell table:style-name="ce4" table:formula="of:=(100/[.$F$2])*[.F73]" office:value-type="float" office:value="0">
            <text:p>0</text:p>
          </table:table-cell>
          <table:table-cell/>
          <table:table-cell table:style-name="ce4" table:formula="of:=[.I72]+[.H72]" office:value-type="float" office:value="101">
            <text:p>101</text:p>
          </table:table-cell>
          <table:table-cell/>
        </table:table-row>
        <table:table-row table:style-name="ro1">
          <table:table-cell table:formula="of:=[.$I74]&amp;&quot;-&quot;&amp;[.$I74]+[.$H74]-1" office:value-type="string" office:string-value="101-100">
            <text:p>101-100</text:p>
          </table:table-cell>
          <table:table-cell table:formula="of:=[.$I74]&amp;&quot;-&quot;&amp;[.$I74]+[.$H74]-1" office:value-type="string" office:string-value="101-100">
            <text:p>101-100</text:p>
          </table:table-cell>
          <table:table-cell table:style-name="ce4" table:formula="of:=[.$I74]&amp;&quot;-&quot;&amp;[.$I74]+[.$H74]-1" office:value-type="string" office:string-value="101-100">
            <text:p>101-100</text:p>
          </table:table-cell>
          <table:table-cell/>
          <table:table-cell/>
          <table:table-cell table:style-name="ce4" table:formula="of:=IF([.$E74];[.$E$2]/[.E74];0)" office:value-type="float" office:value="0">
            <text:p>0</text:p>
          </table:table-cell>
          <table:table-cell table:style-name="ce4" table:formula="of:=(100/[.$F$2])*[.F74]" office:value-type="float" office:value="0">
            <text:p>0</text:p>
          </table:table-cell>
          <table:table-cell/>
          <table:table-cell table:style-name="ce4" table:formula="of:=[.I73]+[.H73]" office:value-type="float" office:value="101">
            <text:p>101</text:p>
          </table:table-cell>
          <table:table-cell/>
        </table:table-row>
        <table:table-row table:style-name="ro1">
          <table:table-cell table:formula="of:=[.$I75]&amp;&quot;-&quot;&amp;[.$I75]+[.$H75]-1" office:value-type="string" office:string-value="101-100">
            <text:p>101-100</text:p>
          </table:table-cell>
          <table:table-cell table:formula="of:=[.$I75]&amp;&quot;-&quot;&amp;[.$I75]+[.$H75]-1" office:value-type="string" office:string-value="101-100">
            <text:p>101-100</text:p>
          </table:table-cell>
          <table:table-cell table:style-name="ce4" table:formula="of:=[.$I75]&amp;&quot;-&quot;&amp;[.$I75]+[.$H75]-1" office:value-type="string" office:string-value="101-100">
            <text:p>101-100</text:p>
          </table:table-cell>
          <table:table-cell/>
          <table:table-cell/>
          <table:table-cell table:style-name="ce4" table:formula="of:=IF([.$E75];[.$E$2]/[.E75];0)" office:value-type="float" office:value="0">
            <text:p>0</text:p>
          </table:table-cell>
          <table:table-cell table:style-name="ce4" table:formula="of:=(100/[.$F$2])*[.F75]" office:value-type="float" office:value="0">
            <text:p>0</text:p>
          </table:table-cell>
          <table:table-cell/>
          <table:table-cell table:style-name="ce4" table:formula="of:=[.I74]+[.H74]" office:value-type="float" office:value="101">
            <text:p>101</text:p>
          </table:table-cell>
          <table:table-cell/>
        </table:table-row>
        <table:table-row table:style-name="ro1">
          <table:table-cell table:formula="of:=[.$I76]&amp;&quot;-&quot;&amp;[.$I76]+[.$H76]-1" office:value-type="string" office:string-value="101-100">
            <text:p>101-100</text:p>
          </table:table-cell>
          <table:table-cell table:formula="of:=[.$I76]&amp;&quot;-&quot;&amp;[.$I76]+[.$H76]-1" office:value-type="string" office:string-value="101-100">
            <text:p>101-100</text:p>
          </table:table-cell>
          <table:table-cell table:style-name="ce4" table:formula="of:=[.$I76]&amp;&quot;-&quot;&amp;[.$I76]+[.$H76]-1" office:value-type="string" office:string-value="101-100">
            <text:p>101-100</text:p>
          </table:table-cell>
          <table:table-cell/>
          <table:table-cell/>
          <table:table-cell table:style-name="ce4" table:formula="of:=IF([.$E76];[.$E$2]/[.E76];0)" office:value-type="float" office:value="0">
            <text:p>0</text:p>
          </table:table-cell>
          <table:table-cell table:style-name="ce4" table:formula="of:=(100/[.$F$2])*[.F76]" office:value-type="float" office:value="0">
            <text:p>0</text:p>
          </table:table-cell>
          <table:table-cell/>
          <table:table-cell table:style-name="ce4" table:formula="of:=[.I75]+[.H75]" office:value-type="float" office:value="101">
            <text:p>101</text:p>
          </table:table-cell>
          <table:table-cell/>
        </table:table-row>
        <table:table-row table:style-name="ro1">
          <table:table-cell table:formula="of:=[.$I77]&amp;&quot;-&quot;&amp;[.$I77]+[.$H77]-1" office:value-type="string" office:string-value="101-100">
            <text:p>101-100</text:p>
          </table:table-cell>
          <table:table-cell table:formula="of:=[.$I77]&amp;&quot;-&quot;&amp;[.$I77]+[.$H77]-1" office:value-type="string" office:string-value="101-100">
            <text:p>101-100</text:p>
          </table:table-cell>
          <table:table-cell table:style-name="ce4" table:formula="of:=[.$I77]&amp;&quot;-&quot;&amp;[.$I77]+[.$H77]-1" office:value-type="string" office:string-value="101-100">
            <text:p>101-100</text:p>
          </table:table-cell>
          <table:table-cell/>
          <table:table-cell/>
          <table:table-cell table:style-name="ce4" table:formula="of:=IF([.$E77];[.$E$2]/[.E77];0)" office:value-type="float" office:value="0">
            <text:p>0</text:p>
          </table:table-cell>
          <table:table-cell table:style-name="ce4" table:formula="of:=(100/[.$F$2])*[.F77]" office:value-type="float" office:value="0">
            <text:p>0</text:p>
          </table:table-cell>
          <table:table-cell/>
          <table:table-cell table:style-name="ce4" table:formula="of:=[.I76]+[.H76]" office:value-type="float" office:value="101">
            <text:p>101</text:p>
          </table:table-cell>
          <table:table-cell/>
        </table:table-row>
        <table:table-row table:style-name="ro1">
          <table:table-cell table:formula="of:=[.$I78]&amp;&quot;-&quot;&amp;[.$I78]+[.$H78]-1" office:value-type="string" office:string-value="101-100">
            <text:p>101-100</text:p>
          </table:table-cell>
          <table:table-cell table:formula="of:=[.$I78]&amp;&quot;-&quot;&amp;[.$I78]+[.$H78]-1" office:value-type="string" office:string-value="101-100">
            <text:p>101-100</text:p>
          </table:table-cell>
          <table:table-cell table:style-name="ce4" table:formula="of:=[.$I78]&amp;&quot;-&quot;&amp;[.$I78]+[.$H78]-1" office:value-type="string" office:string-value="101-100">
            <text:p>101-100</text:p>
          </table:table-cell>
          <table:table-cell/>
          <table:table-cell/>
          <table:table-cell table:style-name="ce4" table:formula="of:=IF([.$E78];[.$E$2]/[.E78];0)" office:value-type="float" office:value="0">
            <text:p>0</text:p>
          </table:table-cell>
          <table:table-cell table:style-name="ce4" table:formula="of:=(100/[.$F$2])*[.F78]" office:value-type="float" office:value="0">
            <text:p>0</text:p>
          </table:table-cell>
          <table:table-cell/>
          <table:table-cell table:style-name="ce4" table:formula="of:=[.I77]+[.H77]" office:value-type="float" office:value="101">
            <text:p>101</text:p>
          </table:table-cell>
          <table:table-cell/>
        </table:table-row>
        <table:table-row table:style-name="ro1">
          <table:table-cell table:formula="of:=[.$I79]&amp;&quot;-&quot;&amp;[.$I79]+[.$H79]-1" office:value-type="string" office:string-value="101-100">
            <text:p>101-100</text:p>
          </table:table-cell>
          <table:table-cell table:formula="of:=[.$I79]&amp;&quot;-&quot;&amp;[.$I79]+[.$H79]-1" office:value-type="string" office:string-value="101-100">
            <text:p>101-100</text:p>
          </table:table-cell>
          <table:table-cell table:style-name="ce4" table:formula="of:=[.$I79]&amp;&quot;-&quot;&amp;[.$I79]+[.$H79]-1" office:value-type="string" office:string-value="101-100">
            <text:p>101-100</text:p>
          </table:table-cell>
          <table:table-cell/>
          <table:table-cell/>
          <table:table-cell table:style-name="ce4" table:formula="of:=IF([.$E79];[.$E$2]/[.E79];0)" office:value-type="float" office:value="0">
            <text:p>0</text:p>
          </table:table-cell>
          <table:table-cell table:style-name="ce4" table:formula="of:=(100/[.$F$2])*[.F79]" office:value-type="float" office:value="0">
            <text:p>0</text:p>
          </table:table-cell>
          <table:table-cell/>
          <table:table-cell table:style-name="ce4" table:formula="of:=[.I78]+[.H78]" office:value-type="float" office:value="101">
            <text:p>101</text:p>
          </table:table-cell>
          <table:table-cell/>
        </table:table-row>
        <table:table-row table:style-name="ro1">
          <table:table-cell table:formula="of:=[.$I80]&amp;&quot;-&quot;&amp;[.$I80]+[.$H80]-1" office:value-type="string" office:string-value="101-100">
            <text:p>101-100</text:p>
          </table:table-cell>
          <table:table-cell table:formula="of:=[.$I80]&amp;&quot;-&quot;&amp;[.$I80]+[.$H80]-1" office:value-type="string" office:string-value="101-100">
            <text:p>101-100</text:p>
          </table:table-cell>
          <table:table-cell table:style-name="ce4" table:formula="of:=[.$I80]&amp;&quot;-&quot;&amp;[.$I80]+[.$H80]-1" office:value-type="string" office:string-value="101-100">
            <text:p>101-100</text:p>
          </table:table-cell>
          <table:table-cell/>
          <table:table-cell/>
          <table:table-cell table:style-name="ce4" table:formula="of:=IF([.$E80];[.$E$2]/[.E80];0)" office:value-type="float" office:value="0">
            <text:p>0</text:p>
          </table:table-cell>
          <table:table-cell table:style-name="ce4" table:formula="of:=(100/[.$F$2])*[.F80]" office:value-type="float" office:value="0">
            <text:p>0</text:p>
          </table:table-cell>
          <table:table-cell/>
          <table:table-cell table:style-name="ce4" table:formula="of:=[.I79]+[.H79]" office:value-type="float" office:value="101">
            <text:p>101</text:p>
          </table:table-cell>
          <table:table-cell/>
        </table:table-row>
        <table:table-row table:style-name="ro1">
          <table:table-cell table:formula="of:=[.$I81]&amp;&quot;-&quot;&amp;[.$I81]+[.$H81]-1" office:value-type="string" office:string-value="101-100">
            <text:p>101-100</text:p>
          </table:table-cell>
          <table:table-cell table:formula="of:=[.$I81]&amp;&quot;-&quot;&amp;[.$I81]+[.$H81]-1" office:value-type="string" office:string-value="101-100">
            <text:p>101-100</text:p>
          </table:table-cell>
          <table:table-cell table:style-name="ce4" table:formula="of:=[.$I81]&amp;&quot;-&quot;&amp;[.$I81]+[.$H81]-1" office:value-type="string" office:string-value="101-100">
            <text:p>101-100</text:p>
          </table:table-cell>
          <table:table-cell/>
          <table:table-cell/>
          <table:table-cell table:style-name="ce4" table:formula="of:=IF([.$E81];[.$E$2]/[.E81];0)" office:value-type="float" office:value="0">
            <text:p>0</text:p>
          </table:table-cell>
          <table:table-cell table:style-name="ce4" table:formula="of:=(100/[.$F$2])*[.F81]" office:value-type="float" office:value="0">
            <text:p>0</text:p>
          </table:table-cell>
          <table:table-cell/>
          <table:table-cell table:style-name="ce4" table:formula="of:=[.I80]+[.H80]" office:value-type="float" office:value="101">
            <text:p>101</text:p>
          </table:table-cell>
          <table:table-cell/>
        </table:table-row>
        <table:table-row table:style-name="ro1">
          <table:table-cell table:formula="of:=[.$I82]&amp;&quot;-&quot;&amp;[.$I82]+[.$H82]-1" office:value-type="string" office:string-value="101-100">
            <text:p>101-100</text:p>
          </table:table-cell>
          <table:table-cell table:formula="of:=[.$I82]&amp;&quot;-&quot;&amp;[.$I82]+[.$H82]-1" office:value-type="string" office:string-value="101-100">
            <text:p>101-100</text:p>
          </table:table-cell>
          <table:table-cell table:style-name="ce4" table:formula="of:=[.$I82]&amp;&quot;-&quot;&amp;[.$I82]+[.$H82]-1" office:value-type="string" office:string-value="101-100">
            <text:p>101-100</text:p>
          </table:table-cell>
          <table:table-cell/>
          <table:table-cell/>
          <table:table-cell table:style-name="ce4" table:formula="of:=IF([.$E82];[.$E$2]/[.E82];0)" office:value-type="float" office:value="0">
            <text:p>0</text:p>
          </table:table-cell>
          <table:table-cell table:style-name="ce4" table:formula="of:=(100/[.$F$2])*[.F82]" office:value-type="float" office:value="0">
            <text:p>0</text:p>
          </table:table-cell>
          <table:table-cell/>
          <table:table-cell table:style-name="ce4" table:formula="of:=[.I81]+[.H81]" office:value-type="float" office:value="101">
            <text:p>101</text:p>
          </table:table-cell>
          <table:table-cell/>
        </table:table-row>
        <table:table-row table:style-name="ro1">
          <table:table-cell table:formula="of:=[.$I83]&amp;&quot;-&quot;&amp;[.$I83]+[.$H83]-1" office:value-type="string" office:string-value="101-100">
            <text:p>101-100</text:p>
          </table:table-cell>
          <table:table-cell table:formula="of:=[.$I83]&amp;&quot;-&quot;&amp;[.$I83]+[.$H83]-1" office:value-type="string" office:string-value="101-100">
            <text:p>101-100</text:p>
          </table:table-cell>
          <table:table-cell table:style-name="ce4" table:formula="of:=[.$I83]&amp;&quot;-&quot;&amp;[.$I83]+[.$H83]-1" office:value-type="string" office:string-value="101-100">
            <text:p>101-100</text:p>
          </table:table-cell>
          <table:table-cell/>
          <table:table-cell/>
          <table:table-cell table:style-name="ce4" table:formula="of:=IF([.$E83];[.$E$2]/[.E83];0)" office:value-type="float" office:value="0">
            <text:p>0</text:p>
          </table:table-cell>
          <table:table-cell table:style-name="ce4" table:formula="of:=(100/[.$F$2])*[.F83]" office:value-type="float" office:value="0">
            <text:p>0</text:p>
          </table:table-cell>
          <table:table-cell/>
          <table:table-cell table:style-name="ce4" table:formula="of:=[.I82]+[.H82]" office:value-type="float" office:value="101">
            <text:p>101</text:p>
          </table:table-cell>
          <table:table-cell/>
        </table:table-row>
        <table:table-row table:style-name="ro1">
          <table:table-cell table:formula="of:=[.$I84]&amp;&quot;-&quot;&amp;[.$I84]+[.$H84]-1" office:value-type="string" office:string-value="101-100">
            <text:p>101-100</text:p>
          </table:table-cell>
          <table:table-cell table:formula="of:=[.$I84]&amp;&quot;-&quot;&amp;[.$I84]+[.$H84]-1" office:value-type="string" office:string-value="101-100">
            <text:p>101-100</text:p>
          </table:table-cell>
          <table:table-cell table:style-name="ce4" table:formula="of:=[.$I84]&amp;&quot;-&quot;&amp;[.$I84]+[.$H84]-1" office:value-type="string" office:string-value="101-100">
            <text:p>101-100</text:p>
          </table:table-cell>
          <table:table-cell/>
          <table:table-cell/>
          <table:table-cell table:style-name="ce4" table:formula="of:=IF([.$E84];[.$E$2]/[.E84];0)" office:value-type="float" office:value="0">
            <text:p>0</text:p>
          </table:table-cell>
          <table:table-cell table:style-name="ce4" table:formula="of:=(100/[.$F$2])*[.F84]" office:value-type="float" office:value="0">
            <text:p>0</text:p>
          </table:table-cell>
          <table:table-cell/>
          <table:table-cell table:style-name="ce4" table:formula="of:=[.I83]+[.H83]" office:value-type="float" office:value="101">
            <text:p>101</text:p>
          </table:table-cell>
          <table:table-cell/>
        </table:table-row>
        <table:table-row table:style-name="ro1">
          <table:table-cell table:formula="of:=[.$I85]&amp;&quot;-&quot;&amp;[.$I85]+[.$H85]-1" office:value-type="string" office:string-value="101-100">
            <text:p>101-100</text:p>
          </table:table-cell>
          <table:table-cell table:formula="of:=[.$I85]&amp;&quot;-&quot;&amp;[.$I85]+[.$H85]-1" office:value-type="string" office:string-value="101-100">
            <text:p>101-100</text:p>
          </table:table-cell>
          <table:table-cell table:style-name="ce4" table:formula="of:=[.$I85]&amp;&quot;-&quot;&amp;[.$I85]+[.$H85]-1" office:value-type="string" office:string-value="101-100">
            <text:p>101-100</text:p>
          </table:table-cell>
          <table:table-cell/>
          <table:table-cell/>
          <table:table-cell table:style-name="ce4" table:formula="of:=IF([.$E85];[.$E$2]/[.E85];0)" office:value-type="float" office:value="0">
            <text:p>0</text:p>
          </table:table-cell>
          <table:table-cell table:style-name="ce4" table:formula="of:=(100/[.$F$2])*[.F85]" office:value-type="float" office:value="0">
            <text:p>0</text:p>
          </table:table-cell>
          <table:table-cell/>
          <table:table-cell table:style-name="ce4" table:formula="of:=[.I84]+[.H84]" office:value-type="float" office:value="101">
            <text:p>101</text:p>
          </table:table-cell>
          <table:table-cell/>
        </table:table-row>
        <table:table-row table:style-name="ro1">
          <table:table-cell table:formula="of:=[.$I86]&amp;&quot;-&quot;&amp;[.$I86]+[.$H86]-1" office:value-type="string" office:string-value="101-100">
            <text:p>101-100</text:p>
          </table:table-cell>
          <table:table-cell table:formula="of:=[.$I86]&amp;&quot;-&quot;&amp;[.$I86]+[.$H86]-1" office:value-type="string" office:string-value="101-100">
            <text:p>101-100</text:p>
          </table:table-cell>
          <table:table-cell table:style-name="ce4" table:formula="of:=[.$I86]&amp;&quot;-&quot;&amp;[.$I86]+[.$H86]-1" office:value-type="string" office:string-value="101-100">
            <text:p>101-100</text:p>
          </table:table-cell>
          <table:table-cell/>
          <table:table-cell/>
          <table:table-cell table:style-name="ce4" table:formula="of:=IF([.$E86];[.$E$2]/[.E86];0)" office:value-type="float" office:value="0">
            <text:p>0</text:p>
          </table:table-cell>
          <table:table-cell table:style-name="ce4" table:formula="of:=(100/[.$F$2])*[.F86]" office:value-type="float" office:value="0">
            <text:p>0</text:p>
          </table:table-cell>
          <table:table-cell/>
          <table:table-cell table:style-name="ce4" table:formula="of:=[.I85]+[.H85]" office:value-type="float" office:value="101">
            <text:p>101</text:p>
          </table:table-cell>
          <table:table-cell/>
        </table:table-row>
        <table:table-row table:style-name="ro1">
          <table:table-cell table:formula="of:=[.$I87]&amp;&quot;-&quot;&amp;[.$I87]+[.$H87]-1" office:value-type="string" office:string-value="101-100">
            <text:p>101-100</text:p>
          </table:table-cell>
          <table:table-cell table:formula="of:=[.$I87]&amp;&quot;-&quot;&amp;[.$I87]+[.$H87]-1" office:value-type="string" office:string-value="101-100">
            <text:p>101-100</text:p>
          </table:table-cell>
          <table:table-cell table:style-name="ce4" table:formula="of:=[.$I87]&amp;&quot;-&quot;&amp;[.$I87]+[.$H87]-1" office:value-type="string" office:string-value="101-100">
            <text:p>101-100</text:p>
          </table:table-cell>
          <table:table-cell/>
          <table:table-cell/>
          <table:table-cell table:style-name="ce4" table:formula="of:=IF([.$E87];[.$E$2]/[.E87];0)" office:value-type="float" office:value="0">
            <text:p>0</text:p>
          </table:table-cell>
          <table:table-cell table:style-name="ce4" table:formula="of:=(100/[.$F$2])*[.F87]" office:value-type="float" office:value="0">
            <text:p>0</text:p>
          </table:table-cell>
          <table:table-cell/>
          <table:table-cell table:style-name="ce4" table:formula="of:=[.I86]+[.H86]" office:value-type="float" office:value="101">
            <text:p>101</text:p>
          </table:table-cell>
          <table:table-cell/>
        </table:table-row>
        <table:table-row table:style-name="ro1">
          <table:table-cell table:formula="of:=[.$I88]&amp;&quot;-&quot;&amp;[.$I88]+[.$H88]-1" office:value-type="string" office:string-value="101-100">
            <text:p>101-100</text:p>
          </table:table-cell>
          <table:table-cell table:formula="of:=[.$I88]&amp;&quot;-&quot;&amp;[.$I88]+[.$H88]-1" office:value-type="string" office:string-value="101-100">
            <text:p>101-100</text:p>
          </table:table-cell>
          <table:table-cell table:style-name="ce4" table:formula="of:=[.$I88]&amp;&quot;-&quot;&amp;[.$I88]+[.$H88]-1" office:value-type="string" office:string-value="101-100">
            <text:p>101-100</text:p>
          </table:table-cell>
          <table:table-cell/>
          <table:table-cell/>
          <table:table-cell table:style-name="ce4" table:formula="of:=IF([.$E88];[.$E$2]/[.E88];0)" office:value-type="float" office:value="0">
            <text:p>0</text:p>
          </table:table-cell>
          <table:table-cell table:style-name="ce4" table:formula="of:=(100/[.$F$2])*[.F88]" office:value-type="float" office:value="0">
            <text:p>0</text:p>
          </table:table-cell>
          <table:table-cell/>
          <table:table-cell table:style-name="ce4" table:formula="of:=[.I87]+[.H87]" office:value-type="float" office:value="101">
            <text:p>101</text:p>
          </table:table-cell>
          <table:table-cell/>
        </table:table-row>
        <table:table-row table:style-name="ro1">
          <table:table-cell table:formula="of:=[.$I89]&amp;&quot;-&quot;&amp;[.$I89]+[.$H89]-1" office:value-type="string" office:string-value="101-100">
            <text:p>101-100</text:p>
          </table:table-cell>
          <table:table-cell table:formula="of:=[.$I89]&amp;&quot;-&quot;&amp;[.$I89]+[.$H89]-1" office:value-type="string" office:string-value="101-100">
            <text:p>101-100</text:p>
          </table:table-cell>
          <table:table-cell table:style-name="ce4" table:formula="of:=[.$I89]&amp;&quot;-&quot;&amp;[.$I89]+[.$H89]-1" office:value-type="string" office:string-value="101-100">
            <text:p>101-100</text:p>
          </table:table-cell>
          <table:table-cell/>
          <table:table-cell/>
          <table:table-cell table:style-name="ce4" table:formula="of:=IF([.$E89];[.$E$2]/[.E89];0)" office:value-type="float" office:value="0">
            <text:p>0</text:p>
          </table:table-cell>
          <table:table-cell table:style-name="ce4" table:formula="of:=(100/[.$F$2])*[.F89]" office:value-type="float" office:value="0">
            <text:p>0</text:p>
          </table:table-cell>
          <table:table-cell/>
          <table:table-cell table:style-name="ce4" table:formula="of:=[.I88]+[.H88]" office:value-type="float" office:value="101">
            <text:p>101</text:p>
          </table:table-cell>
          <table:table-cell/>
        </table:table-row>
        <table:table-row table:style-name="ro1">
          <table:table-cell table:formula="of:=[.$I90]&amp;&quot;-&quot;&amp;[.$I90]+[.$H90]-1" office:value-type="string" office:string-value="101-100">
            <text:p>101-100</text:p>
          </table:table-cell>
          <table:table-cell table:formula="of:=[.$I90]&amp;&quot;-&quot;&amp;[.$I90]+[.$H90]-1" office:value-type="string" office:string-value="101-100">
            <text:p>101-100</text:p>
          </table:table-cell>
          <table:table-cell table:style-name="ce4" table:formula="of:=[.$I90]&amp;&quot;-&quot;&amp;[.$I90]+[.$H90]-1" office:value-type="string" office:string-value="101-100">
            <text:p>101-100</text:p>
          </table:table-cell>
          <table:table-cell/>
          <table:table-cell/>
          <table:table-cell table:style-name="ce4" table:formula="of:=IF([.$E90];[.$E$2]/[.E90];0)" office:value-type="float" office:value="0">
            <text:p>0</text:p>
          </table:table-cell>
          <table:table-cell table:style-name="ce4" table:formula="of:=(100/[.$F$2])*[.F90]" office:value-type="float" office:value="0">
            <text:p>0</text:p>
          </table:table-cell>
          <table:table-cell/>
          <table:table-cell table:style-name="ce4" table:formula="of:=[.I89]+[.H89]" office:value-type="float" office:value="101">
            <text:p>101</text:p>
          </table:table-cell>
          <table:table-cell/>
        </table:table-row>
        <table:table-row table:style-name="ro1">
          <table:table-cell table:formula="of:=[.$I91]&amp;&quot;-&quot;&amp;[.$I91]+[.$H91]-1" office:value-type="string" office:string-value="101-100">
            <text:p>101-100</text:p>
          </table:table-cell>
          <table:table-cell table:formula="of:=[.$I91]&amp;&quot;-&quot;&amp;[.$I91]+[.$H91]-1" office:value-type="string" office:string-value="101-100">
            <text:p>101-100</text:p>
          </table:table-cell>
          <table:table-cell table:style-name="ce4" table:formula="of:=[.$I91]&amp;&quot;-&quot;&amp;[.$I91]+[.$H91]-1" office:value-type="string" office:string-value="101-100">
            <text:p>101-100</text:p>
          </table:table-cell>
          <table:table-cell/>
          <table:table-cell/>
          <table:table-cell table:style-name="ce4" table:formula="of:=IF([.$E91];[.$E$2]/[.E91];0)" office:value-type="float" office:value="0">
            <text:p>0</text:p>
          </table:table-cell>
          <table:table-cell table:style-name="ce4" table:formula="of:=(100/[.$F$2])*[.F91]" office:value-type="float" office:value="0">
            <text:p>0</text:p>
          </table:table-cell>
          <table:table-cell/>
          <table:table-cell table:style-name="ce4" table:formula="of:=[.I90]+[.H90]" office:value-type="float" office:value="101">
            <text:p>101</text:p>
          </table:table-cell>
          <table:table-cell/>
        </table:table-row>
        <table:table-row table:style-name="ro1">
          <table:table-cell table:formula="of:=[.$I92]&amp;&quot;-&quot;&amp;[.$I92]+[.$H92]-1" office:value-type="string" office:string-value="101-100">
            <text:p>101-100</text:p>
          </table:table-cell>
          <table:table-cell table:formula="of:=[.$I92]&amp;&quot;-&quot;&amp;[.$I92]+[.$H92]-1" office:value-type="string" office:string-value="101-100">
            <text:p>101-100</text:p>
          </table:table-cell>
          <table:table-cell table:style-name="ce4" table:formula="of:=[.$I92]&amp;&quot;-&quot;&amp;[.$I92]+[.$H92]-1" office:value-type="string" office:string-value="101-100">
            <text:p>101-100</text:p>
          </table:table-cell>
          <table:table-cell/>
          <table:table-cell/>
          <table:table-cell table:style-name="ce4" table:formula="of:=IF([.$E92];[.$E$2]/[.E92];0)" office:value-type="float" office:value="0">
            <text:p>0</text:p>
          </table:table-cell>
          <table:table-cell table:style-name="ce4" table:formula="of:=(100/[.$F$2])*[.F92]" office:value-type="float" office:value="0">
            <text:p>0</text:p>
          </table:table-cell>
          <table:table-cell/>
          <table:table-cell table:style-name="ce4" table:formula="of:=[.I91]+[.H91]" office:value-type="float" office:value="101">
            <text:p>101</text:p>
          </table:table-cell>
          <table:table-cell/>
        </table:table-row>
        <table:table-row table:style-name="ro1">
          <table:table-cell table:formula="of:=[.$I93]&amp;&quot;-&quot;&amp;[.$I93]+[.$H93]-1" office:value-type="string" office:string-value="101-100">
            <text:p>101-100</text:p>
          </table:table-cell>
          <table:table-cell table:formula="of:=[.$I93]&amp;&quot;-&quot;&amp;[.$I93]+[.$H93]-1" office:value-type="string" office:string-value="101-100">
            <text:p>101-100</text:p>
          </table:table-cell>
          <table:table-cell table:style-name="ce4" table:formula="of:=[.$I93]&amp;&quot;-&quot;&amp;[.$I93]+[.$H93]-1" office:value-type="string" office:string-value="101-100">
            <text:p>101-100</text:p>
          </table:table-cell>
          <table:table-cell/>
          <table:table-cell/>
          <table:table-cell table:style-name="ce4" table:formula="of:=IF([.$E93];[.$E$2]/[.E93];0)" office:value-type="float" office:value="0">
            <text:p>0</text:p>
          </table:table-cell>
          <table:table-cell table:style-name="ce4" table:formula="of:=(100/[.$F$2])*[.F93]" office:value-type="float" office:value="0">
            <text:p>0</text:p>
          </table:table-cell>
          <table:table-cell/>
          <table:table-cell table:style-name="ce4" table:formula="of:=[.I92]+[.H92]" office:value-type="float" office:value="101">
            <text:p>101</text:p>
          </table:table-cell>
          <table:table-cell/>
        </table:table-row>
        <table:table-row table:style-name="ro1">
          <table:table-cell table:formula="of:=[.$I94]&amp;&quot;-&quot;&amp;[.$I94]+[.$H94]-1" office:value-type="string" office:string-value="101-100">
            <text:p>101-100</text:p>
          </table:table-cell>
          <table:table-cell table:formula="of:=[.$I94]&amp;&quot;-&quot;&amp;[.$I94]+[.$H94]-1" office:value-type="string" office:string-value="101-100">
            <text:p>101-100</text:p>
          </table:table-cell>
          <table:table-cell table:style-name="ce4" table:formula="of:=[.$I94]&amp;&quot;-&quot;&amp;[.$I94]+[.$H94]-1" office:value-type="string" office:string-value="101-100">
            <text:p>101-100</text:p>
          </table:table-cell>
          <table:table-cell/>
          <table:table-cell/>
          <table:table-cell table:style-name="ce4" table:formula="of:=IF([.$E94];[.$E$2]/[.E94];0)" office:value-type="float" office:value="0">
            <text:p>0</text:p>
          </table:table-cell>
          <table:table-cell table:style-name="ce4" table:formula="of:=(100/[.$F$2])*[.F94]" office:value-type="float" office:value="0">
            <text:p>0</text:p>
          </table:table-cell>
          <table:table-cell/>
          <table:table-cell table:style-name="ce4" table:formula="of:=[.I93]+[.H93]" office:value-type="float" office:value="101">
            <text:p>101</text:p>
          </table:table-cell>
          <table:table-cell/>
        </table:table-row>
        <table:table-row table:style-name="ro1">
          <table:table-cell table:formula="of:=[.$I95]&amp;&quot;-&quot;&amp;[.$I95]+[.$H95]-1" office:value-type="string" office:string-value="101-100">
            <text:p>101-100</text:p>
          </table:table-cell>
          <table:table-cell table:formula="of:=[.$I95]&amp;&quot;-&quot;&amp;[.$I95]+[.$H95]-1" office:value-type="string" office:string-value="101-100">
            <text:p>101-100</text:p>
          </table:table-cell>
          <table:table-cell table:style-name="ce4" table:formula="of:=[.$I95]&amp;&quot;-&quot;&amp;[.$I95]+[.$H95]-1" office:value-type="string" office:string-value="101-100">
            <text:p>101-100</text:p>
          </table:table-cell>
          <table:table-cell/>
          <table:table-cell/>
          <table:table-cell table:style-name="ce4" table:formula="of:=IF([.$E95];[.$E$2]/[.E95];0)" office:value-type="float" office:value="0">
            <text:p>0</text:p>
          </table:table-cell>
          <table:table-cell table:style-name="ce4" table:formula="of:=(100/[.$F$2])*[.F95]" office:value-type="float" office:value="0">
            <text:p>0</text:p>
          </table:table-cell>
          <table:table-cell/>
          <table:table-cell table:style-name="ce4" table:formula="of:=[.I94]+[.H94]" office:value-type="float" office:value="101">
            <text:p>101</text:p>
          </table:table-cell>
          <table:table-cell/>
        </table:table-row>
        <table:table-row table:style-name="ro1">
          <table:table-cell table:formula="of:=[.$I96]&amp;&quot;-&quot;&amp;[.$I96]+[.$H96]-1" office:value-type="string" office:string-value="101-100">
            <text:p>101-100</text:p>
          </table:table-cell>
          <table:table-cell table:formula="of:=[.$I96]&amp;&quot;-&quot;&amp;[.$I96]+[.$H96]-1" office:value-type="string" office:string-value="101-100">
            <text:p>101-100</text:p>
          </table:table-cell>
          <table:table-cell table:style-name="ce4" table:formula="of:=[.$I96]&amp;&quot;-&quot;&amp;[.$I96]+[.$H96]-1" office:value-type="string" office:string-value="101-100">
            <text:p>101-100</text:p>
          </table:table-cell>
          <table:table-cell/>
          <table:table-cell/>
          <table:table-cell table:style-name="ce4" table:formula="of:=IF([.$E96];[.$E$2]/[.E96];0)" office:value-type="float" office:value="0">
            <text:p>0</text:p>
          </table:table-cell>
          <table:table-cell table:style-name="ce4" table:formula="of:=(100/[.$F$2])*[.F96]" office:value-type="float" office:value="0">
            <text:p>0</text:p>
          </table:table-cell>
          <table:table-cell/>
          <table:table-cell table:style-name="ce4" table:formula="of:=[.I95]+[.H95]" office:value-type="float" office:value="101">
            <text:p>101</text:p>
          </table:table-cell>
          <table:table-cell/>
        </table:table-row>
        <table:table-row table:style-name="ro1">
          <table:table-cell table:formula="of:=[.$I97]&amp;&quot;-&quot;&amp;[.$I97]+[.$H97]-1" office:value-type="string" office:string-value="101-100">
            <text:p>101-100</text:p>
          </table:table-cell>
          <table:table-cell table:formula="of:=[.$I97]&amp;&quot;-&quot;&amp;[.$I97]+[.$H97]-1" office:value-type="string" office:string-value="101-100">
            <text:p>101-100</text:p>
          </table:table-cell>
          <table:table-cell table:style-name="ce4" table:formula="of:=[.$I97]&amp;&quot;-&quot;&amp;[.$I97]+[.$H97]-1" office:value-type="string" office:string-value="101-100">
            <text:p>101-100</text:p>
          </table:table-cell>
          <table:table-cell/>
          <table:table-cell/>
          <table:table-cell table:style-name="ce4" table:formula="of:=IF([.$E97];[.$E$2]/[.E97];0)" office:value-type="float" office:value="0">
            <text:p>0</text:p>
          </table:table-cell>
          <table:table-cell table:style-name="ce4" table:formula="of:=(100/[.$F$2])*[.F97]" office:value-type="float" office:value="0">
            <text:p>0</text:p>
          </table:table-cell>
          <table:table-cell/>
          <table:table-cell table:style-name="ce4" table:formula="of:=[.I96]+[.H96]" office:value-type="float" office:value="101">
            <text:p>101</text:p>
          </table:table-cell>
          <table:table-cell/>
        </table:table-row>
        <table:table-row table:style-name="ro1">
          <table:table-cell table:formula="of:=[.$I98]&amp;&quot;-&quot;&amp;[.$I98]+[.$H98]-1" office:value-type="string" office:string-value="101-100">
            <text:p>101-100</text:p>
          </table:table-cell>
          <table:table-cell table:formula="of:=[.$I98]&amp;&quot;-&quot;&amp;[.$I98]+[.$H98]-1" office:value-type="string" office:string-value="101-100">
            <text:p>101-100</text:p>
          </table:table-cell>
          <table:table-cell table:style-name="ce4" table:formula="of:=[.$I98]&amp;&quot;-&quot;&amp;[.$I98]+[.$H98]-1" office:value-type="string" office:string-value="101-100">
            <text:p>101-100</text:p>
          </table:table-cell>
          <table:table-cell/>
          <table:table-cell/>
          <table:table-cell table:style-name="ce4" table:formula="of:=IF([.$E98];[.$E$2]/[.E98];0)" office:value-type="float" office:value="0">
            <text:p>0</text:p>
          </table:table-cell>
          <table:table-cell table:style-name="ce4" table:formula="of:=(100/[.$F$2])*[.F98]" office:value-type="float" office:value="0">
            <text:p>0</text:p>
          </table:table-cell>
          <table:table-cell/>
          <table:table-cell table:style-name="ce4" table:formula="of:=[.I97]+[.H97]" office:value-type="float" office:value="101">
            <text:p>101</text:p>
          </table:table-cell>
          <table:table-cell/>
        </table:table-row>
        <table:table-row table:style-name="ro1">
          <table:table-cell table:formula="of:=[.$I99]&amp;&quot;-&quot;&amp;[.$I99]+[.$H99]-1" office:value-type="string" office:string-value="101-100">
            <text:p>101-100</text:p>
          </table:table-cell>
          <table:table-cell table:formula="of:=[.$I99]&amp;&quot;-&quot;&amp;[.$I99]+[.$H99]-1" office:value-type="string" office:string-value="101-100">
            <text:p>101-100</text:p>
          </table:table-cell>
          <table:table-cell table:style-name="ce4" table:formula="of:=[.$I99]&amp;&quot;-&quot;&amp;[.$I99]+[.$H99]-1" office:value-type="string" office:string-value="101-100">
            <text:p>101-100</text:p>
          </table:table-cell>
          <table:table-cell/>
          <table:table-cell/>
          <table:table-cell table:style-name="ce4" table:formula="of:=IF([.$E99];[.$E$2]/[.E99];0)" office:value-type="float" office:value="0">
            <text:p>0</text:p>
          </table:table-cell>
          <table:table-cell table:style-name="ce4" table:formula="of:=(100/[.$F$2])*[.F99]" office:value-type="float" office:value="0">
            <text:p>0</text:p>
          </table:table-cell>
          <table:table-cell/>
          <table:table-cell table:style-name="ce4" table:formula="of:=[.I98]+[.H98]" office:value-type="float" office:value="101">
            <text:p>101</text:p>
          </table:table-cell>
          <table:table-cell/>
        </table:table-row>
        <table:table-row table:style-name="ro1">
          <table:table-cell table:formula="of:=[.$I100]&amp;&quot;-&quot;&amp;[.$I100]+[.$H100]-1" office:value-type="string" office:string-value="101-100">
            <text:p>101-100</text:p>
          </table:table-cell>
          <table:table-cell table:formula="of:=[.$I100]&amp;&quot;-&quot;&amp;[.$I100]+[.$H100]-1" office:value-type="string" office:string-value="101-100">
            <text:p>101-100</text:p>
          </table:table-cell>
          <table:table-cell table:style-name="ce4" table:formula="of:=[.$I100]&amp;&quot;-&quot;&amp;[.$I100]+[.$H100]-1" office:value-type="string" office:string-value="101-100">
            <text:p>101-100</text:p>
          </table:table-cell>
          <table:table-cell/>
          <table:table-cell/>
          <table:table-cell table:style-name="ce4" table:formula="of:=IF([.$E100];[.$E$2]/[.E100];0)" office:value-type="float" office:value="0">
            <text:p>0</text:p>
          </table:table-cell>
          <table:table-cell table:style-name="ce4" table:formula="of:=(100/[.$F$2])*[.F100]" office:value-type="float" office:value="0">
            <text:p>0</text:p>
          </table:table-cell>
          <table:table-cell/>
          <table:table-cell table:style-name="ce4" table:formula="of:=[.I99]+[.H99]" office:value-type="float" office:value="101">
            <text:p>101</text:p>
          </table:table-cell>
          <table:table-cell/>
        </table:table-row>
        <table:table-row table:style-name="ro1">
          <table:table-cell table:formula="of:=[.$I101]&amp;&quot;-&quot;&amp;[.$I101]+[.$H101]-1" office:value-type="string" office:string-value="101-100">
            <text:p>101-100</text:p>
          </table:table-cell>
          <table:table-cell table:formula="of:=[.$I101]&amp;&quot;-&quot;&amp;[.$I101]+[.$H101]-1" office:value-type="string" office:string-value="101-100">
            <text:p>101-100</text:p>
          </table:table-cell>
          <table:table-cell table:style-name="ce4" table:formula="of:=[.$I101]&amp;&quot;-&quot;&amp;[.$I101]+[.$H101]-1" office:value-type="string" office:string-value="101-100">
            <text:p>101-100</text:p>
          </table:table-cell>
          <table:table-cell/>
          <table:table-cell/>
          <table:table-cell table:style-name="ce4" table:formula="of:=IF([.$E101];[.$E$2]/[.E101];0)" office:value-type="float" office:value="0">
            <text:p>0</text:p>
          </table:table-cell>
          <table:table-cell table:style-name="ce4" table:formula="of:=(100/[.$F$2])*[.F101]" office:value-type="float" office:value="0">
            <text:p>0</text:p>
          </table:table-cell>
          <table:table-cell/>
          <table:table-cell table:style-name="ce4" table:formula="of:=[.I100]+[.H100]" office:value-type="float" office:value="101">
            <text:p>101</text:p>
          </table:table-cell>
          <table:table-cell/>
        </table:table-row>
        <table:table-row table:style-name="ro1">
          <table:table-cell table:formula="of:=[.$I102]&amp;&quot;-&quot;&amp;[.$I102]+[.$H102]-1" office:value-type="string" office:string-value="101-100">
            <text:p>101-100</text:p>
          </table:table-cell>
          <table:table-cell table:formula="of:=[.$I102]&amp;&quot;-&quot;&amp;[.$I102]+[.$H102]-1" office:value-type="string" office:string-value="101-100">
            <text:p>101-100</text:p>
          </table:table-cell>
          <table:table-cell table:style-name="ce4" table:formula="of:=[.$I102]&amp;&quot;-&quot;&amp;[.$I102]+[.$H102]-1" office:value-type="string" office:string-value="101-100">
            <text:p>101-100</text:p>
          </table:table-cell>
          <table:table-cell/>
          <table:table-cell/>
          <table:table-cell table:style-name="ce4" table:formula="of:=IF([.$E102];[.$E$2]/[.E102];0)" office:value-type="float" office:value="0">
            <text:p>0</text:p>
          </table:table-cell>
          <table:table-cell table:style-name="ce4" table:formula="of:=(100/[.$F$2])*[.F102]" office:value-type="float" office:value="0">
            <text:p>0</text:p>
          </table:table-cell>
          <table:table-cell/>
          <table:table-cell table:style-name="ce4" table:formula="of:=[.I101]+[.H101]" office:value-type="float" office:value="101">
            <text:p>101</text:p>
          </table:table-cell>
          <table:table-cell/>
        </table:table-row>
        <table:table-row table:style-name="ro1">
          <table:table-cell table:formula="of:=[.$I103]&amp;&quot;-&quot;&amp;[.$I103]+[.$H103]-1" office:value-type="string" office:string-value="101-100">
            <text:p>101-100</text:p>
          </table:table-cell>
          <table:table-cell table:formula="of:=[.$I103]&amp;&quot;-&quot;&amp;[.$I103]+[.$H103]-1" office:value-type="string" office:string-value="101-100">
            <text:p>101-100</text:p>
          </table:table-cell>
          <table:table-cell table:style-name="ce4" table:formula="of:=[.$I103]&amp;&quot;-&quot;&amp;[.$I103]+[.$H103]-1" office:value-type="string" office:string-value="101-100">
            <text:p>101-100</text:p>
          </table:table-cell>
          <table:table-cell/>
          <table:table-cell/>
          <table:table-cell table:style-name="ce4" table:formula="of:=IF([.$E103];[.$E$2]/[.E103];0)" office:value-type="float" office:value="0">
            <text:p>0</text:p>
          </table:table-cell>
          <table:table-cell table:style-name="ce4" table:formula="of:=(100/[.$F$2])*[.F103]" office:value-type="float" office:value="0">
            <text:p>0</text:p>
          </table:table-cell>
          <table:table-cell/>
          <table:table-cell table:style-name="ce4" table:formula="of:=[.I102]+[.H102]" office:value-type="float" office:value="101">
            <text:p>101</text:p>
          </table:table-cell>
          <table:table-cell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d_Ref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Minor</text:p>
          </table:table-cell>
          <table:table-cell office:value-type="string">
            <text:p>Medium</text:p>
          </table:table-cell>
          <table:table-cell office:value-type="string">
            <text:p>Major</text:p>
          </table:table-cell>
          <table:table-cell office:value-type="string">
            <text:p>Special</text:p>
          </table:table-cell>
          <table:table-cell office:value-type="string">
            <text:p>Item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table:style-name="ce1" office:value-type="string">
            <text:p>01-60</text:p>
          </table:table-cell>
          <table:table-cell table:style-name="ce1" office:value-type="string">
            <text:p>01-0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+1 Shield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office:value-type="string">
            <text:p>61-80</text:p>
          </table:table-cell>
          <table:table-cell table:style-name="ce1" office:value-type="string">
            <text:p>06-1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+1 Armor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office:value-type="string">
            <text:p>81-85</text:p>
          </table:table-cell>
          <table:table-cell table:style-name="ce1" office:value-type="string">
            <text:p>11-2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+2 Shield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office:value-type="string">
            <text:p>86-87</text:p>
          </table:table-cell>
          <table:table-cell office:value-type="string">
            <text:p>21-3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+2 Armor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office:value-type="float" office:value="-0">
            <text:p>0</text:p>
          </table:table-cell>
          <table:table-cell office:value-type="string">
            <text:p>31-40</text:p>
          </table:table-cell>
          <table:table-cell table:style-name="ce1" office:value-type="string">
            <text:p>01-08</text:p>
          </table:table-cell>
          <table:table-cell/>
          <table:table-cell office:value-type="string">
            <text:p>+3 Shield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41-50</text:p>
          </table:table-cell>
          <table:table-cell table:style-name="ce1" office:value-type="string">
            <text:p>09-16</text:p>
          </table:table-cell>
          <table:table-cell/>
          <table:table-cell office:value-type="string">
            <text:p>+3 Armor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office:value-type="float" office:value="-0">
            <text:p>0</text:p>
          </table:table-cell>
          <table:table-cell office:value-type="string">
            <text:p>51-55</text:p>
          </table:table-cell>
          <table:table-cell office:value-type="string">
            <text:p>17-27</text:p>
          </table:table-cell>
          <table:table-cell/>
          <table:table-cell office:value-type="string">
            <text:p>+4 Shield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56-57</text:p>
          </table:table-cell>
          <table:table-cell office:value-type="string">
            <text:p>28-38</text:p>
          </table:table-cell>
          <table:table-cell/>
          <table:table-cell office:value-type="string">
            <text:p>+4 Armor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39-49</text:p>
          </table:table-cell>
          <table:table-cell/>
          <table:table-cell office:value-type="string">
            <text:p>+5 Shield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50-57</text:p>
          </table:table-cell>
          <table:table-cell/>
          <table:table-cell office:value-type="string">
            <text:p>+5 Armor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Armor</text:p>
          </table:table-cell>
          <table:table-cell office:value-type="string">
            <text:p>88-89</text:p>
          </table:table-cell>
          <table:table-cell table:number-columns-repeated="2" office:value-type="string">
            <text:p>58-60</text:p>
          </table:table-cell>
          <table:table-cell/>
          <table:table-cell office:value-type="string">
            <text:p>Specific Armor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Armor and Shield</text:p>
          </table:table-cell>
          <table:table-cell office:value-type="string">
            <text:p>Shield</text:p>
          </table:table-cell>
          <table:table-cell office:value-type="string">
            <text:p>90-91</text:p>
          </table:table-cell>
          <table:table-cell table:number-columns-repeated="2" office:value-type="string">
            <text:p>61-63</text:p>
          </table:table-cell>
          <table:table-cell/>
          <table:table-cell office:value-type="string">
            <text:p>Specific Shield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Armor and Shield</text:p>
          </table:table-cell>
          <table:table-cell/>
          <table:table-cell office:value-type="string">
            <text:p>92-100</text:p>
          </table:table-cell>
          <table:table-cell table:number-columns-repeated="2" office:value-type="string">
            <text:p>64-100</text:p>
          </table:table-cell>
          <table:table-cell/>
          <table:table-cell office:value-type="string">
            <text:p>ADD SPECIAL, ROLL AGAIN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style-name="ce1" office:value-type="string">
            <text:p>01-25</text:p>
          </table:table-cell>
          <table:table-cell table:style-name="ce1" office:value-type="string">
            <text:p>01-05</text:p>
          </table:table-cell>
          <table:table-cell table:style-name="ce1" office:value-type="string">
            <text:p>01-03</text:p>
          </table:table-cell>
          <table:table-cell/>
          <table:table-cell office:value-type="string">
            <text:p>Glamered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string">
            <text:p>26-32</text:p>
          </table:table-cell>
          <table:table-cell table:style-name="ce1" office:value-type="string">
            <text:p>06-0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ortification, light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string">
            <text:p>33-52</text:p>
          </table:table-cell>
          <table:table-cell table:style-name="ce1" office:value-type="string">
            <text:p>09-1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lick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string">
            <text:p>53-92</text:p>
          </table:table-cell>
          <table:table-cell table:style-name="ce1" office:value-type="string">
            <text:p>12-1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adow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string">
            <text:p>93-96</text:p>
          </table:table-cell>
          <table:table-cell office:value-type="string">
            <text:p>18-1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resistance (13)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20-29</text:p>
          </table:table-cell>
          <table:table-cell table:style-name="ce1" office:value-type="string">
            <text:p>05-07</text:p>
          </table:table-cell>
          <table:table-cell/>
          <table:table-cell office:value-type="string">
            <text:p>Slick, improved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string">
            <text:p>98-99</text:p>
          </table:table-cell>
          <table:table-cell office:value-type="string">
            <text:p>30-49</text:p>
          </table:table-cell>
          <table:table-cell table:style-name="ce1" office:value-type="string">
            <text:p>08-13</text:p>
          </table:table-cell>
          <table:table-cell/>
          <table:table-cell office:value-type="string">
            <text:p>Shadow, improved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0-74</text:p>
          </table:table-cell>
          <table:table-cell office:value-type="string">
            <text:p>14-28</text:p>
          </table:table-cell>
          <table:table-cell/>
          <table:table-cell office:value-type="string">
            <text:p>Energy resistance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5-79</text:p>
          </table:table-cell>
          <table:table-cell office:value-type="string">
            <text:p>29-33</text:p>
          </table:table-cell>
          <table:table-cell/>
          <table:table-cell office:value-type="string">
            <text:p>Ghost touch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0-84</text:p>
          </table:table-cell>
          <table:table-cell office:value-type="string">
            <text:p>34-35</text:p>
          </table:table-cell>
          <table:table-cell/>
          <table:table-cell office:value-type="string">
            <text:p>Invulnerability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5-89</text:p>
          </table:table-cell>
          <table:table-cell office:value-type="string">
            <text:p>36-40</text:p>
          </table:table-cell>
          <table:table-cell/>
          <table:table-cell office:value-type="string">
            <text:p>Fortification, moderate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0-94</text:p>
          </table:table-cell>
          <table:table-cell office:value-type="string">
            <text:p>41-42</text:p>
          </table:table-cell>
          <table:table-cell/>
          <table:table-cell office:value-type="string">
            <text:p>Spell resistance (15)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5-99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Wild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4-48</text:p>
          </table:table-cell>
          <table:table-cell/>
          <table:table-cell office:value-type="string">
            <text:p>Slick, greater</text:p>
          </table:table-cell>
          <table:table-cell office:value-type="float" office:value="33750">
            <text:p>3375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9-58</text:p>
          </table:table-cell>
          <table:table-cell/>
          <table:table-cell office:value-type="string">
            <text:p>Shadow, greater</text:p>
          </table:table-cell>
          <table:table-cell office:value-type="float" office:value="33750">
            <text:p>3375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9-83</text:p>
          </table:table-cell>
          <table:table-cell/>
          <table:table-cell office:value-type="string">
            <text:p>Energy resistance, improved</text:p>
          </table:table-cell>
          <table:table-cell office:value-type="float" office:value="42000">
            <text:p>42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4-88</text:p>
          </table:table-cell>
          <table:table-cell/>
          <table:table-cell office:value-type="string">
            <text:p>Spell resistance (17)</text:p>
          </table:table-cell>
          <table:table-cell office:value-type="string">
            <text:p>+4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Etherealness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Undead controlling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1-92</text:p>
          </table:table-cell>
          <table:table-cell/>
          <table:table-cell office:value-type="string">
            <text:p>Fortification, heavy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3-94</text:p>
          </table:table-cell>
          <table:table-cell/>
          <table:table-cell office:value-type="string">
            <text:p>Spell resistance (19)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5-99</text:p>
          </table:table-cell>
          <table:table-cell/>
          <table:table-cell office:value-type="string">
            <text:p>Energy resistance, greater</text:p>
          </table:table-cell>
          <table:table-cell office:value-type="float" office:value="66000">
            <text:p>66000</text:p>
          </table:table-cell>
        </table:table-row>
        <table:table-row table:style-name="ro1">
          <table:table-cell office:value-type="string">
            <text:p>Armor Special Ability</text:p>
          </table:table-cell>
          <table:table-cell/>
          <table:table-cell table:number-columns-repeated="3" office:value-type="float" office:value="100">
            <text:p>100</text:p>
          </table:table-cell>
          <table:table-cell/>
          <table:table-cell office:value-type="string">
            <text:p>ROLL TWICE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style-name="ce1" office:value-type="string">
            <text:p>01-20</text:p>
          </table:table-cell>
          <table:table-cell table:style-name="ce1" office:value-type="string">
            <text:p>01-10</text:p>
          </table:table-cell>
          <table:table-cell table:style-name="ce1" office:value-type="string">
            <text:p>01-05</text:p>
          </table:table-cell>
          <table:table-cell/>
          <table:table-cell office:value-type="string">
            <text:p>Arrow catch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21-40</text:p>
          </table:table-cell>
          <table:table-cell table:style-name="ce1" office:value-type="string">
            <text:p>11-20</text:p>
          </table:table-cell>
          <table:table-cell table:style-name="ce1" office:value-type="string">
            <text:p>06-08</text:p>
          </table:table-cell>
          <table:table-cell/>
          <table:table-cell office:value-type="string">
            <text:p>Bash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41-50</text:p>
          </table:table-cell>
          <table:table-cell office:value-type="string">
            <text:p>21-25</text:p>
          </table:table-cell>
          <table:table-cell table:style-name="ce1" office:value-type="string">
            <text:p>09-10</text:p>
          </table:table-cell>
          <table:table-cell/>
          <table:table-cell office:value-type="string">
            <text:p>Blind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51-75</text:p>
          </table:table-cell>
          <table:table-cell office:value-type="string">
            <text:p>26-40</text:p>
          </table:table-cell>
          <table:table-cell table:style-name="ce1" office:value-type="string">
            <text:p>11-15</text:p>
          </table:table-cell>
          <table:table-cell/>
          <table:table-cell office:value-type="string">
            <text:p>Fortification, light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76-92</text:p>
          </table:table-cell>
          <table:table-cell office:value-type="string">
            <text:p>41-50</text:p>
          </table:table-cell>
          <table:table-cell office:value-type="string">
            <text:p>16-20</text:p>
          </table:table-cell>
          <table:table-cell/>
          <table:table-cell office:value-type="string">
            <text:p>Arrow deflection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93-97</text:p>
          </table:table-cell>
          <table:table-cell office:value-type="string">
            <text:p>51-57</text:p>
          </table:table-cell>
          <table:table-cell office:value-type="string">
            <text:p>21-25</text:p>
          </table:table-cell>
          <table:table-cell/>
          <table:table-cell office:value-type="string">
            <text:p>Animated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string">
            <text:p>98-99</text:p>
          </table:table-cell>
          <table:table-cell office:value-type="string">
            <text:p>58-5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resistance (13)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0-79</text:p>
          </table:table-cell>
          <table:table-cell office:value-type="string">
            <text:p>26-41</text:p>
          </table:table-cell>
          <table:table-cell/>
          <table:table-cell office:value-type="string">
            <text:p>Energy resistance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0-85</text:p>
          </table:table-cell>
          <table:table-cell office:value-type="string">
            <text:p>42-46</text:p>
          </table:table-cell>
          <table:table-cell/>
          <table:table-cell office:value-type="string">
            <text:p>Ghost touch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6-95</text:p>
          </table:table-cell>
          <table:table-cell office:value-type="string">
            <text:p>47-56</text:p>
          </table:table-cell>
          <table:table-cell/>
          <table:table-cell office:value-type="string">
            <text:p>Fortification, moderate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6-98</text:p>
          </table:table-cell>
          <table:table-cell office:value-type="string">
            <text:p>57-58</text:p>
          </table:table-cell>
          <table:table-cell/>
          <table:table-cell office:value-type="string">
            <text:p>Spell resistance (15)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office:value-type="float" office:value="-0">
            <text:p>0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Wild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0-84</text:p>
          </table:table-cell>
          <table:table-cell/>
          <table:table-cell office:value-type="string">
            <text:p>Energy resistance, improved</text:p>
          </table:table-cell>
          <table:table-cell office:value-type="float" office:value="42000">
            <text:p>42000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5-86</text:p>
          </table:table-cell>
          <table:table-cell/>
          <table:table-cell office:value-type="string">
            <text:p>Spell resistance (17)</text:p>
          </table:table-cell>
          <table:table-cell office:value-type="string">
            <text:p>+4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Undead controlling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8-91</text:p>
          </table:table-cell>
          <table:table-cell/>
          <table:table-cell office:value-type="string">
            <text:p>Fortification, heavy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2-93</text:p>
          </table:table-cell>
          <table:table-cell/>
          <table:table-cell office:value-type="string">
            <text:p>Reflecting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Spell resistance (19)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5-99</text:p>
          </table:table-cell>
          <table:table-cell/>
          <table:table-cell office:value-type="string">
            <text:p>Energy resistance, greater</text:p>
          </table:table-cell>
          <table:table-cell office:value-type="float" office:value="66000">
            <text:p>66000</text:p>
          </table:table-cell>
        </table:table-row>
        <table:table-row table:style-name="ro1">
          <table:table-cell office:value-type="string">
            <text:p>Shield Special Ability</text:p>
          </table:table-cell>
          <table:table-cell/>
          <table:table-cell table:number-columns-repeated="3" office:value-type="float" office:value="100">
            <text:p>100</text:p>
          </table:table-cell>
          <table:table-cell/>
          <table:table-cell office:value-type="string">
            <text:p>ROLL TWICE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style-name="ce1" office:value-type="string">
            <text:p>01-50</text:p>
          </table:table-cell>
          <table:table-cell table:style-name="ce1" office:value-type="string">
            <text:p>01-2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ithral shirt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string">
            <text:p>51-80</text:p>
          </table:table-cell>
          <table:table-cell office:value-type="string">
            <text:p>26-4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ragonhide plate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string">
            <text:p>81-100</text:p>
          </table:table-cell>
          <table:table-cell office:value-type="string">
            <text:p>46-5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Elven chain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58-6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hino hide</text:p>
          </table:table-cell>
          <table:table-cell office:value-type="float" office:value="5165">
            <text:p>5165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68-82</text:p>
          </table:table-cell>
          <table:table-cell table:style-name="ce1" office:value-type="string">
            <text:p>01-10</text:p>
          </table:table-cell>
          <table:table-cell/>
          <table:table-cell office:value-type="string">
            <text:p>Adamantine breastplate</text:p>
          </table:table-cell>
          <table:table-cell office:value-type="float" office:value="10200">
            <text:p>102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83-97</text:p>
          </table:table-cell>
          <table:table-cell table:style-name="ce1" office:value-type="string">
            <text:p>11-20</text:p>
          </table:table-cell>
          <table:table-cell/>
          <table:table-cell office:value-type="string">
            <text:p>Dwarven plate</text:p>
          </table:table-cell>
          <table:table-cell office:value-type="float" office:value="16500">
            <text:p>165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office:value-type="float" office:value="-0">
            <text:p>0</text:p>
          </table:table-cell>
          <table:table-cell office:value-type="string">
            <text:p>98-100</text:p>
          </table:table-cell>
          <table:table-cell office:value-type="string">
            <text:p>21-32</text:p>
          </table:table-cell>
          <table:table-cell/>
          <table:table-cell office:value-type="string">
            <text:p>Banded mail of luck</text:p>
          </table:table-cell>
          <table:table-cell office:value-type="float" office:value="18900">
            <text:p>189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33-50</text:p>
          </table:table-cell>
          <table:table-cell/>
          <table:table-cell office:value-type="string">
            <text:p>Celestial armor</text:p>
          </table:table-cell>
          <table:table-cell office:value-type="float" office:value="22400">
            <text:p>224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51-60</text:p>
          </table:table-cell>
          <table:table-cell/>
          <table:table-cell office:value-type="string">
            <text:p>Plate armor of the deep</text:p>
          </table:table-cell>
          <table:table-cell office:value-type="float" office:value="24650">
            <text:p>2465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61-75</text:p>
          </table:table-cell>
          <table:table-cell/>
          <table:table-cell office:value-type="string">
            <text:p>Breastplate of command</text:p>
          </table:table-cell>
          <table:table-cell office:value-type="float" office:value="25400">
            <text:p>254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76-90</text:p>
          </table:table-cell>
          <table:table-cell/>
          <table:table-cell office:value-type="string">
            <text:p>Mithral full plate of speed</text:p>
          </table:table-cell>
          <table:table-cell office:value-type="float" office:value="26500">
            <text:p>26500</text:p>
          </table:table-cell>
        </table:table-row>
        <table:table-row table:style-name="ro1">
          <table:table-cell office:value-type="string">
            <text:p>Specific Armor</text:p>
          </table:table-cell>
          <table:table-cell office:value-type="string">
            <text:p>Armor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91-100</text:p>
          </table:table-cell>
          <table:table-cell/>
          <table:table-cell office:value-type="string">
            <text:p>Demon armor</text:p>
          </table:table-cell>
          <table:table-cell office:value-type="float" office:value="52260">
            <text:p>52260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table:style-name="ce1" office:value-type="string">
            <text:p>01-30</text:p>
          </table:table-cell>
          <table:table-cell table:style-name="ce1" office:value-type="string">
            <text:p>01-2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arkwood buckler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string">
            <text:p>31-80</text:p>
          </table:table-cell>
          <table:table-cell office:value-type="string">
            <text:p>21-4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arkwood shield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string">
            <text:p>81-95</text:p>
          </table:table-cell>
          <table:table-cell office:value-type="string">
            <text:p>46-7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ithral heavy shield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string">
            <text:p>96-100</text:p>
          </table:table-cell>
          <table:table-cell office:value-type="string">
            <text:p>71-85</text:p>
          </table:table-cell>
          <table:table-cell table:style-name="ce1" office:value-type="string">
            <text:p>01-20</text:p>
          </table:table-cell>
          <table:table-cell/>
          <table:table-cell office:value-type="string">
            <text:p>Caster's shield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float" office:value="-0">
            <text:p>0</text:p>
          </table:table-cell>
          <table:table-cell office:value-type="string">
            <text:p>86-90</text:p>
          </table:table-cell>
          <table:table-cell office:value-type="string">
            <text:p>21-40</text:p>
          </table:table-cell>
          <table:table-cell/>
          <table:table-cell office:value-type="string">
            <text:p>Spined shield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float" office:value="-0">
            <text:p>0</text:p>
          </table:table-cell>
          <table:table-cell office:value-type="string">
            <text:p>91-95</text:p>
          </table:table-cell>
          <table:table-cell office:value-type="string">
            <text:p>41-60</text:p>
          </table:table-cell>
          <table:table-cell/>
          <table:table-cell office:value-type="string">
            <text:p>Lion's shield</text:p>
          </table:table-cell>
          <table:table-cell office:value-type="float" office:value="9170">
            <text:p>9170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office:value-type="float" office:value="-0">
            <text:p>0</text:p>
          </table:table-cell>
          <table:table-cell office:value-type="string">
            <text:p>96-100</text:p>
          </table:table-cell>
          <table:table-cell office:value-type="string">
            <text:p>61-90</text:p>
          </table:table-cell>
          <table:table-cell/>
          <table:table-cell office:value-type="string">
            <text:p>Winged shield</text:p>
          </table:table-cell>
          <table:table-cell office:value-type="float" office:value="17257">
            <text:p>17257</text:p>
          </table:table-cell>
        </table:table-row>
        <table:table-row table:style-name="ro1">
          <table:table-cell office:value-type="string">
            <text:p>Specific Shield</text:p>
          </table:table-cell>
          <table:table-cell office:value-type="string">
            <text:p>Shield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91-100</text:p>
          </table:table-cell>
          <table:table-cell/>
          <table:table-cell office:value-type="string">
            <text:p>Absorbing shield</text:p>
          </table:table-cell>
          <table:table-cell office:value-type="float" office:value="50170">
            <text:p>5017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table:style-name="ce1" office:value-type="string">
            <text:p>01-70</text:p>
          </table:table-cell>
          <table:table-cell table:style-name="ce1" office:value-type="string">
            <text:p>01-10</text:p>
          </table:table-cell>
          <table:table-cell office:value-type="float" office:value="-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office:value-type="string">
            <text:p>71-85</text:p>
          </table:table-cell>
          <table:table-cell table:style-name="ce1" office:value-type="string">
            <text:p>11-29</text:p>
          </table:table-cell>
          <table:table-cell office:value-type="float" office:value="-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office:value-type="float" office:value="-0">
            <text:p>0</text:p>
          </table:table-cell>
          <table:table-cell office:value-type="string">
            <text:p>30-58</text:p>
          </table:table-cell>
          <table:table-cell table:style-name="ce1" office:value-type="string">
            <text:p>01-20</text:p>
          </table:table-cell>
          <table:table-cell/>
          <table:table-cell office:value-type="float" office:value="3">
            <text:p>3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office:value-type="float" office:value="-0">
            <text:p>0</text:p>
          </table:table-cell>
          <table:table-cell office:value-type="string">
            <text:p>59-62</text:p>
          </table:table-cell>
          <table:table-cell office:value-type="string">
            <text:p>21-38</text:p>
          </table:table-cell>
          <table:table-cell/>
          <table:table-cell office:value-type="float" office:value="4">
            <text:p>4</text:p>
          </table:table-cell>
          <table:table-cell office:value-type="float" office:value="32000">
            <text:p>3200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39-49</text:p>
          </table:table-cell>
          <table:table-cell/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office:value-type="string">
            <text:p>86-90</text:p>
          </table:table-cell>
          <table:table-cell office:value-type="string">
            <text:p>63-68</text:p>
          </table:table-cell>
          <table:table-cell office:value-type="string">
            <text:p>50-63</text:p>
          </table:table-cell>
          <table:table-cell/>
          <table:table-cell office:value-type="string">
            <text:p>Specific Weapon</text:p>
          </table:table-cell>
          <table:table-cell office:value-type="float" office:value="-0">
            <text:p>0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  <table:table-cell office:value-type="string">
            <text:p>91-100</text:p>
          </table:table-cell>
          <table:table-cell office:value-type="string">
            <text:p>69-100</text:p>
          </table:table-cell>
          <table:table-cell office:value-type="string">
            <text:p>64-100</text:p>
          </table:table-cell>
          <table:table-cell/>
          <table:table-cell office:value-type="string">
            <text:p>ADD SPECIAL, ROLL AGAIN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style-name="ce1" office:value-type="string">
            <text:p>01-10</text:p>
          </table:table-cell>
          <table:table-cell table:style-name="ce1" office:value-type="string">
            <text:p>01-06</text:p>
          </table:table-cell>
          <table:table-cell table:style-name="ce1" office:value-type="string">
            <text:p>01-03</text:p>
          </table:table-cell>
          <table:table-cell/>
          <table:table-cell office:value-type="string">
            <text:p>Bane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style-name="ce1" office:value-type="string">
            <text:p>11-17</text:p>
          </table:table-cell>
          <table:table-cell table:style-name="ce1" office:value-type="string">
            <text:p>07-1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efend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18-27</text:p>
          </table:table-cell>
          <table:table-cell office:value-type="string">
            <text:p>13-19</text:p>
          </table:table-cell>
          <table:table-cell table:style-name="ce1" office:value-type="string">
            <text:p>04-06</text:p>
          </table:table-cell>
          <table:table-cell/>
          <table:table-cell office:value-type="string">
            <text:p>Flam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28-37</text:p>
          </table:table-cell>
          <table:table-cell office:value-type="string">
            <text:p>20-26</text:p>
          </table:table-cell>
          <table:table-cell table:style-name="ce1" office:value-type="string">
            <text:p>07-09</text:p>
          </table:table-cell>
          <table:table-cell/>
          <table:table-cell office:value-type="string">
            <text:p>Frost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38-47</text:p>
          </table:table-cell>
          <table:table-cell office:value-type="string">
            <text:p>27-33</text:p>
          </table:table-cell>
          <table:table-cell table:style-name="ce1" office:value-type="string">
            <text:p>10-12</text:p>
          </table:table-cell>
          <table:table-cell/>
          <table:table-cell office:value-type="string">
            <text:p>Shock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48-56</text:p>
          </table:table-cell>
          <table:table-cell office:value-type="string">
            <text:p>34-38</text:p>
          </table:table-cell>
          <table:table-cell office:value-type="string">
            <text:p>13-15</text:p>
          </table:table-cell>
          <table:table-cell/>
          <table:table-cell office:value-type="string">
            <text:p>Ghost touch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57-67</text:p>
          </table:table-cell>
          <table:table-cell office:value-type="string">
            <text:p>39-4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Keen2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68-71</text:p>
          </table:table-cell>
          <table:table-cell office:value-type="string">
            <text:p>45-48</text:p>
          </table:table-cell>
          <table:table-cell office:value-type="string">
            <text:p>16-19</text:p>
          </table:table-cell>
          <table:table-cell/>
          <table:table-cell office:value-type="string">
            <text:p>Ki Focu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72-75</text:p>
          </table:table-cell>
          <table:table-cell office:value-type="string">
            <text:p>49-5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rciful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76-82</text:p>
          </table:table-cell>
          <table:table-cell office:value-type="string">
            <text:p>51-54</text:p>
          </table:table-cell>
          <table:table-cell office:value-type="string">
            <text:p>20-21</text:p>
          </table:table-cell>
          <table:table-cell/>
          <table:table-cell office:value-type="string">
            <text:p>Mighty cleav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83-87</text:p>
          </table:table-cell>
          <table:table-cell office:value-type="string">
            <text:p>55-59</text:p>
          </table:table-cell>
          <table:table-cell office:value-type="string">
            <text:p>22-24</text:p>
          </table:table-cell>
          <table:table-cell/>
          <table:table-cell office:value-type="string">
            <text:p>Spell stor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88-91</text:p>
          </table:table-cell>
          <table:table-cell office:value-type="string">
            <text:p>60-63</text:p>
          </table:table-cell>
          <table:table-cell office:value-type="string">
            <text:p>25-28</text:p>
          </table:table-cell>
          <table:table-cell/>
          <table:table-cell office:value-type="string">
            <text:p>Throw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92-95</text:p>
          </table:table-cell>
          <table:table-cell office:value-type="string">
            <text:p>64-65</text:p>
          </table:table-cell>
          <table:table-cell office:value-type="string">
            <text:p>29-32</text:p>
          </table:table-cell>
          <table:table-cell/>
          <table:table-cell office:value-type="string">
            <text:p>Thunder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string">
            <text:p>96-99</text:p>
          </table:table-cell>
          <table:table-cell office:value-type="string">
            <text:p>66-69</text:p>
          </table:table-cell>
          <table:table-cell office:value-type="string">
            <text:p>33-36</text:p>
          </table:table-cell>
          <table:table-cell/>
          <table:table-cell office:value-type="string">
            <text:p>Viciou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0-72</text:p>
          </table:table-cell>
          <table:table-cell office:value-type="string">
            <text:p>37-41</text:p>
          </table:table-cell>
          <table:table-cell/>
          <table:table-cell office:value-type="string">
            <text:p>Anarchic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3-75</text:p>
          </table:table-cell>
          <table:table-cell office:value-type="string">
            <text:p>42-46</text:p>
          </table:table-cell>
          <table:table-cell/>
          <table:table-cell office:value-type="string">
            <text:p>Axiomatic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6-78</text:p>
          </table:table-cell>
          <table:table-cell office:value-type="string">
            <text:p>47-49</text:p>
          </table:table-cell>
          <table:table-cell/>
          <table:table-cell office:value-type="string">
            <text:p>Disruption3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9-81</text:p>
          </table:table-cell>
          <table:table-cell office:value-type="string">
            <text:p>50-54</text:p>
          </table:table-cell>
          <table:table-cell/>
          <table:table-cell office:value-type="string">
            <text:p>Flaming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2-84</text:p>
          </table:table-cell>
          <table:table-cell office:value-type="string">
            <text:p>55-59</text:p>
          </table:table-cell>
          <table:table-cell/>
          <table:table-cell office:value-type="string">
            <text:p>Icy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5-87</text:p>
          </table:table-cell>
          <table:table-cell office:value-type="string">
            <text:p>60-64</text:p>
          </table:table-cell>
          <table:table-cell/>
          <table:table-cell office:value-type="string">
            <text:p>Holy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8-90</text:p>
          </table:table-cell>
          <table:table-cell office:value-type="string">
            <text:p>65-69</text:p>
          </table:table-cell>
          <table:table-cell/>
          <table:table-cell office:value-type="string">
            <text:p>Shocking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1-93</text:p>
          </table:table-cell>
          <table:table-cell office:value-type="string">
            <text:p>70-74</text:p>
          </table:table-cell>
          <table:table-cell/>
          <table:table-cell office:value-type="string">
            <text:p>Unholy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4-95</text:p>
          </table:table-cell>
          <table:table-cell office:value-type="string">
            <text:p>75-78</text:p>
          </table:table-cell>
          <table:table-cell/>
          <table:table-cell office:value-type="string">
            <text:p>Wounding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9-83</text:p>
          </table:table-cell>
          <table:table-cell/>
          <table:table-cell office:value-type="string">
            <text:p>Speed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4-86</text:p>
          </table:table-cell>
          <table:table-cell/>
          <table:table-cell office:value-type="string">
            <text:p>Brilliant energy</text:p>
          </table:table-cell>
          <table:table-cell office:value-type="string">
            <text:p>+4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7-88</text:p>
          </table:table-cell>
          <table:table-cell/>
          <table:table-cell office:value-type="string">
            <text:p>Dancing</text:p>
          </table:table-cell>
          <table:table-cell office:value-type="string">
            <text:p>+4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9-90</text:p>
          </table:table-cell>
          <table:table-cell/>
          <table:table-cell office:value-type="string">
            <text:p>Vorpal2</text:p>
          </table:table-cell>
          <table:table-cell office:value-type="string">
            <text:p>+5 bonus</text:p>
          </table:table-cell>
        </table:table-row>
        <table:table-row table:style-name="ro1">
          <table:table-cell office:value-type="string">
            <text:p>Melee Weapon Special Abilit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96-100</text:p>
          </table:table-cell>
          <table:table-cell office:value-type="string">
            <text:p>91-100</text:p>
          </table:table-cell>
          <table:table-cell/>
          <table:table-cell office:value-type="string">
            <text:p>ROLL TWICE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table:style-name="ce1" office:value-type="string">
            <text:p>01-12</text:p>
          </table:table-cell>
          <table:table-cell table:style-name="ce1" office:value-type="string">
            <text:p>01-08</text:p>
          </table:table-cell>
          <table:table-cell table:style-name="ce1" office:value-type="string">
            <text:p>01-04</text:p>
          </table:table-cell>
          <table:table-cell/>
          <table:table-cell office:value-type="string">
            <text:p>Bane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13-25</text:p>
          </table:table-cell>
          <table:table-cell table:style-name="ce1" office:value-type="string">
            <text:p>09-16</text:p>
          </table:table-cell>
          <table:table-cell table:style-name="ce1" office:value-type="string">
            <text:p>05-08</text:p>
          </table:table-cell>
          <table:table-cell/>
          <table:table-cell office:value-type="string">
            <text:p>Distance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26-40</text:p>
          </table:table-cell>
          <table:table-cell office:value-type="string">
            <text:p>17-28</text:p>
          </table:table-cell>
          <table:table-cell table:style-name="ce1" office:value-type="string">
            <text:p>09-12</text:p>
          </table:table-cell>
          <table:table-cell/>
          <table:table-cell office:value-type="string">
            <text:p>Flam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41-55</text:p>
          </table:table-cell>
          <table:table-cell office:value-type="string">
            <text:p>29-40</text:p>
          </table:table-cell>
          <table:table-cell office:value-type="string">
            <text:p>13-16</text:p>
          </table:table-cell>
          <table:table-cell/>
          <table:table-cell office:value-type="string">
            <text:p>Frost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56-60</text:p>
          </table:table-cell>
          <table:table-cell office:value-type="string">
            <text:p>41-4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rciful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61-68</text:p>
          </table:table-cell>
          <table:table-cell office:value-type="string">
            <text:p>43-47</text:p>
          </table:table-cell>
          <table:table-cell office:value-type="string">
            <text:p>17-21</text:p>
          </table:table-cell>
          <table:table-cell/>
          <table:table-cell office:value-type="string">
            <text:p>Return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69-83</text:p>
          </table:table-cell>
          <table:table-cell office:value-type="string">
            <text:p>48-59</text:p>
          </table:table-cell>
          <table:table-cell office:value-type="string">
            <text:p>22-25</text:p>
          </table:table-cell>
          <table:table-cell/>
          <table:table-cell office:value-type="string">
            <text:p>Shock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84-93</text:p>
          </table:table-cell>
          <table:table-cell office:value-type="string">
            <text:p>60-64</text:p>
          </table:table-cell>
          <table:table-cell office:value-type="string">
            <text:p>26-27</text:p>
          </table:table-cell>
          <table:table-cell/>
          <table:table-cell office:value-type="string">
            <text:p>Seek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string">
            <text:p>94-99</text:p>
          </table:table-cell>
          <table:table-cell office:value-type="string">
            <text:p>65-68</text:p>
          </table:table-cell>
          <table:table-cell office:value-type="string">
            <text:p>28-29</text:p>
          </table:table-cell>
          <table:table-cell/>
          <table:table-cell office:value-type="string">
            <text:p>Thundering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9-71</text:p>
          </table:table-cell>
          <table:table-cell office:value-type="string">
            <text:p>30-34</text:p>
          </table:table-cell>
          <table:table-cell/>
          <table:table-cell office:value-type="string">
            <text:p>Anarchic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2-74</text:p>
          </table:table-cell>
          <table:table-cell office:value-type="string">
            <text:p>35-39</text:p>
          </table:table-cell>
          <table:table-cell/>
          <table:table-cell office:value-type="string">
            <text:p>Axiomatic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5-79</text:p>
          </table:table-cell>
          <table:table-cell office:value-type="string">
            <text:p>40-49</text:p>
          </table:table-cell>
          <table:table-cell/>
          <table:table-cell office:value-type="string">
            <text:p>Flaming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0-82</text:p>
          </table:table-cell>
          <table:table-cell office:value-type="string">
            <text:p>50-54</text:p>
          </table:table-cell>
          <table:table-cell/>
          <table:table-cell office:value-type="string">
            <text:p>Holy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3-87</text:p>
          </table:table-cell>
          <table:table-cell office:value-type="string">
            <text:p>55-64</text:p>
          </table:table-cell>
          <table:table-cell/>
          <table:table-cell office:value-type="string">
            <text:p>Icy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8-92</text:p>
          </table:table-cell>
          <table:table-cell office:value-type="string">
            <text:p>65-74</text:p>
          </table:table-cell>
          <table:table-cell/>
          <table:table-cell office:value-type="string">
            <text:p>Shocking burst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3-95</text:p>
          </table:table-cell>
          <table:table-cell office:value-type="string">
            <text:p>75-79</text:p>
          </table:table-cell>
          <table:table-cell/>
          <table:table-cell office:value-type="string">
            <text:p>Unholy</text:p>
          </table:table-cell>
          <table:table-cell office:value-type="string">
            <text:p>+2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0-84</text:p>
          </table:table-cell>
          <table:table-cell/>
          <table:table-cell office:value-type="string">
            <text:p>Speed</text:p>
          </table:table-cell>
          <table:table-cell office:value-type="string">
            <text:p>+3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5-90</text:p>
          </table:table-cell>
          <table:table-cell/>
          <table:table-cell office:value-type="string">
            <text:p>Brilliant energy</text:p>
          </table:table-cell>
          <table:table-cell office:value-type="string">
            <text:p>+4 bonus</text:p>
          </table:table-cell>
        </table:table-row>
        <table:table-row table:style-name="ro1">
          <table:table-cell office:value-type="string">
            <text:p>Ranged Weapon Special Ability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96-100</text:p>
          </table:table-cell>
          <table:table-cell office:value-type="string">
            <text:p>91-100</text:p>
          </table:table-cell>
          <table:table-cell/>
          <table:table-cell office:value-type="string">
            <text:p>ROLL TWICE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style-name="ce1" office:value-type="string">
            <text:p>01-1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leep arrow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16-2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creaming bolt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26-4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ilver dagger, masterwork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46-6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old iron longsword, masterwork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66-75</text:p>
          </table:table-cell>
          <table:table-cell table:style-name="ce1" office:value-type="string">
            <text:p>01-0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Javelin of lightning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76-80</text:p>
          </table:table-cell>
          <table:table-cell table:style-name="ce1" office:value-type="string">
            <text:p>10-1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laying arrow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81-90</text:p>
          </table:table-cell>
          <table:table-cell office:value-type="string">
            <text:p>16-2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damantine dagger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string">
            <text:p>91-100</text:p>
          </table:table-cell>
          <table:table-cell office:value-type="string">
            <text:p>25-3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damantine battleaxe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34-3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laying arrow (greater)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38-4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atterspike</text:p>
          </table:table-cell>
          <table:table-cell office:value-type="float" office:value="4315">
            <text:p>43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41-4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agger of venom</text:p>
          </table:table-cell>
          <table:table-cell office:value-type="float" office:value="8302">
            <text:p>830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47-5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Trident of warning</text:p>
          </table:table-cell>
          <table:table-cell office:value-type="float" office:value="10115">
            <text:p>101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2-57</text:p>
          </table:table-cell>
          <table:table-cell table:style-name="ce1" office:value-type="string">
            <text:p>01-04</text:p>
          </table:table-cell>
          <table:table-cell/>
          <table:table-cell office:value-type="string">
            <text:p>Assassin's dagger</text:p>
          </table:table-cell>
          <table:table-cell office:value-type="float" office:value="10302">
            <text:p>1030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8-62</text:p>
          </table:table-cell>
          <table:table-cell table:style-name="ce1" office:value-type="string">
            <text:p>05-07</text:p>
          </table:table-cell>
          <table:table-cell/>
          <table:table-cell office:value-type="string">
            <text:p>Shifter's sorrow</text:p>
          </table:table-cell>
          <table:table-cell office:value-type="float" office:value="12780">
            <text:p>1278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3-66</text:p>
          </table:table-cell>
          <table:table-cell table:style-name="ce1" office:value-type="string">
            <text:p>08-09</text:p>
          </table:table-cell>
          <table:table-cell/>
          <table:table-cell office:value-type="string">
            <text:p>Trident of fish command</text:p>
          </table:table-cell>
          <table:table-cell office:value-type="float" office:value="18650">
            <text:p>1865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7-74</text:p>
          </table:table-cell>
          <table:table-cell table:style-name="ce1" office:value-type="string">
            <text:p>10-13</text:p>
          </table:table-cell>
          <table:table-cell/>
          <table:table-cell office:value-type="string">
            <text:p>Flame tongue</text:p>
          </table:table-cell>
          <table:table-cell office:value-type="float" office:value="20715">
            <text:p>207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5-79</text:p>
          </table:table-cell>
          <table:table-cell office:value-type="string">
            <text:p>14-17</text:p>
          </table:table-cell>
          <table:table-cell/>
          <table:table-cell office:value-type="string">
            <text:p>Luck blade (0 wishes)</text:p>
          </table:table-cell>
          <table:table-cell office:value-type="float" office:value="22060">
            <text:p>2206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0-86</text:p>
          </table:table-cell>
          <table:table-cell office:value-type="string">
            <text:p>18-24</text:p>
          </table:table-cell>
          <table:table-cell/>
          <table:table-cell office:value-type="string">
            <text:p>Sword of subtlety</text:p>
          </table:table-cell>
          <table:table-cell office:value-type="float" office:value="22310">
            <text:p>2231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7-91</text:p>
          </table:table-cell>
          <table:table-cell office:value-type="string">
            <text:p>25-31</text:p>
          </table:table-cell>
          <table:table-cell/>
          <table:table-cell office:value-type="string">
            <text:p>Sword of the planes</text:p>
          </table:table-cell>
          <table:table-cell office:value-type="float" office:value="22315">
            <text:p>223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2-95</text:p>
          </table:table-cell>
          <table:table-cell office:value-type="string">
            <text:p>32-37</text:p>
          </table:table-cell>
          <table:table-cell/>
          <table:table-cell office:value-type="string">
            <text:p>Nine lives stealer</text:p>
          </table:table-cell>
          <table:table-cell office:value-type="float" office:value="23057">
            <text:p>23057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6-98</text:p>
          </table:table-cell>
          <table:table-cell office:value-type="string">
            <text:p>38-42</text:p>
          </table:table-cell>
          <table:table-cell/>
          <table:table-cell office:value-type="string">
            <text:p>Oathbow</text:p>
          </table:table-cell>
          <table:table-cell office:value-type="float" office:value="25600">
            <text:p>2560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9-100</text:p>
          </table:table-cell>
          <table:table-cell office:value-type="string">
            <text:p>43-46</text:p>
          </table:table-cell>
          <table:table-cell/>
          <table:table-cell office:value-type="string">
            <text:p>Sword of life stealing</text:p>
          </table:table-cell>
          <table:table-cell office:value-type="float" office:value="25715">
            <text:p>257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7-51</text:p>
          </table:table-cell>
          <table:table-cell/>
          <table:table-cell office:value-type="string">
            <text:p>Mace of terror</text:p>
          </table:table-cell>
          <table:table-cell office:value-type="float" office:value="38552">
            <text:p>3855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2-57</text:p>
          </table:table-cell>
          <table:table-cell/>
          <table:table-cell office:value-type="string">
            <text:p>Life-drinker</text:p>
          </table:table-cell>
          <table:table-cell office:value-type="float" office:value="40320">
            <text:p>4032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8-62</text:p>
          </table:table-cell>
          <table:table-cell/>
          <table:table-cell office:value-type="string">
            <text:p>Sylvan scimitar</text:p>
          </table:table-cell>
          <table:table-cell office:value-type="float" office:value="47315">
            <text:p>4731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3-67</text:p>
          </table:table-cell>
          <table:table-cell/>
          <table:table-cell office:value-type="string">
            <text:p>Rapier of puncturing</text:p>
          </table:table-cell>
          <table:table-cell office:value-type="float" office:value="50320">
            <text:p>5032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8-73</text:p>
          </table:table-cell>
          <table:table-cell/>
          <table:table-cell office:value-type="string">
            <text:p>Sun blade</text:p>
          </table:table-cell>
          <table:table-cell office:value-type="float" office:value="50335">
            <text:p>5033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4-79</text:p>
          </table:table-cell>
          <table:table-cell/>
          <table:table-cell office:value-type="string">
            <text:p>Frost brand</text:p>
          </table:table-cell>
          <table:table-cell office:value-type="float" office:value="54475">
            <text:p>54475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0-84</text:p>
          </table:table-cell>
          <table:table-cell/>
          <table:table-cell office:value-type="string">
            <text:p>Dwarven thrower</text:p>
          </table:table-cell>
          <table:table-cell office:value-type="float" office:value="60312">
            <text:p>6031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5-91</text:p>
          </table:table-cell>
          <table:table-cell/>
          <table:table-cell office:value-type="string">
            <text:p>Luck blade (1 wish)</text:p>
          </table:table-cell>
          <table:table-cell office:value-type="float" office:value="62360">
            <text:p>6236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2-95</text:p>
          </table:table-cell>
          <table:table-cell/>
          <table:table-cell office:value-type="string">
            <text:p>Mace of smiting</text:p>
          </table:table-cell>
          <table:table-cell office:value-type="float" office:value="75312">
            <text:p>75312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6-97</text:p>
          </table:table-cell>
          <table:table-cell/>
          <table:table-cell office:value-type="string">
            <text:p>Luck blade (2 wishes)</text:p>
          </table:table-cell>
          <table:table-cell office:value-type="float" office:value="102660">
            <text:p>10266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8-99</text:p>
          </table:table-cell>
          <table:table-cell/>
          <table:table-cell office:value-type="string">
            <text:p>Holy avenger</text:p>
          </table:table-cell>
          <table:table-cell office:value-type="float" office:value="120630">
            <text:p>120630</text:p>
          </table:table-cell>
        </table:table-row>
        <table:table-row table:style-name="ro1">
          <table:table-cell office:value-type="string">
            <text:p>Specific Weapon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uck blade (3 wishes)</text:p>
          </table:table-cell>
          <table:table-cell office:value-type="float" office:value="142960">
            <text:p>142960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table:style-name="ce1" office:value-type="string">
            <text:p>01-05</text:p>
          </table:table-cell>
          <table:table-cell/>
          <table:table-cell office:value-type="string">
            <text:p>Aberration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table:style-name="ce1" office:value-type="string">
            <text:p>06-09</text:p>
          </table:table-cell>
          <table:table-cell/>
          <table:table-cell office:value-type="string">
            <text:p>Animal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table:style-name="ce1" office:value-type="string">
            <text:p>10-16</text:p>
          </table:table-cell>
          <table:table-cell/>
          <table:table-cell office:value-type="string">
            <text:p>Construct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17-22</text:p>
          </table:table-cell>
          <table:table-cell/>
          <table:table-cell office:value-type="string">
            <text:p>Dragon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23-27</text:p>
          </table:table-cell>
          <table:table-cell/>
          <table:table-cell office:value-type="string">
            <text:p>Fey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28-60</text:p>
          </table:table-cell>
          <table:table-cell/>
          <table:table-cell office:value-type="string">
            <text:p>Humanoids (pick one subtype)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61-65</text:p>
          </table:table-cell>
          <table:table-cell/>
          <table:table-cell office:value-type="string">
            <text:p>Magical beast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66-70</text:p>
          </table:table-cell>
          <table:table-cell/>
          <table:table-cell office:value-type="string">
            <text:p>Monstrous humanoid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71-72</text:p>
          </table:table-cell>
          <table:table-cell/>
          <table:table-cell office:value-type="string">
            <text:p>Ooze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73-88</text:p>
          </table:table-cell>
          <table:table-cell/>
          <table:table-cell office:value-type="string">
            <text:p>Outsiders (pick one subtype)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89-90</text:p>
          </table:table-cell>
          <table:table-cell/>
          <table:table-cell office:value-type="string">
            <text:p>Plants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91-98</text:p>
          </table:table-cell>
          <table:table-cell/>
          <table:table-cell office:value-type="string">
            <text:p>Undead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Bane</text:p>
          </table:table-cell>
          <table:table-cell/>
          <table:table-cell table:number-columns-repeated="3" office:value-type="string">
            <text:p>99-100</text:p>
          </table:table-cell>
          <table:table-cell/>
          <table:table-cell office:value-type="string">
            <text:p>Vermin</text:p>
          </table:table-cell>
          <table:table-cell office:value-type="string">
            <text:p>+1 bonus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table:style-name="ce1" office:value-type="string">
            <text:p>01-05</text:p>
          </table:table-cell>
          <table:table-cell/>
          <table:table-cell office:value-type="string">
            <text:p>Aberration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table:style-name="ce1" office:value-type="string">
            <text:p>06-09</text:p>
          </table:table-cell>
          <table:table-cell/>
          <table:table-cell office:value-type="string">
            <text:p>Animal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table:style-name="ce1" office:value-type="string">
            <text:p>10-16</text:p>
          </table:table-cell>
          <table:table-cell/>
          <table:table-cell office:value-type="string">
            <text:p>Construct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17-27</text:p>
          </table:table-cell>
          <table:table-cell/>
          <table:table-cell office:value-type="string">
            <text:p>Dragon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28-32</text:p>
          </table:table-cell>
          <table:table-cell/>
          <table:table-cell office:value-type="string">
            <text:p>Fey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33">
            <text:p>33</text:p>
          </table:table-cell>
          <table:table-cell/>
          <table:table-cell office:value-type="string">
            <text:p>Humanoids, aquatic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34-35</text:p>
          </table:table-cell>
          <table:table-cell/>
          <table:table-cell office:value-type="string">
            <text:p>Humanoids, dwarf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36-37</text:p>
          </table:table-cell>
          <table:table-cell/>
          <table:table-cell office:value-type="string">
            <text:p>Humanoids, elf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38-44</text:p>
          </table:table-cell>
          <table:table-cell/>
          <table:table-cell office:value-type="string">
            <text:p>Humanoids, giant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45">
            <text:p>45</text:p>
          </table:table-cell>
          <table:table-cell/>
          <table:table-cell office:value-type="string">
            <text:p>Humanoids, gnoll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46">
            <text:p>46</text:p>
          </table:table-cell>
          <table:table-cell/>
          <table:table-cell office:value-type="string">
            <text:p>Humanoids, gnome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47-49</text:p>
          </table:table-cell>
          <table:table-cell/>
          <table:table-cell office:value-type="string">
            <text:p>Humanoids, goblinoid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50">
            <text:p>50</text:p>
          </table:table-cell>
          <table:table-cell/>
          <table:table-cell office:value-type="string">
            <text:p>Humanoids, halfling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51-54</text:p>
          </table:table-cell>
          <table:table-cell/>
          <table:table-cell office:value-type="string">
            <text:p>Humanoids, human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55-57</text:p>
          </table:table-cell>
          <table:table-cell/>
          <table:table-cell office:value-type="string">
            <text:p>Humanoids, reptilian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58-60</text:p>
          </table:table-cell>
          <table:table-cell/>
          <table:table-cell office:value-type="string">
            <text:p>Humanoids, orc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61-65</text:p>
          </table:table-cell>
          <table:table-cell/>
          <table:table-cell office:value-type="string">
            <text:p>Magical beast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66-70</text:p>
          </table:table-cell>
          <table:table-cell/>
          <table:table-cell office:value-type="string">
            <text:p>Monstrous humanoid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71-72</text:p>
          </table:table-cell>
          <table:table-cell/>
          <table:table-cell office:value-type="string">
            <text:p>Ooze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73">
            <text:p>73</text:p>
          </table:table-cell>
          <table:table-cell/>
          <table:table-cell office:value-type="string">
            <text:p>Outsiders, air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74-76</text:p>
          </table:table-cell>
          <table:table-cell/>
          <table:table-cell office:value-type="string">
            <text:p>Outsiders, chaotic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77">
            <text:p>77</text:p>
          </table:table-cell>
          <table:table-cell/>
          <table:table-cell office:value-type="string">
            <text:p>Outsiders, earth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78-80</text:p>
          </table:table-cell>
          <table:table-cell/>
          <table:table-cell office:value-type="string">
            <text:p>Outsiders, evil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81">
            <text:p>81</text:p>
          </table:table-cell>
          <table:table-cell/>
          <table:table-cell office:value-type="string">
            <text:p>Outsiders, fire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82-84</text:p>
          </table:table-cell>
          <table:table-cell/>
          <table:table-cell office:value-type="string">
            <text:p>Outsiders, good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85-87</text:p>
          </table:table-cell>
          <table:table-cell/>
          <table:table-cell office:value-type="string">
            <text:p>Outsiders, lawful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float" office:value="88">
            <text:p>88</text:p>
          </table:table-cell>
          <table:table-cell/>
          <table:table-cell office:value-type="string">
            <text:p>Outsiders, water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89-90</text:p>
          </table:table-cell>
          <table:table-cell/>
          <table:table-cell office:value-type="string">
            <text:p>Plant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91-98</text:p>
          </table:table-cell>
          <table:table-cell/>
          <table:table-cell office:value-type="string">
            <text:p>Undead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laying Arrow</text:p>
          </table:table-cell>
          <table:table-cell/>
          <table:table-cell table:number-columns-repeated="3" office:value-type="string">
            <text:p>99-100</text:p>
          </table:table-cell>
          <table:table-cell/>
          <table:table-cell office:value-type="string">
            <text:p>Vermin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Potion</text:p>
          </table:table-cell>
          <table:table-cell/>
          <table:table-cell table:style-name="ce1" office:value-type="string">
            <text:p>01-2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pell Level 0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Potion</text:p>
          </table:table-cell>
          <table:table-cell/>
          <table:table-cell office:value-type="string">
            <text:p>21-60</text:p>
          </table:table-cell>
          <table:table-cell table:style-name="ce1" office:value-type="string">
            <text:p>01-2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Level 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Potion</text:p>
          </table:table-cell>
          <table:table-cell/>
          <table:table-cell office:value-type="string">
            <text:p>61-100</text:p>
          </table:table-cell>
          <table:table-cell office:value-type="string">
            <text:p>21-60</text:p>
          </table:table-cell>
          <table:table-cell table:style-name="ce1" office:value-type="string">
            <text:p>01-20</text:p>
          </table:table-cell>
          <table:table-cell/>
          <table:table-cell office:value-type="string">
            <text:p>Spell Level 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Potion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1-100</text:p>
          </table:table-cell>
          <table:table-cell office:value-type="string">
            <text:p>21-100</text:p>
          </table:table-cell>
          <table:table-cell/>
          <table:table-cell office:value-type="string">
            <text:p>Spell Level 3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style-name="ce1" office:value-type="string">
            <text:p>01-1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rotection +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19-2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falling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29-3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ustenance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37-4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limbing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45-5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Jumping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53-6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wimming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61-70</text:p>
          </table:table-cell>
          <table:table-cell table:style-name="ce1" office:value-type="string">
            <text:p>01-0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ounterspells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71-75</text:p>
          </table:table-cell>
          <table:table-cell table:style-name="ce1" office:value-type="string">
            <text:p>06-0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ind shielding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76-80</text:p>
          </table:table-cell>
          <table:table-cell table:style-name="ce1" office:value-type="string">
            <text:p>09-1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rotection +2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81-85</text:p>
          </table:table-cell>
          <table:table-cell office:value-type="string">
            <text:p>19-2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orce shield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86-90</text:p>
          </table:table-cell>
          <table:table-cell office:value-type="string">
            <text:p>24-2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am, the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29-3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imbing, improved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35-4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Jumping, improved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41-4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wimming, improved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91-93</text:p>
          </table:table-cell>
          <table:table-cell office:value-type="string">
            <text:p>47-5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nimal friendship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94-96</text:p>
          </table:table-cell>
          <table:table-cell office:value-type="string">
            <text:p>51-56</text:p>
          </table:table-cell>
          <table:table-cell table:style-name="ce1" office:value-type="string">
            <text:p>01-02</text:p>
          </table:table-cell>
          <table:table-cell/>
          <table:table-cell office:value-type="string">
            <text:p>Energy resistance, minor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97-98</text:p>
          </table:table-cell>
          <table:table-cell office:value-type="string">
            <text:p>57-6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hameleon power</text:p>
          </table:table-cell>
          <table:table-cell office:value-type="float" office:value="12700">
            <text:p>127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string">
            <text:p>99-100</text:p>
          </table:table-cell>
          <table:table-cell office:value-type="string">
            <text:p>62-6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Water walking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7-71</text:p>
          </table:table-cell>
          <table:table-cell table:style-name="ce1" office:value-type="string">
            <text:p>03-07</text:p>
          </table:table-cell>
          <table:table-cell/>
          <table:table-cell office:value-type="string">
            <text:p>Protection +3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2-76</text:p>
          </table:table-cell>
          <table:table-cell table:style-name="ce1" office:value-type="string">
            <text:p>08-10</text:p>
          </table:table-cell>
          <table:table-cell/>
          <table:table-cell office:value-type="string">
            <text:p>Spell storing, minor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7-81</text:p>
          </table:table-cell>
          <table:table-cell table:style-name="ce1" office:value-type="string">
            <text:p>11-15</text:p>
          </table:table-cell>
          <table:table-cell/>
          <table:table-cell office:value-type="string">
            <text:p>Invisibility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2-85</text:p>
          </table:table-cell>
          <table:table-cell office:value-type="string">
            <text:p>16-19</text:p>
          </table:table-cell>
          <table:table-cell/>
          <table:table-cell office:value-type="string">
            <text:p>Wizardry (I)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6-90</text:p>
          </table:table-cell>
          <table:table-cell office:value-type="string">
            <text:p>20-25</text:p>
          </table:table-cell>
          <table:table-cell/>
          <table:table-cell office:value-type="string">
            <text:p>Evasion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1-93</text:p>
          </table:table-cell>
          <table:table-cell office:value-type="string">
            <text:p>26-28</text:p>
          </table:table-cell>
          <table:table-cell/>
          <table:table-cell office:value-type="string">
            <text:p>X-ray vision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4-97</text:p>
          </table:table-cell>
          <table:table-cell office:value-type="string">
            <text:p>29-32</text:p>
          </table:table-cell>
          <table:table-cell/>
          <table:table-cell office:value-type="string">
            <text:p>Blinking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8-100</text:p>
          </table:table-cell>
          <table:table-cell office:value-type="string">
            <text:p>33-39</text:p>
          </table:table-cell>
          <table:table-cell/>
          <table:table-cell office:value-type="string">
            <text:p>Energy resistance, major</text:p>
          </table:table-cell>
          <table:table-cell office:value-type="float" office:value="28000">
            <text:p>28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0-49</text:p>
          </table:table-cell>
          <table:table-cell/>
          <table:table-cell office:value-type="string">
            <text:p>Protection +4</text:p>
          </table:table-cell>
          <table:table-cell office:value-type="float" office:value="32000">
            <text:p>32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0-55</text:p>
          </table:table-cell>
          <table:table-cell/>
          <table:table-cell office:value-type="string">
            <text:p>Wizardry (II)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6-60</text:p>
          </table:table-cell>
          <table:table-cell/>
          <table:table-cell office:value-type="string">
            <text:p>Freedom of movement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1-63</text:p>
          </table:table-cell>
          <table:table-cell/>
          <table:table-cell office:value-type="string">
            <text:p>Energy resistance, greater</text:p>
          </table:table-cell>
          <table:table-cell office:value-type="float" office:value="44000">
            <text:p>44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4-65</text:p>
          </table:table-cell>
          <table:table-cell/>
          <table:table-cell office:value-type="string">
            <text:p>Friend shield (pair)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6-70</text:p>
          </table:table-cell>
          <table:table-cell/>
          <table:table-cell office:value-type="string">
            <text:p>Protection +5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1-74</text:p>
          </table:table-cell>
          <table:table-cell/>
          <table:table-cell office:value-type="string">
            <text:p>Shooting stars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5-79</text:p>
          </table:table-cell>
          <table:table-cell/>
          <table:table-cell office:value-type="string">
            <text:p>Spell storing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0-83</text:p>
          </table:table-cell>
          <table:table-cell/>
          <table:table-cell office:value-type="string">
            <text:p>Wizardry (III)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4-86</text:p>
          </table:table-cell>
          <table:table-cell/>
          <table:table-cell office:value-type="string">
            <text:p>Telekinesis</text:p>
          </table:table-cell>
          <table:table-cell office:value-type="float" office:value="75000">
            <text:p>75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7-88</text:p>
          </table:table-cell>
          <table:table-cell/>
          <table:table-cell office:value-type="string">
            <text:p>Regeneration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9-91</text:p>
          </table:table-cell>
          <table:table-cell/>
          <table:table-cell office:value-type="string">
            <text:p>Spell turning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2-93</text:p>
          </table:table-cell>
          <table:table-cell/>
          <table:table-cell office:value-type="string">
            <text:p>Wizardry (IV)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Three wishes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Djinni calling</text:p>
          </table:table-cell>
          <table:table-cell office:value-type="float" office:value="125000">
            <text:p>125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Elemental command (air)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Elemental command (earth)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Elemental command (fire)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Elemental command (water)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Ring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ll storing, major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table:style-name="ce1" office:value-type="string">
            <text:p>01-0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magic, Enlarge, lesser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table:style-name="ce1" office:value-type="string">
            <text:p>08-1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magic, Extend, lesser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15-2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magic, Silent, lesser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22-2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mmovable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29-3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magic, Empower, lesser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36-4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l and mineral detection</text:p>
          </table:table-cell>
          <table:table-cell office:value-type="float" office:value="10500">
            <text:p>10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43-53</text:p>
          </table:table-cell>
          <table:table-cell table:style-name="ce1" office:value-type="string">
            <text:p>01-04</text:p>
          </table:table-cell>
          <table:table-cell/>
          <table:table-cell office:value-type="string">
            <text:p>Cancellation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4-57</text:p>
          </table:table-cell>
          <table:table-cell table:style-name="ce1" office:value-type="string">
            <text:p>05-06</text:p>
          </table:table-cell>
          <table:table-cell/>
          <table:table-cell office:value-type="string">
            <text:p>Metamagic, Enlarge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8-61</text:p>
          </table:table-cell>
          <table:table-cell table:style-name="ce1" office:value-type="string">
            <text:p>07-08</text:p>
          </table:table-cell>
          <table:table-cell/>
          <table:table-cell office:value-type="string">
            <text:p>Metamagic, Extend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2-65</text:p>
          </table:table-cell>
          <table:table-cell table:style-name="ce1" office:value-type="string">
            <text:p>09-10</text:p>
          </table:table-cell>
          <table:table-cell/>
          <table:table-cell office:value-type="string">
            <text:p>Metamagic, Silent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6-71</text:p>
          </table:table-cell>
          <table:table-cell table:style-name="ce1" office:value-type="string">
            <text:p>11-14</text:p>
          </table:table-cell>
          <table:table-cell/>
          <table:table-cell office:value-type="string">
            <text:p>Wonder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2-79</text:p>
          </table:table-cell>
          <table:table-cell office:value-type="string">
            <text:p>15-19</text:p>
          </table:table-cell>
          <table:table-cell/>
          <table:table-cell office:value-type="string">
            <text:p>Python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0-8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tamagic, Maximize, lesser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84-89</text:p>
          </table:table-cell>
          <table:table-cell office:value-type="string">
            <text:p>20-21</text:p>
          </table:table-cell>
          <table:table-cell/>
          <table:table-cell office:value-type="string">
            <text:p>Flame extinguishing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0-97</text:p>
          </table:table-cell>
          <table:table-cell office:value-type="string">
            <text:p>22-25</text:p>
          </table:table-cell>
          <table:table-cell/>
          <table:table-cell office:value-type="string">
            <text:p>Viper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26-30</text:p>
          </table:table-cell>
          <table:table-cell/>
          <table:table-cell office:value-type="string">
            <text:p>Enemy detection</text:p>
          </table:table-cell>
          <table:table-cell office:value-type="float" office:value="23500">
            <text:p>23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31-36</text:p>
          </table:table-cell>
          <table:table-cell/>
          <table:table-cell office:value-type="string">
            <text:p>Metamagic, Enlarge, greater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37-42</text:p>
          </table:table-cell>
          <table:table-cell/>
          <table:table-cell office:value-type="string">
            <text:p>Metamagic, Extend, greater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3-48</text:p>
          </table:table-cell>
          <table:table-cell/>
          <table:table-cell office:value-type="string">
            <text:p>Metamagic, Silent, greater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9-53</text:p>
          </table:table-cell>
          <table:table-cell/>
          <table:table-cell office:value-type="string">
            <text:p>Splendor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4-58</text:p>
          </table:table-cell>
          <table:table-cell/>
          <table:table-cell office:value-type="string">
            <text:p>Withering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8-99</text:p>
          </table:table-cell>
          <table:table-cell office:value-type="string">
            <text:p>59-64</text:p>
          </table:table-cell>
          <table:table-cell/>
          <table:table-cell office:value-type="string">
            <text:p>Metamagic, Empower</text:p>
          </table:table-cell>
          <table:table-cell office:value-type="float" office:value="32500">
            <text:p>32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5-69</text:p>
          </table:table-cell>
          <table:table-cell/>
          <table:table-cell office:value-type="string">
            <text:p>Thunder and lightning</text:p>
          </table:table-cell>
          <table:table-cell office:value-type="float" office:value="33000">
            <text:p>3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office:value-type="float" office:value="-0">
            <text:p>0</text:p>
          </table:table-cell>
          <table:table-cell office:value-type="float" office:value="100">
            <text:p>100</text:p>
          </table:table-cell>
          <table:table-cell office:value-type="string">
            <text:p>70-73</text:p>
          </table:table-cell>
          <table:table-cell/>
          <table:table-cell office:value-type="string">
            <text:p>Metamagic, Quicken, lesser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4-77</text:p>
          </table:table-cell>
          <table:table-cell/>
          <table:table-cell office:value-type="string">
            <text:p>Negation</text:p>
          </table:table-cell>
          <table:table-cell office:value-type="float" office:value="37000">
            <text:p>37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8-80</text:p>
          </table:table-cell>
          <table:table-cell/>
          <table:table-cell office:value-type="string">
            <text:p>Absorption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1-84</text:p>
          </table:table-cell>
          <table:table-cell/>
          <table:table-cell office:value-type="string">
            <text:p>Flailing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5-86</text:p>
          </table:table-cell>
          <table:table-cell/>
          <table:table-cell office:value-type="string">
            <text:p>Metamagic, Maximize</text:p>
          </table:table-cell>
          <table:table-cell office:value-type="float" office:value="54000">
            <text:p>54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7-88</text:p>
          </table:table-cell>
          <table:table-cell/>
          <table:table-cell office:value-type="string">
            <text:p>Rulership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9-90</text:p>
          </table:table-cell>
          <table:table-cell/>
          <table:table-cell office:value-type="string">
            <text:p>Security</text:p>
          </table:table-cell>
          <table:table-cell office:value-type="float" office:value="61000">
            <text:p>61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1-92</text:p>
          </table:table-cell>
          <table:table-cell/>
          <table:table-cell office:value-type="string">
            <text:p>Lordly might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3-94</text:p>
          </table:table-cell>
          <table:table-cell/>
          <table:table-cell office:value-type="string">
            <text:p>Metamagic, Empower, greater</text:p>
          </table:table-cell>
          <table:table-cell office:value-type="float" office:value="73000">
            <text:p>73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5-96</text:p>
          </table:table-cell>
          <table:table-cell/>
          <table:table-cell office:value-type="string">
            <text:p>Metamagic, Quicken</text:p>
          </table:table-cell>
          <table:table-cell office:value-type="float" office:value="75500">
            <text:p>75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7-98</text:p>
          </table:table-cell>
          <table:table-cell/>
          <table:table-cell office:value-type="string">
            <text:p>Alertness</text:p>
          </table:table-cell>
          <table:table-cell office:value-type="float" office:value="85000">
            <text:p>850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Metamagic, Maximize, greater</text:p>
          </table:table-cell>
          <table:table-cell office:value-type="float" office:value="121500">
            <text:p>121500</text:p>
          </table:table-cell>
        </table:table-row>
        <table:table-row table:style-name="ro1">
          <table:table-cell office:value-type="string">
            <text:p>Ro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Metamagic, Quicken, greater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style-name="ce1" office:value-type="string">
            <text:p>01-0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pell Level 0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style-name="ce1" office:value-type="string">
            <text:p>06-5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pell Level 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office:value-type="string">
            <text:p>51-95</text:p>
          </table:table-cell>
          <table:table-cell table:style-name="ce1" office:value-type="string">
            <text:p>01-0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Level 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office:value-type="string">
            <text:p>96-100</text:p>
          </table:table-cell>
          <table:table-cell table:style-name="ce1" office:value-type="string">
            <text:p>06-6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Level 3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6-95</text:p>
          </table:table-cell>
          <table:table-cell table:style-name="ce1" office:value-type="string">
            <text:p>01-05</text:p>
          </table:table-cell>
          <table:table-cell/>
          <table:table-cell office:value-type="string">
            <text:p>Spell Level 4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6-100</text:p>
          </table:table-cell>
          <table:table-cell table:style-name="ce1" office:value-type="string">
            <text:p>06-50</text:p>
          </table:table-cell>
          <table:table-cell/>
          <table:table-cell office:value-type="string">
            <text:p>Spell Level 5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1-70</text:p>
          </table:table-cell>
          <table:table-cell/>
          <table:table-cell office:value-type="string">
            <text:p>Spell Level 6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1-85</text:p>
          </table:table-cell>
          <table:table-cell/>
          <table:table-cell office:value-type="string">
            <text:p>Spell Level 7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6-95</text:p>
          </table:table-cell>
          <table:table-cell/>
          <table:table-cell office:value-type="string">
            <text:p>Spell Level 8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croll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6-100</text:p>
          </table:table-cell>
          <table:table-cell/>
          <table:table-cell office:value-type="string">
            <text:p>Spell Level 9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table:style-name="ce1" office:value-type="string">
            <text:p>01-15</text:p>
          </table:table-cell>
          <table:table-cell table:style-name="ce1" office:value-type="string">
            <text:p>01-03</text:p>
          </table:table-cell>
          <table:table-cell/>
          <table:table-cell office:value-type="string">
            <text:p>Charming</text:p>
          </table:table-cell>
          <table:table-cell office:value-type="float" office:value="17600">
            <text:p>176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16-30</text:p>
          </table:table-cell>
          <table:table-cell table:style-name="ce1" office:value-type="string">
            <text:p>04-09</text:p>
          </table:table-cell>
          <table:table-cell/>
          <table:table-cell office:value-type="string">
            <text:p>Fire</text:p>
          </table:table-cell>
          <table:table-cell office:value-type="float" office:value="18950">
            <text:p>1895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31-40</text:p>
          </table:table-cell>
          <table:table-cell table:style-name="ce1" office:value-type="string">
            <text:p>10-11</text:p>
          </table:table-cell>
          <table:table-cell/>
          <table:table-cell office:value-type="string">
            <text:p>Swarming insects</text:p>
          </table:table-cell>
          <table:table-cell office:value-type="float" office:value="22800">
            <text:p>228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41-55</text:p>
          </table:table-cell>
          <table:table-cell table:style-name="ce1" office:value-type="string">
            <text:p>12-13</text:p>
          </table:table-cell>
          <table:table-cell/>
          <table:table-cell office:value-type="string">
            <text:p>Size alteration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56-75</text:p>
          </table:table-cell>
          <table:table-cell office:value-type="string">
            <text:p>14-19</text:p>
          </table:table-cell>
          <table:table-cell/>
          <table:table-cell office:value-type="string">
            <text:p>Healing</text:p>
          </table:table-cell>
          <table:table-cell office:value-type="float" office:value="29600">
            <text:p>296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76-90</text:p>
          </table:table-cell>
          <table:table-cell office:value-type="string">
            <text:p>20-24</text:p>
          </table:table-cell>
          <table:table-cell/>
          <table:table-cell office:value-type="string">
            <text:p>Frost</text:p>
          </table:table-cell>
          <table:table-cell office:value-type="float" office:value="41400">
            <text:p>414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1-95</text:p>
          </table:table-cell>
          <table:table-cell office:value-type="string">
            <text:p>25-31</text:p>
          </table:table-cell>
          <table:table-cell/>
          <table:table-cell office:value-type="string">
            <text:p>Illumination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96-100</text:p>
          </table:table-cell>
          <table:table-cell office:value-type="string">
            <text:p>32-38</text:p>
          </table:table-cell>
          <table:table-cell/>
          <table:table-cell office:value-type="string">
            <text:p>Defense</text:p>
          </table:table-cell>
          <table:table-cell office:value-type="float" office:value="62000">
            <text:p>6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39-45</text:p>
          </table:table-cell>
          <table:table-cell/>
          <table:table-cell office:value-type="string">
            <text:p>Abjurat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46-50</text:p>
          </table:table-cell>
          <table:table-cell/>
          <table:table-cell office:value-type="string">
            <text:p>Conjurat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1-55</text:p>
          </table:table-cell>
          <table:table-cell/>
          <table:table-cell office:value-type="string">
            <text:p>Divinat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56-60</text:p>
          </table:table-cell>
          <table:table-cell/>
          <table:table-cell office:value-type="string">
            <text:p>Enchantment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1-65</text:p>
          </table:table-cell>
          <table:table-cell/>
          <table:table-cell office:value-type="string">
            <text:p>Evocat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6-70</text:p>
          </table:table-cell>
          <table:table-cell/>
          <table:table-cell office:value-type="string">
            <text:p>Illus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1-75</text:p>
          </table:table-cell>
          <table:table-cell/>
          <table:table-cell office:value-type="string">
            <text:p>Necromancy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76-80</text:p>
          </table:table-cell>
          <table:table-cell/>
          <table:table-cell office:value-type="string">
            <text:p>Transmutation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1-85</text:p>
          </table:table-cell>
          <table:table-cell/>
          <table:table-cell office:value-type="string">
            <text:p>Earth and stone</text:p>
          </table:table-cell>
          <table:table-cell office:value-type="float" office:value="85800">
            <text:p>858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86-90</text:p>
          </table:table-cell>
          <table:table-cell/>
          <table:table-cell office:value-type="string">
            <text:p>Woodlands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1-95</text:p>
          </table:table-cell>
          <table:table-cell/>
          <table:table-cell office:value-type="string">
            <text:p>Life</text:p>
          </table:table-cell>
          <table:table-cell office:value-type="float" office:value="109400">
            <text:p>1094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6-98</text:p>
          </table:table-cell>
          <table:table-cell/>
          <table:table-cell office:value-type="string">
            <text:p>Passage</text:p>
          </table:table-cell>
          <table:table-cell office:value-type="float" office:value="206900">
            <text:p>206900</text:p>
          </table:table-cell>
        </table:table-row>
        <table:table-row table:style-name="ro1">
          <table:table-cell office:value-type="string">
            <text:p>Staff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99-100</text:p>
          </table:table-cell>
          <table:table-cell/>
          <table:table-cell office:value-type="string">
            <text:p>Power</text:p>
          </table:table-cell>
          <table:table-cell office:value-type="float" office:value="235000">
            <text:p>235000</text:p>
          </table:table-cell>
        </table:table-row>
        <table:table-row table:style-name="ro1">
          <table:table-cell office:value-type="string">
            <text:p>Wand</text:p>
          </table:table-cell>
          <table:table-cell/>
          <table:table-cell table:style-name="ce1" office:value-type="string">
            <text:p>01-0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pell Level 0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Wand</text:p>
          </table:table-cell>
          <table:table-cell/>
          <table:table-cell table:style-name="ce1" office:value-type="string">
            <text:p>06-6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pell Level 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Wand</text:p>
          </table:table-cell>
          <table:table-cell/>
          <table:table-cell office:value-type="string">
            <text:p>61-100</text:p>
          </table:table-cell>
          <table:table-cell table:style-name="ce1" office:value-type="string">
            <text:p>01-6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ell Level 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Wand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61-100</text:p>
          </table:table-cell>
          <table:table-cell table:style-name="ce1" office:value-type="string">
            <text:p>01-60</text:p>
          </table:table-cell>
          <table:table-cell/>
          <table:table-cell office:value-type="string">
            <text:p>Spell Level 3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Wand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string">
            <text:p>61-100</text:p>
          </table:table-cell>
          <table:table-cell/>
          <table:table-cell office:value-type="string">
            <text:p>Spell Level 4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ancho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Universal solv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love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Unguent of timelessness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fan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Dust of tracelessness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hiding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tumbling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swimming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vision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ilversheen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bird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tree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swan boat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truth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eather token, whip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Dust of dryness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and of the mage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racers of armor +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loak of resistance +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earl of power, 1st-level spell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hylactery of faithfulnes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alve of slipperines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ixir of fire breath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ipes of the sewers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Dust of illusion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rooch of shielding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Necklace of fireballs type I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Dust of appearance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at of disguise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1">
            <text:p>3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ipes of sounding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2">
            <text:p>3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fficient quiver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Amulet of natural armor +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4">
            <text:p>3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andy haversack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5">
            <text:p>3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orn of fog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6">
            <text:p>3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lemental gem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7">
            <text:p>3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Robe of bones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8">
            <text:p>3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overeign glue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39">
            <text:p>3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ag of holding type I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0">
            <text:p>4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ots of elvenkind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1">
            <text:p>4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ots of the winterlands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2">
            <text:p>4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andle of truth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3">
            <text:p>4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loak of elvenkind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4">
            <text:p>4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yes of the eagle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5">
            <text:p>4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Goggles of minute seeing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6">
            <text:p>4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carab, golembane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7">
            <text:p>4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Necklace of fireballs type II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8">
            <text:p>4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tone of alarm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49">
            <text:p>4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ead of force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hime of opening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1">
            <text:p>5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orseshoes of speed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2">
            <text:p>5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Rope of climbing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3">
            <text:p>5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ag of tricks, gray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4">
            <text:p>5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Dust of disappearance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5">
            <text:p>5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Lens of detection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6">
            <text:p>5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Vestment, druid's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7">
            <text:p>5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Figurine of wondrous power, silver raven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8">
            <text:p>5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elt of giant strength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59">
            <text:p>5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elt of incredible dexterity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0">
            <text:p>6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elt of mighty constitution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1">
            <text:p>6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racers of armor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2">
            <text:p>6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loak of resistance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3">
            <text:p>6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Gloves of arrow snaring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4">
            <text:p>6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eadband of alluring charisma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5">
            <text:p>6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eadband of inspired wisdom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6">
            <text:p>6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eadband of vast intelligence +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7">
            <text:p>6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Ioun stone, clear spindle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8">
            <text:p>6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Restorative ointmen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69">
            <text:p>6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Marvelous pigments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earl of power, 2nd-level spell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1">
            <text:p>7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tone salve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Necklace of fireballs type III</text:p>
          </table:table-cell>
          <table:table-cell office:value-type="float" office:value="4350">
            <text:p>43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3">
            <text:p>7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irclet of persuasion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4">
            <text:p>7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lippers of spider climbing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5">
            <text:p>7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Incense of meditation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6">
            <text:p>7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Amulet of mighty fists +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7">
            <text:p>7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ag of holding type II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8">
            <text:p>7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racers of archery, lesser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79">
            <text:p>7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Ioun stone, dusty rose prism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0">
            <text:p>8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elm of comprehend languages and read magic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1">
            <text:p>8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Vest of escape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2">
            <text:p>8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Eversmoking bottle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3">
            <text:p>8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Sustaining spoon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4">
            <text:p>8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Necklace of fireballs type IV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5">
            <text:p>8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ots of striding and springing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6">
            <text:p>8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Wind fan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7">
            <text:p>8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Necklace of fireballs type V</text:p>
          </table:table-cell>
          <table:table-cell office:value-type="float" office:value="5850">
            <text:p>58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8">
            <text:p>8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orseshoes of a zephyr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89">
            <text:p>8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ipes of haunting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Gloves of swimming and climbing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1">
            <text:p>91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rown of blasting, minor</text:p>
          </table:table-cell>
          <table:table-cell office:value-type="float" office:value="6480">
            <text:p>648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2">
            <text:p>92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orn of goodness/evil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3">
            <text:p>93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Robe of useful items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4">
            <text:p>94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at, folding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5">
            <text:p>95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Cloak of the manta ray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6">
            <text:p>96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ttle of air</text:p>
          </table:table-cell>
          <table:table-cell office:value-type="float" office:value="7250">
            <text:p>725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7">
            <text:p>97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ag of holding type III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8">
            <text:p>98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Periapt of health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99">
            <text:p>99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Boots of levitation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-0">
            <text:p>0</text:p>
          </table:table-cell>
          <table:table-cell/>
          <table:table-cell office:value-type="string">
            <text:p>Harp of charming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mulet of natural armor +2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olem manual, flesh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and of glory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">
            <text:p>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deep red sphere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">
            <text:p>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incandescent blue sphere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pale blue rhomboid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">
            <text:p>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pink and green sphere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">
            <text:p>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pink rhomboid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">
            <text:p>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scarlet and blue sphere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0">
            <text:p>1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eck of illusions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1">
            <text:p>1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Necklace of fireballs type VI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2">
            <text:p>1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andle of invocation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3">
            <text:p>1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obe of blending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4">
            <text:p>1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ag of tricks, rust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5">
            <text:p>1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Necklace of fireballs type VII</text:p>
          </table:table-cell>
          <table:table-cell office:value-type="float" office:value="8700">
            <text:p>87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6">
            <text:p>1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acers of armor +3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7">
            <text:p>1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resistance +3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8">
            <text:p>1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Decanter of endless water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9">
            <text:p>1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Necklace of adaptation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0">
            <text:p>2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arl of power, 3rd-level spell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serpentine owl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trand of prayer beads, lesser</text:p>
          </table:table-cell>
          <table:table-cell office:value-type="float" office:value="9600">
            <text:p>96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3">
            <text:p>2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ag of holding type IV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4">
            <text:p>2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physical might +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bronze griffon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6">
            <text:p>2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ebony fly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7">
            <text:p>2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love of storing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8">
            <text:p>2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adband of mental prowess +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29">
            <text:p>2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dark blue rhomboid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0">
            <text:p>3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ape of the mountebank</text:p>
          </table:table-cell>
          <table:table-cell office:value-type="float" office:value="10080">
            <text:p>1008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1">
            <text:p>3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hylactery of negative channeling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2">
            <text:p>3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hylactery of positive channeling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3">
            <text:p>3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auntlet of rust</text:p>
          </table:table-cell>
          <table:table-cell office:value-type="float" office:value="11500">
            <text:p>11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4">
            <text:p>3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oots of speed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5">
            <text:p>3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oggles of night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6">
            <text:p>3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olem manual, clay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7">
            <text:p>3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edallion of thoughts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8">
            <text:p>3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lessed book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39">
            <text:p>3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em of brightness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0">
            <text:p>4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Lyre of building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1">
            <text:p>4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obe, Monk's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2">
            <text:p>4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arachnida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3">
            <text:p>4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dwarvenkind</text:p>
          </table:table-cell>
          <table:table-cell office:value-type="float" office:value="14900">
            <text:p>149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4">
            <text:p>4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riapt of wound closure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5">
            <text:p>4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arl of the sirines</text:p>
          </table:table-cell>
          <table:table-cell office:value-type="float" office:value="15300">
            <text:p>153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6">
            <text:p>4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onyx dog</text:p>
          </table:table-cell>
          <table:table-cell office:value-type="float" office:value="15500">
            <text:p>15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7">
            <text:p>4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ag of tricks, tan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8">
            <text:p>4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giant strength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49">
            <text:p>4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incredible dexterity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0">
            <text:p>5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mighty constitution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1">
            <text:p>5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elt of physical perfection +2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2">
            <text:p>5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oots, winged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3">
            <text:p>5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acers of armor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4">
            <text:p>5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resistance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5">
            <text:p>5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adband of alluring charisma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6">
            <text:p>5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adband of inspired wisdom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7">
            <text:p>5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adband of mental superiority +2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8">
            <text:p>5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adband of vast intelligence +4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59">
            <text:p>5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arl of power, 4th-level spell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0">
            <text:p>6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cabbard of keen edges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1">
            <text:p>6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golden lions</text:p>
          </table:table-cell>
          <table:table-cell office:value-type="float" office:value="16500">
            <text:p>16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2">
            <text:p>6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hime of interruption</text:p>
          </table:table-cell>
          <table:table-cell office:value-type="float" office:value="16800">
            <text:p>16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3">
            <text:p>6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oom of flying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4">
            <text:p>6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marble elephant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5">
            <text:p>6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mulet of natural armor +3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6">
            <text:p>6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iridescent spindle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7">
            <text:p>6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acelet of friends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8">
            <text:p>6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mulet of mighty fists +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69">
            <text:p>6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arpet of flying, 5 ft. by 5 ft.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0">
            <text:p>7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orn of blasting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1">
            <text:p>7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pale lavender ellipsoid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2">
            <text:p>7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oun stone, pearly white spindle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3">
            <text:p>7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ortable hole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4">
            <text:p>7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tone of good luck (luckstone)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5">
            <text:p>7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Figurine of wondrous power, ivory goats</text:p>
          </table:table-cell>
          <table:table-cell office:value-type="float" office:value="21000">
            <text:p>2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6">
            <text:p>7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ope of entanglement</text:p>
          </table:table-cell>
          <table:table-cell office:value-type="float" office:value="21000">
            <text:p>2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7">
            <text:p>7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Golem manual, stone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8">
            <text:p>7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sk of the skull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79">
            <text:p>7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ttock of the titans</text:p>
          </table:table-cell>
          <table:table-cell office:value-type="float" office:value="23348">
            <text:p>23348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0">
            <text:p>8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rown of blasting, major</text:p>
          </table:table-cell>
          <table:table-cell office:value-type="float" office:value="23760">
            <text:p>2376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1">
            <text:p>8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displacement, minor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2">
            <text:p>8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lm of underwater action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3">
            <text:p>8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acers of archery, greater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4">
            <text:p>8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racers of armor +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5">
            <text:p>8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resistance +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6">
            <text:p>8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Eyes of doom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7">
            <text:p>8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arl of power, 5th-level spell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8">
            <text:p>8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ul of the titans</text:p>
          </table:table-cell>
          <table:table-cell office:value-type="float" office:value="25305">
            <text:p>25305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89">
            <text:p>8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loak of the bat</text:p>
          </table:table-cell>
          <table:table-cell office:value-type="float" office:value="26000">
            <text:p>2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0">
            <text:p>9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Iron bands of binding</text:p>
          </table:table-cell>
          <table:table-cell office:value-type="float" office:value="26000">
            <text:p>2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1">
            <text:p>91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Cube of frost resistance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2">
            <text:p>92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Helm of telepathy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3">
            <text:p>93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eriapt of proof against poison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4">
            <text:p>94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Robe of scintillating colors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5">
            <text:p>95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nual of bodily health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6">
            <text:p>96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nual of gainful exercise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7">
            <text:p>97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nual of quickness in action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8">
            <text:p>98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Tome of clear thought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99">
            <text:p>99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Tome of leadership and influence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office:value-type="float" office:value="-0">
            <text:p>0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Tome of understanding +1</text:p>
          </table:table-cell>
          <table:table-cell office:value-type="float" office:value="27500">
            <text:p>2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mensional shackles</text:p>
          </table:table-cell>
          <table:table-cell office:value-type="float" office:value="28000">
            <text:p>2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igurine of wondrous power, obsidian steed</text:p>
          </table:table-cell>
          <table:table-cell office:value-type="float" office:value="28500">
            <text:p>28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rums of panic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oun stone, orange prism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oun stone, pale green prism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Lantern of revealing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mulet of natural armor +4</text:p>
          </table:table-cell>
          <table:table-cell office:value-type="float" office:value="32000">
            <text:p>3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mulet of proof against detection and location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arpet of flying, 5 ft. by 10 ft.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olem manual, iron</text:p>
          </table:table-cell>
          <table:table-cell office:value-type="float" office:value="35000">
            <text:p>3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Belt of giant strength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Belt of incredible dexterity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Belt of mighty constitution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Bracers of armor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Headband of alluring charisma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eadband of inspired wisdom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Headband of vast intelligence +6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Ioun stone, vibrant purple prism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Pearl of power, 6th-level spell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carab of protection</text:p>
          </table:table-cell>
          <table:table-cell office:value-type="float" office:value="38000">
            <text:p>3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Belt of physical might +4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Headband of mental prowess +4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Ioun stone, lavender and green ellipsoid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Ring gates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rystal ball</text:p>
          </table:table-cell>
          <table:table-cell office:value-type="float" office:value="42000">
            <text:p>4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Golem manual, stone guardian</text:p>
          </table:table-cell>
          <table:table-cell office:value-type="float" office:value="44000">
            <text:p>4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Amulet of mighty fists +3</text:p>
          </table:table-cell>
          <table:table-cell office:value-type="float" office:value="45000">
            <text:p>4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Strand of prayer beads</text:p>
          </table:table-cell>
          <table:table-cell office:value-type="float" office:value="45800">
            <text:p>45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Orb of storms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oots of teleportation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Bracers of armor +7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Pearl of power, 7th-level spell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Amulet of natural armor +5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loak of displacement, major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Crystal ball with see invisibility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Horn of Valhalla*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rystal ball with detect thoughts</text:p>
          </table:table-cell>
          <table:table-cell office:value-type="float" office:value="51000">
            <text:p>5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Wings of flying</text:p>
          </table:table-cell>
          <table:table-cell office:value-type="float" office:value="54000">
            <text:p>5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Cloak of etherealness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Instant fortress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Manual of bodily health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Manual of gainful exercise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Manual of quickness in action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Tome of clear thought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Tome of leadership and influence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Tome of understanding +2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Eyes of charming</text:p>
          </table:table-cell>
          <table:table-cell office:value-type="float" office:value="56000">
            <text:p>5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Robe of stars</text:p>
          </table:table-cell>
          <table:table-cell office:value-type="float" office:value="58000">
            <text:p>58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arpet of flying, 10 ft. by 10 ft.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arkskull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ube of force</text:p>
          </table:table-cell>
          <table:table-cell office:value-type="float" office:value="62000">
            <text:p>6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Belt of physical perfection +4</text:p>
          </table:table-cell>
          <table:table-cell office:value-type="float" office:value="64000">
            <text:p>6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Bracers of armor +8</text:p>
          </table:table-cell>
          <table:table-cell office:value-type="float" office:value="64000">
            <text:p>6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Headband of mental superiority +4</text:p>
          </table:table-cell>
          <table:table-cell office:value-type="float" office:value="64000">
            <text:p>6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Pearl of power, 8th-level spell</text:p>
          </table:table-cell>
          <table:table-cell office:value-type="float" office:value="64000">
            <text:p>6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Crystal ball with telepathy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Horn of blasting, greater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Pearl of power, two spells</text:p>
          </table:table-cell>
          <table:table-cell office:value-type="float" office:value="70000">
            <text:p>7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Helm of teleportation</text:p>
          </table:table-cell>
          <table:table-cell office:value-type="float" office:value="73500">
            <text:p>73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em of seeing</text:p>
          </table:table-cell>
          <table:table-cell office:value-type="float" office:value="75000">
            <text:p>7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Robe of the archmagi</text:p>
          </table:table-cell>
          <table:table-cell office:value-type="float" office:value="75000">
            <text:p>7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antle of faith</text:p>
          </table:table-cell>
          <table:table-cell office:value-type="float" office:value="76000">
            <text:p>76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Amulet of mighty fists +4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rystal ball with true seeing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Pearl of power, 9th-level spell</text:p>
          </table:table-cell>
          <table:table-cell office:value-type="float" office:value="81000">
            <text:p>81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Well of many worlds</text:p>
          </table:table-cell>
          <table:table-cell office:value-type="float" office:value="82000">
            <text:p>8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Manual of bodily health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anual of gainful exercise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anual of quickness in action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Tome of clear thought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Tome of leadership and influence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Tome of understanding +3</text:p>
          </table:table-cell>
          <table:table-cell office:value-type="float" office:value="82500">
            <text:p>82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Apparatus of the crab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Belt of physical might +6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Headband of mental prowess +6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Mantle of spell resistance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Mirror of opposition</text:p>
          </table:table-cell>
          <table:table-cell office:value-type="float" office:value="92000">
            <text:p>92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Strand of prayer beads, greater</text:p>
          </table:table-cell>
          <table:table-cell office:value-type="float" office:value="95800">
            <text:p>958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Manual of bodily health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Manual of gainful exercise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Manual of quickness in action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Tome of clear thought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Tome of leadership and influence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Tome of understanding +4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Amulet of the planes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Robe of eyes</text:p>
          </table:table-cell>
          <table:table-cell office:value-type="float" office:value="120000">
            <text:p>12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Amulet of mighty fists +5</text:p>
          </table:table-cell>
          <table:table-cell office:value-type="float" office:value="125000">
            <text:p>1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Helm of Brilliance</text:p>
          </table:table-cell>
          <table:table-cell office:value-type="float" office:value="125000">
            <text:p>12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Manual of bodily health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Manual of gainful exercise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Manual of quickness in action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Tome of clear thought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Tome of leadership and influence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Tome of understanding +5</text:p>
          </table:table-cell>
          <table:table-cell office:value-type="float" office:value="137500">
            <text:p>1375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Belt of physical perfection +6</text:p>
          </table:table-cell>
          <table:table-cell office:value-type="float" office:value="144000">
            <text:p>14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Headband of mental superiority +6</text:p>
          </table:table-cell>
          <table:table-cell office:value-type="float" office:value="144000">
            <text:p>14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Efreeti bottle</text:p>
          </table:table-cell>
          <table:table-cell office:value-type="float" office:value="145000">
            <text:p>145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Cubic gate</text:p>
          </table:table-cell>
          <table:table-cell office:value-type="float" office:value="164000">
            <text:p>164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Iron flask*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Wondrous Item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Mirror of life trapping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string">
            <text:p>Horn of Valhalla</text:p>
          </table:table-cell>
          <table:table-cell/>
          <table:table-cell table:number-columns-repeated="3" table:style-name="ce1" office:value-type="string">
            <text:p>01-40</text:p>
          </table:table-cell>
          <table:table-cell/>
          <table:table-cell office:value-type="string">
            <text:p>Silver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orn of Valhalla</text:p>
          </table:table-cell>
          <table:table-cell/>
          <table:table-cell table:number-columns-repeated="3" office:value-type="string">
            <text:p>41-75</text:p>
          </table:table-cell>
          <table:table-cell/>
          <table:table-cell office:value-type="string">
            <text:p>Brass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orn of Valhalla</text:p>
          </table:table-cell>
          <table:table-cell/>
          <table:table-cell table:number-columns-repeated="3" office:value-type="string">
            <text:p>76-90</text:p>
          </table:table-cell>
          <table:table-cell/>
          <table:table-cell office:value-type="string">
            <text:p>Bronze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orn of Valhalla</text:p>
          </table:table-cell>
          <table:table-cell/>
          <table:table-cell table:number-columns-repeated="3" office:value-type="string">
            <text:p>91-100</text:p>
          </table:table-cell>
          <table:table-cell/>
          <table:table-cell office:value-type="string">
            <text:p>Iron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table:style-name="ce1" office:value-type="string">
            <text:p>01-50</text:p>
          </table:table-cell>
          <table:table-cell/>
          <table:table-cell office:value-type="string">
            <text:p>Empty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51-54</text:p>
          </table:table-cell>
          <table:table-cell/>
          <table:table-cell office:value-type="string">
            <text:p>Large air elemental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55-58</text:p>
          </table:table-cell>
          <table:table-cell/>
          <table:table-cell office:value-type="string">
            <text:p>Invisible stalker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59-62</text:p>
          </table:table-cell>
          <table:table-cell/>
          <table:table-cell office:value-type="string">
            <text:p>Large earth elemental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63-66</text:p>
          </table:table-cell>
          <table:table-cell/>
          <table:table-cell office:value-type="string">
            <text:p>Xorn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67-70</text:p>
          </table:table-cell>
          <table:table-cell/>
          <table:table-cell office:value-type="string">
            <text:p>Large fire elemental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71-74</text:p>
          </table:table-cell>
          <table:table-cell/>
          <table:table-cell office:value-type="string">
            <text:p>Salamander 95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75-78</text:p>
          </table:table-cell>
          <table:table-cell/>
          <table:table-cell office:value-type="string">
            <text:p>Large water elemental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79-82</text:p>
          </table:table-cell>
          <table:table-cell/>
          <table:table-cell office:value-type="string">
            <text:p>Xill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string">
            <text:p>83-85</text:p>
          </table:table-cell>
          <table:table-cell/>
          <table:table-cell office:value-type="string">
            <text:p>Yeth hound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86">
            <text:p>86</text:p>
          </table:table-cell>
          <table:table-cell/>
          <table:table-cell office:value-type="string">
            <text:p>Demon (shadow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87">
            <text:p>87</text:p>
          </table:table-cell>
          <table:table-cell/>
          <table:table-cell office:value-type="string">
            <text:p>Demon (vrock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88">
            <text:p>88</text:p>
          </table:table-cell>
          <table:table-cell/>
          <table:table-cell office:value-type="string">
            <text:p>Demon (hezrou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89">
            <text:p>89</text:p>
          </table:table-cell>
          <table:table-cell/>
          <table:table-cell office:value-type="string">
            <text:p>Demon (glabrezu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0">
            <text:p>90</text:p>
          </table:table-cell>
          <table:table-cell/>
          <table:table-cell office:value-type="string">
            <text:p>Demon (succubus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1">
            <text:p>91</text:p>
          </table:table-cell>
          <table:table-cell/>
          <table:table-cell office:value-type="string">
            <text:p>Devil (osyluth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2">
            <text:p>92</text:p>
          </table:table-cell>
          <table:table-cell/>
          <table:table-cell office:value-type="string">
            <text:p>Devil (barbazu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3">
            <text:p>93</text:p>
          </table:table-cell>
          <table:table-cell/>
          <table:table-cell office:value-type="string">
            <text:p>Devil (erinyes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4">
            <text:p>94</text:p>
          </table:table-cell>
          <table:table-cell/>
          <table:table-cell office:value-type="string">
            <text:p>Devil (cornugon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5">
            <text:p>95</text:p>
          </table:table-cell>
          <table:table-cell/>
          <table:table-cell office:value-type="string">
            <text:p>Agathion (avoral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6">
            <text:p>96</text:p>
          </table:table-cell>
          <table:table-cell/>
          <table:table-cell office:value-type="string">
            <text:p>Azata (ghaele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7">
            <text:p>97</text:p>
          </table:table-cell>
          <table:table-cell/>
          <table:table-cell office:value-type="string">
            <text:p>Archon (trumpet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8">
            <text:p>98</text:p>
          </table:table-cell>
          <table:table-cell/>
          <table:table-cell office:value-type="string">
            <text:p>Rakshasa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99">
            <text:p>99</text:p>
          </table:table-cell>
          <table:table-cell/>
          <table:table-cell office:value-type="string">
            <text:p>Demon (balor)</text:p>
          </table:table-cell>
          <table:table-cell office:value-type="float" office:value="170000">
            <text:p>170000</text:p>
          </table:table-cell>
        </table:table-row>
        <table:table-row table:style-name="ro1">
          <table:table-cell office:value-type="string">
            <text:p>Iron flask</text:p>
          </table:table-cell>
          <table:table-cell/>
          <table:table-cell table:number-columns-repeated="3" office:value-type="float" office:value="100">
            <text:p>100</text:p>
          </table:table-cell>
          <table:table-cell/>
          <table:table-cell office:value-type="string">
            <text:p>Devil (pit fiend)</text:p>
          </table:table-cell>
          <table:table-cell office:value-type="float" office:value="170000">
            <text:p>17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6</meta:editing-cycles>
    <meta:generator>LibreOffice/3.5$Windows_x86 LibreOffice_project/281b639-6baa1d3-ef66a77-d866f25-f36d45f</meta:generator>
    <dc:date>2012-06-29T00:54:09.91</dc:date>
    <meta:document-statistic meta:table-count="3" meta:cell-count="12776" meta:object-count="0"/>
    <meta:user-defined meta:name="Info 1"/>
    <meta:user-defined meta:name="Info 2"/>
    <meta:user-defined meta:name="Info 3"/>
    <meta:user-defined meta:name="Info 4"/>
  </office:meta>
</office:document-meta>
</file>